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667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moothed_20_Curv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232.37 = 9.81</text:p>
          </table:table-cell>
          <table:table-cell table:style-name="ce1" office:value-type="string">
            <text:p>Time, s</text:p>
          </table:table-cell>
          <table:table-cell table:style-name="ce1" office:value-type="string">
            <text:p>Ax, Relative</text:p>
          </table:table-cell>
          <table:table-cell table:style-name="ce1" office:value-type="string">
            <text:p>Ax, ms-2</text:p>
          </table:table-cell>
          <table:table-cell table:style-name="ce1" office:value-type="string">
            <text:p>Ax, Smoothed^5</text:p>
          </table:table-cell>
          <table:table-cell table:style-name="ce1" office:value-type="string">
            <text:p>Ax, Smoothed^7</text:p>
          </table:table-cell>
          <table:table-cell table:style-name="ce6" office:value-type="string">
            <text:p>Ax, Smoothed^3</text:p>
          </table:table-cell>
          <table:table-cell table:style-name="ce6" office:value-type="string">
            <text:p>Ax, Smoothed^7 weighted</text:p>
          </table:table-cell>
          <table:table-cell table:style-name="ce6" office:value-type="string">
            <text:p>Savitzky-Golay 7</text:p>
          </table:table-cell>
          <table:table-cell table:style-name="ce6" office:value-type="string">
            <text:p>Savitzky-Golay 9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[.A2]/25" office:value-type="float" office:value="0.04">
            <text:p>0.04</text:p>
          </table:table-cell>
          <table:table-cell table:style-name="ce2" office:value-type="float" office:value="-2">
            <text:p>-2</text:p>
          </table:table-cell>
          <table:table-cell table:style-name="ce2" table:formula="of:=[.C2]*(9.81/232.37)" office:value-type="float" office:value="-0.08443430735465">
            <text:p>-0.0844343074</text:p>
          </table:table-cell>
          <table:table-cell table:style-name="ce2" table:formula="of:=AVERAGE([.D2:.D4])" office:value-type="float" office:value="-1.08357361105134">
            <text:p>-1.0835736111</text:p>
          </table:table-cell>
          <table:table-cell table:style-name="ce2" table:formula="of:=AVERAGE([.$D2:.$D6])" office:value-type="float" office:value="-1.31717519473254">
            <text:p>-1.3171751947</text:p>
          </table:table-cell>
          <table:table-cell table:formula="of:=AVERAGE([.$D2:.$D3])" office:value-type="float" office:value="-0.675474458837199">
            <text:p>-0.6754744588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table:formula="of:=[.A3]/25" office:value-type="float" office:value="0.08">
            <text:p>0.08</text:p>
          </table:table-cell>
          <table:table-cell table:style-name="ce2" office:value-type="float" office:value="-30">
            <text:p>-30</text:p>
          </table:table-cell>
          <table:table-cell table:style-name="ce2" table:formula="of:=[.C3]*(9.81/232.37)" office:value-type="float" office:value="-1.26651461031975">
            <text:p>-1.2665146103</text:p>
          </table:table-cell>
          <table:table-cell table:style-name="ce2" table:formula="of:=AVERAGE([.D2:.D5])" office:value-type="float" office:value="-1.15041743770711">
            <text:p>-1.1504174377</text:p>
          </table:table-cell>
          <table:table-cell table:style-name="ce2" table:formula="of:=AVERAGE([.$D2:.$D7])" office:value-type="float" office:value="-1.58314326289969">
            <text:p>-1.5831432629</text:p>
          </table:table-cell>
          <table:table-cell table:formula="of:=AVERAGE([.$D2:.$D4])" office:value-type="float" office:value="-1.08357361105134">
            <text:p>-1.0835736111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formula="of:=[.A4]/25" office:value-type="float" office:value="0.12">
            <text:p>0.12</text:p>
          </table:table-cell>
          <table:table-cell table:style-name="ce2" office:value-type="float" office:value="-45">
            <text:p>-45</text:p>
          </table:table-cell>
          <table:table-cell table:style-name="ce2" table:formula="of:=[.C4]*(9.81/232.37)" office:value-type="float" office:value="-1.89977191547962">
            <text:p>-1.8997719155</text:p>
          </table:table-cell>
          <table:table-cell table:style-name="ce2" table:formula="of:=AVERAGE([.D2:.D6])" office:value-type="float" office:value="-1.31717519473254">
            <text:p>-1.3171751947</text:p>
          </table:table-cell>
          <table:table-cell table:style-name="ce2" table:formula="of:=AVERAGE([.$D2:.$D8])" office:value-type="float" office:value="-1.75502738858594">
            <text:p>-1.7550273886</text:p>
          </table:table-cell>
          <table:table-cell table:formula="of:=AVERAGE([.$D3:.$D5])" office:value-type="float" office:value="-1.50574514782459">
            <text:p>-1.5057451478</text:p>
          </table:table-cell>
          <table:table-cell table:number-columns-repeated="101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table:formula="of:=[.A5]/25" office:value-type="float" office:value="0.16">
            <text:p>0.16</text:p>
          </table:table-cell>
          <table:table-cell table:style-name="ce2" office:value-type="float" office:value="-32">
            <text:p>-32</text:p>
          </table:table-cell>
          <table:table-cell table:style-name="ce2" table:formula="of:=[.C5]*(9.81/232.37)" office:value-type="float" office:value="-1.3509489176744">
            <text:p>-1.3509489177</text:p>
          </table:table-cell>
          <table:table-cell table:style-name="ce2" table:formula="of:=AVERAGE([.D3:.D7])" office:value-type="float" office:value="-1.88288505400869">
            <text:p>-1.882885054</text:p>
          </table:table-cell>
          <table:table-cell table:style-name="ce2" table:formula="of:=AVERAGE([.$D2:.$D9])" office:value-type="float" office:value="-1.86810905022163">
            <text:p>-1.8681090502</text:p>
          </table:table-cell>
          <table:table-cell table:formula="of:=AVERAGE([.$D4:.$D6])" office:value-type="float" office:value="-1.74497568532943">
            <text:p>-1.7449756853</text:p>
          </table:table-cell>
          <table:table-cell table:formula="of:=((((((((0.125*[.D2])+(0.25*[.D3]))+(0.5*[.D4]))+[.D5])+(0.5*[.D6]))+(0.25*[.D7]))+(0.125*[.D8]))/2.75)" office:value-type="float" office:value="-1.70787576240087">
            <text:p>-1.7078757624</text:p>
          </table:table-cell>
          <table:table-cell table:formula="of:=((((((((-2*[.D2])+(3*[.D3]))+(6*[.D4]))+(7*[.D5]))+(6*[.D6]))+(3*[.D7]))-(2*[.D8]))/21)" office:value-type="float" office:value="-1.88368919026921">
            <text:p>-1.8836891903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formula="of:=[.A6]/25" office:value-type="float" office:value="0.2">
            <text:p>0.2</text:p>
          </table:table-cell>
          <table:table-cell table:style-name="ce2" office:value-type="float" office:value="-47">
            <text:p>-47</text:p>
          </table:table-cell>
          <table:table-cell table:style-name="ce2" table:formula="of:=[.C6]*(9.81/232.37)" office:value-type="float" office:value="-1.98420622283427">
            <text:p>-1.9842062228</text:p>
          </table:table-cell>
          <table:table-cell table:style-name="ce2" table:formula="of:=AVERAGE([.D4:.D8])" office:value-type="float" office:value="-2.18684856048543">
            <text:p>-2.1868485605</text:p>
          </table:table-cell>
          <table:table-cell table:style-name="ce2" table:formula="of:=AVERAGE([.$D2:.$D10])" office:value-type="float" office:value="-1.95137065886302">
            <text:p>-1.9513706589</text:p>
          </table:table-cell>
          <table:table-cell table:formula="of:=AVERAGE([.$D5:.$D7])" office:value-type="float" office:value="-2.08271291474803">
            <text:p>-2.0827129147</text:p>
          </table:table-cell>
          <table:table-cell table:formula="of:=((((((((0.125*[.D3])+(0.25*[.D4]))+(0.5*[.D5]))+[.D6])+(0.5*[.D7]))+(0.25*[.D8]))+(0.125*[.D9]))/2.75)" office:value-type="float" office:value="-2.10126287621231">
            <text:p>-2.1012628762</text:p>
          </table:table-cell>
          <table:table-cell table:formula="of:=((((((((-2*[.D3])+(3*[.D4]))+(6*[.D5]))+(7*[.D6]))+(6*[.D7]))+(3*[.D8]))-(2*[.D9]))/21)" office:value-type="float" office:value="-2.17518858470789">
            <text:p>-2.1751885847</text:p>
          </table:table-cell>
          <table:table-cell table:formula="of:=((((((((((-21*[.D2])+(14*[.D3]))+(39*[.D4]))+(54*[.D5]))+(59*[.D6]))+(54*[.D7]))+(39*[.D8]))+(14*[.D9]))-(21*[.D10]))/231)" office:value-type="float" office:value="-2.28703662821664">
            <text:p>-2.2870366282</text:p>
          </table:table-cell>
          <table:table-cell table:number-columns-repeated="101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table:formula="of:=[.A7]/25" office:value-type="float" office:value="0.24">
            <text:p>0.24</text:p>
          </table:table-cell>
          <table:table-cell table:style-name="ce2" office:value-type="float" office:value="-69">
            <text:p>-69</text:p>
          </table:table-cell>
          <table:table-cell table:style-name="ce2" table:formula="of:=[.C7]*(9.81/232.37)" office:value-type="float" office:value="-2.91298360373542">
            <text:p>-2.9129836037</text:p>
          </table:table-cell>
          <table:table-cell table:style-name="ce2" table:formula="of:=AVERAGE([.D5:.D9])" office:value-type="float" office:value="-2.3388303137238">
            <text:p>-2.3388303137</text:p>
          </table:table-cell>
          <table:table-cell table:style-name="ce2" table:formula="of:=AVERAGE([.$D3:.$D11])" office:value-type="float" office:value="-2.1436932478375">
            <text:p>-2.1436932478</text:p>
          </table:table-cell>
          <table:table-cell table:formula="of:=AVERAGE([.$D6:.$D8])" office:value-type="float" office:value="-2.56117398975771">
            <text:p>-2.5611739898</text:p>
          </table:table-cell>
          <table:table-cell table:formula="of:=((((((((0.125*[.D4])+(0.25*[.D5]))+(0.5*[.D6]))+[.D7])+(0.5*[.D8]))+(0.25*[.D9]))+(0.125*[.D10]))/2.75)" office:value-type="float" office:value="-2.49656895155453">
            <text:p>-2.4965689516</text:p>
          </table:table-cell>
          <table:table-cell table:formula="of:=((((((((-2*[.D4])+(3*[.D5]))+(6*[.D6]))+(7*[.D7]))+(6*[.D8]))+(3*[.D9]))-(2*[.D10]))/21)" office:value-type="float" office:value="-2.47673968240306">
            <text:p>-2.4767396824</text:p>
          </table:table-cell>
          <table:table-cell table:formula="of:=((((((((((-21*[.D3])+(14*[.D4]))+(39*[.D5]))+(54*[.D6]))+(59*[.D7]))+(54*[.D8]))+(39*[.D9]))+(14*[.D10]))-(21*[.D11]))/231)" office:value-type="float" office:value="-2.52992233054203">
            <text:p>-2.5299223305</text:p>
          </table:table-cell>
          <table:table-cell table:number-columns-repeated="101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formula="of:=[.A8]/25" office:value-type="float" office:value="0.28">
            <text:p>0.28</text:p>
          </table:table-cell>
          <table:table-cell table:style-name="ce2" office:value-type="float" office:value="-66">
            <text:p>-66</text:p>
          </table:table-cell>
          <table:table-cell table:style-name="ce2" table:formula="of:=[.C8]*(9.81/232.37)" office:value-type="float" office:value="-2.78633214270345">
            <text:p>-2.7863321427</text:p>
          </table:table-cell>
          <table:table-cell table:style-name="ce2" table:formula="of:=AVERAGE([.D6:.D10])" office:value-type="float" office:value="-2.59213323578775">
            <text:p>-2.5921332358</text:p>
          </table:table-cell>
          <table:table-cell table:style-name="ce2" table:formula="of:=AVERAGE([.$D4:.$D12])" office:value-type="float" office:value="-2.10147609416018">
            <text:p>-2.1014760942</text:p>
          </table:table-cell>
          <table:table-cell table:formula="of:=AVERAGE([.$D7:.$D9])" office:value-type="float" office:value="-2.78633214270345">
            <text:p>-2.7863321427</text:p>
          </table:table-cell>
          <table:table-cell table:formula="of:=((((((((0.125*[.D5])+(0.25*[.D6]))+(0.5*[.D7]))+[.D8])+(0.5*[.D9]))+(0.25*[.D10]))+(0.125*[.D11]))/2.75)" office:value-type="float" office:value="-2.58867910503234">
            <text:p>-2.588679105</text:p>
          </table:table-cell>
          <table:table-cell table:formula="of:=((((((((-2*[.D5])+(3*[.D6]))+(6*[.D7]))+(7*[.D8]))+(6*[.D9]))+(3*[.D10]))-(2*[.D11]))/21)" office:value-type="float" office:value="-2.876797472012">
            <text:p>-2.876797472</text:p>
          </table:table-cell>
          <table:table-cell table:formula="of:=((((((((((-21*[.D4])+(14*[.D5]))+(39*[.D6]))+(54*[.D7]))+(59*[.D8]))+(54*[.D9]))+(39*[.D10]))+(14*[.D11]))-(21*[.D12]))/231)" office:value-type="float" office:value="-2.72985984622599">
            <text:p>-2.7298598462</text:p>
          </table:table-cell>
          <table:table-cell table:number-columns-repeated="101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table:formula="of:=[.A9]/25" office:value-type="float" office:value="0.32">
            <text:p>0.32</text:p>
          </table:table-cell>
          <table:table-cell table:style-name="ce2" office:value-type="float" office:value="-63">
            <text:p>-63</text:p>
          </table:table-cell>
          <table:table-cell table:style-name="ce2" table:formula="of:=[.C9]*(9.81/232.37)" office:value-type="float" office:value="-2.65968068167147">
            <text:p>-2.6596806817</text:p>
          </table:table-cell>
          <table:table-cell table:style-name="ce2" table:formula="of:=AVERAGE([.D7:.D11])" office:value-type="float" office:value="-2.55835951284589">
            <text:p>-2.5583595128</text:p>
          </table:table-cell>
          <table:table-cell table:style-name="ce2" table:formula="of:=AVERAGE([.$D5:.$D13])" office:value-type="float" office:value="-1.85286396694926">
            <text:p>-1.8528639669</text:p>
          </table:table-cell>
          <table:table-cell table:formula="of:=AVERAGE([.$D8:.$D10])" office:value-type="float" office:value="-2.68782545078969">
            <text:p>-2.6878254508</text:p>
          </table:table-cell>
          <table:table-cell table:formula="of:=((((((((0.125*[.D6])+(0.25*[.D7]))+(0.5*[.D8]))+[.D9])+(0.5*[.D10]))+(0.25*[.D11]))+(0.125*[.D12]))/2.75)" office:value-type="float" office:value="-2.51000168227005">
            <text:p>-2.5100016823</text:p>
          </table:table-cell>
          <table:table-cell table:formula="of:=((((((((-2*[.D6])+(3*[.D7]))+(6*[.D8]))+(7*[.D9]))+(6*[.D10]))+(3*[.D11]))-(2*[.D12]))/21)" office:value-type="float" office:value="-2.83256997768337">
            <text:p>-2.8325699777</text:p>
          </table:table-cell>
          <table:table-cell table:formula="of:=((((((((((-21*[.D5])+(14*[.D6]))+(39*[.D7]))+(54*[.D8]))+(59*[.D9]))+(54*[.D10]))+(39*[.D11]))+(14*[.D12]))-(21*[.D13]))/231)" office:value-type="float" office:value="-2.8227010326679">
            <text:p>-2.8227010327</text:p>
          </table:table-cell>
          <table:table-cell table:number-columns-repeated="101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table:formula="of:=[.A10]/25" office:value-type="float" office:value="0.36">
            <text:p>0.36</text:p>
          </table:table-cell>
          <table:table-cell table:style-name="ce2" office:value-type="float" office:value="-62">
            <text:p>-62</text:p>
          </table:table-cell>
          <table:table-cell table:style-name="ce2" table:formula="of:=[.C10]*(9.81/232.37)" office:value-type="float" office:value="-2.61746352799415">
            <text:p>-2.617463528</text:p>
          </table:table-cell>
          <table:table-cell table:style-name="ce2" table:formula="of:=AVERAGE([.D8:.D12])" office:value-type="float" office:value="-2.15307483754357">
            <text:p>-2.1530748375</text:p>
          </table:table-cell>
          <table:table-cell table:style-name="ce2" table:formula="of:=AVERAGE([.$D6:.$D14])" office:value-type="float" office:value="-1.59017945517924">
            <text:p>-1.5901794552</text:p>
          </table:table-cell>
          <table:table-cell table:formula="of:=AVERAGE([.$D9:.$D11])" office:value-type="float" office:value="-2.3641606059302">
            <text:p>-2.3641606059</text:p>
          </table:table-cell>
          <table:table-cell table:formula="of:=((((((((0.125*[.D7])+(0.25*[.D8]))+(0.5*[.D9]))+[.D10])+(0.5*[.D11]))+(0.25*[.D12]))+(0.125*[.D13]))/2.75)" office:value-type="float" office:value="-2.21640056805956">
            <text:p>-2.2164005681</text:p>
          </table:table-cell>
          <table:table-cell table:formula="of:=((((((((-2*[.D7])+(3*[.D8]))+(6*[.D9]))+(7*[.D10]))+(6*[.D11]))+(3*[.D12]))-(2*[.D13]))/21)" office:value-type="float" office:value="-2.43050184742314">
            <text:p>-2.4305018474</text:p>
          </table:table-cell>
          <table:table-cell table:formula="of:=((((((((((-21*[.D6])+(14*[.D7]))+(39*[.D8]))+(54*[.D9]))+(59*[.D10]))+(54*[.D11]))+(39*[.D12]))+(14*[.D13]))-(21*[.D14]))/231)" office:value-type="float" office:value="-2.40253983654595">
            <text:p>-2.4025398365</text:p>
          </table:table-cell>
          <table:table-cell table:number-columns-repeated="101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table:formula="of:=[.A11]/25" office:value-type="float" office:value="0.4">
            <text:p>0.4</text:p>
          </table:table-cell>
          <table:table-cell table:style-name="ce2" office:value-type="float" office:value="-43">
            <text:p>-43</text:p>
          </table:table-cell>
          <table:table-cell table:style-name="ce2" table:formula="of:=[.C11]*(9.81/232.37)" office:value-type="float" office:value="-1.81533760812497">
            <text:p>-1.8153376081</text:p>
          </table:table-cell>
          <table:table-cell table:style-name="ce2" table:formula="of:=AVERAGE([.D9:.D13])" office:value-type="float" office:value="-1.52826096311916">
            <text:p>-1.5282609631</text:p>
          </table:table-cell>
          <table:table-cell table:style-name="ce2" table:formula="of:=AVERAGE([.$D7:.$D15])" office:value-type="float" office:value="-1.20084348237724">
            <text:p>-1.2008434824</text:p>
          </table:table-cell>
          <table:table-cell table:formula="of:=AVERAGE([.$D10:.$D12])" office:value-type="float" office:value="-1.77312045444765">
            <text:p>-1.7731204544</text:p>
          </table:table-cell>
          <table:table-cell table:formula="of:=((((((((0.125*[.D8])+(0.25*[.D9]))+(0.5*[.D10]))+[.D11])+(0.5*[.D12]))+(0.25*[.D13]))+(0.125*[.D14]))/2.75)" office:value-type="float" office:value="-1.58890014749205">
            <text:p>-1.5889001475</text:p>
          </table:table-cell>
          <table:table-cell table:formula="of:=((((((((-2*[.D8])+(3*[.D9]))+(6*[.D10]))+(7*[.D11]))+(6*[.D12]))+(3*[.D13]))-(2*[.D14]))/21)" office:value-type="float" office:value="-1.76909977314505">
            <text:p>-1.7690997731</text:p>
          </table:table-cell>
          <table:table-cell table:formula="of:=((((((((((-21*[.D7])+(14*[.D8]))+(39*[.D9]))+(54*[.D10]))+(59*[.D11]))+(54*[.D12]))+(39*[.D13]))+(14*[.D14]))-(21*[.D15]))/231)" office:value-type="float" office:value="-1.65560690546704">
            <text:p>-1.6556069055</text:p>
          </table:table-cell>
          <table:table-cell table:number-columns-repeated="101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table:formula="of:=[.A12]/25" office:value-type="float" office:value="0.44">
            <text:p>0.44</text:p>
          </table:table-cell>
          <table:table-cell table:style-name="ce2" office:value-type="float" office:value="-21">
            <text:p>-21</text:p>
          </table:table-cell>
          <table:table-cell table:style-name="ce2" table:formula="of:=[.C12]*(9.81/232.37)" office:value-type="float" office:value="-0.886560227223824">
            <text:p>-0.8865602272</text:p>
          </table:table-cell>
          <table:table-cell table:style-name="ce5" table:formula="of:=AVERAGE([.D10:.D14])" office:value-type="float" office:value="-0.793682489133709">
            <text:p>-0.7936824891</text:p>
          </table:table-cell>
          <table:table-cell table:style-name="ce2" table:formula="of:=AVERAGE([.$D8:.$D16])" office:value-type="float" office:value="-0.478461075009683">
            <text:p>-0.478461075</text:p>
          </table:table-cell>
          <table:table-cell table:formula="of:=AVERAGE([.$D11:.$D13])" office:value-type="float" office:value="-0.788053535310066">
            <text:p>-0.7880535353</text:p>
          </table:table-cell>
          <table:table-cell table:formula="of:=((((((((0.125*[.D9])+(0.25*[.D10]))+(0.5*[.D11]))+[.D12])+(0.5*[.D13]))+(0.25*[.D14]))+(0.125*[.D15]))/2.75)" office:value-type="float" office:value="-0.788693189153662">
            <text:p>-0.7886931892</text:p>
          </table:table-cell>
          <table:table-cell table:formula="of:=((((((((-2*[.D9])+(3*[.D10]))+(6*[.D11]))+(7*[.D12]))+(6*[.D13]))+(3*[.D14]))-(2*[.D15]))/21)" office:value-type="float" office:value="-0.838312051592596">
            <text:p>-0.8383120516</text:p>
          </table:table-cell>
          <table:table-cell table:formula="of:=((((((((((-21*[.D8])+(14*[.D9]))+(39*[.D10]))+(54*[.D11]))+(59*[.D12]))+(54*[.D13]))+(39*[.D14]))+(14*[.D15]))-(21*[.D16]))/231)" office:value-type="float" office:value="-0.984701402655528">
            <text:p>-0.9847014027</text:p>
          </table:table-cell>
          <table:table-cell table:number-columns-repeated="10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table:formula="of:=[.A13]/25" office:value-type="float" office:value="0.48">
            <text:p>0.48</text:p>
          </table:table-cell>
          <table:table-cell table:style-name="ce2" office:value-type="float" office:value="8">
            <text:p>8</text:p>
          </table:table-cell>
          <table:table-cell table:style-name="ce2" table:formula="of:=[.C13]*(9.81/232.37)" office:value-type="float" office:value="0.3377372294186">
            <text:p>0.3377372294</text:p>
          </table:table-cell>
          <table:table-cell table:style-name="ce5" table:formula="of:=AVERAGE([.D11:.D15])" office:value-type="float" office:value="0.03377372294186">
            <text:p>0.0337737229</text:p>
          </table:table-cell>
          <table:table-cell table:style-name="ce2" table:formula="of:=AVERAGE([.$D9:.$D17])" office:value-type="float" office:value="0.455007100744502">
            <text:p>0.4550071007</text:p>
          </table:table-cell>
          <table:table-cell table:formula="of:=AVERAGE([.$D12:.$D14])" office:value-type="float" office:value="0.154796230150192">
            <text:p>0.1547962302</text:p>
          </table:table-cell>
          <table:table-cell table:formula="of:=((((((((0.125*[.D10])+(0.25*[.D11]))+(0.5*[.D12]))+[.D13])+(0.5*[.D14]))+(0.25*[.D15]))+(0.125*[.D16]))/2.75)" office:value-type="float" office:value="0.163111730116937">
            <text:p>0.1631117301</text:p>
          </table:table-cell>
          <table:table-cell table:formula="of:=((((((((-2*[.D10])+(3*[.D11]))+(6*[.D12]))+(7*[.D13]))+(6*[.D14]))+(3*[.D15]))-(2*[.D16]))/21)" office:value-type="float" office:value="0.014072384559108">
            <text:p>0.0140723846</text:p>
          </table:table-cell>
          <table:table-cell table:formula="of:=((((((((((-21*[.D9])+(14*[.D10]))+(39*[.D11]))+(54*[.D12]))+(59*[.D13]))+(54*[.D14]))+(39*[.D15]))+(14*[.D16]))-(21*[.D17]))/231)" office:value-type="float" office:value="-0.143830735688549">
            <text:p>-0.1438307357</text:p>
          </table:table-cell>
          <table:table-cell table:number-columns-repeated="101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table:formula="of:=[.A14]/25" office:value-type="float" office:value="0.52">
            <text:p>0.52</text:p>
          </table:table-cell>
          <table:table-cell table:style-name="ce2" office:value-type="float" office:value="24">
            <text:p>24</text:p>
          </table:table-cell>
          <table:table-cell table:style-name="ce2" table:formula="of:=[.C14]*(9.81/232.37)" office:value-type="float" office:value="1.0132116882558">
            <text:p>1.0132116883</text:p>
          </table:table-cell>
          <table:table-cell table:style-name="ce5" table:formula="of:=AVERAGE([.D12:.D16])" office:value-type="float" office:value="1.11453285708138">
            <text:p>1.1145328571</text:p>
          </table:table-cell>
          <table:table-cell table:style-name="ce2" table:formula="of:=AVERAGE([.$D10:.$D18])" office:value-type="float" office:value="1.36971209708654">
            <text:p>1.3697120971</text:p>
          </table:table-cell>
          <table:table-cell table:formula="of:=AVERAGE([.$D13:.$D15])" office:value-type="float" office:value="0.956922150019366">
            <text:p>0.95692215</text:p>
          </table:table-cell>
          <table:table-cell table:formula="of:=((((((((0.125*[.D11])+(0.25*[.D12]))+(0.5*[.D13]))+[.D14])+(0.5*[.D15]))+(0.25*[.D16]))+(0.125*[.D17]))/2.75)" office:value-type="float" office:value="1.12451145704147">
            <text:p>1.124511457</text:p>
          </table:table-cell>
          <table:table-cell table:formula="of:=((((((((-2*[.D11])+(3*[.D12]))+(6*[.D13]))+(7*[.D14]))+(6*[.D15]))+(3*[.D16]))-(2*[.D17]))/21)" office:value-type="float" office:value="0.892591249177728">
            <text:p>0.8925912492</text:p>
          </table:table-cell>
          <table:table-cell table:formula="of:=((((((((((-21*[.D10])+(14*[.D11]))+(39*[.D12]))+(54*[.D13]))+(59*[.D14]))+(54*[.D15]))+(39*[.D16]))+(14*[.D17]))-(21*[.D18]))/231)" office:value-type="float" office:value="1.11080458896442">
            <text:p>1.110804589</text:p>
          </table:table-cell>
          <table:table-cell table:number-columns-repeated="101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table:formula="of:=[.A15]/25" office:value-type="float" office:value="0.56">
            <text:p>0.56</text:p>
          </table:table-cell>
          <table:table-cell table:style-name="ce2" office:value-type="float" office:value="36">
            <text:p>36</text:p>
          </table:table-cell>
          <table:table-cell table:style-name="ce2" table:formula="of:=[.C15]*(9.81/232.37)" office:value-type="float" office:value="1.5198175323837">
            <text:p>1.5198175324</text:p>
          </table:table-cell>
          <table:table-cell table:style-name="ce5" table:formula="of:=AVERAGE([.D13:.D17])" office:value-type="float" office:value="2.41482119034299">
            <text:p>2.4148211903</text:p>
          </table:table-cell>
          <table:table-cell table:style-name="ce2" table:formula="of:=AVERAGE([.$D11:.$D19])" office:value-type="float" office:value="2.04049576107071">
            <text:p>2.0404957611</text:p>
          </table:table-cell>
          <table:table-cell table:formula="of:=AVERAGE([.$D14:.$D16])" office:value-type="float" office:value="2.04049576107071">
            <text:p>2.0404957611</text:p>
          </table:table-cell>
          <table:table-cell table:formula="of:=((((((((0.125*[.D12])+(0.25*[.D13]))+(0.5*[.D14]))+[.D15])+(0.5*[.D16]))+(0.25*[.D17]))+(0.125*[.D18]))/2.75)" office:value-type="float" office:value="2.14348002988964">
            <text:p>2.1434800299</text:p>
          </table:table-cell>
          <table:table-cell table:formula="of:=((((((((-2*[.D12])+(3*[.D13]))+(6*[.D14]))+(7*[.D15]))+(6*[.D16]))+(3*[.D17]))-(2*[.D18]))/21)" office:value-type="float" office:value="2.22544710099042">
            <text:p>2.225447101</text:p>
          </table:table-cell>
          <table:table-cell table:formula="of:=((((((((((-21*[.D11])+(14*[.D12]))+(39*[.D13]))+(54*[.D14]))+(59*[.D15]))+(54*[.D16]))+(39*[.D17]))+(14*[.D18]))-(21*[.D19]))/231)" office:value-type="float" office:value="2.60704630825559">
            <text:p>2.6070463083</text:p>
          </table:table-cell>
          <table:table-cell table:number-columns-repeated="101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table:formula="of:=[.A16]/25" office:value-type="float" office:value="0.6">
            <text:p>0.6</text:p>
          </table:table-cell>
          <table:table-cell table:style-name="ce2" office:value-type="float" office:value="85">
            <text:p>85</text:p>
          </table:table-cell>
          <table:table-cell table:style-name="ce2" table:formula="of:=[.C16]*(9.81/232.37)" office:value-type="float" office:value="3.58845806257262">
            <text:p>3.5884580626</text:p>
          </table:table-cell>
          <table:table-cell table:style-name="ce5" table:formula="of:=AVERAGE([.D14:.D18])" office:value-type="float" office:value="3.46180660154065">
            <text:p>3.4618066015</text:p>
          </table:table-cell>
          <table:table-cell table:style-name="ce2" table:formula="of:=AVERAGE([.$D12:.$D20])" office:value-type="float" office:value="2.97396393682489">
            <text:p>2.9739639368</text:p>
          </table:table-cell>
          <table:table-cell table:formula="of:=AVERAGE([.$D15:.$D17])" office:value-type="float" office:value="3.57438567801351">
            <text:p>3.574385678</text:p>
          </table:table-cell>
          <table:table-cell table:formula="of:=((((((((0.125*[.D13])+(0.25*[.D14]))+(0.5*[.D15]))+[.D16])+(0.5*[.D17]))+(0.25*[.D18]))+(0.125*[.D19]))/2.75)" office:value-type="float" office:value="3.37161540959363">
            <text:p>3.3716154096</text:p>
          </table:table-cell>
          <table:table-cell table:formula="of:=((((((((-2*[.D13])+(3*[.D14]))+(6*[.D15]))+(7*[.D16]))+(6*[.D17]))+(3*[.D18]))-(2*[.D19]))/21)" office:value-type="float" office:value="3.81763689682096">
            <text:p>3.8176368968</text:p>
          </table:table-cell>
          <table:table-cell table:formula="of:=((((((((((-21*[.D12])+(14*[.D13]))+(39*[.D14]))+(54*[.D15]))+(59*[.D16]))+(54*[.D17]))+(39*[.D18]))+(14*[.D19]))-(21*[.D20]))/231)" office:value-type="float" office:value="3.40588257978627">
            <text:p>3.4058825798</text:p>
          </table:table-cell>
          <table:table-cell table:number-columns-repeated="101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table:formula="of:=[.A17]/25" office:value-type="float" office:value="0.64">
            <text:p>0.64</text:p>
          </table:table-cell>
          <table:table-cell table:style-name="ce2" office:value-type="float" office:value="133">
            <text:p>133</text:p>
          </table:table-cell>
          <table:table-cell table:style-name="ce2" table:formula="of:=[.C17]*(9.81/232.37)" office:value-type="float" office:value="5.61488143908422">
            <text:p>5.6148814391</text:p>
          </table:table-cell>
          <table:table-cell table:style-name="ce5" table:formula="of:=AVERAGE([.D15:.D19])" office:value-type="float" office:value="3.94308215346215">
            <text:p>3.9430821535</text:p>
          </table:table-cell>
          <table:table-cell table:style-name="ce2" table:formula="of:=AVERAGE([.$D13:.$D21])" office:value-type="float" office:value="3.43835262727547">
            <text:p>3.4383526273</text:p>
          </table:table-cell>
          <table:table-cell table:formula="of:=AVERAGE([.$D16:.$D18])" office:value-type="float" office:value="4.92533459568791">
            <text:p>4.9253345957</text:p>
          </table:table-cell>
          <table:table-cell table:formula="of:=((((((((0.125*[.D14])+(0.25*[.D15]))+(0.5*[.D16]))+[.D17])+(0.5*[.D18]))+(0.25*[.D19]))+(0.125*[.D20]))/2.75)" office:value-type="float" office:value="4.50188375122747">
            <text:p>4.5018837512</text:p>
          </table:table-cell>
          <table:table-cell table:formula="of:=((((((((-2*[.D14])+(3*[.D15]))+(6*[.D16]))+(7*[.D17]))+(6*[.D18]))+(3*[.D19]))-(2*[.D20]))/21)" office:value-type="float" office:value="4.47099760849384">
            <text:p>4.4709976085</text:p>
          </table:table-cell>
          <table:table-cell table:formula="of:=((((((((((-21*[.D13])+(14*[.D14]))+(39*[.D15]))+(54*[.D16]))+(59*[.D17]))+(54*[.D18]))+(39*[.D19]))+(14*[.D20]))-(21*[.D21]))/231)" office:value-type="float" office:value="4.54008022360219">
            <text:p>4.5400802236</text:p>
          </table:table-cell>
          <table:table-cell table:number-columns-repeated="101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table:formula="of:=[.A18]/25" office:value-type="float" office:value="0.68">
            <text:p>0.68</text:p>
          </table:table-cell>
          <table:table-cell table:style-name="ce2" office:value-type="float" office:value="132">
            <text:p>132</text:p>
          </table:table-cell>
          <table:table-cell table:style-name="ce2" table:formula="of:=[.C18]*(9.81/232.37)" office:value-type="float" office:value="5.5726642854069">
            <text:p>5.5726642854</text:p>
          </table:table-cell>
          <table:table-cell table:style-name="ce5" table:formula="of:=AVERAGE([.D16:.D20])" office:value-type="float" office:value="4.95629384171795">
            <text:p>4.9562938417</text:p>
          </table:table-cell>
          <table:table-cell table:style-name="ce2" table:formula="of:=AVERAGE([.$D14:.$D22])" office:value-type="float" office:value="4.0528467530232">
            <text:p>4.052846753</text:p>
          </table:table-cell>
          <table:table-cell table:formula="of:=AVERAGE([.$D17:.$D19])" office:value-type="float" office:value="4.86904505745148">
            <text:p>4.8690450575</text:p>
          </table:table-cell>
          <table:table-cell table:formula="of:=((((((((0.125*[.D15])+(0.25*[.D16]))+(0.5*[.D17]))+[.D18])+(0.5*[.D19]))+(0.25*[.D20]))+(0.125*[.D21]))/2.75)" office:value-type="float" office:value="4.81275551921505">
            <text:p>4.8127555192</text:p>
          </table:table-cell>
          <table:table-cell table:formula="of:=((((((((-2*[.D15])+(3*[.D16]))+(6*[.D17]))+(7*[.D18]))+(6*[.D19]))+(3*[.D20]))-(2*[.D21]))/21)" office:value-type="float" office:value="5.43395078046711">
            <text:p>5.4339507805</text:p>
          </table:table-cell>
          <table:table-cell table:formula="of:=((((((((((-21*[.D14])+(14*[.D15]))+(39*[.D16]))+(54*[.D17]))+(59*[.D18]))+(54*[.D19]))+(39*[.D20]))+(14*[.D21]))-(21*[.D22]))/231)" office:value-type="float" office:value="4.91912081549298">
            <text:p>4.9191208155</text:p>
          </table:table-cell>
          <table:table-cell table:number-columns-repeated="101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table:formula="of:=[.A19]/25" office:value-type="float" office:value="0.72">
            <text:p>0.72</text:p>
          </table:table-cell>
          <table:table-cell table:style-name="ce2" office:value-type="float" office:value="81">
            <text:p>81</text:p>
          </table:table-cell>
          <table:table-cell table:style-name="ce2" table:formula="of:=[.C19]*(9.81/232.37)" office:value-type="float" office:value="3.41958944786332">
            <text:p>3.4195894479</text:p>
          </table:table-cell>
          <table:table-cell table:style-name="ce5" table:formula="of:=AVERAGE([.D17:.D21])" office:value-type="float" office:value="4.8971898265697">
            <text:p>4.8971898266</text:p>
          </table:table-cell>
          <table:table-cell table:style-name="ce2" table:formula="of:=AVERAGE([.$D15:.$D23])" office:value-type="float" office:value="4.53130782803288">
            <text:p>4.531307828</text:p>
          </table:table-cell>
          <table:table-cell table:formula="of:=AVERAGE([.$D18:.$D20])" office:value-type="float" office:value="5.19270990231097">
            <text:p>5.1927099023</text:p>
          </table:table-cell>
          <table:table-cell table:formula="of:=((((((((0.125*[.D16])+(0.25*[.D17]))+(0.5*[.D18]))+[.D19])+(0.5*[.D20]))+(0.25*[.D21]))+(0.125*[.D22]))/2.75)" office:value-type="float" office:value="4.69377990430622">
            <text:p>4.6937799043</text:p>
          </table:table-cell>
          <table:table-cell table:formula="of:=((((((((-2*[.D16])+(3*[.D17]))+(6*[.D18]))+(7*[.D19]))+(6*[.D20]))+(3*[.D21]))-(2*[.D22]))/21)" office:value-type="float" office:value="4.98564481522695">
            <text:p>4.9856448152</text:p>
          </table:table-cell>
          <table:table-cell table:formula="of:=((((((((((-21*[.D15])+(14*[.D16]))+(39*[.D17]))+(54*[.D18]))+(59*[.D19]))+(54*[.D20]))+(39*[.D21]))+(14*[.D22]))-(21*[.D23]))/231)" office:value-type="float" office:value="5.17096167162871">
            <text:p>5.1709616716</text:p>
          </table:table-cell>
          <table:table-cell table:number-columns-repeated="101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table:formula="of:=[.A20]/25" office:value-type="float" office:value="0.76">
            <text:p>0.76</text:p>
          </table:table-cell>
          <table:table-cell table:style-name="ce2" office:value-type="float" office:value="156">
            <text:p>156</text:p>
          </table:table-cell>
          <table:table-cell table:style-name="ce2" table:formula="of:=[.C20]*(9.81/232.37)" office:value-type="float" office:value="6.58587597366269">
            <text:p>6.5858759737</text:p>
          </table:table-cell>
          <table:table-cell table:style-name="ce5" table:formula="of:=AVERAGE([.D18:.D22])" office:value-type="float" office:value="4.94785041098249">
            <text:p>4.947850411</text:p>
          </table:table-cell>
          <table:table-cell table:style-name="ce2" table:formula="of:=AVERAGE([.$D16:.$D24])" office:value-type="float" office:value="4.93471618539398">
            <text:p>4.9347161854</text:p>
          </table:table-cell>
          <table:table-cell table:formula="of:=AVERAGE([.$D19:.$D21])" office:value-type="float" office:value="4.43280113611912">
            <text:p>4.4328011361</text:p>
          </table:table-cell>
          <table:table-cell table:formula="of:=((((((((0.125*[.D17])+(0.25*[.D18]))+(0.5*[.D19]))+[.D20])+(0.5*[.D21]))+(0.25*[.D22]))+(0.125*[.D23]))/2.75)" office:value-type="float" office:value="5.15241171016443">
            <text:p>5.1524117102</text:p>
          </table:table-cell>
          <table:table-cell table:formula="of:=((((((((-2*[.D17])+(3*[.D18]))+(6*[.D19]))+(7*[.D20]))+(6*[.D21]))+(3*[.D22]))-(2*[.D23]))/21)" office:value-type="float" office:value="4.70620746469608">
            <text:p>4.7062074647</text:p>
          </table:table-cell>
          <table:table-cell table:formula="of:=((((((((((-21*[.D16])+(14*[.D17]))+(39*[.D18]))+(54*[.D19]))+(59*[.D20]))+(54*[.D21]))+(39*[.D22]))+(14*[.D23]))-(21*[.D24]))/231)" office:value-type="float" office:value="5.05107226551475">
            <text:p>5.0510722655</text:p>
          </table:table-cell>
          <table:table-cell table:number-columns-repeated="101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table:formula="of:=[.A21]/25" office:value-type="float" office:value="0.8">
            <text:p>0.8</text:p>
          </table:table-cell>
          <table:table-cell table:style-name="ce2" office:value-type="float" office:value="78">
            <text:p>78</text:p>
          </table:table-cell>
          <table:table-cell table:style-name="ce2" table:formula="of:=[.C21]*(9.81/232.37)" office:value-type="float" office:value="3.29293798683135">
            <text:p>3.2929379868</text:p>
          </table:table-cell>
          <table:table-cell table:style-name="ce5" table:formula="of:=AVERAGE([.D19:.D23])" office:value-type="float" office:value="4.8971898265697">
            <text:p>4.8971898266</text:p>
          </table:table-cell>
          <table:table-cell table:style-name="ce2" table:formula="of:=AVERAGE([.$D17:.$D25])" office:value-type="float" office:value="4.69548564788914">
            <text:p>4.6954856479</text:p>
          </table:table-cell>
          <table:table-cell table:formula="of:=AVERAGE([.$D20:.$D22])" office:value-type="float" office:value="5.2489994405474">
            <text:p>5.2489994405</text:p>
          </table:table-cell>
          <table:table-cell table:formula="of:=((((((((0.125*[.D18])+(0.25*[.D19]))+(0.5*[.D20]))+[.D21])+(0.5*[.D22]))+(0.25*[.D23]))+(0.125*[.D24]))/2.75)" office:value-type="float" office:value="4.7436729041067">
            <text:p>4.7436729041</text:p>
          </table:table-cell>
          <table:table-cell table:formula="of:=((((((((-2*[.D18])+(3*[.D19]))+(6*[.D20]))+(7*[.D21]))+(6*[.D22]))+(3*[.D23]))-(2*[.D24]))/21)" office:value-type="float" office:value="4.88311744201059">
            <text:p>4.883117442</text:p>
          </table:table-cell>
          <table:table-cell table:formula="of:=((((((((((-21*[.D17])+(14*[.D18]))+(39*[.D19]))+(54*[.D20]))+(59*[.D21]))+(54*[.D22]))+(39*[.D23]))+(14*[.D24]))-(21*[.D25]))/231)" office:value-type="float" office:value="5.23675463839857">
            <text:p>5.2367546384</text:p>
          </table:table-cell>
          <table:table-cell table:number-columns-repeated="101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table:formula="of:=[.A22]/25" office:value-type="float" office:value="0.84">
            <text:p>0.84</text:p>
          </table:table-cell>
          <table:table-cell table:style-name="ce2" office:value-type="float" office:value="139">
            <text:p>139</text:p>
          </table:table-cell>
          <table:table-cell table:style-name="ce2" table:formula="of:=[.C22]*(9.81/232.37)" office:value-type="float" office:value="5.86818436114817">
            <text:p>5.8681843611</text:p>
          </table:table-cell>
          <table:table-cell table:style-name="ce5" table:formula="of:=AVERAGE([.D20:.D24])" office:value-type="float" office:value="5.24337048672376">
            <text:p>5.2433704867</text:p>
          </table:table-cell>
          <table:table-cell table:style-name="ce2" table:formula="of:=AVERAGE([.$D18:.$D26])" office:value-type="float" office:value="3.88866893316693">
            <text:p>3.8886689332</text:p>
          </table:table-cell>
          <table:table-cell table:formula="of:=AVERAGE([.$D21:.$D23])" office:value-type="float" office:value="4.82682790377415">
            <text:p>4.8268279038</text:p>
          </table:table-cell>
          <table:table-cell table:formula="of:=((((((((0.125*[.D19])+(0.25*[.D20]))+(0.5*[.D21]))+[.D22])+(0.5*[.D23]))+(0.25*[.D24]))+(0.125*[.D25]))/2.75)" office:value-type="float" office:value="4.98738101851671">
            <text:p>4.9873810185</text:p>
          </table:table-cell>
          <table:table-cell table:formula="of:=((((((((-2*[.D19])+(3*[.D20]))+(6*[.D21]))+(7*[.D22]))+(6*[.D23]))+(3*[.D24]))-(2*[.D25]))/21)" office:value-type="float" office:value="5.63096416429463">
            <text:p>5.6309641643</text:p>
          </table:table-cell>
          <table:table-cell table:formula="of:=((((((((((-21*[.D18])+(14*[.D19]))+(39*[.D20]))+(54*[.D21]))+(59*[.D22]))+(54*[.D23]))+(39*[.D24]))+(14*[.D25]))-(21*[.D26]))/231)" office:value-type="float" office:value="5.43084389036965">
            <text:p>5.4308438904</text:p>
          </table:table-cell>
          <table:table-cell table:number-columns-repeated="101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3" table:formula="of:=[.A23]/25" office:value-type="float" office:value="0.88">
            <text:p>0.88</text:p>
          </table:table-cell>
          <table:table-cell table:style-name="ce2" office:value-type="float" office:value="126">
            <text:p>126</text:p>
          </table:table-cell>
          <table:table-cell table:style-name="ce2" table:formula="of:=[.C23]*(9.81/232.37)" office:value-type="float" office:value="5.31936136334294">
            <text:p>5.3193613633</text:p>
          </table:table-cell>
          <table:table-cell table:style-name="ce5" table:formula="of:=AVERAGE([.D21:.D25])" office:value-type="float" office:value="4.21327193699703">
            <text:p>4.213271937</text:p>
          </table:table-cell>
          <table:table-cell table:style-name="ce2" table:formula="of:=AVERAGE([.$D19:.$D27])" office:value-type="float" office:value="3.01149029564918">
            <text:p>3.0114902956</text:p>
          </table:table-cell>
          <table:table-cell table:formula="of:=AVERAGE([.$D22:.$D24])" office:value-type="float" office:value="5.44601282437492">
            <text:p>5.4460128244</text:p>
          </table:table-cell>
          <table:table-cell table:formula="of:=((((((((0.125*[.D20])+(0.25*[.D21]))+(0.5*[.D22]))+[.D23])+(0.5*[.D24]))+(0.25*[.D25]))+(0.125*[.D26]))/2.75)" office:value-type="float" office:value="4.59207494317448">
            <text:p>4.5920749432</text:p>
          </table:table-cell>
          <table:table-cell table:formula="of:=((((((((-2*[.D20])+(3*[.D21]))+(6*[.D22]))+(7*[.D23]))+(6*[.D24]))+(3*[.D25]))-(2*[.D26]))/21)" office:value-type="float" office:value="5.12636866081803">
            <text:p>5.1263686608</text:p>
          </table:table-cell>
          <table:table-cell table:formula="of:=((((((((((-21*[.D19])+(14*[.D20]))+(39*[.D21]))+(54*[.D22]))+(59*[.D23]))+(54*[.D24]))+(39*[.D25]))+(14*[.D26]))-(21*[.D27]))/231)" office:value-type="float" office:value="4.93227940884695">
            <text:p>4.9322794088</text:p>
          </table:table-cell>
          <table:table-cell table:number-columns-repeated="1014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3" table:formula="of:=[.A24]/25" office:value-type="float" office:value="0.92">
            <text:p>0.92</text:p>
          </table:table-cell>
          <table:table-cell table:style-name="ce2" office:value-type="float" office:value="122">
            <text:p>122</text:p>
          </table:table-cell>
          <table:table-cell table:style-name="ce2" table:formula="of:=[.C24]*(9.81/232.37)" office:value-type="float" office:value="5.15049274863365">
            <text:p>5.1504927486</text:p>
          </table:table-cell>
          <table:table-cell table:style-name="ce5" table:formula="of:=AVERAGE([.D22:.D26])" office:value-type="float" office:value="3.22539054094763">
            <text:p>3.2253905409</text:p>
          </table:table-cell>
          <table:table-cell table:style-name="ce2" table:formula="of:=AVERAGE([.$D20:.$D28])" office:value-type="float" office:value="2.45797650299092">
            <text:p>2.457976503</text:p>
          </table:table-cell>
          <table:table-cell table:formula="of:=AVERAGE([.$D23:.$D25])" office:value-type="float" office:value="3.96841244566855">
            <text:p>3.9684124457</text:p>
          </table:table-cell>
          <table:table-cell table:formula="of:=((((((((0.125*[.D21])+(0.25*[.D22]))+(0.5*[.D23]))+[.D24])+(0.5*[.D25]))+(0.25*[.D26]))+(0.125*[.D27]))/2.75)" office:value-type="float" office:value="3.52897025511821">
            <text:p>3.5289702551</text:p>
          </table:table-cell>
          <table:table-cell table:formula="of:=((((((((-2*[.D21])+(3*[.D22]))+(6*[.D23]))+(7*[.D24]))+(6*[.D25]))+(3*[.D26]))-(2*[.D27]))/21)" office:value-type="float" office:value="4.15738446689086">
            <text:p>4.1573844669</text:p>
          </table:table-cell>
          <table:table-cell table:formula="of:=((((((((((-21*[.D20])+(14*[.D21]))+(39*[.D22]))+(54*[.D23]))+(59*[.D24]))+(54*[.D25]))+(39*[.D26]))+(14*[.D27]))-(21*[.D28]))/231)" office:value-type="float" office:value="3.20941747068183">
            <text:p>3.2094174707</text:p>
          </table:table-cell>
          <table:table-cell table:number-columns-repeated="1014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3" table:formula="of:=[.A25]/25" office:value-type="float" office:value="0.96">
            <text:p>0.96</text:p>
          </table:table-cell>
          <table:table-cell table:style-name="ce2" office:value-type="float" office:value="34">
            <text:p>34</text:p>
          </table:table-cell>
          <table:table-cell table:style-name="ce2" table:formula="of:=[.C25]*(9.81/232.37)" office:value-type="float" office:value="1.43538322502905">
            <text:p>1.435383225</text:p>
          </table:table-cell>
          <table:table-cell table:style-name="ce5" table:formula="of:=AVERAGE([.D23:.D27])" office:value-type="float" office:value="1.58736497826742">
            <text:p>1.5873649783</text:p>
          </table:table-cell>
          <table:table-cell table:style-name="ce2" table:formula="of:=AVERAGE([.$D21:.$D29])" office:value-type="float" office:value="1.69806773679907">
            <text:p>1.6980677368</text:p>
          </table:table-cell>
          <table:table-cell table:formula="of:=AVERAGE([.$D24:.$D26])" office:value-type="float" office:value="1.64646899341567">
            <text:p>1.6464689934</text:p>
          </table:table-cell>
          <table:table-cell table:formula="of:=((((((((0.125*[.D22])+(0.25*[.D23]))+(0.5*[.D24]))+[.D25])+(0.5*[.D26]))+(0.25*[.D27]))+(0.125*[.D28]))/2.75)" office:value-type="float" office:value="1.6272793781078">
            <text:p>1.6272793781</text:p>
          </table:table-cell>
          <table:table-cell table:formula="of:=((((((((-2*[.D22])+(3*[.D23]))+(6*[.D24]))+(7*[.D25]))+(6*[.D26]))+(3*[.D27]))-(2*[.D28]))/21)" office:value-type="float" office:value="1.49770378521939">
            <text:p>1.4977037852</text:p>
          </table:table-cell>
          <table:table-cell table:formula="of:=((((((((((-21*[.D21])+(14*[.D22]))+(39*[.D23]))+(54*[.D24]))+(59*[.D25]))+(54*[.D26]))+(39*[.D27]))+(14*[.D28]))-(21*[.D29]))/231)" office:value-type="float" office:value="1.67644134494416">
            <text:p>1.6764413449</text:p>
          </table:table-cell>
          <table:table-cell table:number-columns-repeated="101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3" table:formula="of:=[.A26]/25" office:value-type="float" office:value="1">
            <text:p>1</text:p>
          </table:table-cell>
          <table:table-cell table:style-name="ce2" office:value-type="float" office:value="-39">
            <text:p>-39</text:p>
          </table:table-cell>
          <table:table-cell table:style-name="ce2" table:formula="of:=[.C26]*(9.81/232.37)" office:value-type="float" office:value="-1.64646899341567">
            <text:p>-1.6464689934</text:p>
          </table:table-cell>
          <table:table-cell table:style-name="ce5" table:formula="of:=AVERAGE([.D24:.D28])" office:value-type="float" office:value="0.211085768386625">
            <text:p>0.2110857684</text:p>
          </table:table-cell>
          <table:table-cell table:style-name="ce2" table:formula="of:=AVERAGE([.$D22:.$D30])" office:value-type="float" office:value="1.28996858458493">
            <text:p>1.2899685846</text:p>
          </table:table-cell>
          <table:table-cell table:formula="of:=AVERAGE([.$D25:.$D27])" office:value-type="float" office:value="-0.844343073546499">
            <text:p>-0.8443430735</text:p>
          </table:table-cell>
          <table:table-cell table:formula="of:=((((((((0.125*[.D23])+(0.25*[.D24]))+(0.5*[.D25]))+[.D26])+(0.5*[.D27]))+(0.25*[.D28]))+(0.125*[.D29]))/2.75)" office:value-type="float" office:value="-0.203409922263475">
            <text:p>-0.2034099223</text:p>
          </table:table-cell>
          <table:table-cell table:formula="of:=((((((((-2*[.D23])+(3*[.D24]))+(6*[.D25]))+(7*[.D26]))+(6*[.D27]))+(3*[.D28]))-(2*[.D29]))/21)" office:value-type="float" office:value="-0.771970810099656">
            <text:p>-0.7719708101</text:p>
          </table:table-cell>
          <table:table-cell table:formula="of:=((((((((((-21*[.D22])+(14*[.D23]))+(39*[.D24]))+(54*[.D25]))+(59*[.D26]))+(54*[.D27]))+(39*[.D28]))+(14*[.D29]))-(21*[.D30]))/231)" office:value-type="float" office:value="-0.213827142002035">
            <text:p>-0.213827142</text:p>
          </table:table-cell>
          <table:table-cell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table:formula="of:=[.A27]/25" office:value-type="float" office:value="1.04">
            <text:p>1.04</text:p>
          </table:table-cell>
          <table:table-cell table:style-name="ce2" office:value-type="float" office:value="-55">
            <text:p>-55</text:p>
          </table:table-cell>
          <table:table-cell table:style-name="ce2" table:formula="of:=[.C27]*(9.81/232.37)" office:value-type="float" office:value="-2.32194345225287">
            <text:p>-2.3219434523</text:p>
          </table:table-cell>
          <table:table-cell table:style-name="ce5" table:formula="of:=AVERAGE([.D25:.D29])" office:value-type="float" office:value="-0.869673365752894">
            <text:p>-0.8696733658</text:p>
          </table:table-cell>
          <table:table-cell table:style-name="ce2" table:formula="of:=AVERAGE([.$D23:.$D31])" office:value-type="float" office:value="0.483151869862719">
            <text:p>0.4831518699</text:p>
          </table:table-cell>
          <table:table-cell table:formula="of:=AVERAGE([.$D26:.$D28])" office:value-type="float" office:value="-1.84348237724319">
            <text:p>-1.8434823772</text:p>
          </table:table-cell>
          <table:table-cell table:formula="of:=((((((((0.125*[.D24])+(0.25*[.D25]))+(0.5*[.D26]))+[.D27])+(0.5*[.D28]))+(0.25*[.D29]))+(0.125*[.D30]))/2.75)" office:value-type="float" office:value="-1.10340288020281">
            <text:p>-1.1034028802</text:p>
          </table:table-cell>
          <table:table-cell table:formula="of:=((((((((-2*[.D24])+(3*[.D25]))+(6*[.D26]))+(7*[.D27]))+(6*[.D28]))+(3*[.D29]))-(2*[.D30]))/21)" office:value-type="float" office:value="-1.97616486022907">
            <text:p>-1.9761648602</text:p>
          </table:table-cell>
          <table:table-cell table:formula="of:=((((((((((-21*[.D23])+(14*[.D24]))+(39*[.D25]))+(54*[.D26]))+(59*[.D27]))+(54*[.D28]))+(39*[.D29]))+(14*[.D30]))-(21*[.D31]))/231)" office:value-type="float" office:value="-1.21132162152948">
            <text:p>-1.2113216215</text:p>
          </table:table-cell>
          <table:table-cell table:number-columns-repeated="1014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 table:formula="of:=[.A28]/25" office:value-type="float" office:value="1.08">
            <text:p>1.08</text:p>
          </table:table-cell>
          <table:table-cell table:style-name="ce2" office:value-type="float" office:value="-37">
            <text:p>-37</text:p>
          </table:table-cell>
          <table:table-cell table:style-name="ce2" table:formula="of:=[.C28]*(9.81/232.37)" office:value-type="float" office:value="-1.56203468606102">
            <text:p>-1.5620346861</text:p>
          </table:table-cell>
          <table:table-cell table:style-name="ce5" table:formula="of:=AVERAGE([.D26:.D30])" office:value-type="float" office:value="-1.23274088737789">
            <text:p>-1.2327408874</text:p>
          </table:table-cell>
          <table:table-cell table:style-name="ce2" table:formula="of:=AVERAGE([.$D24:.$D32])" office:value-type="float" office:value="-0.314283255153419">
            <text:p>-0.3142832552</text:p>
          </table:table-cell>
          <table:table-cell table:formula="of:=AVERAGE([.$D27:.$D29])" office:value-type="float" office:value="-1.37909368679262">
            <text:p>-1.3790936868</text:p>
          </table:table-cell>
          <table:table-cell table:formula="of:=((((((((0.125*[.D25])+(0.25*[.D26]))+(0.5*[.D27]))+[.D28])+(0.5*[.D29]))+(0.25*[.D30]))+(0.125*[.D31]))/2.75)" office:value-type="float" office:value="-1.21854057205006">
            <text:p>-1.2185405721</text:p>
          </table:table-cell>
          <table:table-cell table:formula="of:=((((((((-2*[.D25])+(3*[.D26]))+(6*[.D27]))+(7*[.D28]))+(6*[.D29]))+(3*[.D30]))-(2*[.D31]))/21)" office:value-type="float" office:value="-1.54997264215322">
            <text:p>-1.5499726422</text:p>
          </table:table-cell>
          <table:table-cell table:formula="of:=((((((((((-21*[.D24])+(14*[.D25]))+(39*[.D26]))+(54*[.D27]))+(59*[.D28]))+(54*[.D29]))+(39*[.D30]))+(14*[.D31]))-(21*[.D32]))/231)" office:value-type="float" office:value="-1.63988969673869">
            <text:p>-1.6398896967</text:p>
          </table:table-cell>
          <table:table-cell table:number-columns-repeated="1014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table:formula="of:=[.A29]/25" office:value-type="float" office:value="1.12">
            <text:p>1.12</text:p>
          </table:table-cell>
          <table:table-cell table:style-name="ce2" office:value-type="float" office:value="-6">
            <text:p>-6</text:p>
          </table:table-cell>
          <table:table-cell table:style-name="ce2" table:formula="of:=[.C29]*(9.81/232.37)" office:value-type="float" office:value="-0.25330292206395">
            <text:p>-0.2533029221</text:p>
          </table:table-cell>
          <table:table-cell table:style-name="ce5" table:formula="of:=AVERAGE([.D27:.D31])" office:value-type="float" office:value="-1.1820803029651">
            <text:p>-1.182080303</text:p>
          </table:table-cell>
          <table:table-cell table:style-name="ce2" table:formula="of:=AVERAGE([.$D25:.$D33])" office:value-type="float" office:value="-1.17738950811206">
            <text:p>-1.1773895081</text:p>
          </table:table-cell>
          <table:table-cell table:formula="of:=AVERAGE([.$D28:.$D30])" office:value-type="float" office:value="-0.731763997073633">
            <text:p>-0.7317639971</text:p>
          </table:table-cell>
          <table:table-cell table:formula="of:=((((((((0.125*[.D26])+(0.25*[.D27]))+(0.5*[.D28]))+[.D29])+(0.5*[.D30]))+(0.25*[.D31]))+(0.125*[.D32]))/2.75)" office:value-type="float" office:value="-0.942210111616662">
            <text:p>-0.9422101116</text:p>
          </table:table-cell>
          <table:table-cell table:formula="of:=((((((((-2*[.D26])+(3*[.D27]))+(6*[.D28]))+(7*[.D29]))+(6*[.D30]))+(3*[.D31]))-(2*[.D32]))/21)" office:value-type="float" office:value="-0.836301710941294">
            <text:p>-0.8363017109</text:p>
          </table:table-cell>
          <table:table-cell table:formula="of:=((((((((((-21*[.D25])+(14*[.D26]))+(39*[.D27]))+(54*[.D28]))+(59*[.D29]))+(54*[.D30]))+(39*[.D31]))+(14*[.D32]))-(21*[.D33]))/231)" office:value-type="float" office:value="-1.25079740159139">
            <text:p>-1.2507974016</text:p>
          </table:table-cell>
          <table:table-cell table:number-columns-repeated="101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table:formula="of:=[.A30]/25" office:value-type="float" office:value="1.16">
            <text:p>1.16</text:p>
          </table:table-cell>
          <table:table-cell table:style-name="ce2" office:value-type="float" office:value="-9">
            <text:p>-9</text:p>
          </table:table-cell>
          <table:table-cell table:style-name="ce2" table:formula="of:=[.C30]*(9.81/232.37)" office:value-type="float" office:value="-0.379954383095925">
            <text:p>-0.3799543831</text:p>
          </table:table-cell>
          <table:table-cell table:style-name="ce5" table:formula="of:=AVERAGE([.D28:.D32])" office:value-type="float" office:value="-1.08920256487498">
            <text:p>-1.0892025649</text:p>
          </table:table-cell>
          <table:table-cell table:style-name="ce2" table:formula="of:=AVERAGE([.$D26:.$D34])" office:value-type="float" office:value="-1.5854886603262">
            <text:p>-1.5854886603</text:p>
          </table:table-cell>
          <table:table-cell table:formula="of:=AVERAGE([.$D29:.$D31])" office:value-type="float" office:value="-0.675474458837199">
            <text:p>-0.6754744588</text:p>
          </table:table-cell>
          <table:table-cell table:formula="of:=((((((((0.125*[.D27])+(0.25*[.D28]))+(0.5*[.D29]))+[.D30])+(0.5*[.D31]))+(0.25*[.D32]))+(0.125*[.D33]))/2.75)" office:value-type="float" office:value="-0.972913496109262">
            <text:p>-0.9729134961</text:p>
          </table:table-cell>
          <table:table-cell table:formula="of:=((((((((-2*[.D27])+(3*[.D28]))+(6*[.D29]))+(7*[.D30]))+(6*[.D31]))+(3*[.D32]))-(2*[.D33]))/21)" office:value-type="float" office:value="-0.615164239298164">
            <text:p>-0.6151642393</text:p>
          </table:table-cell>
          <table:table-cell table:formula="of:=((((((((((-21*[.D26])+(14*[.D27]))+(39*[.D28]))+(54*[.D29]))+(59*[.D30]))+(54*[.D31]))+(39*[.D32]))+(14*[.D33]))-(21*[.D34]))/231)" office:value-type="float" office:value="-1.00553584213265">
            <text:p>-1.0055358421</text:p>
          </table:table-cell>
          <table:table-cell table:number-columns-repeated="101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table:formula="of:=[.A31]/25" office:value-type="float" office:value="1.2">
            <text:p>1.2</text:p>
          </table:table-cell>
          <table:table-cell table:style-name="ce2" office:value-type="float" office:value="-33">
            <text:p>-33</text:p>
          </table:table-cell>
          <table:table-cell table:style-name="ce2" table:formula="of:=[.C31]*(9.81/232.37)" office:value-type="float" office:value="-1.39316607135172">
            <text:p>-1.3931660714</text:p>
          </table:table-cell>
          <table:table-cell table:style-name="ce5" table:formula="of:=AVERAGE([.D29:.D33])" office:value-type="float" office:value="-1.30028833326161">
            <text:p>-1.3002883333</text:p>
          </table:table-cell>
          <table:table-cell table:style-name="ce2" table:formula="of:=AVERAGE([.$D27:.$D35])" office:value-type="float" office:value="-1.6370874037096">
            <text:p>-1.6370874037</text:p>
          </table:table-cell>
          <table:table-cell table:formula="of:=AVERAGE([.$D30:.$D32])" office:value-type="float" office:value="-1.21022507208332">
            <text:p>-1.2102250721</text:p>
          </table:table-cell>
          <table:table-cell table:formula="of:=((((((((0.125*[.D28])+(0.25*[.D29]))+(0.5*[.D30]))+[.D31])+(0.5*[.D32]))+(0.25*[.D33]))+(0.125*[.D34]))/2.75)" office:value-type="float" office:value="-1.34711099461282">
            <text:p>-1.3471109946</text:p>
          </table:table-cell>
          <table:table-cell table:formula="of:=((((((((-2*[.D28])+(3*[.D29]))+(6*[.D30]))+(7*[.D31]))+(6*[.D32]))+(3*[.D33]))-(2*[.D34]))/21)" office:value-type="float" office:value="-1.15192519319558">
            <text:p>-1.1519251932</text:p>
          </table:table-cell>
          <table:table-cell table:formula="of:=((((((((((-21*[.D27])+(14*[.D28]))+(39*[.D29]))+(54*[.D30]))+(59*[.D31]))+(54*[.D32]))+(39*[.D33]))+(14*[.D34]))-(21*[.D35]))/231)" office:value-type="float" office:value="-1.19085269853441">
            <text:p>-1.1908526985</text:p>
          </table:table-cell>
          <table:table-cell table:number-columns-repeated="101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table:formula="of:=[.A32]/25" office:value-type="float" office:value="1.24">
            <text:p>1.24</text:p>
          </table:table-cell>
          <table:table-cell table:style-name="ce2" office:value-type="float" office:value="-44">
            <text:p>-44</text:p>
          </table:table-cell>
          <table:table-cell table:style-name="ce2" table:formula="of:=[.C32]*(9.81/232.37)" office:value-type="float" office:value="-1.8575547618023">
            <text:p>-1.8575547618</text:p>
          </table:table-cell>
          <table:table-cell table:style-name="ce5" table:formula="of:=AVERAGE([.D30:.D34])" office:value-type="float" office:value="-1.69712957782846">
            <text:p>-1.6971295778</text:p>
          </table:table-cell>
          <table:table-cell table:style-name="ce2" table:formula="of:=AVERAGE([.$D28:.$D36])" office:value-type="float" office:value="-1.60425183973835">
            <text:p>-1.6042518397</text:p>
          </table:table-cell>
          <table:table-cell table:formula="of:=AVERAGE([.$D31:.$D33])" office:value-type="float" office:value="-1.95606145371606">
            <text:p>-1.9560614537</text:p>
          </table:table-cell>
          <table:table-cell table:formula="of:=((((((((0.125*[.D29])+(0.25*[.D30]))+(0.5*[.D31]))+[.D32])+(0.5*[.D33]))+(0.25*[.D34]))+(0.125*[.D35]))/2.75)" office:value-type="float" office:value="-1.7500929160782">
            <text:p>-1.7500929161</text:p>
          </table:table-cell>
          <table:table-cell table:formula="of:=((((((((-2*[.D29])+(3*[.D30]))+(6*[.D31]))+(7*[.D32]))+(6*[.D33]))+(3*[.D34]))-(2*[.D35]))/21)" office:value-type="float" office:value="-1.91384430003873">
            <text:p>-1.9138443</text:p>
          </table:table-cell>
          <table:table-cell table:formula="of:=((((((((((-21*[.D28])+(14*[.D29]))+(39*[.D30]))+(54*[.D31]))+(59*[.D32]))+(54*[.D33]))+(39*[.D34]))+(14*[.D35]))-(21*[.D36]))/231)" office:value-type="float" office:value="-1.67095859771334">
            <text:p>-1.6709585977</text:p>
          </table:table-cell>
          <table:table-cell table:number-columns-repeated="101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table:formula="of:=[.A33]/25" office:value-type="float" office:value="1.28">
            <text:p>1.28</text:p>
          </table:table-cell>
          <table:table-cell table:style-name="ce2" office:value-type="float" office:value="-62">
            <text:p>-62</text:p>
          </table:table-cell>
          <table:table-cell table:style-name="ce2" table:formula="of:=[.C33]*(9.81/232.37)" office:value-type="float" office:value="-2.61746352799415">
            <text:p>-2.617463528</text:p>
          </table:table-cell>
          <table:table-cell table:style-name="ce5" table:formula="of:=AVERAGE([.D31:.D35])" office:value-type="float" office:value="-2.04331023798253">
            <text:p>-2.043310238</text:p>
          </table:table-cell>
          <table:table-cell table:style-name="ce2" table:formula="of:=AVERAGE([.$D29:.$D37])" office:value-type="float" office:value="-1.67461376253389">
            <text:p>-1.6746137625</text:p>
          </table:table-cell>
          <table:table-cell table:formula="of:=AVERAGE([.$D32:.$D34])" office:value-type="float" office:value="-2.23750914489822">
            <text:p>-2.2375091449</text:p>
          </table:table-cell>
          <table:table-cell table:formula="of:=((((((((0.125*[.D30])+(0.25*[.D31]))+(0.5*[.D32]))+[.D33])+(0.5*[.D34]))+(0.25*[.D35]))+(0.125*[.D36]))/2.75)" office:value-type="float" office:value="-2.12429041458176">
            <text:p>-2.1242904146</text:p>
          </table:table-cell>
          <table:table-cell table:formula="of:=((((((((-2*[.D30])+(3*[.D31]))+(6*[.D32]))+(7*[.D33]))+(6*[.D34]))+(3*[.D35]))-(2*[.D36]))/21)" office:value-type="float" office:value="-2.31390208964767">
            <text:p>-2.3139020896</text:p>
          </table:table-cell>
          <table:table-cell table:formula="of:=((((((((((-21*[.D29])+(14*[.D30]))+(39*[.D31]))+(54*[.D32]))+(59*[.D33]))+(54*[.D34]))+(39*[.D35]))+(14*[.D36]))-(21*[.D37]))/231)" office:value-type="float" office:value="-2.14064727715371">
            <text:p>-2.1406472772</text:p>
          </table:table-cell>
          <table:table-cell table:number-columns-repeated="1014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table:formula="of:=[.A34]/25" office:value-type="float" office:value="1.32">
            <text:p>1.32</text:p>
          </table:table-cell>
          <table:table-cell table:style-name="ce2" office:value-type="float" office:value="-53">
            <text:p>-53</text:p>
          </table:table-cell>
          <table:table-cell table:style-name="ce2" table:formula="of:=[.C34]*(9.81/232.37)" office:value-type="float" office:value="-2.23750914489822">
            <text:p>-2.2375091449</text:p>
          </table:table-cell>
          <table:table-cell table:style-name="ce5" table:formula="of:=AVERAGE([.D32:.D36])" office:value-type="float" office:value="-2.1699616990145">
            <text:p>-2.169961699</text:p>
          </table:table-cell>
          <table:table-cell table:style-name="ce2" table:formula="of:=AVERAGE([.$D30:.$D38])" office:value-type="float" office:value="-1.98889701768731">
            <text:p>-1.9888970177</text:p>
          </table:table-cell>
          <table:table-cell table:formula="of:=AVERAGE([.$D33:.$D35])" office:value-type="float" office:value="-2.32194345225287">
            <text:p>-2.3219434523</text:p>
          </table:table-cell>
          <table:table-cell table:formula="of:=((((((((0.125*[.D31])+(0.25*[.D32]))+(0.5*[.D33]))+[.D34])+(0.5*[.D35]))+(0.25*[.D36]))+(0.125*[.D37]))/2.75)" office:value-type="float" office:value="-2.18953510662854">
            <text:p>-2.1895351066</text:p>
          </table:table-cell>
          <table:table-cell table:formula="of:=((((((((-2*[.D31])+(3*[.D32]))+(6*[.D33]))+(7*[.D34]))+(6*[.D35]))+(3*[.D36]))-(2*[.D37]))/21)" office:value-type="float" office:value="-2.30988140834507">
            <text:p>-2.3098814083</text:p>
          </table:table-cell>
          <table:table-cell table:formula="of:=((((((((((-21*[.D30])+(14*[.D31]))+(39*[.D32]))+(54*[.D33]))+(59*[.D34]))+(54*[.D35]))+(39*[.D36]))+(14*[.D37]))-(21*[.D38]))/231)" office:value-type="float" office:value="-2.23531604600589">
            <text:p>-2.235316046</text:p>
          </table:table-cell>
          <table:table-cell table:number-columns-repeated="1014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table:formula="of:=[.A35]/25" office:value-type="float" office:value="1.36">
            <text:p>1.36</text:p>
          </table:table-cell>
          <table:table-cell table:style-name="ce2" office:value-type="float" office:value="-50">
            <text:p>-50</text:p>
          </table:table-cell>
          <table:table-cell table:style-name="ce2" table:formula="of:=[.C35]*(9.81/232.37)" office:value-type="float" office:value="-2.11085768386625">
            <text:p>-2.1108576839</text:p>
          </table:table-cell>
          <table:table-cell table:style-name="ce5" table:formula="of:=AVERAGE([.D33:.D37])" office:value-type="float" office:value="-2.23750914489822">
            <text:p>-2.2375091449</text:p>
          </table:table-cell>
          <table:table-cell table:style-name="ce2" table:formula="of:=AVERAGE([.$D31:.$D39])" office:value-type="float" office:value="-2.28441709342858">
            <text:p>-2.2844170934</text:p>
          </table:table-cell>
          <table:table-cell table:formula="of:=AVERAGE([.$D34:.$D36])" office:value-type="float" office:value="-2.12493006842536">
            <text:p>-2.1249300684</text:p>
          </table:table-cell>
          <table:table-cell table:formula="of:=((((((((0.125*[.D32])+(0.25*[.D33]))+(0.5*[.D34]))+[.D35])+(0.5*[.D36]))+(0.25*[.D37]))+(0.125*[.D38]))/2.75)" office:value-type="float" office:value="-2.20488679887484">
            <text:p>-2.2048867989</text:p>
          </table:table-cell>
          <table:table-cell table:formula="of:=((((((((-2*[.D32])+(3*[.D33]))+(6*[.D34]))+(7*[.D35]))+(6*[.D36]))+(3*[.D37]))-(2*[.D38]))/21)" office:value-type="float" office:value="-2.13900245298446">
            <text:p>-2.139002453</text:p>
          </table:table-cell>
          <table:table-cell table:formula="of:=((((((((((-21*[.D31])+(14*[.D32]))+(39*[.D33]))+(54*[.D34]))+(59*[.D35]))+(54*[.D36]))+(39*[.D37]))+(14*[.D38]))-(21*[.D39]))/231)" office:value-type="float" office:value="-2.24481947453932">
            <text:p>-2.2448194745</text:p>
          </table:table-cell>
          <table:table-cell table:number-columns-repeated="1014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table:formula="of:=[.A36]/25" office:value-type="float" office:value="1.4">
            <text:p>1.4</text:p>
          </table:table-cell>
          <table:table-cell table:style-name="ce2" office:value-type="float" office:value="-48">
            <text:p>-48</text:p>
          </table:table-cell>
          <table:table-cell table:style-name="ce2" table:formula="of:=[.C36]*(9.81/232.37)" office:value-type="float" office:value="-2.0264233765116">
            <text:p>-2.0264233765</text:p>
          </table:table-cell>
          <table:table-cell table:style-name="ce5" table:formula="of:=AVERAGE([.D34:.D38])" office:value-type="float" office:value="-2.33038688298834">
            <text:p>-2.330386883</text:p>
          </table:table-cell>
          <table:table-cell table:style-name="ce2" table:formula="of:=AVERAGE([.$D32:.$D40])" office:value-type="float" office:value="-2.46735809269699">
            <text:p>-2.4673580927</text:p>
          </table:table-cell>
          <table:table-cell table:formula="of:=AVERAGE([.$D35:.$D37])" office:value-type="float" office:value="-2.11085768386625">
            <text:p>-2.1108576839</text:p>
          </table:table-cell>
          <table:table-cell table:formula="of:=((((((((0.125*[.D33])+(0.25*[.D34]))+(0.5*[.D35]))+[.D36])+(0.5*[.D37]))+(0.25*[.D38]))+(0.125*[.D39]))/2.75)" office:value-type="float" office:value="-2.26053668326767">
            <text:p>-2.2605366833</text:p>
          </table:table-cell>
          <table:table-cell table:formula="of:=((((((((-2*[.D33])+(3*[.D34]))+(6*[.D35]))+(7*[.D36]))+(6*[.D37]))+(3*[.D38]))-(2*[.D39]))/21)" office:value-type="float" office:value="-2.12694040907666">
            <text:p>-2.1269404091</text:p>
          </table:table-cell>
          <table:table-cell table:formula="of:=((((((((((-21*[.D32])+(14*[.D33]))+(39*[.D34]))+(54*[.D35]))+(59*[.D36]))+(54*[.D37]))+(39*[.D38]))+(14*[.D39]))-(21*[.D40]))/231)" office:value-type="float" office:value="-2.31993311160157">
            <text:p>-2.3199331116</text:p>
          </table:table-cell>
          <table:table-cell table:number-columns-repeated="1014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4" table:formula="of:=[.A37]/25" office:value-type="float" office:value="1.44">
            <text:p>1.44</text:p>
          </table:table-cell>
          <table:table-cell table:style-name="ce2" office:value-type="float" office:value="-52">
            <text:p>-52</text:p>
          </table:table-cell>
          <table:table-cell table:style-name="ce2" table:formula="of:=[.C37]*(9.81/232.37)" office:value-type="float" office:value="-2.1952919912209">
            <text:p>-2.1952919912</text:p>
          </table:table-cell>
          <table:table-cell table:style-name="ce5" table:formula="of:=AVERAGE([.D35:.D39])" office:value-type="float" office:value="-2.49081206696217">
            <text:p>-2.490812067</text:p>
          </table:table-cell>
          <table:table-cell table:style-name="ce2" table:formula="of:=AVERAGE([.$D33:.$D41])" office:value-type="float" office:value="-2.59400955372897">
            <text:p>-2.5940095537</text:p>
          </table:table-cell>
          <table:table-cell table:formula="of:=AVERAGE([.$D36:.$D38])" office:value-type="float" office:value="-2.43452252872574">
            <text:p>-2.4345225287</text:p>
          </table:table-cell>
          <table:table-cell table:formula="of:=((((((((0.125*[.D34])+(0.25*[.D35]))+(0.5*[.D36]))+[.D37])+(0.5*[.D38]))+(0.25*[.D39]))+(0.125*[.D40]))/2.75)" office:value-type="float" office:value="-2.43516218256934">
            <text:p>-2.4351621826</text:p>
          </table:table-cell>
          <table:table-cell table:formula="of:=((((((((-2*[.D34])+(3*[.D35]))+(6*[.D36]))+(7*[.D37]))+(6*[.D38]))+(3*[.D39]))-(2*[.D40]))/21)" office:value-type="float" office:value="-2.42447082546923">
            <text:p>-2.4244708255</text:p>
          </table:table-cell>
          <table:table-cell table:formula="of:=((((((((((-21*[.D33])+(14*[.D34]))+(39*[.D35]))+(54*[.D36]))+(59*[.D37]))+(54*[.D38]))+(39*[.D39]))+(14*[.D40]))-(21*[.D41]))/231)" office:value-type="float" office:value="-2.43379149576163">
            <text:p>-2.4337914958</text:p>
          </table:table-cell>
          <table:table-cell table:number-columns-repeated="1014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4" table:formula="of:=[.A38]/25" office:value-type="float" office:value="1.48">
            <text:p>1.48</text:p>
          </table:table-cell>
          <table:table-cell table:style-name="ce2" office:value-type="float" office:value="-73">
            <text:p>-73</text:p>
          </table:table-cell>
          <table:table-cell table:style-name="ce2" table:formula="of:=[.C38]*(9.81/232.37)" office:value-type="float" office:value="-3.08185221844472">
            <text:p>-3.0818522184</text:p>
          </table:table-cell>
          <table:table-cell table:style-name="ce5" table:formula="of:=AVERAGE([.D36:.D40])" office:value-type="float" office:value="-2.6765675431424">
            <text:p>-2.6765675431</text:p>
          </table:table-cell>
          <table:table-cell table:style-name="ce2" table:formula="of:=AVERAGE([.$D34:.$D42])" office:value-type="float" office:value="-2.61277273314111">
            <text:p>-2.6127727331</text:p>
          </table:table-cell>
          <table:table-cell table:formula="of:=AVERAGE([.$D37:.$D39])" office:value-type="float" office:value="-2.77225975814434">
            <text:p>-2.7722597581</text:p>
          </table:table-cell>
          <table:table-cell table:formula="of:=((((((((0.125*[.D35])+(0.25*[.D36]))+(0.5*[.D37]))+[.D38])+(0.5*[.D39]))+(0.25*[.D40]))+(0.125*[.D41]))/2.75)" office:value-type="float" office:value="-2.76522356586478">
            <text:p>-2.7652235659</text:p>
          </table:table-cell>
          <table:table-cell table:formula="of:=((((((((-2*[.D35])+(3*[.D36]))+(6*[.D37]))+(7*[.D38]))+(6*[.D39]))+(3*[.D40]))-(2*[.D41]))/21)" office:value-type="float" office:value="-2.76019771423653">
            <text:p>-2.7601977142</text:p>
          </table:table-cell>
          <table:table-cell table:formula="of:=((((((((((-21*[.D34])+(14*[.D35]))+(39*[.D36]))+(54*[.D37]))+(59*[.D38]))+(54*[.D39]))+(39*[.D40]))+(14*[.D41]))-(21*[.D42]))/231)" office:value-type="float" office:value="-2.71907711000537">
            <text:p>-2.71907711</text:p>
          </table:table-cell>
          <table:table-cell table:number-columns-repeated="1014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4" table:formula="of:=[.A39]/25" office:value-type="float" office:value="1.52">
            <text:p>1.52</text:p>
          </table:table-cell>
          <table:table-cell table:style-name="ce2" office:value-type="float" office:value="-72">
            <text:p>-72</text:p>
          </table:table-cell>
          <table:table-cell table:style-name="ce2" table:formula="of:=[.C39]*(9.81/232.37)" office:value-type="float" office:value="-3.0396350647674">
            <text:p>-3.0396350648</text:p>
          </table:table-cell>
          <table:table-cell table:style-name="ce5" table:formula="of:=AVERAGE([.D37:.D41])" office:value-type="float" office:value="-2.8707664500581">
            <text:p>-2.8707664501</text:p>
          </table:table-cell>
          <table:table-cell table:style-name="ce2" table:formula="of:=AVERAGE([.$D35:.$D43])" office:value-type="float" office:value="-2.64560829711236">
            <text:p>-2.6456082971</text:p>
          </table:table-cell>
          <table:table-cell table:formula="of:=AVERAGE([.$D38:.$D40])" office:value-type="float" office:value="-3.05370744932651">
            <text:p>-3.0537074493</text:p>
          </table:table-cell>
          <table:table-cell table:formula="of:=((((((((0.125*[.D36])+(0.25*[.D37]))+(0.5*[.D38]))+[.D39])+(0.5*[.D40]))+(0.25*[.D41]))+(0.125*[.D42]))/2.75)" office:value-type="float" office:value="-2.90914568067385">
            <text:p>-2.9091456807</text:p>
          </table:table-cell>
          <table:table-cell table:formula="of:=((((((((-2*[.D36])+(3*[.D37]))+(6*[.D38]))+(7*[.D39]))+(6*[.D40]))+(3*[.D41]))-(2*[.D42]))/21)" office:value-type="float" office:value="-3.0456660867213">
            <text:p>-3.0456660867</text:p>
          </table:table-cell>
          <table:table-cell table:formula="of:=((((((((((-21*[.D35])+(14*[.D36]))+(39*[.D37]))+(54*[.D38]))+(59*[.D39]))+(54*[.D40]))+(39*[.D41]))+(14*[.D42]))-(21*[.D43]))/231)" office:value-type="float" office:value="-2.9535559332435">
            <text:p>-2.9535559332</text:p>
          </table:table-cell>
          <table:table-cell table:number-columns-repeated="1014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4" table:formula="of:=[.A40]/25" office:value-type="float" office:value="1.56">
            <text:p>1.56</text:p>
          </table:table-cell>
          <table:table-cell table:style-name="ce2" office:value-type="float" office:value="-72">
            <text:p>-72</text:p>
          </table:table-cell>
          <table:table-cell table:style-name="ce2" table:formula="of:=[.C40]*(9.81/232.37)" office:value-type="float" office:value="-3.0396350647674">
            <text:p>-3.0396350648</text:p>
          </table:table-cell>
          <table:table-cell table:style-name="ce5" table:formula="of:=AVERAGE([.D38:.D42])" office:value-type="float" office:value="-2.98897448035461">
            <text:p>-2.9889744804</text:p>
          </table:table-cell>
          <table:table-cell table:style-name="ce2" table:formula="of:=AVERAGE([.$D36:.$D44])" office:value-type="float" office:value="-2.71127942505487">
            <text:p>-2.7112794251</text:p>
          </table:table-cell>
          <table:table-cell table:formula="of:=AVERAGE([.$D39:.$D41])" office:value-type="float" office:value="-3.02556268020829">
            <text:p>-3.0255626802</text:p>
          </table:table-cell>
          <table:table-cell table:formula="of:=((((((((0.125*[.D37])+(0.25*[.D38]))+(0.5*[.D39]))+[.D40])+(0.5*[.D41]))+(0.25*[.D42]))+(0.125*[.D43]))/2.75)" office:value-type="float" office:value="-2.95136283435117">
            <text:p>-2.9513628344</text:p>
          </table:table-cell>
          <table:table-cell table:formula="of:=((((((((-2*[.D37])+(3*[.D38]))+(6*[.D39]))+(7*[.D40]))+(6*[.D41]))+(3*[.D42]))-(2*[.D43]))/21)" office:value-type="float" office:value="-3.12607971277335">
            <text:p>-3.1260797128</text:p>
          </table:table-cell>
          <table:table-cell table:formula="of:=((((((((((-21*[.D36])+(14*[.D37]))+(39*[.D38]))+(54*[.D39]))+(59*[.D40]))+(54*[.D41]))+(39*[.D42]))+(14*[.D43]))-(21*[.D44]))/231)" office:value-type="float" office:value="-3.03506610874171">
            <text:p>-3.0350661087</text:p>
          </table:table-cell>
          <table:table-cell table:number-columns-repeated="1014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 table:formula="of:=[.A41]/25" office:value-type="float" office:value="1.6">
            <text:p>1.6</text:p>
          </table:table-cell>
          <table:table-cell table:style-name="ce2" office:value-type="float" office:value="-71">
            <text:p>-71</text:p>
          </table:table-cell>
          <table:table-cell table:style-name="ce2" table:formula="of:=[.C41]*(9.81/232.37)" office:value-type="float" office:value="-2.99741791109007">
            <text:p>-2.9974179111</text:p>
          </table:table-cell>
          <table:table-cell table:style-name="ce5" table:formula="of:=AVERAGE([.D39:.D43])" office:value-type="float" office:value="-2.87920988079356">
            <text:p>-2.8792098808</text:p>
          </table:table-cell>
          <table:table-cell table:style-name="ce2" table:formula="of:=AVERAGE([.$D37:.$D45])" office:value-type="float" office:value="-2.79102293755648">
            <text:p>-2.7910229376</text:p>
          </table:table-cell>
          <table:table-cell table:formula="of:=AVERAGE([.$D40:.$D42])" office:value-type="float" office:value="-2.94112837285364">
            <text:p>-2.9411283729</text:p>
          </table:table-cell>
          <table:table-cell table:formula="of:=((((((((0.125*[.D38])+(0.25*[.D39]))+(0.5*[.D40]))+[.D41])+(0.5*[.D42]))+(0.25*[.D43]))+(0.125*[.D44]))/2.75)" office:value-type="float" office:value="-2.91874048832778">
            <text:p>-2.9187404883</text:p>
          </table:table-cell>
          <table:table-cell table:formula="of:=((((((((-2*[.D38])+(3*[.D39]))+(6*[.D40]))+(7*[.D41]))+(6*[.D42]))+(3*[.D43]))-(2*[.D44]))/21)" office:value-type="float" office:value="-2.90896292243282">
            <text:p>-2.9089629224</text:p>
          </table:table-cell>
          <table:table-cell table:formula="of:=((((((((((-21*[.D37])+(14*[.D38]))+(39*[.D39]))+(54*[.D40]))+(59*[.D41]))+(54*[.D42]))+(39*[.D43]))+(14*[.D44]))-(21*[.D45]))/231)" office:value-type="float" office:value="-2.96982141669494">
            <text:p>-2.9698214167</text:p>
          </table:table-cell>
          <table:table-cell table:number-columns-repeated="1014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4" table:formula="of:=[.A42]/25" office:value-type="float" office:value="1.64">
            <text:p>1.64</text:p>
          </table:table-cell>
          <table:table-cell table:style-name="ce2" office:value-type="float" office:value="-66">
            <text:p>-66</text:p>
          </table:table-cell>
          <table:table-cell table:style-name="ce2" table:formula="of:=[.C42]*(9.81/232.37)" office:value-type="float" office:value="-2.78633214270345">
            <text:p>-2.7863321427</text:p>
          </table:table-cell>
          <table:table-cell table:style-name="ce5" table:formula="of:=AVERAGE([.D40:.D44])" office:value-type="float" office:value="-2.81166243490984">
            <text:p>-2.8116624349</text:p>
          </table:table-cell>
          <table:table-cell table:style-name="ce2" table:formula="of:=AVERAGE([.$D38:.$D46])" office:value-type="float" office:value="-2.73473339932005">
            <text:p>-2.7347333993</text:p>
          </table:table-cell>
          <table:table-cell table:formula="of:=AVERAGE([.$D41:.$D43])" office:value-type="float" office:value="-2.77225975814434">
            <text:p>-2.7722597581</text:p>
          </table:table-cell>
          <table:table-cell table:formula="of:=((((((((0.125*[.D39])+(0.25*[.D40]))+(0.5*[.D41]))+[.D42])+(0.5*[.D43]))+(0.25*[.D44]))+(0.125*[.D45]))/2.75)" office:value-type="float" office:value="-2.80360279648054">
            <text:p>-2.8036027965</text:p>
          </table:table-cell>
          <table:table-cell table:formula="of:=((((((((-2*[.D39])+(3*[.D40]))+(6*[.D41]))+(7*[.D42]))+(6*[.D43]))+(3*[.D44]))-(2*[.D45]))/21)" office:value-type="float" office:value="-2.77829078009824">
            <text:p>-2.7782907801</text:p>
          </table:table-cell>
          <table:table-cell table:formula="of:=((((((((((-21*[.D38])+(14*[.D39]))+(39*[.D40]))+(54*[.D41]))+(59*[.D42]))+(54*[.D43]))+(39*[.D44]))+(14*[.D45]))-(21*[.D46]))/231)" office:value-type="float" office:value="-2.89068709833008">
            <text:p>-2.8906870983</text:p>
          </table:table-cell>
          <table:table-cell table:number-columns-repeated="1014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4" table:formula="of:=[.A43]/25" office:value-type="float" office:value="1.68">
            <text:p>1.68</text:p>
          </table:table-cell>
          <table:table-cell table:style-name="ce2" office:value-type="float" office:value="-60">
            <text:p>-60</text:p>
          </table:table-cell>
          <table:table-cell table:style-name="ce2" table:formula="of:=[.C43]*(9.81/232.37)" office:value-type="float" office:value="-2.5330292206395">
            <text:p>-2.5330292206</text:p>
          </table:table-cell>
          <table:table-cell table:style-name="ce5" table:formula="of:=AVERAGE([.D41:.D45])" office:value-type="float" office:value="-2.75255841976159">
            <text:p>-2.7525584198</text:p>
          </table:table-cell>
          <table:table-cell table:style-name="ce2" table:formula="of:=AVERAGE([.$D39:.$D47])" office:value-type="float" office:value="-2.55648319490468">
            <text:p>-2.5564831949</text:p>
          </table:table-cell>
          <table:table-cell table:formula="of:=AVERAGE([.$D42:.$D44])" office:value-type="float" office:value="-2.67375306623058">
            <text:p>-2.6737530662</text:p>
          </table:table-cell>
          <table:table-cell table:formula="of:=((((((((0.125*[.D40])+(0.25*[.D41]))+(0.5*[.D42]))+[.D43])+(0.5*[.D44]))+(0.25*[.D45]))+(0.125*[.D46]))/2.75)" office:value-type="float" office:value="-2.6558427586099">
            <text:p>-2.6558427586</text:p>
          </table:table-cell>
          <table:table-cell table:formula="of:=((((((((-2*[.D40])+(3*[.D41]))+(6*[.D42]))+(7*[.D43]))+(6*[.D44]))+(3*[.D45]))-(2*[.D46]))/21)" office:value-type="float" office:value="-2.78231146140085">
            <text:p>-2.7823114614</text:p>
          </table:table-cell>
          <table:table-cell table:formula="of:=((((((((((-21*[.D39])+(14*[.D40]))+(39*[.D41]))+(54*[.D42]))+(59*[.D43]))+(54*[.D44]))+(39*[.D45]))+(14*[.D46]))-(21*[.D47]))/231)" office:value-type="float" office:value="-2.77518389000078">
            <text:p>-2.77518389</text:p>
          </table:table-cell>
          <table:table-cell table:number-columns-repeated="1014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4" table:formula="of:=[.A44]/25" office:value-type="float" office:value="1.72">
            <text:p>1.72</text:p>
          </table:table-cell>
          <table:table-cell table:style-name="ce2" office:value-type="float" office:value="-64">
            <text:p>-64</text:p>
          </table:table-cell>
          <table:table-cell table:style-name="ce2" table:formula="of:=[.C44]*(9.81/232.37)" office:value-type="float" office:value="-2.7018978353488">
            <text:p>-2.7018978353</text:p>
          </table:table-cell>
          <table:table-cell table:style-name="ce5" table:formula="of:=AVERAGE([.D42:.D46])" office:value-type="float" office:value="-2.49081206696217">
            <text:p>-2.490812067</text:p>
          </table:table-cell>
          <table:table-cell table:style-name="ce2" table:formula="of:=AVERAGE([.$D40:.$D48])" office:value-type="float" office:value="-2.30787106769376">
            <text:p>-2.3078710677</text:p>
          </table:table-cell>
          <table:table-cell table:formula="of:=AVERAGE([.$D43:.$D45])" office:value-type="float" office:value="-2.65968068167147">
            <text:p>-2.6596806817</text:p>
          </table:table-cell>
          <table:table-cell table:formula="of:=((((((((0.125*[.D41])+(0.25*[.D42]))+(0.5*[.D43]))+[.D44])+(0.5*[.D45]))+(0.25*[.D46]))+(0.125*[.D47]))/2.75)" office:value-type="float" office:value="-2.55221883594737">
            <text:p>-2.5522188359</text:p>
          </table:table-cell>
          <table:table-cell table:formula="of:=((((((((-2*[.D41])+(3*[.D42]))+(6*[.D43]))+(7*[.D44]))+(6*[.D45]))+(3*[.D46]))-(2*[.D47]))/21)" office:value-type="float" office:value="-2.62148420929675">
            <text:p>-2.6214842093</text:p>
          </table:table-cell>
          <table:table-cell table:formula="of:=((((((((((-21*[.D40])+(14*[.D41]))+(39*[.D42]))+(54*[.D43]))+(59*[.D44]))+(54*[.D45]))+(39*[.D46]))+(14*[.D47]))-(21*[.D48]))/231)" office:value-type="float" office:value="-2.60119804454271">
            <text:p>-2.6011980445</text:p>
          </table:table-cell>
          <table:table-cell table:number-columns-repeated="101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4" table:formula="of:=[.A45]/25" office:value-type="float" office:value="1.76">
            <text:p>1.76</text:p>
          </table:table-cell>
          <table:table-cell table:style-name="ce2" office:value-type="float" office:value="-65">
            <text:p>-65</text:p>
          </table:table-cell>
          <table:table-cell table:style-name="ce2" table:formula="of:=[.C45]*(9.81/232.37)" office:value-type="float" office:value="-2.74411498902612">
            <text:p>-2.744114989</text:p>
          </table:table-cell>
          <table:table-cell table:style-name="ce5" table:formula="of:=AVERAGE([.D43:.D47])" office:value-type="float" office:value="-2.22906571416276">
            <text:p>-2.2290657142</text:p>
          </table:table-cell>
          <table:table-cell table:style-name="ce2" table:formula="of:=AVERAGE([.$D41:.$D49])" office:value-type="float" office:value="-2.01704178680553">
            <text:p>-2.0170417868</text:p>
          </table:table-cell>
          <table:table-cell table:formula="of:=AVERAGE([.$D44:.$D46])" office:value-type="float" office:value="-2.37823299048931">
            <text:p>-2.3782329905</text:p>
          </table:table-cell>
          <table:table-cell table:formula="of:=((((((((0.125*[.D42])+(0.25*[.D43]))+(0.5*[.D44]))+[.D45])+(0.5*[.D46]))+(0.25*[.D47]))+(0.125*[.D48]))/2.75)" office:value-type="float" office:value="-2.32386241378366">
            <text:p>-2.3238624138</text:p>
          </table:table-cell>
          <table:table-cell table:formula="of:=((((((((-2*[.D42])+(3*[.D43]))+(6*[.D44]))+(7*[.D45]))+(6*[.D46]))+(3*[.D47]))-(2*[.D48]))/21)" office:value-type="float" office:value="-2.40034673765362">
            <text:p>-2.4003467377</text:p>
          </table:table-cell>
          <table:table-cell table:formula="of:=((((((((((-21*[.D41])+(14*[.D42]))+(39*[.D43]))+(54*[.D44]))+(59*[.D45]))+(54*[.D46]))+(39*[.D47]))+(14*[.D48]))-(21*[.D49]))/231)" office:value-type="float" office:value="-2.31097795779123">
            <text:p>-2.3109779578</text:p>
          </table:table-cell>
          <table:table-cell table:number-columns-repeated="1014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4" table:formula="of:=[.A46]/25" office:value-type="float" office:value="1.8">
            <text:p>1.8</text:p>
          </table:table-cell>
          <table:table-cell table:style-name="ce2" office:value-type="float" office:value="-40">
            <text:p>-40</text:p>
          </table:table-cell>
          <table:table-cell table:style-name="ce2" table:formula="of:=[.C46]*(9.81/232.37)" office:value-type="float" office:value="-1.688686147093">
            <text:p>-1.6886861471</text:p>
          </table:table-cell>
          <table:table-cell table:style-name="ce5" table:formula="of:=AVERAGE([.D44:.D48])" office:value-type="float" office:value="-1.88288505400869">
            <text:p>-1.882885054</text:p>
          </table:table-cell>
          <table:table-cell table:style-name="ce2" table:formula="of:=AVERAGE([.$D42:.$D50])" office:value-type="float" office:value="-1.76373886474158">
            <text:p>-1.7637388647</text:p>
          </table:table-cell>
          <table:table-cell table:formula="of:=AVERAGE([.$D45:.$D47])" office:value-type="float" office:value="-1.97013383827516">
            <text:p>-1.9701338383</text:p>
          </table:table-cell>
          <table:table-cell table:formula="of:=((((((((0.125*[.D43])+(0.25*[.D44]))+(0.5*[.D45]))+[.D46])+(0.5*[.D47]))+(0.25*[.D48]))+(0.125*[.D49]))/2.75)" office:value-type="float" office:value="-1.83452722343285">
            <text:p>-1.8345272234</text:p>
          </table:table-cell>
          <table:table-cell table:formula="of:=((((((((-2*[.D43])+(3*[.D44]))+(6*[.D45]))+(7*[.D46]))+(6*[.D47]))+(3*[.D48]))-(2*[.D49]))/21)" office:value-type="float" office:value="-1.98822690413688">
            <text:p>-1.9882269041</text:p>
          </table:table-cell>
          <table:table-cell table:formula="of:=((((((((((-21*[.D42])+(14*[.D43]))+(39*[.D44]))+(54*[.D45]))+(59*[.D46]))+(54*[.D47]))+(39*[.D48]))+(14*[.D49]))-(21*[.D50]))/231)" office:value-type="float" office:value="-1.87034783867422">
            <text:p>-1.8703478387</text:p>
          </table:table-cell>
          <table:table-cell table:number-columns-repeated="1014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4" table:formula="of:=[.A47]/25" office:value-type="float" office:value="1.84">
            <text:p>1.84</text:p>
          </table:table-cell>
          <table:table-cell table:style-name="ce2" office:value-type="float" office:value="-35">
            <text:p>-35</text:p>
          </table:table-cell>
          <table:table-cell table:style-name="ce2" table:formula="of:=[.C47]*(9.81/232.37)" office:value-type="float" office:value="-1.47760037870637">
            <text:p>-1.4776003787</text:p>
          </table:table-cell>
          <table:table-cell table:style-name="ce5" table:formula="of:=AVERAGE([.D45:.D49])" office:value-type="float" office:value="-1.42693979429358">
            <text:p>-1.4269397943</text:p>
          </table:table-cell>
          <table:table-cell table:style-name="ce2" table:formula="of:=AVERAGE([.$D43:.$D51])" office:value-type="float" office:value="-1.47290958385334">
            <text:p>-1.4729095839</text:p>
          </table:table-cell>
          <table:table-cell table:formula="of:=AVERAGE([.$D46:.$D48])" office:value-type="float" office:value="-1.32280414855618">
            <text:p>-1.3228041486</text:p>
          </table:table-cell>
          <table:table-cell table:formula="of:=((((((((0.125*[.D44])+(0.25*[.D45]))+(0.5*[.D46]))+[.D47])+(0.5*[.D48]))+(0.25*[.D49]))+(0.125*[.D50]))/2.75)" office:value-type="float" office:value="-1.43346426349826">
            <text:p>-1.4334642635</text:p>
          </table:table-cell>
          <table:table-cell table:formula="of:=((((((((-2*[.D44])+(3*[.D45]))+(6*[.D46]))+(7*[.D47]))+(6*[.D48]))+(3*[.D49]))-(2*[.D50]))/21)" office:value-type="float" office:value="-1.33084551116139">
            <text:p>-1.3308455112</text:p>
          </table:table-cell>
          <table:table-cell table:formula="of:=((((((((((-21*[.D43])+(14*[.D44]))+(39*[.D45]))+(54*[.D46]))+(59*[.D47]))+(54*[.D48]))+(39*[.D49]))+(14*[.D50]))-(21*[.D51]))/231)" office:value-type="float" office:value="-1.45585214802412">
            <text:p>-1.455852148</text:p>
          </table:table-cell>
          <table:table-cell table:number-columns-repeated="1014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4" table:formula="of:=[.A48]/25" office:value-type="float" office:value="1.88">
            <text:p>1.88</text:p>
          </table:table-cell>
          <table:table-cell table:style-name="ce2" office:value-type="float" office:value="-19">
            <text:p>-19</text:p>
          </table:table-cell>
          <table:table-cell table:style-name="ce2" table:formula="of:=[.C48]*(9.81/232.37)" office:value-type="float" office:value="-0.802125919869174">
            <text:p>-0.8021259199</text:p>
          </table:table-cell>
          <table:table-cell table:style-name="ce5" table:formula="of:=AVERAGE([.D46:.D50])" office:value-type="float" office:value="-1.02165511899126">
            <text:p>-1.021655119</text:p>
          </table:table-cell>
          <table:table-cell table:style-name="ce2" table:formula="of:=AVERAGE([.$D44:.$D52])" office:value-type="float" office:value="-1.35563971252744">
            <text:p>-1.3556397125</text:p>
          </table:table-cell>
          <table:table-cell table:formula="of:=AVERAGE([.$D47:.$D49])" office:value-type="float" office:value="-0.900632611782932">
            <text:p>-0.9006326118</text:p>
          </table:table-cell>
          <table:table-cell table:formula="of:=((((((((0.125*[.D45])+(0.25*[.D46]))+(0.5*[.D47]))+[.D48])+(0.5*[.D49]))+(0.25*[.D50]))+(0.125*[.D51]))/2.75)" office:value-type="float" office:value="-0.988265188355562">
            <text:p>-0.9882651884</text:p>
          </table:table-cell>
          <table:table-cell table:formula="of:=((((((((-2*[.D45])+(3*[.D46]))+(6*[.D47]))+(7*[.D48]))+(6*[.D49]))+(3*[.D50]))-(2*[.D51]))/21)" office:value-type="float" office:value="-0.876508523967318">
            <text:p>-0.876508524</text:p>
          </table:table-cell>
          <table:table-cell table:formula="of:=((((((((((-21*[.D44])+(14*[.D45]))+(39*[.D46]))+(54*[.D47]))+(59*[.D48]))+(54*[.D49]))+(39*[.D50]))+(14*[.D51]))-(21*[.D52]))/231)" office:value-type="float" office:value="-0.851836161428622">
            <text:p>-0.8518361614</text:p>
          </table:table-cell>
          <table:table-cell table:number-columns-repeated="101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4" table:formula="of:=[.A49]/25" office:value-type="float" office:value="1.92">
            <text:p>1.92</text:p>
          </table:table-cell>
          <table:table-cell table:style-name="ce2" office:value-type="float" office:value="-10">
            <text:p>-10</text:p>
          </table:table-cell>
          <table:table-cell table:style-name="ce2" table:formula="of:=[.C49]*(9.81/232.37)" office:value-type="float" office:value="-0.42217153677325">
            <text:p>-0.4221715368</text:p>
          </table:table-cell>
          <table:table-cell table:style-name="ce5" table:formula="of:=AVERAGE([.D47:.D51])" office:value-type="float" office:value="-0.717691612514524">
            <text:p>-0.7176916125</text:p>
          </table:table-cell>
          <table:table-cell table:style-name="ce2" table:formula="of:=AVERAGE([.$D45:.$D53])" office:value-type="float" office:value="-1.18677109781814">
            <text:p>-1.1867710978</text:p>
          </table:table-cell>
          <table:table-cell table:formula="of:=AVERAGE([.$D48:.$D50])" office:value-type="float" office:value="-0.647329689718983">
            <text:p>-0.6473296897</text:p>
          </table:table-cell>
          <table:table-cell table:formula="of:=((((((((0.125*[.D46])+(0.25*[.D47]))+(0.5*[.D48]))+[.D49])+(0.5*[.D50]))+(0.25*[.D51]))+(0.125*[.D52]))/2.75)" office:value-type="float" office:value="-0.723448497106887">
            <text:p>-0.7234484971</text:p>
          </table:table-cell>
          <table:table-cell table:formula="of:=((((((((-2*[.D46])+(3*[.D47]))+(6*[.D48]))+(7*[.D49]))+(6*[.D50]))+(3*[.D51]))-(2*[.D52]))/21)" office:value-type="float" office:value="-0.508616184779201">
            <text:p>-0.5086161848</text:p>
          </table:table-cell>
          <table:table-cell table:formula="of:=((((((((((-21*[.D45])+(14*[.D46]))+(39*[.D47]))+(54*[.D48]))+(59*[.D49]))+(54*[.D50]))+(39*[.D51]))+(14*[.D52]))-(21*[.D53]))/231)" office:value-type="float" office:value="-0.576053975718304">
            <text:p>-0.5760539757</text:p>
          </table:table-cell>
          <table:table-cell table:number-columns-repeated="101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4" table:formula="of:=[.A50]/25" office:value-type="float" office:value="1.96">
            <text:p>1.96</text:p>
          </table:table-cell>
          <table:table-cell table:style-name="ce2" office:value-type="float" office:value="-17">
            <text:p>-17</text:p>
          </table:table-cell>
          <table:table-cell table:style-name="ce2" table:formula="of:=[.C50]*(9.81/232.37)" office:value-type="float" office:value="-0.717691612514524">
            <text:p>-0.7176916125</text:p>
          </table:table-cell>
          <table:table-cell table:style-name="ce5" table:formula="of:=AVERAGE([.D48:.D52])" office:value-type="float" office:value="-0.717691612514524">
            <text:p>-0.7176916125</text:p>
          </table:table-cell>
          <table:table-cell table:style-name="ce2" table:formula="of:=AVERAGE([.$D46:.$D54])" office:value-type="float" office:value="-1.06950122649223">
            <text:p>-1.0695012265</text:p>
          </table:table-cell>
          <table:table-cell table:formula="of:=AVERAGE([.$D49:.$D51])" office:value-type="float" office:value="-0.436243921332358">
            <text:p>-0.4362439213</text:p>
          </table:table-cell>
          <table:table-cell table:formula="of:=((((((((0.125*[.D47])+(0.25*[.D48]))+(0.5*[.D49]))+[.D50])+(0.5*[.D51]))+(0.25*[.D52]))+(0.125*[.D53]))/2.75)" office:value-type="float" office:value="-0.696583035675862">
            <text:p>-0.6965830357</text:p>
          </table:table-cell>
          <table:table-cell table:formula="of:=((((((((-2*[.D47])+(3*[.D48]))+(6*[.D49]))+(7*[.D50]))+(6*[.D51]))+(3*[.D52]))-(2*[.D53]))/21)" office:value-type="float" office:value="-0.480471415660984">
            <text:p>-0.4804714157</text:p>
          </table:table-cell>
          <table:table-cell table:formula="of:=((((((((((-21*[.D46])+(14*[.D47]))+(39*[.D48]))+(54*[.D49]))+(59*[.D50]))+(54*[.D51]))+(39*[.D52]))+(14*[.D53]))-(21*[.D54]))/231)" office:value-type="float" office:value="-0.560519525230977">
            <text:p>-0.5605195252</text:p>
          </table:table-cell>
          <table:table-cell table:number-columns-repeated="101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4" table:formula="of:=[.A51]/25" office:value-type="float" office:value="2">
            <text:p>2</text:p>
          </table:table-cell>
          <table:table-cell table:style-name="ce2" office:value-type="float" office:value="-4">
            <text:p>-4</text:p>
          </table:table-cell>
          <table:table-cell table:style-name="ce2" table:formula="of:=[.C51]*(9.81/232.37)" office:value-type="float" office:value="-0.1688686147093">
            <text:p>-0.1688686147</text:p>
          </table:table-cell>
          <table:table-cell table:style-name="ce5" table:formula="of:=AVERAGE([.D49:.D53])" office:value-type="float" office:value="-0.793682489133709">
            <text:p>-0.7936824891</text:p>
          </table:table-cell>
          <table:table-cell table:style-name="ce2" table:formula="of:=AVERAGE([.$D47:.$D55])" office:value-type="float" office:value="-1.08826440590438">
            <text:p>-1.0882644059</text:p>
          </table:table-cell>
          <table:table-cell table:formula="of:=AVERAGE([.$D50:.$D52])" office:value-type="float" office:value="-0.788053535310066">
            <text:p>-0.7880535353</text:p>
          </table:table-cell>
          <table:table-cell table:formula="of:=((((((((0.125*[.D48])+(0.25*[.D49]))+(0.5*[.D50]))+[.D51])+(0.5*[.D52]))+(0.25*[.D53]))+(0.125*[.D54]))/2.75)" office:value-type="float" office:value="-0.719610574045312">
            <text:p>-0.719610574</text:p>
          </table:table-cell>
          <table:table-cell table:formula="of:=((((((((-2*[.D48])+(3*[.D49]))+(6*[.D50]))+(7*[.D51]))+(6*[.D52]))+(3*[.D53]))-(2*[.D54]))/21)" office:value-type="float" office:value="-0.675474458837199">
            <text:p>-0.6754744588</text:p>
          </table:table-cell>
          <table:table-cell table:formula="of:=((((((((((-21*[.D47])+(14*[.D48]))+(39*[.D49]))+(54*[.D50]))+(59*[.D51]))+(54*[.D52]))+(39*[.D53]))+(14*[.D54]))-(21*[.D55]))/231)" office:value-type="float" office:value="-0.674926184114117">
            <text:p>-0.6749261841</text:p>
          </table:table-cell>
          <table:table-cell table:number-columns-repeated="101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4" table:formula="of:=[.A52]/25" office:value-type="float" office:value="2.04">
            <text:p>2.04</text:p>
          </table:table-cell>
          <table:table-cell table:style-name="ce2" office:value-type="float" office:value="-35">
            <text:p>-35</text:p>
          </table:table-cell>
          <table:table-cell table:style-name="ce2" table:formula="of:=[.C52]*(9.81/232.37)" office:value-type="float" office:value="-1.47760037870637">
            <text:p>-1.4776003787</text:p>
          </table:table-cell>
          <table:table-cell table:style-name="ce5" table:formula="of:=AVERAGE([.D50:.D54])" office:value-type="float" office:value="-1.04698541119766">
            <text:p>-1.0469854112</text:p>
          </table:table-cell>
          <table:table-cell table:style-name="ce2" table:formula="of:=AVERAGE([.$D48:.$D56])" office:value-type="float" office:value="-1.32280414855618">
            <text:p>-1.3228041486</text:p>
          </table:table-cell>
          <table:table-cell table:formula="of:=AVERAGE([.$D51:.$D53])" office:value-type="float" office:value="-0.942849765460257">
            <text:p>-0.9428497655</text:p>
          </table:table-cell>
          <table:table-cell table:formula="of:=((((((((0.125*[.D49])+(0.25*[.D50]))+(0.5*[.D51]))+[.D52])+(0.5*[.D53]))+(0.25*[.D54]))+(0.125*[.D55]))/2.75)" office:value-type="float" office:value="-1.1053218417336">
            <text:p>-1.1053218417</text:p>
          </table:table-cell>
          <table:table-cell table:formula="of:=((((((((-2*[.D49])+(3*[.D50]))+(6*[.D51]))+(7*[.D52]))+(6*[.D53]))+(3*[.D54]))-(2*[.D55]))/21)" office:value-type="float" office:value="-1.00517032565059">
            <text:p>-1.0051703257</text:p>
          </table:table-cell>
          <table:table-cell table:formula="of:=((((((((((-21*[.D48])+(14*[.D49]))+(39*[.D50]))+(54*[.D51]))+(59*[.D52]))+(54*[.D53]))+(39*[.D54]))+(14*[.D55]))-(21*[.D56]))/231)" office:value-type="float" office:value="-0.838494809833623">
            <text:p>-0.8384948098</text:p>
          </table:table-cell>
          <table:table-cell table:number-columns-repeated="101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4" table:formula="of:=[.A53]/25" office:value-type="float" office:value="2.08">
            <text:p>2.08</text:p>
          </table:table-cell>
          <table:table-cell table:style-name="ce2" office:value-type="float" office:value="-28">
            <text:p>-28</text:p>
          </table:table-cell>
          <table:table-cell table:style-name="ce2" table:formula="of:=[.C53]*(9.81/232.37)" office:value-type="float" office:value="-1.1820803029651">
            <text:p>-1.182080303</text:p>
          </table:table-cell>
          <table:table-cell table:style-name="ce5" table:formula="of:=AVERAGE([.D51:.D55])" office:value-type="float" office:value="-1.27495804105521">
            <text:p>-1.2749580411</text:p>
          </table:table-cell>
          <table:table-cell table:style-name="ce2" table:formula="of:=AVERAGE([.$D49:.$D57])" office:value-type="float" office:value="-1.46352799414727">
            <text:p>-1.4635279941</text:p>
          </table:table-cell>
          <table:table-cell table:formula="of:=AVERAGE([.$D52:.$D54])" office:value-type="float" office:value="-1.44945560958816">
            <text:p>-1.4494556096</text:p>
          </table:table-cell>
          <table:table-cell table:formula="of:=((((((((0.125*[.D50])+(0.25*[.D51]))+(0.5*[.D52]))+[.D53])+(0.5*[.D54]))+(0.25*[.D55]))+(0.125*[.D56]))/2.75)" office:value-type="float" office:value="-1.38549022522857">
            <text:p>-1.3854902252</text:p>
          </table:table-cell>
          <table:table-cell table:formula="of:=((((((((-2*[.D50])+(3*[.D51]))+(6*[.D52]))+(7*[.D53]))+(6*[.D54]))+(3*[.D55]))-(2*[.D56]))/21)" office:value-type="float" office:value="-1.1780596216625">
            <text:p>-1.1780596217</text:p>
          </table:table-cell>
          <table:table-cell table:formula="of:=((((((((((-21*[.D49])+(14*[.D50]))+(39*[.D51]))+(54*[.D52]))+(59*[.D53]))+(54*[.D54]))+(39*[.D55]))+(14*[.D56]))-(21*[.D57]))/231)" office:value-type="float" office:value="-1.41875222509556">
            <text:p>-1.4187522251</text:p>
          </table:table-cell>
          <table:table-cell table:number-columns-repeated="1014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4" table:formula="of:=[.A54]/25" office:value-type="float" office:value="2.12">
            <text:p>2.12</text:p>
          </table:table-cell>
          <table:table-cell table:style-name="ce2" office:value-type="float" office:value="-40">
            <text:p>-40</text:p>
          </table:table-cell>
          <table:table-cell table:style-name="ce2" table:formula="of:=[.C54]*(9.81/232.37)" office:value-type="float" office:value="-1.688686147093">
            <text:p>-1.6886861471</text:p>
          </table:table-cell>
          <table:table-cell table:style-name="ce5" table:formula="of:=AVERAGE([.D52:.D56])" office:value-type="float" office:value="-1.95887593062788">
            <text:p>-1.9588759306</text:p>
          </table:table-cell>
          <table:table-cell table:style-name="ce2" table:formula="of:=AVERAGE([.$D50:.$D58])" office:value-type="float" office:value="-1.72152171106425">
            <text:p>-1.7215217111</text:p>
          </table:table-cell>
          <table:table-cell table:formula="of:=AVERAGE([.$D53:.$D55])" office:value-type="float" office:value="-1.57610707062013">
            <text:p>-1.5761070706</text:p>
          </table:table-cell>
          <table:table-cell table:formula="of:=((((((((0.125*[.D51])+(0.25*[.D52]))+(0.5*[.D53]))+[.D54])+(0.5*[.D55]))+(0.25*[.D56]))+(0.125*[.D57]))/2.75)" office:value-type="float" office:value="-1.72898433923954">
            <text:p>-1.7289843392</text:p>
          </table:table-cell>
          <table:table-cell table:formula="of:=((((((((-2*[.D51])+(3*[.D52]))+(6*[.D53]))+(7*[.D54]))+(6*[.D55]))+(3*[.D56]))-(2*[.D57]))/21)" office:value-type="float" office:value="-1.94198906915695">
            <text:p>-1.9419890692</text:p>
          </table:table-cell>
          <table:table-cell table:formula="of:=((((((((((-21*[.D50])+(14*[.D51]))+(39*[.D52]))+(54*[.D53]))+(59*[.D54]))+(54*[.D55]))+(39*[.D56]))+(14*[.D57]))-(21*[.D58]))/231)" office:value-type="float" office:value="-1.81807898174038">
            <text:p>-1.8180789817</text:p>
          </table:table-cell>
          <table:table-cell table:number-columns-repeated="1014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4" table:formula="of:=[.A55]/25" office:value-type="float" office:value="2.16">
            <text:p>2.16</text:p>
          </table:table-cell>
          <table:table-cell table:style-name="ce2" office:value-type="float" office:value="-44">
            <text:p>-44</text:p>
          </table:table-cell>
          <table:table-cell table:style-name="ce2" table:formula="of:=[.C55]*(9.81/232.37)" office:value-type="float" office:value="-1.8575547618023">
            <text:p>-1.8575547618</text:p>
          </table:table-cell>
          <table:table-cell table:style-name="ce5" table:formula="of:=AVERAGE([.D53:.D57])" office:value-type="float" office:value="-2.07708396092439">
            <text:p>-2.0770839609</text:p>
          </table:table-cell>
          <table:table-cell table:style-name="ce2" table:formula="of:=AVERAGE([.$D51:.$D59])" office:value-type="float" office:value="-1.93729827430391">
            <text:p>-1.9372982743</text:p>
          </table:table-cell>
          <table:table-cell table:formula="of:=AVERAGE([.$D54:.$D56])" office:value-type="float" office:value="-2.37823299048931">
            <text:p>-2.3782329905</text:p>
          </table:table-cell>
          <table:table-cell table:formula="of:=((((((((0.125*[.D52])+(0.25*[.D53]))+(0.5*[.D54]))+[.D55])+(0.5*[.D56]))+(0.25*[.D57]))+(0.125*[.D58]))/2.75)" office:value-type="float" office:value="-2.12237145305097">
            <text:p>-2.1223714531</text:p>
          </table:table-cell>
          <table:table-cell table:formula="of:=((((((((-2*[.D52])+(3*[.D53]))+(6*[.D54]))+(7*[.D55]))+(6*[.D56]))+(3*[.D57]))-(2*[.D58]))/21)" office:value-type="float" office:value="-2.18926096926699">
            <text:p>-2.1892609693</text:p>
          </table:table-cell>
          <table:table-cell table:formula="of:=((((((((((-21*[.D51])+(14*[.D52]))+(39*[.D53]))+(54*[.D54]))+(59*[.D55]))+(54*[.D56]))+(39*[.D57]))+(14*[.D58]))-(21*[.D59]))/231)" office:value-type="float" office:value="-2.25560221075993">
            <text:p>-2.2556022108</text:p>
          </table:table-cell>
          <table:table-cell table:number-columns-repeated="101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4" table:formula="of:=[.A56]/25" office:value-type="float" office:value="2.2">
            <text:p>2.2</text:p>
          </table:table-cell>
          <table:table-cell table:style-name="ce2" office:value-type="float" office:value="-85">
            <text:p>-85</text:p>
          </table:table-cell>
          <table:table-cell table:style-name="ce2" table:formula="of:=[.C56]*(9.81/232.37)" office:value-type="float" office:value="-3.58845806257262">
            <text:p>-3.5884580626</text:p>
          </table:table-cell>
          <table:table-cell table:style-name="ce5" table:formula="of:=AVERAGE([.D54:.D58])" office:value-type="float" office:value="-2.38949089813659">
            <text:p>-2.3894908981</text:p>
          </table:table-cell>
          <table:table-cell table:style-name="ce2" table:formula="of:=AVERAGE([.$D52:.$D60])" office:value-type="float" office:value="-2.13900245298446">
            <text:p>-2.139002453</text:p>
          </table:table-cell>
          <table:table-cell table:formula="of:=AVERAGE([.$D55:.$D57])" office:value-type="float" office:value="-2.50488445152128">
            <text:p>-2.5048844515</text:p>
          </table:table-cell>
          <table:table-cell table:formula="of:=((((((((0.125*[.D53])+(0.25*[.D54]))+(0.5*[.D55]))+[.D56])+(0.5*[.D57]))+(0.25*[.D58]))+(0.125*[.D59]))/2.75)" office:value-type="float" office:value="-2.59635495115548">
            <text:p>-2.5963549512</text:p>
          </table:table-cell>
          <table:table-cell table:formula="of:=((((((((-2*[.D53])+(3*[.D54]))+(6*[.D55]))+(7*[.D56]))+(6*[.D57]))+(3*[.D58]))-(2*[.D59]))/21)" office:value-type="float" office:value="-2.58529807757333">
            <text:p>-2.5852980776</text:p>
          </table:table-cell>
          <table:table-cell table:formula="of:=((((((((((-21*[.D52])+(14*[.D53]))+(39*[.D54]))+(54*[.D55]))+(59*[.D56]))+(54*[.D57]))+(39*[.D58]))+(14*[.D59]))-(21*[.D60]))/231)" office:value-type="float" office:value="-2.50086377021868">
            <text:p>-2.5008637702</text:p>
          </table:table-cell>
          <table:table-cell table:number-columns-repeated="101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4" table:formula="of:=[.A57]/25" office:value-type="float" office:value="2.24">
            <text:p>2.24</text:p>
          </table:table-cell>
          <table:table-cell table:style-name="ce2" office:value-type="float" office:value="-49">
            <text:p>-49</text:p>
          </table:table-cell>
          <table:table-cell table:style-name="ce2" table:formula="of:=[.C57]*(9.81/232.37)" office:value-type="float" office:value="-2.06864053018892">
            <text:p>-2.0686405302</text:p>
          </table:table-cell>
          <table:table-cell table:style-name="ce5" table:formula="of:=AVERAGE([.D55:.D59])" office:value-type="float" office:value="-2.58368980505229">
            <text:p>-2.5836898051</text:p>
          </table:table-cell>
          <table:table-cell table:style-name="ce2" table:formula="of:=AVERAGE([.$D53:.$D61])" office:value-type="float" office:value="-2.14838404269054">
            <text:p>-2.1483840427</text:p>
          </table:table-cell>
          <table:table-cell table:formula="of:=AVERAGE([.$D56:.$D58])" office:value-type="float" office:value="-2.80040452726256">
            <text:p>-2.8004045273</text:p>
          </table:table-cell>
          <table:table-cell table:formula="of:=((((((((0.125*[.D54])+(0.25*[.D55]))+(0.5*[.D56]))+[.D57])+(0.5*[.D58]))+(0.25*[.D59]))+(0.125*[.D60]))/2.75)" office:value-type="float" office:value="-2.48121725930824">
            <text:p>-2.4812172593</text:p>
          </table:table-cell>
          <table:table-cell table:formula="of:=((((((((-2*[.D54])+(3*[.D55]))+(6*[.D56]))+(7*[.D57]))+(6*[.D58]))+(3*[.D59]))-(2*[.D60]))/21)" office:value-type="float" office:value="-2.79437350530865">
            <text:p>-2.7943735053</text:p>
          </table:table-cell>
          <table:table-cell table:formula="of:=((((((((((-21*[.D53])+(14*[.D54]))+(39*[.D55]))+(54*[.D56]))+(59*[.D57]))+(54*[.D58]))+(39*[.D59]))+(14*[.D60]))-(21*[.D61]))/231)" office:value-type="float" office:value="-2.74448050550818">
            <text:p>-2.7444805055</text:p>
          </table:table-cell>
          <table:table-cell table:number-columns-repeated="1014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4" table:formula="of:=[.A58]/25" office:value-type="float" office:value="2.28">
            <text:p>2.28</text:p>
          </table:table-cell>
          <table:table-cell table:style-name="ce2" office:value-type="float" office:value="-65">
            <text:p>-65</text:p>
          </table:table-cell>
          <table:table-cell table:style-name="ce2" table:formula="of:=[.C58]*(9.81/232.37)" office:value-type="float" office:value="-2.74411498902612">
            <text:p>-2.744114989</text:p>
          </table:table-cell>
          <table:table-cell table:style-name="ce5" table:formula="of:=AVERAGE([.D56:.D60])" office:value-type="float" office:value="-2.60902009725868">
            <text:p>-2.6090200973</text:p>
          </table:table-cell>
          <table:table-cell table:style-name="ce2" table:formula="of:=AVERAGE([.$D54:.$D62])" office:value-type="float" office:value="-2.13900245298446">
            <text:p>-2.139002453</text:p>
          </table:table-cell>
          <table:table-cell table:formula="of:=AVERAGE([.$D57:.$D59])" office:value-type="float" office:value="-2.49081206696217">
            <text:p>-2.490812067</text:p>
          </table:table-cell>
          <table:table-cell table:formula="of:=((((((((0.125*[.D55])+(0.25*[.D56]))+(0.5*[.D57]))+[.D58])+(0.5*[.D59]))+(0.25*[.D60]))+(0.125*[.D61]))/2.75)" office:value-type="float" office:value="-2.51959648992399">
            <text:p>-2.5195964899</text:p>
          </table:table-cell>
          <table:table-cell table:formula="of:=((((((((-2*[.D55])+(3*[.D56]))+(6*[.D57]))+(7*[.D58]))+(6*[.D59]))+(3*[.D60]))-(2*[.D61]))/21)" office:value-type="float" office:value="-2.73607362642092">
            <text:p>-2.7360736264</text:p>
          </table:table-cell>
          <table:table-cell table:formula="of:=((((((((((-21*[.D54])+(14*[.D55]))+(39*[.D56]))+(54*[.D57]))+(59*[.D58]))+(54*[.D59]))+(39*[.D60]))+(14*[.D61]))-(21*[.D62]))/231)" office:value-type="float" office:value="-2.70098404414366">
            <text:p>-2.7009840441</text:p>
          </table:table-cell>
          <table:table-cell table:number-columns-repeated="1014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4" table:formula="of:=[.A59]/25" office:value-type="float" office:value="2.32">
            <text:p>2.32</text:p>
          </table:table-cell>
          <table:table-cell table:style-name="ce2" office:value-type="float" office:value="-63">
            <text:p>-63</text:p>
          </table:table-cell>
          <table:table-cell table:style-name="ce2" table:formula="of:=[.C59]*(9.81/232.37)" office:value-type="float" office:value="-2.65968068167147">
            <text:p>-2.6596806817</text:p>
          </table:table-cell>
          <table:table-cell table:style-name="ce5" table:formula="of:=AVERAGE([.D57:.D61])" office:value-type="float" office:value="-2.20373542195636">
            <text:p>-2.203735422</text:p>
          </table:table-cell>
          <table:table-cell table:style-name="ce2" table:formula="of:=AVERAGE([.$D55:.$D63])" office:value-type="float" office:value="-1.94667986400998">
            <text:p>-1.946679864</text:p>
          </table:table-cell>
          <table:table-cell table:formula="of:=AVERAGE([.$D58:.$D60])" office:value-type="float" office:value="-2.46266729784396">
            <text:p>-2.4626672978</text:p>
          </table:table-cell>
          <table:table-cell table:formula="of:=((((((((0.125*[.D56])+(0.25*[.D57]))+(0.5*[.D58]))+[.D59])+(0.5*[.D60]))+(0.25*[.D61]))+(0.125*[.D62]))/2.75)" office:value-type="float" office:value="-2.36991749052256">
            <text:p>-2.3699174905</text:p>
          </table:table-cell>
          <table:table-cell table:formula="of:=((((((((-2*[.D56])+(3*[.D57]))+(6*[.D58]))+(7*[.D59]))+(6*[.D60]))+(3*[.D61]))-(2*[.D62]))/21)" office:value-type="float" office:value="-2.30988140834507">
            <text:p>-2.3098814083</text:p>
          </table:table-cell>
          <table:table-cell table:formula="of:=((((((((((-21*[.D55])+(14*[.D56]))+(39*[.D57]))+(54*[.D58]))+(59*[.D59]))+(54*[.D60]))+(39*[.D61]))+(14*[.D62]))-(21*[.D63]))/231)" office:value-type="float" office:value="-2.51658097894703">
            <text:p>-2.5165809789</text:p>
          </table:table-cell>
          <table:table-cell table:number-columns-repeated="1014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4" table:formula="of:=[.A60]/25" office:value-type="float" office:value="2.36">
            <text:p>2.36</text:p>
          </table:table-cell>
          <table:table-cell table:style-name="ce2" office:value-type="float" office:value="-47">
            <text:p>-47</text:p>
          </table:table-cell>
          <table:table-cell table:style-name="ce2" table:formula="of:=[.C60]*(9.81/232.37)" office:value-type="float" office:value="-1.98420622283427">
            <text:p>-1.9842062228</text:p>
          </table:table-cell>
          <table:table-cell table:style-name="ce5" table:formula="of:=AVERAGE([.D58:.D62])" office:value-type="float" office:value="-2.00953651504067">
            <text:p>-2.009536515</text:p>
          </table:table-cell>
          <table:table-cell table:style-name="ce2" table:formula="of:=AVERAGE([.$D56:.$D64])" office:value-type="float" office:value="-1.73559409562336">
            <text:p>-1.7355940956</text:p>
          </table:table-cell>
          <table:table-cell table:formula="of:=AVERAGE([.$D59:.$D61])" office:value-type="float" office:value="-2.06864053018892">
            <text:p>-2.0686405302</text:p>
          </table:table-cell>
          <table:table-cell table:formula="of:=((((((((0.125*[.D57])+(0.25*[.D58]))+(0.5*[.D59]))+[.D60])+(0.5*[.D61]))+(0.25*[.D62]))+(0.125*[.D63]))/2.75)" office:value-type="float" office:value="-1.93047529997222">
            <text:p>-1.9304753</text:p>
          </table:table-cell>
          <table:table-cell table:formula="of:=((((((((-2*[.D57])+(3*[.D58]))+(6*[.D59]))+(7*[.D60]))+(6*[.D61]))+(3*[.D62]))-(2*[.D63]))/21)" office:value-type="float" office:value="-2.22343676033911">
            <text:p>-2.2234367603</text:p>
          </table:table-cell>
          <table:table-cell table:formula="of:=((((((((((-21*[.D56])+(14*[.D57]))+(39*[.D58]))+(54*[.D59]))+(59*[.D60]))+(54*[.D61]))+(39*[.D62]))+(14*[.D63]))-(21*[.D64]))/231)" office:value-type="float" office:value="-1.94272010212106">
            <text:p>-1.9427201021</text:p>
          </table:table-cell>
          <table:table-cell table:number-columns-repeated="1014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4" table:formula="of:=[.A61]/25" office:value-type="float" office:value="2.4">
            <text:p>2.4</text:p>
          </table:table-cell>
          <table:table-cell table:style-name="ce2" office:value-type="float" office:value="-37">
            <text:p>-37</text:p>
          </table:table-cell>
          <table:table-cell table:style-name="ce2" table:formula="of:=[.C61]*(9.81/232.37)" office:value-type="float" office:value="-1.56203468606102">
            <text:p>-1.5620346861</text:p>
          </table:table-cell>
          <table:table-cell table:style-name="ce5" table:formula="of:=AVERAGE([.D59:.D63])" office:value-type="float" office:value="-1.45227008649998">
            <text:p>-1.4522700865</text:p>
          </table:table-cell>
          <table:table-cell table:style-name="ce2" table:formula="of:=AVERAGE([.$D57:.$D65])" office:value-type="float" office:value="-1.18677109781814">
            <text:p>-1.1867710978</text:p>
          </table:table-cell>
          <table:table-cell table:formula="of:=AVERAGE([.$D60:.$D62])" office:value-type="float" office:value="-1.54796230150192">
            <text:p>-1.5479623015</text:p>
          </table:table-cell>
          <table:table-cell table:formula="of:=((((((((0.125*[.D58])+(0.25*[.D59]))+(0.5*[.D60]))+[.D61])+(0.5*[.D62]))+(0.25*[.D63]))+(0.125*[.D64]))/2.75)" office:value-type="float" office:value="-1.4891141478911">
            <text:p>-1.4891141479</text:p>
          </table:table-cell>
          <table:table-cell table:formula="of:=((((((((-2*[.D58])+(3*[.D59]))+(6*[.D60]))+(7*[.D61]))+(6*[.D62]))+(3*[.D63]))-(2*[.D64]))/21)" office:value-type="float" office:value="-1.5178071917324">
            <text:p>-1.5178071917</text:p>
          </table:table-cell>
          <table:table-cell table:formula="of:=((((((((((-21*[.D57])+(14*[.D58]))+(39*[.D59]))+(54*[.D60]))+(59*[.D61]))+(54*[.D62]))+(39*[.D63]))+(14*[.D64]))-(21*[.D65]))/231)" office:value-type="float" office:value="-1.65981034501067">
            <text:p>-1.659810345</text:p>
          </table:table-cell>
          <table:table-cell table:number-columns-repeated="1014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4" table:formula="of:=[.A62]/25" office:value-type="float" office:value="2.44">
            <text:p>2.44</text:p>
          </table:table-cell>
          <table:table-cell table:style-name="ce2" office:value-type="float" office:value="-26">
            <text:p>-26</text:p>
          </table:table-cell>
          <table:table-cell table:style-name="ce2" table:formula="of:=[.C62]*(9.81/232.37)" office:value-type="float" office:value="-1.09764599561045">
            <text:p>-1.0976459956</text:p>
          </table:table-cell>
          <table:table-cell table:style-name="ce5" table:formula="of:=AVERAGE([.D60:.D64])" office:value-type="float" office:value="-0.911890519430219">
            <text:p>-0.9118905194</text:p>
          </table:table-cell>
          <table:table-cell table:style-name="ce2" table:formula="of:=AVERAGE([.$D58:.$D66])" office:value-type="float" office:value="-0.694237638249344">
            <text:p>-0.6942376382</text:p>
          </table:table-cell>
          <table:table-cell table:formula="of:=AVERAGE([.$D61:.$D63])" office:value-type="float" office:value="-0.872487842664716">
            <text:p>-0.8724878427</text:p>
          </table:table-cell>
          <table:table-cell table:formula="of:=((((((((0.125*[.D59])+(0.25*[.D60]))+(0.5*[.D61]))+[.D62])+(0.5*[.D63]))+(0.25*[.D64]))+(0.125*[.D65]))/2.75)" office:value-type="float" office:value="-0.911506727124062">
            <text:p>-0.9115067271</text:p>
          </table:table-cell>
          <table:table-cell table:formula="of:=((((((((-2*[.D59])+(3*[.D60]))+(6*[.D61]))+(7*[.D62]))+(6*[.D63]))+(3*[.D64]))-(2*[.D65]))/21)" office:value-type="float" office:value="-0.952901468716763">
            <text:p>-0.9529014687</text:p>
          </table:table-cell>
          <table:table-cell table:formula="of:=((((((((((-21*[.D58])+(14*[.D59]))+(39*[.D60]))+(54*[.D61]))+(59*[.D62]))+(54*[.D63]))+(39*[.D64]))+(14*[.D65]))-(21*[.D66]))/231)" office:value-type="float" office:value="-1.00827721574806">
            <text:p>-1.0082772157</text:p>
          </table:table-cell>
          <table:table-cell table:number-columns-repeated="1014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4" table:formula="of:=[.A63]/25" office:value-type="float" office:value="2.48">
            <text:p>2.48</text:p>
          </table:table-cell>
          <table:table-cell table:style-name="ce2" office:value-type="float" office:value="1">
            <text:p>1</text:p>
          </table:table-cell>
          <table:table-cell table:style-name="ce2" table:formula="of:=[.C63]*(9.81/232.37)" office:value-type="float" office:value="0.042217153677325">
            <text:p>0.0422171537</text:p>
          </table:table-cell>
          <table:table-cell table:style-name="ce5" table:formula="of:=AVERAGE([.D61:.D65])" office:value-type="float" office:value="-0.244859491328485">
            <text:p>-0.2448594913</text:p>
          </table:table-cell>
          <table:table-cell table:style-name="ce2" table:formula="of:=AVERAGE([.$D59:.$D67])" office:value-type="float" office:value="0.028144769118217">
            <text:p>0.0281447691</text:p>
          </table:table-cell>
          <table:table-cell table:formula="of:=AVERAGE([.$D62:.$D64])" office:value-type="float" office:value="-0.3377372294186">
            <text:p>-0.3377372294</text:p>
          </table:table-cell>
          <table:table-cell table:formula="of:=((((((((0.125*[.D60])+(0.25*[.D61]))+(0.5*[.D62]))+[.D63])+(0.5*[.D64]))+(0.25*[.D65]))+(0.125*[.D66]))/2.75)" office:value-type="float" office:value="-0.178463422363237">
            <text:p>-0.1784634224</text:p>
          </table:table-cell>
          <table:table-cell table:formula="of:=((((((((-2*[.D60])+(3*[.D61]))+(6*[.D62]))+(7*[.D63]))+(6*[.D64]))+(3*[.D65]))-(2*[.D66]))/21)" office:value-type="float" office:value="-0.353819954629009">
            <text:p>-0.3538199546</text:p>
          </table:table-cell>
          <table:table-cell table:formula="of:=((((((((((-21*[.D59])+(14*[.D60]))+(39*[.D61]))+(54*[.D62]))+(59*[.D63]))+(54*[.D64]))+(39*[.D65]))+(14*[.D66]))-(21*[.D67]))/231)" office:value-type="float" office:value="-0.348337207398188">
            <text:p>-0.3483372074</text:p>
          </table:table-cell>
          <table:table-cell table:number-columns-repeated="1014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table:formula="of:=[.A64]/25" office:value-type="float" office:value="2.52">
            <text:p>2.52</text:p>
          </table:table-cell>
          <table:table-cell table:style-name="ce2" office:value-type="float" office:value="1">
            <text:p>1</text:p>
          </table:table-cell>
          <table:table-cell table:style-name="ce2" table:formula="of:=[.C64]*(9.81/232.37)" office:value-type="float" office:value="0.042217153677325">
            <text:p>0.0422171537</text:p>
          </table:table-cell>
          <table:table-cell table:style-name="ce5" table:formula="of:=AVERAGE([.D62:.D66])" office:value-type="float" office:value="0.54037956706976">
            <text:p>0.5403795671</text:p>
          </table:table-cell>
          <table:table-cell table:style-name="ce2" table:formula="of:=AVERAGE([.$D60:.$D68])" office:value-type="float" office:value="0.666092869131127">
            <text:p>0.6660928691</text:p>
          </table:table-cell>
          <table:table-cell table:formula="of:=AVERAGE([.$D63:.$D65])" office:value-type="float" office:value="0.478461075009683">
            <text:p>0.478461075</text:p>
          </table:table-cell>
          <table:table-cell table:formula="of:=((((((((0.125*[.D61])+(0.25*[.D62]))+(0.5*[.D63]))+[.D64])+(0.5*[.D65]))+(0.25*[.D66]))+(0.125*[.D67]))/2.75)" office:value-type="float" office:value="0.48357830575845">
            <text:p>0.4835783058</text:p>
          </table:table-cell>
          <table:table-cell table:formula="of:=((((((((-2*[.D61])+(3*[.D62]))+(6*[.D63]))+(7*[.D64]))+(6*[.D65]))+(3*[.D66]))-(2*[.D67]))/21)" office:value-type="float" office:value="0.383975064398527">
            <text:p>0.3839750644</text:p>
          </table:table-cell>
          <table:table-cell table:formula="of:=((((((((((-21*[.D60])+(14*[.D61]))+(39*[.D62]))+(54*[.D63]))+(59*[.D64]))+(54*[.D65]))+(39*[.D66]))+(14*[.D67]))-(21*[.D68]))/231)" office:value-type="float" office:value="0.583547063600427">
            <text:p>0.5835470636</text:p>
          </table:table-cell>
          <table:table-cell table:number-columns-repeated="1014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table:formula="of:=[.A65]/25" office:value-type="float" office:value="2.56">
            <text:p>2.56</text:p>
          </table:table-cell>
          <table:table-cell table:style-name="ce2" office:value-type="float" office:value="32">
            <text:p>32</text:p>
          </table:table-cell>
          <table:table-cell table:style-name="ce2" table:formula="of:=[.C65]*(9.81/232.37)" office:value-type="float" office:value="1.3509489176744">
            <text:p>1.3509489177</text:p>
          </table:table-cell>
          <table:table-cell table:style-name="ce5" table:formula="of:=AVERAGE([.D63:.D67])" office:value-type="float" office:value="1.51137410164823">
            <text:p>1.5113741016</text:p>
          </table:table-cell>
          <table:table-cell table:style-name="ce2" table:formula="of:=AVERAGE([.$D61:.$D69])" office:value-type="float" office:value="1.47290958385334">
            <text:p>1.4729095839</text:p>
          </table:table-cell>
          <table:table-cell table:formula="of:=AVERAGE([.$D64:.$D66])" office:value-type="float" office:value="1.25244222576064">
            <text:p>1.2524422258</text:p>
          </table:table-cell>
          <table:table-cell table:formula="of:=((((((((0.125*[.D62])+(0.25*[.D63]))+(0.5*[.D64]))+[.D65])+(0.5*[.D66]))+(0.25*[.D67]))+(0.125*[.D68]))/2.75)" office:value-type="float" office:value="1.36438164838991">
            <text:p>1.3643816484</text:p>
          </table:table-cell>
          <table:table-cell table:formula="of:=((((((((-2*[.D62])+(3*[.D63]))+(6*[.D64]))+(7*[.D65]))+(6*[.D66]))+(3*[.D67]))-(2*[.D68]))/21)" office:value-type="float" office:value="1.49167276326548">
            <text:p>1.4916727633</text:p>
          </table:table-cell>
          <table:table-cell table:formula="of:=((((((((((-21*[.D61])+(14*[.D62]))+(39*[.D63]))+(54*[.D64]))+(59*[.D65]))+(54*[.D66]))+(39*[.D67]))+(14*[.D68]))-(21*[.D69]))/231)" office:value-type="float" office:value="1.3315765441255">
            <text:p>1.3315765441</text:p>
          </table:table-cell>
          <table:table-cell table:number-columns-repeated="1014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table:formula="of:=[.A66]/25" office:value-type="float" office:value="2.6">
            <text:p>2.6</text:p>
          </table:table-cell>
          <table:table-cell table:style-name="ce2" office:value-type="float" office:value="56">
            <text:p>56</text:p>
          </table:table-cell>
          <table:table-cell table:style-name="ce2" table:formula="of:=[.C66]*(9.81/232.37)" office:value-type="float" office:value="2.3641606059302">
            <text:p>2.3641606059</text:p>
          </table:table-cell>
          <table:table-cell table:style-name="ce5" table:formula="of:=AVERAGE([.D64:.D68])" office:value-type="float" office:value="2.11930111460171">
            <text:p>2.1193011146</text:p>
          </table:table-cell>
          <table:table-cell table:style-name="ce2" table:formula="of:=AVERAGE([.$D62:.$D70])" office:value-type="float" office:value="2.26565391401644">
            <text:p>2.265653914</text:p>
          </table:table-cell>
          <table:table-cell table:formula="of:=AVERAGE([.$D65:.$D67])" office:value-type="float" office:value="2.49081206696217">
            <text:p>2.490812067</text:p>
          </table:table-cell>
          <table:table-cell table:formula="of:=((((((((0.125*[.D63])+(0.25*[.D64]))+(0.5*[.D65]))+[.D66])+(0.5*[.D67]))+(0.25*[.D68]))+(0.125*[.D69]))/2.75)" office:value-type="float" office:value="2.31426760612972">
            <text:p>2.3142676061</text:p>
          </table:table-cell>
          <table:table-cell table:formula="of:=((((((((-2*[.D63])+(3*[.D64]))+(6*[.D65]))+(7*[.D66]))+(6*[.D67]))+(3*[.D68]))-(2*[.D69]))/21)" office:value-type="float" office:value="2.18725062861569">
            <text:p>2.1872506286</text:p>
          </table:table-cell>
          <table:table-cell table:formula="of:=((((((((((-21*[.D62])+(14*[.D63]))+(39*[.D64]))+(54*[.D65]))+(59*[.D66]))+(54*[.D67]))+(39*[.D68]))+(14*[.D69]))-(21*[.D70]))/231)" office:value-type="float" office:value="2.24098155147774">
            <text:p>2.2409815515</text:p>
          </table:table-cell>
          <table:table-cell table:number-columns-repeated="1014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table:formula="of:=[.A67]/25" office:value-type="float" office:value="2.64">
            <text:p>2.64</text:p>
          </table:table-cell>
          <table:table-cell table:style-name="ce2" office:value-type="float" office:value="89">
            <text:p>89</text:p>
          </table:table-cell>
          <table:table-cell table:style-name="ce2" table:formula="of:=[.C67]*(9.81/232.37)" office:value-type="float" office:value="3.75732667728192">
            <text:p>3.7573266773</text:p>
          </table:table-cell>
          <table:table-cell table:style-name="ce5" table:formula="of:=AVERAGE([.D65:.D69])" office:value-type="float" office:value="3.16628652579937">
            <text:p>3.1662865258</text:p>
          </table:table-cell>
          <table:table-cell table:style-name="ce2" table:formula="of:=AVERAGE([.$D63:.$D71])" office:value-type="float" office:value="3.07716142359169">
            <text:p>3.0771614236</text:p>
          </table:table-cell>
          <table:table-cell table:formula="of:=AVERAGE([.$D66:.$D68])" office:value-type="float" office:value="3.06777983388561">
            <text:p>3.0677798339</text:p>
          </table:table-cell>
          <table:table-cell table:formula="of:=((((((((0.125*[.D64])+(0.25*[.D65]))+(0.5*[.D66]))+[.D67])+(0.5*[.D68]))+(0.25*[.D69]))+(0.125*[.D70]))/2.75)" office:value-type="float" office:value="3.21426056406906">
            <text:p>3.2142605641</text:p>
          </table:table-cell>
          <table:table-cell table:formula="of:=((((((((-2*[.D64])+(3*[.D65]))+(6*[.D66]))+(7*[.D67]))+(6*[.D68]))+(3*[.D69]))-(2*[.D70]))/21)" office:value-type="float" office:value="3.2205657233845">
            <text:p>3.2205657234</text:p>
          </table:table-cell>
          <table:table-cell table:formula="of:=((((((((((-21*[.D63])+(14*[.D64]))+(39*[.D65]))+(54*[.D66]))+(59*[.D67]))+(54*[.D68]))+(39*[.D69]))+(14*[.D70]))-(21*[.D71]))/231)" office:value-type="float" office:value="3.12406937212205">
            <text:p>3.1240693721</text:p>
          </table:table-cell>
          <table:table-cell table:number-columns-repeated="1014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table:formula="of:=[.A68]/25" office:value-type="float" office:value="2.68">
            <text:p>2.68</text:p>
          </table:table-cell>
          <table:table-cell table:style-name="ce2" office:value-type="float" office:value="73">
            <text:p>73</text:p>
          </table:table-cell>
          <table:table-cell table:style-name="ce2" table:formula="of:=[.C68]*(9.81/232.37)" office:value-type="float" office:value="3.08185221844472">
            <text:p>3.0818522184</text:p>
          </table:table-cell>
          <table:table-cell table:style-name="ce5" table:formula="of:=AVERAGE([.D66:.D70])" office:value-type="float" office:value="4.01062959934587">
            <text:p>4.0106295993</text:p>
          </table:table-cell>
          <table:table-cell table:style-name="ce2" table:formula="of:=AVERAGE([.$D64:.$D72])" office:value-type="float" office:value="3.64943839566209">
            <text:p>3.6494383957</text:p>
          </table:table-cell>
          <table:table-cell table:formula="of:=AVERAGE([.$D67:.$D69])" office:value-type="float" office:value="4.03877436846409">
            <text:p>4.0387743685</text:p>
          </table:table-cell>
          <table:table-cell table:formula="of:=((((((((0.125*[.D65])+(0.25*[.D66]))+(0.5*[.D67]))+[.D68])+(0.5*[.D69]))+(0.25*[.D70]))+(0.125*[.D71]))/2.75)" office:value-type="float" office:value="3.82832825392106">
            <text:p>3.8283282539</text:p>
          </table:table-cell>
          <table:table-cell table:formula="of:=((((((((-2*[.D65])+(3*[.D66]))+(6*[.D67]))+(7*[.D68]))+(6*[.D69]))+(3*[.D70]))-(2*[.D71]))/21)" office:value-type="float" office:value="4.02269164325368">
            <text:p>4.0226916433</text:p>
          </table:table-cell>
          <table:table-cell table:formula="of:=((((((((((-21*[.D64])+(14*[.D65]))+(39*[.D66]))+(54*[.D67]))+(59*[.D68]))+(54*[.D69]))+(39*[.D70]))+(14*[.D71]))-(21*[.D72]))/231)" office:value-type="float" office:value="4.22116709300941">
            <text:p>4.221167093</text:p>
          </table:table-cell>
          <table:table-cell table:number-columns-repeated="1014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table:formula="of:=[.A69]/25" office:value-type="float" office:value="2.72">
            <text:p>2.72</text:p>
          </table:table-cell>
          <table:table-cell table:style-name="ce2" office:value-type="float" office:value="125">
            <text:p>125</text:p>
          </table:table-cell>
          <table:table-cell table:style-name="ce2" table:formula="of:=[.C69]*(9.81/232.37)" office:value-type="float" office:value="5.27714420966562">
            <text:p>5.2771442097</text:p>
          </table:table-cell>
          <table:table-cell table:style-name="ce5" table:formula="of:=AVERAGE([.D67:.D71])" office:value-type="float" office:value="4.77898179627319">
            <text:p>4.7789817963</text:p>
          </table:table-cell>
          <table:table-cell table:style-name="ce2" table:formula="of:=AVERAGE([.$D65:.$D73])" office:value-type="float" office:value="4.48909067435555">
            <text:p>4.4890906744</text:p>
          </table:table-cell>
          <table:table-cell table:formula="of:=AVERAGE([.$D68:.$D70])" office:value-type="float" office:value="4.64388690450574">
            <text:p>4.6438869045</text:p>
          </table:table-cell>
          <table:table-cell table:formula="of:=((((((((0.125*[.D66])+(0.25*[.D67]))+(0.5*[.D68]))+[.D69])+(0.5*[.D70]))+(0.25*[.D71]))+(0.125*[.D72]))/2.75)" office:value-type="float" office:value="4.74175394257591">
            <text:p>4.7417539426</text:p>
          </table:table-cell>
          <table:table-cell table:formula="of:=((((((((-2*[.D66])+(3*[.D67]))+(6*[.D68]))+(7*[.D69]))+(6*[.D70]))+(3*[.D71]))-(2*[.D72]))/21)" office:value-type="float" office:value="4.93538629894442">
            <text:p>4.9353862989</text:p>
          </table:table-cell>
          <table:table-cell table:formula="of:=((((((((((-21*[.D65])+(14*[.D66]))+(39*[.D67]))+(54*[.D68]))+(59*[.D69]))+(54*[.D70]))+(39*[.D71]))+(14*[.D72]))-(21*[.D73]))/231)" office:value-type="float" office:value="4.69743506912677">
            <text:p>4.6974350691</text:p>
          </table:table-cell>
          <table:table-cell table:number-columns-repeated="101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table:formula="of:=[.A70]/25" office:value-type="float" office:value="2.76">
            <text:p>2.76</text:p>
          </table:table-cell>
          <table:table-cell table:style-name="ce2" office:value-type="float" office:value="132">
            <text:p>132</text:p>
          </table:table-cell>
          <table:table-cell table:style-name="ce2" table:formula="of:=[.C70]*(9.81/232.37)" office:value-type="float" office:value="5.5726642854069">
            <text:p>5.5726642854</text:p>
          </table:table-cell>
          <table:table-cell table:style-name="ce5" table:formula="of:=AVERAGE([.D68:.D72])" office:value-type="float" office:value="5.066058441279">
            <text:p>5.0660584413</text:p>
          </table:table-cell>
          <table:table-cell table:style-name="ce2" table:formula="of:=AVERAGE([.$D66:.$D74])" office:value-type="float" office:value="5.03791367216078">
            <text:p>5.0379136722</text:p>
          </table:table-cell>
          <table:table-cell table:formula="of:=AVERAGE([.$D69:.$D71])" office:value-type="float" office:value="5.68524336187976">
            <text:p>5.6852433619</text:p>
          </table:table-cell>
          <table:table-cell table:formula="of:=((((((((0.125*[.D67])+(0.25*[.D68]))+(0.5*[.D69]))+[.D70])+(0.5*[.D71]))+(0.25*[.D72]))+(0.125*[.D73]))/2.75)" office:value-type="float" office:value="5.38268709385893">
            <text:p>5.3826870939</text:p>
          </table:table-cell>
          <table:table-cell table:formula="of:=((((((((-2*[.D67])+(3*[.D68]))+(6*[.D69]))+(7*[.D70]))+(6*[.D71]))+(3*[.D72]))-(2*[.D73]))/21)" office:value-type="float" office:value="5.2389477372909">
            <text:p>5.2389477373</text:p>
          </table:table-cell>
          <table:table-cell table:formula="of:=((((((((((-21*[.D66])+(14*[.D67]))+(39*[.D68]))+(54*[.D69]))+(59*[.D70]))+(54*[.D71]))+(39*[.D72]))+(14*[.D73]))-(21*[.D74]))/231)" office:value-type="float" office:value="5.40617152783095">
            <text:p>5.4061715278</text:p>
          </table:table-cell>
          <table:table-cell table:number-columns-repeated="101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table:formula="of:=[.A71]/25" office:value-type="float" office:value="2.8">
            <text:p>2.8</text:p>
          </table:table-cell>
          <table:table-cell table:style-name="ce2" office:value-type="float" office:value="147">
            <text:p>147</text:p>
          </table:table-cell>
          <table:table-cell table:style-name="ce2" table:formula="of:=[.C71]*(9.81/232.37)" office:value-type="float" office:value="6.20592159056677">
            <text:p>6.2059215906</text:p>
          </table:table-cell>
          <table:table-cell table:style-name="ce5" table:formula="of:=AVERAGE([.D69:.D73])" office:value-type="float" office:value="5.96950552997375">
            <text:p>5.96950553</text:p>
          </table:table-cell>
          <table:table-cell table:style-name="ce2" table:formula="of:=AVERAGE([.$D67:.$D75])" office:value-type="float" office:value="5.26307182510651">
            <text:p>5.2630718251</text:p>
          </table:table-cell>
          <table:table-cell table:formula="of:=AVERAGE([.$D70:.$D72])" office:value-type="float" office:value="5.65709859276154">
            <text:p>5.6570985928</text:p>
          </table:table-cell>
          <table:table-cell table:formula="of:=((((((((0.125*[.D68])+(0.25*[.D69]))+(0.5*[.D70]))+[.D71])+(0.5*[.D72]))+(0.25*[.D73]))+(0.125*[.D74]))/2.75)" office:value-type="float" office:value="5.81061551522454">
            <text:p>5.8106155152</text:p>
          </table:table-cell>
          <table:table-cell table:formula="of:=((((((((-2*[.D68])+(3*[.D69]))+(6*[.D70]))+(7*[.D71]))+(6*[.D72]))+(3*[.D73]))-(2*[.D74]))/21)" office:value-type="float" office:value="6.0913321734426">
            <text:p>6.0913321734</text:p>
          </table:table-cell>
          <table:table-cell table:formula="of:=((((((((((-21*[.D67])+(14*[.D68]))+(39*[.D69]))+(54*[.D70]))+(59*[.D71]))+(54*[.D72]))+(39*[.D73]))+(14*[.D74]))-(21*[.D75]))/231)" office:value-type="float" office:value="6.10284594262733">
            <text:p>6.1028459426</text:p>
          </table:table-cell>
          <table:table-cell table:number-columns-repeated="1014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table:formula="of:=[.A72]/25" office:value-type="float" office:value="2.84">
            <text:p>2.84</text:p>
          </table:table-cell>
          <table:table-cell table:style-name="ce2" office:value-type="float" office:value="123">
            <text:p>123</text:p>
          </table:table-cell>
          <table:table-cell table:style-name="ce2" table:formula="of:=[.C72]*(9.81/232.37)" office:value-type="float" office:value="5.19270990231097">
            <text:p>5.1927099023</text:p>
          </table:table-cell>
          <table:table-cell table:style-name="ce5" table:formula="of:=AVERAGE([.D70:.D74])" office:value-type="float" office:value="6.17214786762491">
            <text:p>6.1721478676</text:p>
          </table:table-cell>
          <table:table-cell table:style-name="ce2" table:formula="of:=AVERAGE([.$D68:.$D76])" office:value-type="float" office:value="4.94878856995309">
            <text:p>4.94878857</text:p>
          </table:table-cell>
          <table:table-cell table:formula="of:=AVERAGE([.$D71:.$D73])" office:value-type="float" office:value="6.33257305159874">
            <text:p>6.3325730516</text:p>
          </table:table-cell>
          <table:table-cell table:formula="of:=((((((((0.125*[.D69])+(0.25*[.D70]))+(0.5*[.D71]))+[.D72])+(0.5*[.D73]))+(0.25*[.D74]))+(0.125*[.D75]))/2.75)" office:value-type="float" office:value="5.91615839941786">
            <text:p>5.9161583994</text:p>
          </table:table-cell>
          <table:table-cell table:formula="of:=((((((((-2*[.D69])+(3*[.D70]))+(6*[.D71]))+(7*[.D72]))+(6*[.D73]))+(3*[.D74]))-(2*[.D75]))/21)" office:value-type="float" office:value="6.44917280937421">
            <text:p>6.4491728094</text:p>
          </table:table-cell>
          <table:table-cell table:formula="of:=((((((((((-21*[.D68])+(14*[.D69]))+(39*[.D70]))+(54*[.D71]))+(59*[.D72]))+(54*[.D73]))+(39*[.D74]))+(14*[.D75]))-(21*[.D76]))/231)" office:value-type="float" office:value="6.77758936850042">
            <text:p>6.7775893685</text:p>
          </table:table-cell>
          <table:table-cell table:number-columns-repeated="1014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table:formula="of:=[.A73]/25" office:value-type="float" office:value="2.88">
            <text:p>2.88</text:p>
          </table:table-cell>
          <table:table-cell table:style-name="ce2" office:value-type="float" office:value="180">
            <text:p>180</text:p>
          </table:table-cell>
          <table:table-cell table:style-name="ce2" table:formula="of:=[.C73]*(9.81/232.37)" office:value-type="float" office:value="7.59908766191849">
            <text:p>7.5990876619</text:p>
          </table:table-cell>
          <table:table-cell table:style-name="ce5" table:formula="of:=AVERAGE([.D71:.D75])" office:value-type="float" office:value="5.93573180703189">
            <text:p>5.935731807</text:p>
          </table:table-cell>
          <table:table-cell table:style-name="ce2" table:formula="of:=AVERAGE([.$D69:.$D77])" office:value-type="float" office:value="4.46094590523734">
            <text:p>4.4609459052</text:p>
          </table:table-cell>
          <table:table-cell table:formula="of:=AVERAGE([.$D72:.$D74])" office:value-type="float" office:value="6.36071782071696">
            <text:p>6.3607178207</text:p>
          </table:table-cell>
          <table:table-cell table:formula="of:=((((((((0.125*[.D70])+(0.25*[.D71]))+(0.5*[.D72]))+[.D73])+(0.5*[.D74]))+(0.25*[.D75]))+(0.125*[.D76]))/2.75)" office:value-type="float" office:value="6.10997351402739">
            <text:p>6.109973514</text:p>
          </table:table-cell>
          <table:table-cell table:formula="of:=((((((((-2*[.D70])+(3*[.D71]))+(6*[.D72]))+(7*[.D73]))+(6*[.D74]))+(3*[.D75]))-(2*[.D76]))/21)" office:value-type="float" office:value="6.70850675339207">
            <text:p>6.7085067534</text:p>
          </table:table-cell>
          <table:table-cell table:formula="of:=((((((((((-21*[.D69])+(14*[.D70]))+(39*[.D71]))+(54*[.D72]))+(59*[.D73]))+(54*[.D74]))+(39*[.D75]))+(14*[.D76]))-(21*[.D77]))/231)" office:value-type="float" office:value="6.44752798520497">
            <text:p>6.4475279852</text:p>
          </table:table-cell>
          <table:table-cell table:number-columns-repeated="1014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table:formula="of:=[.A74]/25" office:value-type="float" office:value="2.92">
            <text:p>2.92</text:p>
          </table:table-cell>
          <table:table-cell table:style-name="ce2" office:value-type="float" office:value="149">
            <text:p>149</text:p>
          </table:table-cell>
          <table:table-cell table:style-name="ce2" table:formula="of:=[.C74]*(9.81/232.37)" office:value-type="float" office:value="6.29035589792142">
            <text:p>6.2903558979</text:p>
          </table:table-cell>
          <table:table-cell table:style-name="ce2" table:formula="of:=AVERAGE([.D72:.D76])" office:value-type="float" office:value="4.88030296509877">
            <text:p>4.8803029651</text:p>
          </table:table-cell>
          <table:table-cell table:style-name="ce2" table:formula="of:=AVERAGE([.$D70:.$D78])" office:value-type="float" office:value="3.68696475448638">
            <text:p>3.6869647545</text:p>
          </table:table-cell>
          <table:table-cell table:formula="of:=AVERAGE([.$D73:.$D75])" office:value-type="float" office:value="6.0933425140939">
            <text:p>6.0933425141</text:p>
          </table:table-cell>
          <table:table-cell table:formula="of:=((((((((0.125*[.D71])+(0.25*[.D72]))+(0.5*[.D73]))+[.D74])+(0.5*[.D75]))+(0.25*[.D76]))+(0.125*[.D77]))/2.75)" office:value-type="float" office:value="5.24644082517302">
            <text:p>5.2464408252</text:p>
          </table:table-cell>
          <table:table-cell table:formula="of:=((((((((-2*[.D71])+(3*[.D72]))+(6*[.D73]))+(7*[.D74]))+(6*[.D75]))+(3*[.D76]))-(2*[.D77]))/21)" office:value-type="float" office:value="5.93050492133851">
            <text:p>5.9305049213</text:p>
          </table:table-cell>
          <table:table-cell table:formula="of:=((((((((((-21*[.D70])+(14*[.D71]))+(39*[.D72]))+(54*[.D73]))+(59*[.D74]))+(54*[.D75]))+(39*[.D76]))+(14*[.D77]))-(21*[.D78]))/231)" office:value-type="float" office:value="5.38661639604102">
            <text:p>5.386616396</text:p>
          </table:table-cell>
          <table:table-cell table:number-columns-repeated="1014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table:formula="of:=[.A75]/25" office:value-type="float" office:value="2.96">
            <text:p>2.96</text:p>
          </table:table-cell>
          <table:table-cell table:style-name="ce2" office:value-type="float" office:value="104">
            <text:p>104</text:p>
          </table:table-cell>
          <table:table-cell table:style-name="ce2" table:formula="of:=[.C75]*(9.81/232.37)" office:value-type="float" office:value="4.3905839824418">
            <text:p>4.3905839824</text:p>
          </table:table-cell>
          <table:table-cell table:style-name="ce2" table:formula="of:=AVERAGE([.D73:.D77])" office:value-type="float" office:value="3.58001463183716">
            <text:p>3.5800146318</text:p>
          </table:table-cell>
          <table:table-cell table:style-name="ce2" table:formula="of:=AVERAGE([.$D71:.$D79])" office:value-type="float" office:value="2.92705598829453">
            <text:p>2.9270559883</text:p>
          </table:table-cell>
          <table:table-cell table:formula="of:=AVERAGE([.$D74:.$D76])" office:value-type="float" office:value="3.86990575375479">
            <text:p>3.8699057538</text:p>
          </table:table-cell>
          <table:table-cell table:formula="of:=((((((((0.125*[.D72])+(0.25*[.D73]))+(0.5*[.D74]))+[.D75])+(0.5*[.D76]))+(0.25*[.D77]))+(0.125*[.D78]))/2.75)" office:value-type="float" office:value="3.64027002390388">
            <text:p>3.6402700239</text:p>
          </table:table-cell>
          <table:table-cell table:formula="of:=((((((((-2*[.D72])+(3*[.D73]))+(6*[.D74]))+(7*[.D75]))+(6*[.D76]))+(3*[.D77]))-(2*[.D78]))/21)" office:value-type="float" office:value="4.09104322539792">
            <text:p>4.0910432254</text:p>
          </table:table-cell>
          <table:table-cell table:formula="of:=((((((((((-21*[.D71])+(14*[.D72]))+(39*[.D73]))+(54*[.D74]))+(59*[.D75]))+(54*[.D76]))+(39*[.D77]))+(14*[.D78]))-(21*[.D79]))/231)" office:value-type="float" office:value="3.6343303810705">
            <text:p>3.6343303811</text:p>
          </table:table-cell>
          <table:table-cell table:number-columns-repeated="1014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table:formula="of:=[.A76]/25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table:formula="of:=[.C76]*(9.81/232.37)" office:value-type="float" office:value="0.928777380901149">
            <text:p>0.9287773809</text:p>
          </table:table-cell>
          <table:table-cell table:style-name="ce2" table:formula="of:=AVERAGE([.D74:.D78])" office:value-type="float" office:value="1.72245987003486">
            <text:p>1.72245987</text:p>
          </table:table-cell>
          <table:table-cell table:style-name="ce2" table:formula="of:=AVERAGE([.$D72:.$D80])" office:value-type="float" office:value="2.15776563239661">
            <text:p>2.1577656324</text:p>
          </table:table-cell>
          <table:table-cell table:formula="of:=AVERAGE([.$D75:.$D77])" office:value-type="float" office:value="1.33687653311529">
            <text:p>1.3368765331</text:p>
          </table:table-cell>
          <table:table-cell table:formula="of:=((((((((0.125*[.D73])+(0.25*[.D74]))+(0.5*[.D75]))+[.D76])+(0.5*[.D77]))+(0.25*[.D78]))+(0.125*[.D79]))/2.75)" office:value-type="float" office:value="1.60425183973835">
            <text:p>1.6042518397</text:p>
          </table:table-cell>
          <table:table-cell table:formula="of:=((((((((-2*[.D73])+(3*[.D74]))+(6*[.D75]))+(7*[.D76]))+(6*[.D77]))+(3*[.D78]))-(2*[.D79]))/21)" office:value-type="float" office:value="1.24440086315544">
            <text:p>1.2444008632</text:p>
          </table:table-cell>
          <table:table-cell table:formula="of:=((((((((((-21*[.D72])+(14*[.D73]))+(39*[.D74]))+(54*[.D75]))+(59*[.D76]))+(54*[.D77]))+(39*[.D78]))+(14*[.D79]))-(21*[.D80]))/231)" office:value-type="float" office:value="1.71153092722142">
            <text:p>1.7115309272</text:p>
          </table:table-cell>
          <table:table-cell table:number-columns-repeated="1014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table:formula="of:=[.A77]/25" office:value-type="float" office:value="3.04">
            <text:p>3.04</text:p>
          </table:table-cell>
          <table:table-cell table:style-name="ce2" office:value-type="float" office:value="-31">
            <text:p>-31</text:p>
          </table:table-cell>
          <table:table-cell table:style-name="ce2" table:formula="of:=[.C77]*(9.81/232.37)" office:value-type="float" office:value="-1.30873176399707">
            <text:p>-1.308731764</text:p>
          </table:table-cell>
          <table:table-cell table:style-name="ce2" table:formula="of:=AVERAGE([.D75:.D79])" office:value-type="float" office:value="0.211085768386625">
            <text:p>0.2110857684</text:p>
          </table:table-cell>
          <table:table-cell table:style-name="ce2" table:formula="of:=AVERAGE([.$D73:.$D81])" office:value-type="float" office:value="1.47760037870637">
            <text:p>1.4776003787</text:p>
          </table:table-cell>
          <table:table-cell table:formula="of:=AVERAGE([.$D76:.$D78])" office:value-type="float" office:value="-0.689546843396308">
            <text:p>-0.6895468434</text:p>
          </table:table-cell>
          <table:table-cell table:formula="of:=((((((((0.125*[.D74])+(0.25*[.D75]))+(0.5*[.D76]))+[.D77])+(0.5*[.D78]))+(0.25*[.D79]))+(0.125*[.D80]))/2.75)" office:value-type="float" office:value="-0.0767584612315">
            <text:p>-0.0767584612</text:p>
          </table:table-cell>
          <table:table-cell table:formula="of:=((((((((-2*[.D74])+(3*[.D75]))+(6*[.D76]))+(7*[.D77]))+(6*[.D78]))+(3*[.D79]))-(2*[.D80]))/21)" office:value-type="float" office:value="-0.737795019027536">
            <text:p>-0.737795019</text:p>
          </table:table-cell>
          <table:table-cell table:formula="of:=((((((((((-21*[.D73])+(14*[.D74]))+(39*[.D75]))+(54*[.D76]))+(59*[.D77]))+(54*[.D78]))+(39*[.D79]))+(14*[.D80]))-(21*[.D81]))/231)" office:value-type="float" office:value="-0.253120163822922">
            <text:p>-0.2531201638</text:p>
          </table:table-cell>
          <table:table-cell table:number-columns-repeated="1014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table:formula="of:=[.A78]/25" office:value-type="float" office:value="3.08">
            <text:p>3.08</text:p>
          </table:table-cell>
          <table:table-cell table:style-name="ce2" office:value-type="float" office:value="-40">
            <text:p>-40</text:p>
          </table:table-cell>
          <table:table-cell table:style-name="ce2" table:formula="of:=[.C78]*(9.81/232.37)" office:value-type="float" office:value="-1.688686147093">
            <text:p>-1.6886861471</text:p>
          </table:table-cell>
          <table:table-cell table:style-name="ce2" table:formula="of:=AVERAGE([.D76:.D80])" office:value-type="float" office:value="-0.810569350604639">
            <text:p>-0.8105693506</text:p>
          </table:table-cell>
          <table:table-cell table:style-name="ce2" table:formula="of:=AVERAGE([.$D74:.$D82])" office:value-type="float" office:value="0.379954383095925">
            <text:p>0.3799543831</text:p>
          </table:table-cell>
          <table:table-cell table:formula="of:=AVERAGE([.$D77:.$D79])" office:value-type="float" office:value="-1.42131084046994">
            <text:p>-1.4213108405</text:p>
          </table:table-cell>
          <table:table-cell table:formula="of:=((((((((0.125*[.D75])+(0.25*[.D76]))+(0.5*[.D77]))+[.D78])+(0.5*[.D79]))+(0.25*[.D80]))+(0.125*[.D81]))/2.75)" office:value-type="float" office:value="-0.905749842531699">
            <text:p>-0.9057498425</text:p>
          </table:table-cell>
          <table:table-cell table:formula="of:=((((((((-2*[.D75])+(3*[.D76]))+(6*[.D77]))+(7*[.D78]))+(6*[.D79]))+(3*[.D80]))-(2*[.D81]))/21)" office:value-type="float" office:value="-1.59822081778444">
            <text:p>-1.5982208178</text:p>
          </table:table-cell>
          <table:table-cell table:formula="of:=((((((((((-21*[.D74])+(14*[.D75]))+(39*[.D76]))+(54*[.D77]))+(59*[.D78]))+(54*[.D79]))+(39*[.D80]))+(14*[.D81]))-(21*[.D82]))/231)" office:value-type="float" office:value="-1.15247346791866">
            <text:p>-1.1524734679</text:p>
          </table:table-cell>
          <table:table-cell table:number-columns-repeated="101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table:formula="of:=[.A79]/25" office:value-type="float" office:value="3.12">
            <text:p>3.12</text:p>
          </table:table-cell>
          <table:table-cell table:style-name="ce2" office:value-type="float" office:value="-30">
            <text:p>-30</text:p>
          </table:table-cell>
          <table:table-cell table:style-name="ce2" table:formula="of:=[.C79]*(9.81/232.37)" office:value-type="float" office:value="-1.26651461031975">
            <text:p>-1.2665146103</text:p>
          </table:table-cell>
          <table:table-cell table:style-name="ce2" table:formula="of:=AVERAGE([.D77:.D81])" office:value-type="float" office:value="-1.1820803029651">
            <text:p>-1.182080303</text:p>
          </table:table-cell>
          <table:table-cell table:style-name="ce2" table:formula="of:=AVERAGE([.$D75:.$D83])" office:value-type="float" office:value="-0.623875715453802">
            <text:p>-0.6238757155</text:p>
          </table:table-cell>
          <table:table-cell table:formula="of:=AVERAGE([.$D78:.$D80])" office:value-type="float" office:value="-1.22429745664242">
            <text:p>-1.2242974566</text:p>
          </table:table-cell>
          <table:table-cell table:formula="of:=((((((((0.125*[.D76])+(0.25*[.D77]))+(0.5*[.D78]))+[.D79])+(0.5*[.D80]))+(0.25*[.D81]))+(0.125*[.D82]))/2.75)" office:value-type="float" office:value="-1.16289068765722">
            <text:p>-1.1628906877</text:p>
          </table:table-cell>
          <table:table-cell table:formula="of:=((((((((-2*[.D76])+(3*[.D77]))+(6*[.D78]))+(7*[.D79]))+(6*[.D80]))+(3*[.D81]))-(2*[.D82]))/21)" office:value-type="float" office:value="-1.30069040139187">
            <text:p>-1.3006904014</text:p>
          </table:table-cell>
          <table:table-cell table:formula="of:=((((((((((-21*[.D75])+(14*[.D76]))+(39*[.D77]))+(54*[.D78]))+(59*[.D79]))+(54*[.D80]))+(39*[.D81]))+(14*[.D82]))-(21*[.D83]))/231)" office:value-type="float" office:value="-1.49532792808603">
            <text:p>-1.4953279281</text:p>
          </table:table-cell>
          <table:table-cell table:number-columns-repeated="101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table:formula="of:=[.A80]/25" office:value-type="float" office:value="3.16">
            <text:p>3.16</text:p>
          </table:table-cell>
          <table:table-cell table:style-name="ce2" office:value-type="float" office:value="-17">
            <text:p>-17</text:p>
          </table:table-cell>
          <table:table-cell table:style-name="ce2" table:formula="of:=[.C80]*(9.81/232.37)" office:value-type="float" office:value="-0.717691612514524">
            <text:p>-0.7176916125</text:p>
          </table:table-cell>
          <table:table-cell table:style-name="ce2" table:formula="of:=AVERAGE([.D78:.D82])" office:value-type="float" office:value="-1.37627920988079">
            <text:p>-1.3762792099</text:p>
          </table:table-cell>
          <table:table-cell table:style-name="ce2" table:formula="of:=AVERAGE([.$D76:.$D84])" office:value-type="float" office:value="-1.44476481473512">
            <text:p>-1.4447648147</text:p>
          </table:table-cell>
          <table:table-cell table:formula="of:=AVERAGE([.$D79:.$D81])" office:value-type="float" office:value="-0.970994534578474">
            <text:p>-0.9709945346</text:p>
          </table:table-cell>
          <table:table-cell table:formula="of:=((((((((0.125*[.D77])+(0.25*[.D78]))+(0.5*[.D79]))+[.D80])+(0.5*[.D81]))+(0.25*[.D82]))+(0.125*[.D83]))/2.75)" office:value-type="float" office:value="-1.20510784133455">
            <text:p>-1.2051078413</text:p>
          </table:table-cell>
          <table:table-cell table:formula="of:=((((((((-2*[.D77])+(3*[.D78]))+(6*[.D79]))+(7*[.D80]))+(6*[.D81]))+(3*[.D82]))-(2*[.D83]))/21)" office:value-type="float" office:value="-1.04738747932792">
            <text:p>-1.0473874793</text:p>
          </table:table-cell>
          <table:table-cell table:formula="of:=((((((((((-21*[.D76])+(14*[.D77]))+(39*[.D78]))+(54*[.D79]))+(59*[.D80]))+(54*[.D81]))+(39*[.D82]))+(14*[.D83]))-(21*[.D84]))/231)" office:value-type="float" office:value="-1.42405221408535">
            <text:p>-1.4240522141</text:p>
          </table:table-cell>
          <table:table-cell table:number-columns-repeated="1014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table:formula="of:=[.A81]/25" office:value-type="float" office:value="3.2">
            <text:p>3.2</text:p>
          </table:table-cell>
          <table:table-cell table:style-name="ce2" office:value-type="float" office:value="-22">
            <text:p>-22</text:p>
          </table:table-cell>
          <table:table-cell table:style-name="ce2" table:formula="of:=[.C81]*(9.81/232.37)" office:value-type="float" office:value="-0.928777380901149">
            <text:p>-0.9287773809</text:p>
          </table:table-cell>
          <table:table-cell table:style-name="ce2" table:formula="of:=AVERAGE([.D79:.D83])" office:value-type="float" office:value="-1.58736497826742">
            <text:p>-1.5873649783</text:p>
          </table:table-cell>
          <table:table-cell table:style-name="ce2" table:formula="of:=AVERAGE([.$D77:.$D85])" office:value-type="float" office:value="-1.89977191547962">
            <text:p>-1.8997719155</text:p>
          </table:table-cell>
          <table:table-cell table:formula="of:=AVERAGE([.$D80:.$D82])" office:value-type="float" office:value="-1.30873176399707">
            <text:p>-1.308731764</text:p>
          </table:table-cell>
          <table:table-cell table:formula="of:=((((((((0.125*[.D78])+(0.25*[.D79]))+(0.5*[.D80]))+[.D81])+(0.5*[.D82]))+(0.25*[.D83]))+(0.125*[.D84]))/2.75)" office:value-type="float" office:value="-1.46032972492929">
            <text:p>-1.4603297249</text:p>
          </table:table-cell>
          <table:table-cell table:formula="of:=((((((((-2*[.D78])+(3*[.D79]))+(6*[.D80]))+(7*[.D81]))+(6*[.D82]))+(3*[.D83]))-(2*[.D84]))/21)" office:value-type="float" office:value="-1.29264903878666">
            <text:p>-1.2926490388</text:p>
          </table:table-cell>
          <table:table-cell table:formula="of:=((((((((((-21*[.D77])+(14*[.D78]))+(39*[.D79]))+(54*[.D80]))+(59*[.D81]))+(54*[.D82]))+(39*[.D83]))+(14*[.D84]))-(21*[.D85]))/231)" office:value-type="float" office:value="-1.49222103798856">
            <text:p>-1.492221038</text:p>
          </table:table-cell>
          <table:table-cell table:number-columns-repeated="1014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table:formula="of:=[.A82]/25" office:value-type="float" office:value="3.24">
            <text:p>3.24</text:p>
          </table:table-cell>
          <table:table-cell table:style-name="ce2" office:value-type="float" office:value="-54">
            <text:p>-54</text:p>
          </table:table-cell>
          <table:table-cell table:style-name="ce2" table:formula="of:=[.C82]*(9.81/232.37)" office:value-type="float" office:value="-2.27972629857555">
            <text:p>-2.2797262986</text:p>
          </table:table-cell>
          <table:table-cell table:style-name="ce2" table:formula="of:=AVERAGE([.D80:.D84])" office:value-type="float" office:value="-1.93354563842148">
            <text:p>-1.9335456384</text:p>
          </table:table-cell>
          <table:table-cell table:style-name="ce2" table:formula="of:=AVERAGE([.$D78:.$D86])" office:value-type="float" office:value="-2.15776563239661">
            <text:p>-2.1577656324</text:p>
          </table:table-cell>
          <table:table-cell table:formula="of:=AVERAGE([.$D81:.$D83])" office:value-type="float" office:value="-1.98420622283427">
            <text:p>-1.9842062228</text:p>
          </table:table-cell>
          <table:table-cell table:formula="of:=((((((((0.125*[.D79])+(0.25*[.D80]))+(0.5*[.D81]))+[.D82])+(0.5*[.D83]))+(0.25*[.D84]))+(0.125*[.D85]))/2.75)" office:value-type="float" office:value="-2.03601818416554">
            <text:p>-2.0360181842</text:p>
          </table:table-cell>
          <table:table-cell table:formula="of:=((((((((-2*[.D79])+(3*[.D80]))+(6*[.D81]))+(7*[.D82]))+(6*[.D83]))+(3*[.D84]))-(2*[.D85]))/21)" office:value-type="float" office:value="-1.91786498134133">
            <text:p>-1.9178649813</text:p>
          </table:table-cell>
          <table:table-cell table:formula="of:=((((((((((-21*[.D78])+(14*[.D79]))+(39*[.D80]))+(54*[.D81]))+(59*[.D82]))+(54*[.D83]))+(39*[.D84]))+(14*[.D85]))-(21*[.D86]))/231)" office:value-type="float" office:value="-1.85316856401764">
            <text:p>-1.853168564</text:p>
          </table:table-cell>
          <table:table-cell table:number-columns-repeated="1014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table:formula="of:=[.A83]/25" office:value-type="float" office:value="3.28">
            <text:p>3.28</text:p>
          </table:table-cell>
          <table:table-cell table:style-name="ce2" office:value-type="float" office:value="-65">
            <text:p>-65</text:p>
          </table:table-cell>
          <table:table-cell table:style-name="ce2" table:formula="of:=[.C83]*(9.81/232.37)" office:value-type="float" office:value="-2.74411498902612">
            <text:p>-2.744114989</text:p>
          </table:table-cell>
          <table:table-cell table:style-name="ce2" table:formula="of:=AVERAGE([.D81:.D85])" office:value-type="float" office:value="-2.42326462107845">
            <text:p>-2.4232646211</text:p>
          </table:table-cell>
          <table:table-cell table:style-name="ce2" table:formula="of:=AVERAGE([.$D79:.$D87])" office:value-type="float" office:value="-2.35946981107716">
            <text:p>-2.3594698111</text:p>
          </table:table-cell>
          <table:table-cell table:formula="of:=AVERAGE([.$D82:.$D84])" office:value-type="float" office:value="-2.67375306623058">
            <text:p>-2.6737530662</text:p>
          </table:table-cell>
          <table:table-cell table:formula="of:=((((((((0.125*[.D80])+(0.25*[.D81]))+(0.5*[.D82]))+[.D83])+(0.5*[.D84]))+(0.25*[.D85]))+(0.125*[.D86]))/2.75)" office:value-type="float" office:value="-2.52727233604714">
            <text:p>-2.527272336</text:p>
          </table:table-cell>
          <table:table-cell table:formula="of:=((((((((-2*[.D80])+(3*[.D81]))+(6*[.D82]))+(7*[.D83]))+(6*[.D84]))+(3*[.D85]))-(2*[.D86]))/21)" office:value-type="float" office:value="-2.59333944017853">
            <text:p>-2.5933394402</text:p>
          </table:table-cell>
          <table:table-cell table:formula="of:=((((((((((-21*[.D79])+(14*[.D80]))+(39*[.D81]))+(54*[.D82]))+(59*[.D83]))+(54*[.D84]))+(39*[.D85]))+(14*[.D86]))-(21*[.D87]))/231)" office:value-type="float" office:value="-2.45572248468492">
            <text:p>-2.4557224847</text:p>
          </table:table-cell>
          <table:table-cell table:number-columns-repeated="1014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table:formula="of:=[.A84]/25" office:value-type="float" office:value="3.32">
            <text:p>3.32</text:p>
          </table:table-cell>
          <table:table-cell table:style-name="ce2" office:value-type="float" office:value="-71">
            <text:p>-71</text:p>
          </table:table-cell>
          <table:table-cell table:style-name="ce2" table:formula="of:=[.C84]*(9.81/232.37)" office:value-type="float" office:value="-2.99741791109007">
            <text:p>-2.9974179111</text:p>
          </table:table-cell>
          <table:table-cell table:style-name="ce2" table:formula="of:=AVERAGE([.D82:.D86])" office:value-type="float" office:value="-2.96364418814821">
            <text:p>-2.9636441881</text:p>
          </table:table-cell>
          <table:table-cell table:style-name="ce2" table:formula="of:=AVERAGE([.$D80:.$D88])" office:value-type="float" office:value="-2.598700348582">
            <text:p>-2.5987003486</text:p>
          </table:table-cell>
          <table:table-cell table:formula="of:=AVERAGE([.$D83:.$D85])" office:value-type="float" office:value="-2.96927314197186">
            <text:p>-2.969273142</text:p>
          </table:table-cell>
          <table:table-cell table:formula="of:=((((((((0.125*[.D81])+(0.25*[.D82]))+(0.5*[.D83]))+[.D84])+(0.5*[.D85]))+(0.25*[.D86]))+(0.125*[.D87]))/2.75)" office:value-type="float" office:value="-2.90338879608148">
            <text:p>-2.9033887961</text:p>
          </table:table-cell>
          <table:table-cell table:formula="of:=((((((((-2*[.D81])+(3*[.D82]))+(6*[.D83]))+(7*[.D84]))+(6*[.D85]))+(3*[.D86]))-(2*[.D87]))/21)" office:value-type="float" office:value="-3.10999698756294">
            <text:p>-3.1099969876</text:p>
          </table:table-cell>
          <table:table-cell table:formula="of:=((((((((((-21*[.D80])+(14*[.D81]))+(39*[.D82]))+(54*[.D83]))+(59*[.D84]))+(54*[.D85]))+(39*[.D86]))+(14*[.D87]))-(21*[.D88]))/231)" office:value-type="float" office:value="-3.0376247241161">
            <text:p>-3.0376247241</text:p>
          </table:table-cell>
          <table:table-cell table:number-columns-repeated="1014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table:formula="of:=[.A85]/25" office:value-type="float" office:value="3.36">
            <text:p>3.36</text:p>
          </table:table-cell>
          <table:table-cell table:style-name="ce2" office:value-type="float" office:value="-75">
            <text:p>-75</text:p>
          </table:table-cell>
          <table:table-cell table:style-name="ce2" table:formula="of:=[.C85]*(9.81/232.37)" office:value-type="float" office:value="-3.16628652579937">
            <text:p>-3.1662865258</text:p>
          </table:table-cell>
          <table:table-cell table:style-name="ce2" table:formula="of:=AVERAGE([.D83:.D87])" office:value-type="float" office:value="-3.2085036794767">
            <text:p>-3.2085036795</text:p>
          </table:table-cell>
          <table:table-cell table:style-name="ce2" table:formula="of:=AVERAGE([.$D81:.$D89])" office:value-type="float" office:value="-2.9223651934415">
            <text:p>-2.9223651934</text:p>
          </table:table-cell>
          <table:table-cell table:formula="of:=AVERAGE([.$D84:.$D86])" office:value-type="float" office:value="-3.26479321771313">
            <text:p>-3.2647932177</text:p>
          </table:table-cell>
          <table:table-cell table:formula="of:=((((((((0.125*[.D82])+(0.25*[.D83]))+(0.5*[.D84]))+[.D85])+(0.5*[.D86]))+(0.25*[.D87]))+(0.125*[.D88]))/2.75)" office:value-type="float" office:value="-3.18355717957646">
            <text:p>-3.1835571796</text:p>
          </table:table-cell>
          <table:table-cell table:formula="of:=((((((((-2*[.D82])+(3*[.D83]))+(6*[.D84]))+(7*[.D85]))+(6*[.D86]))+(3*[.D87]))-(2*[.D88]))/21)" office:value-type="float" office:value="-3.29896900878525">
            <text:p>-3.2989690088</text:p>
          </table:table-cell>
          <table:table-cell table:formula="of:=((((((((((-21*[.D81])+(14*[.D82]))+(39*[.D83]))+(54*[.D84]))+(59*[.D85]))+(54*[.D86]))+(39*[.D87]))+(14*[.D88]))-(21*[.D89]))/231)" office:value-type="float" office:value="-3.34392753607799">
            <text:p>-3.3439275361</text:p>
          </table:table-cell>
          <table:table-cell table:number-columns-repeated="1014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table:formula="of:=[.A86]/25" office:value-type="float" office:value="3.4">
            <text:p>3.4</text:p>
          </table:table-cell>
          <table:table-cell table:style-name="ce2" office:value-type="float" office:value="-86">
            <text:p>-86</text:p>
          </table:table-cell>
          <table:table-cell table:style-name="ce2" table:formula="of:=[.C86]*(9.81/232.37)" office:value-type="float" office:value="-3.63067521624995">
            <text:p>-3.6306752162</text:p>
          </table:table-cell>
          <table:table-cell table:style-name="ce2" table:formula="of:=AVERAGE([.D84:.D88])" office:value-type="float" office:value="-3.34359857124414">
            <text:p>-3.3435985712</text:p>
          </table:table-cell>
          <table:table-cell table:style-name="ce2" table:formula="of:=AVERAGE([.$D82:.$D90])" office:value-type="float" office:value="-3.19443129491759">
            <text:p>-3.1944312949</text:p>
          </table:table-cell>
          <table:table-cell table:formula="of:=AVERAGE([.$D85:.$D87])" office:value-type="float" office:value="-3.43366183242243">
            <text:p>-3.4336618324</text:p>
          </table:table-cell>
          <table:table-cell table:formula="of:=((((((((0.125*[.D83])+(0.25*[.D84]))+(0.5*[.D85]))+[.D86])+(0.5*[.D87]))+(0.25*[.D88]))+(0.125*[.D89]))/2.75)" office:value-type="float" office:value="-3.40615671714781">
            <text:p>-3.4061567171</text:p>
          </table:table-cell>
          <table:table-cell table:formula="of:=((((((((-2*[.D83])+(3*[.D84]))+(6*[.D85]))+(7*[.D86]))+(6*[.D87]))+(3*[.D88]))-(2*[.D89]))/21)" office:value-type="float" office:value="-3.42562046981722">
            <text:p>-3.4256204698</text:p>
          </table:table-cell>
          <table:table-cell table:formula="of:=((((((((((-21*[.D82])+(14*[.D83]))+(39*[.D84]))+(54*[.D85]))+(59*[.D86]))+(54*[.D87]))+(39*[.D88]))+(14*[.D89]))-(21*[.D90]))/231)" office:value-type="float" office:value="-3.44206871150969">
            <text:p>-3.4420687115</text:p>
          </table:table-cell>
          <table:table-cell table:number-columns-repeated="1014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table:formula="of:=[.A87]/25" office:value-type="float" office:value="3.44">
            <text:p>3.44</text:p>
          </table:table-cell>
          <table:table-cell table:style-name="ce2" office:value-type="float" office:value="-83">
            <text:p>-83</text:p>
          </table:table-cell>
          <table:table-cell table:style-name="ce2" table:formula="of:=[.C87]*(9.81/232.37)" office:value-type="float" office:value="-3.50402375521797">
            <text:p>-3.5040237552</text:p>
          </table:table-cell>
          <table:table-cell table:style-name="ce2" table:formula="of:=AVERAGE([.D85:.D89])" office:value-type="float" office:value="-3.47025003227611">
            <text:p>-3.4702500323</text:p>
          </table:table-cell>
          <table:table-cell table:style-name="ce2" table:formula="of:=AVERAGE([.$D83:.$D91])" office:value-type="float" office:value="-3.28824719197831">
            <text:p>-3.288247192</text:p>
          </table:table-cell>
          <table:table-cell table:formula="of:=AVERAGE([.$D86:.$D88])" office:value-type="float" office:value="-3.51809613977708">
            <text:p>-3.5180961398</text:p>
          </table:table-cell>
          <table:table-cell table:formula="of:=((((((((0.125*[.D84])+(0.25*[.D85]))+(0.5*[.D86]))+[.D87])+(0.5*[.D88]))+(0.25*[.D89]))+(0.125*[.D90]))/2.75)" office:value-type="float" office:value="-3.46372556307144">
            <text:p>-3.4637255631</text:p>
          </table:table-cell>
          <table:table-cell table:formula="of:=((((((((-2*[.D84])+(3*[.D85]))+(6*[.D86]))+(7*[.D87]))+(6*[.D88]))+(3*[.D89]))-(2*[.D90]))/21)" office:value-type="float" office:value="-3.5462409088953">
            <text:p>-3.5462409089</text:p>
          </table:table-cell>
          <table:table-cell table:formula="of:=((((((((((-21*[.D83])+(14*[.D84]))+(39*[.D85]))+(54*[.D86]))+(59*[.D87]))+(54*[.D88]))+(39*[.D89]))+(14*[.D90]))-(21*[.D91]))/231)" office:value-type="float" office:value="-3.54349953527989">
            <text:p>-3.5434995353</text:p>
          </table:table-cell>
          <table:table-cell table:number-columns-repeated="1014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table:formula="of:=[.A88]/25" office:value-type="float" office:value="3.48">
            <text:p>3.48</text:p>
          </table:table-cell>
          <table:table-cell table:style-name="ce2" office:value-type="float" office:value="-81">
            <text:p>-81</text:p>
          </table:table-cell>
          <table:table-cell table:style-name="ce2" table:formula="of:=[.C88]*(9.81/232.37)" office:value-type="float" office:value="-3.41958944786332">
            <text:p>-3.4195894479</text:p>
          </table:table-cell>
          <table:table-cell table:style-name="ce2" table:formula="of:=AVERAGE([.D86:.D90])" office:value-type="float" office:value="-3.51246718595344">
            <text:p>-3.512467186</text:p>
          </table:table-cell>
          <table:table-cell table:style-name="ce2" table:formula="of:=AVERAGE([.$D84:.$D92])" office:value-type="float" office:value="-3.2741748074192">
            <text:p>-3.2741748074</text:p>
          </table:table-cell>
          <table:table-cell table:formula="of:=AVERAGE([.$D87:.$D89])" office:value-type="float" office:value="-3.51809613977708">
            <text:p>-3.5180961398</text:p>
          </table:table-cell>
          <table:table-cell table:formula="of:=((((((((0.125*[.D85])+(0.25*[.D86]))+(0.5*[.D87]))+[.D88])+(0.5*[.D89]))+(0.25*[.D90]))+(0.125*[.D91]))/2.75)" office:value-type="float" office:value="-3.46372556307143">
            <text:p>-3.4637255631</text:p>
          </table:table-cell>
          <table:table-cell table:formula="of:=((((((((-2*[.D85])+(3*[.D86]))+(6*[.D87]))+(7*[.D88]))+(6*[.D89]))+(3*[.D90]))-(2*[.D91]))/21)" office:value-type="float" office:value="-3.58041669996742">
            <text:p>-3.5804167</text:p>
          </table:table-cell>
          <table:table-cell table:formula="of:=((((((((((-21*[.D84])+(14*[.D85]))+(39*[.D86]))+(54*[.D87]))+(59*[.D88]))+(54*[.D89]))+(39*[.D90]))+(14*[.D91]))-(21*[.D92]))/231)" office:value-type="float" office:value="-3.59522011749064">
            <text:p>-3.5952201175</text:p>
          </table:table-cell>
          <table:table-cell table:number-columns-repeated="1014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table:formula="of:=[.A89]/25" office:value-type="float" office:value="3.52">
            <text:p>3.52</text:p>
          </table:table-cell>
          <table:table-cell table:style-name="ce2" office:value-type="float" office:value="-86">
            <text:p>-86</text:p>
          </table:table-cell>
          <table:table-cell table:style-name="ce2" table:formula="of:=[.C89]*(9.81/232.37)" office:value-type="float" office:value="-3.63067521624995">
            <text:p>-3.6306752162</text:p>
          </table:table-cell>
          <table:table-cell table:style-name="ce2" table:formula="of:=AVERAGE([.D87:.D91])" office:value-type="float" office:value="-3.41114601712786">
            <text:p>-3.4111460171</text:p>
          </table:table-cell>
          <table:table-cell table:style-name="ce2" table:formula="of:=AVERAGE([.$D85:.$D93])" office:value-type="float" office:value="-3.02556268020829">
            <text:p>-3.0255626802</text:p>
          </table:table-cell>
          <table:table-cell table:formula="of:=AVERAGE([.$D88:.$D90])" office:value-type="float" office:value="-3.47587898609975">
            <text:p>-3.4758789861</text:p>
          </table:table-cell>
          <table:table-cell table:formula="of:=((((((((0.125*[.D86])+(0.25*[.D87]))+(0.5*[.D88]))+[.D89])+(0.5*[.D90]))+(0.25*[.D91]))+(0.125*[.D92]))/2.75)" office:value-type="float" office:value="-3.44261698623277">
            <text:p>-3.4426169862</text:p>
          </table:table-cell>
          <table:table-cell table:formula="of:=((((((((-2*[.D86])+(3*[.D87]))+(6*[.D88]))+(7*[.D89]))+(6*[.D90]))+(3*[.D91]))-(2*[.D92]))/21)" office:value-type="float" office:value="-3.50402375521797">
            <text:p>-3.5040237552</text:p>
          </table:table-cell>
          <table:table-cell table:formula="of:=((((((((((-21*[.D85])+(14*[.D86]))+(39*[.D87]))+(54*[.D88]))+(59*[.D89]))+(54*[.D90]))+(39*[.D91]))+(14*[.D92]))-(21*[.D93]))/231)" office:value-type="float" office:value="-3.65699240295789">
            <text:p>-3.656992403</text:p>
          </table:table-cell>
          <table:table-cell table:number-columns-repeated="1014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table:formula="of:=[.A90]/25" office:value-type="float" office:value="3.56">
            <text:p>3.56</text:p>
          </table:table-cell>
          <table:table-cell table:style-name="ce2" office:value-type="float" office:value="-80">
            <text:p>-80</text:p>
          </table:table-cell>
          <table:table-cell table:style-name="ce2" table:formula="of:=[.C90]*(9.81/232.37)" office:value-type="float" office:value="-3.377372294186">
            <text:p>-3.3773722942</text:p>
          </table:table-cell>
          <table:table-cell table:style-name="ce2" table:formula="of:=AVERAGE([.D88:.D92])" office:value-type="float" office:value="-3.23383397168309">
            <text:p>-3.2338339717</text:p>
          </table:table-cell>
          <table:table-cell table:style-name="ce2" table:formula="of:=AVERAGE([.$D86:.$D94])" office:value-type="float" office:value="-2.85669406549899">
            <text:p>-2.8566940655</text:p>
          </table:table-cell>
          <table:table-cell table:formula="of:=AVERAGE([.$D89:.$D91])" office:value-type="float" office:value="-3.377372294186">
            <text:p>-3.3773722942</text:p>
          </table:table-cell>
          <table:table-cell table:formula="of:=((((((((0.125*[.D87])+(0.25*[.D88]))+(0.5*[.D89]))+[.D90])+(0.5*[.D91]))+(0.25*[.D92]))+(0.125*[.D93]))/2.75)" office:value-type="float" office:value="-3.19890887182276">
            <text:p>-3.1989088718</text:p>
          </table:table-cell>
          <table:table-cell table:formula="of:=((((((((-2*[.D87])+(3*[.D88]))+(6*[.D89]))+(7*[.D90]))+(6*[.D91]))+(3*[.D92]))-(2*[.D93]))/21)" office:value-type="float" office:value="-3.51206511782318">
            <text:p>-3.5120651178</text:p>
          </table:table-cell>
          <table:table-cell table:formula="of:=((((((((((-21*[.D86])+(14*[.D87]))+(39*[.D88]))+(54*[.D89]))+(59*[.D90]))+(54*[.D91]))+(39*[.D92]))+(14*[.D93]))-(21*[.D94]))/231)" office:value-type="float" office:value="-3.23957258045135">
            <text:p>-3.2395725805</text:p>
          </table:table-cell>
          <table:table-cell table:number-columns-repeated="1014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table:formula="of:=[.A91]/25" office:value-type="float" office:value="3.6">
            <text:p>3.6</text:p>
          </table:table-cell>
          <table:table-cell table:style-name="ce2" office:value-type="float" office:value="-74">
            <text:p>-74</text:p>
          </table:table-cell>
          <table:table-cell table:style-name="ce2" table:formula="of:=[.C91]*(9.81/232.37)" office:value-type="float" office:value="-3.12406937212205">
            <text:p>-3.1240693721</text:p>
          </table:table-cell>
          <table:table-cell table:style-name="ce2" table:formula="of:=AVERAGE([.D89:.D93])" office:value-type="float" office:value="-2.7018978353488">
            <text:p>-2.7018978353</text:p>
          </table:table-cell>
          <table:table-cell table:style-name="ce2" table:formula="of:=AVERAGE([.$D87:.$D95])" office:value-type="float" office:value="-2.44859491328485">
            <text:p>-2.4485949133</text:p>
          </table:table-cell>
          <table:table-cell table:formula="of:=AVERAGE([.$D90:.$D92])" office:value-type="float" office:value="-3.0396350647674">
            <text:p>-3.0396350648</text:p>
          </table:table-cell>
          <table:table-cell table:formula="of:=((((((((0.125*[.D88])+(0.25*[.D89]))+(0.5*[.D90]))+[.D91])+(0.5*[.D92]))+(0.25*[.D93]))+(0.125*[.D94]))/2.75)" office:value-type="float" office:value="-2.8554147578118">
            <text:p>-2.8554147578</text:p>
          </table:table-cell>
          <table:table-cell table:formula="of:=((((((((-2*[.D88])+(3*[.D89]))+(6*[.D90]))+(7*[.D91]))+(6*[.D92]))+(3*[.D93]))-(2*[.D94]))/21)" office:value-type="float" office:value="-2.89891121917631">
            <text:p>-2.8989112192</text:p>
          </table:table-cell>
          <table:table-cell table:formula="of:=((((((((((-21*[.D87])+(14*[.D88]))+(39*[.D89]))+(54*[.D90]))+(59*[.D91]))+(54*[.D92]))+(39*[.D93]))+(14*[.D94]))-(21*[.D95]))/231)" office:value-type="float" office:value="-2.93290425200741">
            <text:p>-2.932904252</text:p>
          </table:table-cell>
          <table:table-cell table:number-columns-repeated="1014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table:formula="of:=[.A92]/25" office:value-type="float" office:value="3.64">
            <text:p>3.64</text:p>
          </table:table-cell>
          <table:table-cell table:style-name="ce2" office:value-type="float" office:value="-62">
            <text:p>-62</text:p>
          </table:table-cell>
          <table:table-cell table:style-name="ce2" table:formula="of:=[.C92]*(9.81/232.37)" office:value-type="float" office:value="-2.61746352799415">
            <text:p>-2.617463528</text:p>
          </table:table-cell>
          <table:table-cell table:style-name="ce2" table:formula="of:=AVERAGE([.D90:.D94])" office:value-type="float" office:value="-2.30505659078194">
            <text:p>-2.3050565908</text:p>
          </table:table-cell>
          <table:table-cell table:style-name="ce2" table:formula="of:=AVERAGE([.$D88:.$D96])" office:value-type="float" office:value="-2.17183801695572">
            <text:p>-2.171838017</text:p>
          </table:table-cell>
          <table:table-cell table:formula="of:=AVERAGE([.$D91:.$D93])" office:value-type="float" office:value="-2.16714722210268">
            <text:p>-2.1671472221</text:p>
          </table:table-cell>
          <table:table-cell table:formula="of:=((((((((0.125*[.D89])+(0.25*[.D90]))+(0.5*[.D91]))+[.D92])+(0.5*[.D93]))+(0.25*[.D94]))+(0.125*[.D95]))/2.75)" office:value-type="float" office:value="-2.27780733704476">
            <text:p>-2.277807337</text:p>
          </table:table-cell>
          <table:table-cell table:formula="of:=((((((((-2*[.D89])+(3*[.D90]))+(6*[.D91]))+(7*[.D92]))+(6*[.D93]))+(3*[.D94]))-(2*[.D95]))/21)" office:value-type="float" office:value="-2.35812958397629">
            <text:p>-2.358129584</text:p>
          </table:table-cell>
          <table:table-cell table:formula="of:=((((((((((-21*[.D88])+(14*[.D89]))+(39*[.D90]))+(54*[.D91]))+(59*[.D92]))+(54*[.D93]))+(39*[.D94]))+(14*[.D95]))-(21*[.D96]))/231)" office:value-type="float" office:value="-2.23915396906747">
            <text:p>-2.2391539691</text:p>
          </table:table-cell>
          <table:table-cell table:number-columns-repeated="1014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table:formula="of:=[.A93]/25" office:value-type="float" office:value="3.68">
            <text:p>3.68</text:p>
          </table:table-cell>
          <table:table-cell table:style-name="ce2" office:value-type="float" office:value="-18">
            <text:p>-18</text:p>
          </table:table-cell>
          <table:table-cell table:style-name="ce2" table:formula="of:=[.C93]*(9.81/232.37)" office:value-type="float" office:value="-0.759908766191849">
            <text:p>-0.7599087662</text:p>
          </table:table-cell>
          <table:table-cell table:style-name="ce2" table:formula="of:=AVERAGE([.D91:.D95])" office:value-type="float" office:value="-1.62113870120928">
            <text:p>-1.6211387012</text:p>
          </table:table-cell>
          <table:table-cell table:style-name="ce2" table:formula="of:=AVERAGE([.$D89:.$D97])" office:value-type="float" office:value="-1.8575547618023">
            <text:p>-1.8575547618</text:p>
          </table:table-cell>
          <table:table-cell table:formula="of:=AVERAGE([.$D92:.$D94])" office:value-type="float" office:value="-1.67461376253389">
            <text:p>-1.6746137625</text:p>
          </table:table-cell>
          <table:table-cell table:formula="of:=((((((((0.125*[.D90])+(0.25*[.D91]))+(0.5*[.D92]))+[.D93])+(0.5*[.D94]))+(0.25*[.D95]))+(0.125*[.D96]))/2.75)" office:value-type="float" office:value="-1.53133130156842">
            <text:p>-1.5313313016</text:p>
          </table:table-cell>
          <table:table-cell table:formula="of:=((((((((-2*[.D90])+(3*[.D91]))+(6*[.D92]))+(7*[.D93]))+(6*[.D94]))+(3*[.D95]))-(2*[.D96]))/21)" office:value-type="float" office:value="-1.49368310391678">
            <text:p>-1.4936831039</text:p>
          </table:table-cell>
          <table:table-cell table:formula="of:=((((((((((-21*[.D89])+(14*[.D90]))+(39*[.D91]))+(54*[.D92]))+(59*[.D93]))+(54*[.D94]))+(39*[.D95]))+(14*[.D96]))-(21*[.D97]))/231)" office:value-type="float" office:value="-1.59346910351773">
            <text:p>-1.5934691035</text:p>
          </table:table-cell>
          <table:table-cell table:number-columns-repeated="1014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table:formula="of:=[.A94]/25" office:value-type="float" office:value="3.72">
            <text:p>3.72</text:p>
          </table:table-cell>
          <table:table-cell table:style-name="ce2" office:value-type="float" office:value="-39">
            <text:p>-39</text:p>
          </table:table-cell>
          <table:table-cell table:style-name="ce2" table:formula="of:=[.C94]*(9.81/232.37)" office:value-type="float" office:value="-1.64646899341567">
            <text:p>-1.6464689934</text:p>
          </table:table-cell>
          <table:table-cell table:style-name="ce2" table:formula="of:=AVERAGE([.D92:.D96])" office:value-type="float" office:value="-1.19896716443603">
            <text:p>-1.1989671644</text:p>
          </table:table-cell>
          <table:table-cell table:style-name="ce2" table:formula="of:=AVERAGE([.$D90:.$D98])" office:value-type="float" office:value="-1.53858071179584">
            <text:p>-1.5385807118</text:p>
          </table:table-cell>
          <table:table-cell table:formula="of:=AVERAGE([.$D93:.$D95])" office:value-type="float" office:value="-0.788053535310066">
            <text:p>-0.7880535353</text:p>
          </table:table-cell>
          <table:table-cell table:formula="of:=((((((((0.125*[.D91])+(0.25*[.D92]))+(0.5*[.D93]))+[.D94])+(0.5*[.D95]))+(0.25*[.D96]))+(0.125*[.D97]))/2.75)" office:value-type="float" office:value="-1.228135379704">
            <text:p>-1.2281353797</text:p>
          </table:table-cell>
          <table:table-cell table:formula="of:=((((((((-2*[.D91])+(3*[.D92]))+(6*[.D93]))+(7*[.D94]))+(6*[.D95]))+(3*[.D96]))-(2*[.D97]))/21)" office:value-type="float" office:value="-0.918725677644643">
            <text:p>-0.9187256776</text:p>
          </table:table-cell>
          <table:table-cell table:formula="of:=((((((((((-21*[.D90])+(14*[.D91]))+(39*[.D92]))+(54*[.D93]))+(59*[.D94]))+(54*[.D95]))+(39*[.D96]))+(14*[.D97]))-(21*[.D98]))/231)" office:value-type="float" office:value="-1.05031161118436">
            <text:p>-1.0503116112</text:p>
          </table:table-cell>
          <table:table-cell table:number-columns-repeated="1014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table:formula="of:=[.A95]/25" office:value-type="float" office:value="3.76">
            <text:p>3.76</text:p>
          </table:table-cell>
          <table:table-cell table:style-name="ce2" office:value-type="float" office:value="1">
            <text:p>1</text:p>
          </table:table-cell>
          <table:table-cell table:style-name="ce2" table:formula="of:=[.C95]*(9.81/232.37)" office:value-type="float" office:value="0.042217153677325">
            <text:p>0.0422171537</text:p>
          </table:table-cell>
          <table:table-cell table:style-name="ce2" table:formula="of:=AVERAGE([.D93:.D97])" office:value-type="float" office:value="-0.793682489133709">
            <text:p>-0.7936824891</text:p>
          </table:table-cell>
          <table:table-cell table:style-name="ce2" table:formula="of:=AVERAGE([.$D91:.$D99])" office:value-type="float" office:value="-1.21491586693635">
            <text:p>-1.2149158669</text:p>
          </table:table-cell>
          <table:table-cell table:formula="of:=AVERAGE([.$D94:.$D96])" office:value-type="float" office:value="-0.872487842664716">
            <text:p>-0.8724878427</text:p>
          </table:table-cell>
          <table:table-cell table:formula="of:=((((((((0.125*[.D92])+(0.25*[.D93]))+(0.5*[.D94]))+[.D95])+(0.5*[.D96]))+(0.25*[.D97]))+(0.125*[.D98]))/2.75)" office:value-type="float" office:value="-0.744557073945549">
            <text:p>-0.7445570739</text:p>
          </table:table-cell>
          <table:table-cell table:formula="of:=((((((((-2*[.D92])+(3*[.D93]))+(6*[.D94]))+(7*[.D95]))+(6*[.D96]))+(3*[.D97]))-(2*[.D98]))/21)" office:value-type="float" office:value="-0.617174579949465">
            <text:p>-0.6171745799</text:p>
          </table:table-cell>
          <table:table-cell table:formula="of:=((((((((((-21*[.D91])+(14*[.D92]))+(39*[.D93]))+(54*[.D94]))+(59*[.D95]))+(54*[.D96]))+(39*[.D97]))+(14*[.D98]))-(21*[.D99]))/231)" office:value-type="float" office:value="-0.717508854273497">
            <text:p>-0.7175088543</text:p>
          </table:table-cell>
          <table:table-cell table:number-columns-repeated="1014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table:formula="of:=[.A96]/25" office:value-type="float" office:value="3.8">
            <text:p>3.8</text:p>
          </table:table-cell>
          <table:table-cell table:style-name="ce2" office:value-type="float" office:value="-24">
            <text:p>-24</text:p>
          </table:table-cell>
          <table:table-cell table:style-name="ce2" table:formula="of:=[.C96]*(9.81/232.37)" office:value-type="float" office:value="-1.0132116882558">
            <text:p>-1.0132116883</text:p>
          </table:table-cell>
          <table:table-cell table:style-name="ce2" table:formula="of:=AVERAGE([.D94:.D98])" office:value-type="float" office:value="-0.793682489133709">
            <text:p>-0.7936824891</text:p>
          </table:table-cell>
          <table:table-cell table:style-name="ce2" table:formula="of:=AVERAGE([.$D92:.$D100])" office:value-type="float" office:value="-1.02728407281491">
            <text:p>-1.0272840728</text:p>
          </table:table-cell>
          <table:table-cell table:formula="of:=AVERAGE([.$D95:.$D97])" office:value-type="float" office:value="-0.520678228687008">
            <text:p>-0.5206782287</text:p>
          </table:table-cell>
          <table:table-cell table:formula="of:=((((((((0.125*[.D93])+(0.25*[.D94]))+(0.5*[.D95]))+[.D96])+(0.5*[.D97]))+(0.25*[.D98]))+(0.125*[.D99]))/2.75)" office:value-type="float" office:value="-0.742638112414762">
            <text:p>-0.7426381124</text:p>
          </table:table-cell>
          <table:table-cell table:formula="of:=((((((((-2*[.D93])+(3*[.D94]))+(6*[.D95]))+(7*[.D96]))+(6*[.D97]))+(3*[.D98]))-(2*[.D99]))/21)" office:value-type="float" office:value="-0.721712293817127">
            <text:p>-0.7217122938</text:p>
          </table:table-cell>
          <table:table-cell table:formula="of:=((((((((((-21*[.D92])+(14*[.D93]))+(39*[.D94]))+(54*[.D95]))+(59*[.D96]))+(54*[.D97]))+(39*[.D98]))+(14*[.D99]))-(21*[.D100]))/231)" office:value-type="float" office:value="-0.499112756245777">
            <text:p>-0.4991127562</text:p>
          </table:table-cell>
          <table:table-cell table:number-columns-repeated="1014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table:formula="of:=[.A97]/25" office:value-type="float" office:value="3.84">
            <text:p>3.84</text:p>
          </table:table-cell>
          <table:table-cell table:style-name="ce2" office:value-type="float" office:value="-14">
            <text:p>-14</text:p>
          </table:table-cell>
          <table:table-cell table:style-name="ce2" table:formula="of:=[.C97]*(9.81/232.37)" office:value-type="float" office:value="-0.591040151482549">
            <text:p>-0.5910401515</text:p>
          </table:table-cell>
          <table:table-cell table:style-name="ce2" table:formula="of:=AVERAGE([.D95:.D99])" office:value-type="float" office:value="-0.55726642854069">
            <text:p>-0.5572664285</text:p>
          </table:table-cell>
          <table:table-cell table:style-name="ce2" table:formula="of:=AVERAGE([.$D93:.$D101])" office:value-type="float" office:value="-1.00383009854973">
            <text:p>-1.0038300985</text:p>
          </table:table-cell>
          <table:table-cell table:formula="of:=AVERAGE([.$D96:.$D98])" office:value-type="float" office:value="-0.788053535310066">
            <text:p>-0.7880535353</text:p>
          </table:table-cell>
          <table:table-cell table:formula="of:=((((((((0.125*[.D94])+(0.25*[.D95]))+(0.5*[.D96]))+[.D97])+(0.5*[.D98]))+(0.25*[.D99]))+(0.125*[.D100]))/2.75)" office:value-type="float" office:value="-0.715772650983737">
            <text:p>-0.715772651</text:p>
          </table:table-cell>
          <table:table-cell table:formula="of:=((((((((-2*[.D94])+(3*[.D95]))+(6*[.D96]))+(7*[.D97]))+(6*[.D98]))+(3*[.D99]))-(2*[.D100]))/21)" office:value-type="float" office:value="-0.470419712404478">
            <text:p>-0.4704197124</text:p>
          </table:table-cell>
          <table:table-cell table:formula="of:=((((((((((-21*[.D93])+(14*[.D94]))+(39*[.D95]))+(54*[.D96]))+(59*[.D97]))+(54*[.D98]))+(39*[.D99]))+(14*[.D100]))-(21*[.D101]))/231)" office:value-type="float" office:value="-0.535664404451253">
            <text:p>-0.5356644045</text:p>
          </table:table-cell>
          <table:table-cell table:number-columns-repeated="1014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table:formula="of:=[.A98]/25" office:value-type="float" office:value="3.88">
            <text:p>3.88</text:p>
          </table:table-cell>
          <table:table-cell table:style-name="ce2" office:value-type="float" office:value="-18">
            <text:p>-18</text:p>
          </table:table-cell>
          <table:table-cell table:style-name="ce2" table:formula="of:=[.C98]*(9.81/232.37)" office:value-type="float" office:value="-0.759908766191849">
            <text:p>-0.7599087662</text:p>
          </table:table-cell>
          <table:table-cell table:style-name="ce2" table:formula="of:=AVERAGE([.D96:.D100])" office:value-type="float" office:value="-0.852786504281964">
            <text:p>-0.8527865043</text:p>
          </table:table-cell>
          <table:table-cell table:style-name="ce2" table:formula="of:=AVERAGE([.$D94:.$D102])" office:value-type="float" office:value="-1.11640917502259">
            <text:p>-1.116409175</text:p>
          </table:table-cell>
          <table:table-cell table:formula="of:=AVERAGE([.$D97:.$D99])" office:value-type="float" office:value="-0.605112536041658">
            <text:p>-0.605112536</text:p>
          </table:table-cell>
          <table:table-cell table:formula="of:=((((((((0.125*[.D95])+(0.25*[.D96]))+(0.5*[.D97]))+[.D98])+(0.5*[.D99]))+(0.25*[.D100]))+(0.125*[.D101]))/2.75)" office:value-type="float" office:value="-0.798287996807599">
            <text:p>-0.7982879968</text:p>
          </table:table-cell>
          <table:table-cell table:formula="of:=((((((((-2*[.D95])+(3*[.D96]))+(6*[.D97]))+(7*[.D98]))+(6*[.D99]))+(3*[.D100]))-(2*[.D101]))/21)" office:value-type="float" office:value="-0.679495140139802">
            <text:p>-0.6794951401</text:p>
          </table:table-cell>
          <table:table-cell table:formula="of:=((((((((((-21*[.D94])+(14*[.D95]))+(39*[.D96]))+(54*[.D97]))+(59*[.D98]))+(54*[.D99]))+(39*[.D100]))+(14*[.D101]))-(21*[.D102]))/231)" office:value-type="float" office:value="-0.68662271153987">
            <text:p>-0.6866227115</text:p>
          </table:table-cell>
          <table:table-cell table:number-columns-repeated="1014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table:formula="of:=[.A99]/25" office:value-type="float" office:value="3.92">
            <text:p>3.92</text:p>
          </table:table-cell>
          <table:table-cell table:style-name="ce2" office:value-type="float" office:value="-11">
            <text:p>-11</text:p>
          </table:table-cell>
          <table:table-cell table:style-name="ce2" table:formula="of:=[.C99]*(9.81/232.37)" office:value-type="float" office:value="-0.464388690450575">
            <text:p>-0.4643886905</text:p>
          </table:table-cell>
          <table:table-cell table:style-name="ce2" table:formula="of:=AVERAGE([.D97:.D101])" office:value-type="float" office:value="-1.13141971855231">
            <text:p>-1.1314197186</text:p>
          </table:table-cell>
          <table:table-cell table:style-name="ce2" table:formula="of:=AVERAGE([.$D95:.$D103])" office:value-type="float" office:value="-1.2336790463485">
            <text:p>-1.2336790463</text:p>
          </table:table-cell>
          <table:table-cell table:formula="of:=AVERAGE([.$D98:.$D100])" office:value-type="float" office:value="-0.886560227223824">
            <text:p>-0.8865602272</text:p>
          </table:table-cell>
          <table:table-cell table:formula="of:=((((((((0.125*[.D96])+(0.25*[.D97]))+(0.5*[.D98]))+[.D99])+(0.5*[.D100]))+(0.25*[.D101]))+(0.125*[.D102]))/2.75)" office:value-type="float" office:value="-0.967156611516899">
            <text:p>-0.9671566115</text:p>
          </table:table-cell>
          <table:table-cell table:formula="of:=((((((((-2*[.D96])+(3*[.D97]))+(6*[.D98]))+(7*[.D99]))+(6*[.D100]))+(3*[.D101]))-(2*[.D102]))/21)" office:value-type="float" office:value="-0.944860106111559">
            <text:p>-0.9448601061</text:p>
          </table:table-cell>
          <table:table-cell table:formula="of:=((((((((((-21*[.D95])+(14*[.D96]))+(39*[.D97]))+(54*[.D98]))+(59*[.D99]))+(54*[.D100]))+(39*[.D101]))+(14*[.D102]))-(21*[.D103]))/231)" office:value-type="float" office:value="-1.06493227046655">
            <text:p>-1.0649322705</text:p>
          </table:table-cell>
          <table:table-cell table:number-columns-repeated="1014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table:formula="of:=[.A100]/25" office:value-type="float" office:value="3.96">
            <text:p>3.96</text:p>
          </table:table-cell>
          <table:table-cell table:style-name="ce2" office:value-type="float" office:value="-34">
            <text:p>-34</text:p>
          </table:table-cell>
          <table:table-cell table:style-name="ce2" table:formula="of:=[.C100]*(9.81/232.37)" office:value-type="float" office:value="-1.43538322502905">
            <text:p>-1.435383225</text:p>
          </table:table-cell>
          <table:table-cell table:style-name="ce2" table:formula="of:=AVERAGE([.D98:.D102])" office:value-type="float" office:value="-1.36783577914533">
            <text:p>-1.3678357791</text:p>
          </table:table-cell>
          <table:table-cell table:style-name="ce2" table:formula="of:=AVERAGE([.$D96:.$D104])" office:value-type="float" office:value="-1.58079786547317">
            <text:p>-1.5807978655</text:p>
          </table:table-cell>
          <table:table-cell table:formula="of:=AVERAGE([.$D99:.$D101])" office:value-type="float" office:value="-1.43538322502905">
            <text:p>-1.435383225</text:p>
          </table:table-cell>
          <table:table-cell table:formula="of:=((((((((0.125*[.D97])+(0.25*[.D98]))+(0.5*[.D99]))+[.D100])+(0.5*[.D101]))+(0.25*[.D102]))+(0.125*[.D103]))/2.75)" office:value-type="float" office:value="-1.42386945584432">
            <text:p>-1.4238694558</text:p>
          </table:table-cell>
          <table:table-cell table:formula="of:=((((((((-2*[.D97])+(3*[.D98]))+(6*[.D99]))+(7*[.D100]))+(6*[.D101]))+(3*[.D102]))-(2*[.D103]))/21)" office:value-type="float" office:value="-1.3469282363718">
            <text:p>-1.3469282364</text:p>
          </table:table-cell>
          <table:table-cell table:formula="of:=((((((((((-21*[.D96])+(14*[.D97]))+(39*[.D98]))+(54*[.D99]))+(59*[.D100]))+(54*[.D101]))+(39*[.D102]))+(14*[.D103]))-(21*[.D104]))/231)" office:value-type="float" office:value="-1.29264903878666">
            <text:p>-1.2926490388</text:p>
          </table:table-cell>
          <table:table-cell table:number-columns-repeated="1014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table:formula="of:=[.A101]/25" office:value-type="float" office:value="4">
            <text:p>4</text:p>
          </table:table-cell>
          <table:table-cell table:style-name="ce2" office:value-type="float" office:value="-57">
            <text:p>-57</text:p>
          </table:table-cell>
          <table:table-cell table:style-name="ce2" table:formula="of:=[.C101]*(9.81/232.37)" office:value-type="float" office:value="-2.40637775960752">
            <text:p>-2.4063777596</text:p>
          </table:table-cell>
          <table:table-cell table:style-name="ce2" table:formula="of:=AVERAGE([.D99:.D103])" office:value-type="float" office:value="-1.75623359297672">
            <text:p>-1.756233593</text:p>
          </table:table-cell>
          <table:table-cell table:style-name="ce2" table:formula="of:=AVERAGE([.$D97:.$D105])" office:value-type="float" office:value="-1.81064681327194">
            <text:p>-1.8106468133</text:p>
          </table:table-cell>
          <table:table-cell table:formula="of:=AVERAGE([.$D100:.$D102])" office:value-type="float" office:value="-1.87162714636141">
            <text:p>-1.8716271464</text:p>
          </table:table-cell>
          <table:table-cell table:formula="of:=((((((((0.125*[.D98])+(0.25*[.D99]))+(0.5*[.D100]))+[.D101])+(0.5*[.D102]))+(0.25*[.D103]))+(0.125*[.D104]))/2.75)" office:value-type="float" office:value="-1.92088049231829">
            <text:p>-1.9208804923</text:p>
          </table:table-cell>
          <table:table-cell table:formula="of:=((((((((-2*[.D98])+(3*[.D99]))+(6*[.D100]))+(7*[.D101]))+(6*[.D102]))+(3*[.D103]))-(2*[.D104]))/21)" office:value-type="float" office:value="-1.80528590486847">
            <text:p>-1.8052859049</text:p>
          </table:table-cell>
          <table:table-cell table:formula="of:=((((((((((-21*[.D97])+(14*[.D98]))+(39*[.D99]))+(54*[.D100]))+(59*[.D101]))+(54*[.D102]))+(39*[.D103]))+(14*[.D104]))-(21*[.D105]))/231)" office:value-type="float" office:value="-1.7981583334684">
            <text:p>-1.7981583335</text:p>
          </table:table-cell>
          <table:table-cell table:number-columns-repeated="1014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table:formula="of:=[.A102]/25" office:value-type="float" office:value="4.04">
            <text:p>4.04</text:p>
          </table:table-cell>
          <table:table-cell table:style-name="ce2" office:value-type="float" office:value="-42">
            <text:p>-42</text:p>
          </table:table-cell>
          <table:table-cell table:style-name="ce2" table:formula="of:=[.C102]*(9.81/232.37)" office:value-type="float" office:value="-1.77312045444765">
            <text:p>-1.7731204544</text:p>
          </table:table-cell>
          <table:table-cell table:style-name="ce2" table:formula="of:=AVERAGE([.D100:.D104])" office:value-type="float" office:value="-2.27972629857555">
            <text:p>-2.2797262986</text:p>
          </table:table-cell>
          <table:table-cell table:style-name="ce2" table:formula="of:=AVERAGE([.$D98:.$D106])" office:value-type="float" office:value="-2.02173258165856">
            <text:p>-2.0217325817</text:p>
          </table:table-cell>
          <table:table-cell table:formula="of:=AVERAGE([.$D101:.$D103])" office:value-type="float" office:value="-2.29379868313466">
            <text:p>-2.2937986831</text:p>
          </table:table-cell>
          <table:table-cell table:formula="of:=((((((((0.125*[.D99])+(0.25*[.D100]))+(0.5*[.D101]))+[.D102])+(0.5*[.D103]))+(0.25*[.D104]))+(0.125*[.D105]))/2.75)" office:value-type="float" office:value="-2.14539899142042">
            <text:p>-2.1453989914</text:p>
          </table:table-cell>
          <table:table-cell table:formula="of:=((((((((-2*[.D99])+(3*[.D100]))+(6*[.D101]))+(7*[.D102]))+(6*[.D103]))+(3*[.D104]))-(2*[.D105]))/21)" office:value-type="float" office:value="-2.35812958397629">
            <text:p>-2.358129584</text:p>
          </table:table-cell>
          <table:table-cell table:formula="of:=((((((((((-21*[.D98])+(14*[.D99]))+(39*[.D100]))+(54*[.D101]))+(59*[.D102]))+(54*[.D103]))+(39*[.D104]))+(14*[.D105]))-(21*[.D106]))/231)" office:value-type="float" office:value="-2.32907102365294">
            <text:p>-2.3290710237</text:p>
          </table:table-cell>
          <table:table-cell table:number-columns-repeated="1014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table:formula="of:=[.A103]/25" office:value-type="float" office:value="4.08">
            <text:p>4.08</text:p>
          </table:table-cell>
          <table:table-cell table:style-name="ce2" office:value-type="float" office:value="-64">
            <text:p>-64</text:p>
          </table:table-cell>
          <table:table-cell table:style-name="ce2" table:formula="of:=[.C103]*(9.81/232.37)" office:value-type="float" office:value="-2.7018978353488">
            <text:p>-2.7018978353</text:p>
          </table:table-cell>
          <table:table-cell table:style-name="ce2" table:formula="of:=AVERAGE([.D101:.D105])" office:value-type="float" office:value="-2.60902009725868">
            <text:p>-2.6090200973</text:p>
          </table:table-cell>
          <table:table-cell table:style-name="ce2" table:formula="of:=AVERAGE([.$D99:.$D107])" office:value-type="float" office:value="-2.23281835004519">
            <text:p>-2.23281835</text:p>
          </table:table-cell>
          <table:table-cell table:formula="of:=AVERAGE([.$D102:.$D104])" office:value-type="float" office:value="-2.51895683608039">
            <text:p>-2.5189568361</text:p>
          </table:table-cell>
          <table:table-cell table:formula="of:=((((((((0.125*[.D100])+(0.25*[.D101]))+(0.5*[.D102]))+[.D103])+(0.5*[.D104]))+(0.25*[.D105]))+(0.125*[.D106]))/2.75)" office:value-type="float" office:value="-2.54262402829343">
            <text:p>-2.5426240283</text:p>
          </table:table-cell>
          <table:table-cell table:formula="of:=((((((((-2*[.D100])+(3*[.D101]))+(6*[.D102]))+(7*[.D103]))+(6*[.D104]))+(3*[.D105]))-(2*[.D106]))/21)" office:value-type="float" office:value="-2.6978771540462">
            <text:p>-2.697877154</text:p>
          </table:table-cell>
          <table:table-cell table:formula="of:=((((((((((-21*[.D99])+(14*[.D100]))+(39*[.D101]))+(54*[.D102]))+(59*[.D103]))+(54*[.D104]))+(39*[.D105]))+(14*[.D106]))-(21*[.D107]))/231)" office:value-type="float" office:value="-2.70555300016934">
            <text:p>-2.7055530002</text:p>
          </table:table-cell>
          <table:table-cell table:number-columns-repeated="1014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table:formula="of:=[.A104]/25" office:value-type="float" office:value="4.12">
            <text:p>4.12</text:p>
          </table:table-cell>
          <table:table-cell table:style-name="ce2" office:value-type="float" office:value="-73">
            <text:p>-73</text:p>
          </table:table-cell>
          <table:table-cell table:style-name="ce2" table:formula="of:=[.C104]*(9.81/232.37)" office:value-type="float" office:value="-3.08185221844472">
            <text:p>-3.0818522184</text:p>
          </table:table-cell>
          <table:table-cell table:style-name="ce2" table:formula="of:=AVERAGE([.D102:.D106])" office:value-type="float" office:value="-2.62590695872961">
            <text:p>-2.6259069587</text:p>
          </table:table-cell>
          <table:table-cell table:style-name="ce2" table:formula="of:=AVERAGE([.$D100:.$D108])" office:value-type="float" office:value="-2.40637775960752">
            <text:p>-2.4063777596</text:p>
          </table:table-cell>
          <table:table-cell table:formula="of:=AVERAGE([.$D103:.$D105])" office:value-type="float" office:value="-2.95520075741275">
            <text:p>-2.9552007574</text:p>
          </table:table-cell>
          <table:table-cell table:formula="of:=((((((((0.125*[.D101])+(0.25*[.D102]))+(0.5*[.D103]))+[.D104])+(0.5*[.D105]))+(0.25*[.D106]))+(0.125*[.D107]))/2.75)" office:value-type="float" office:value="-2.79017006576502">
            <text:p>-2.7901700658</text:p>
          </table:table-cell>
          <table:table-cell table:formula="of:=((((((((-2*[.D101])+(3*[.D102]))+(6*[.D103]))+(7*[.D104]))+(6*[.D105]))+(3*[.D106]))-(2*[.D107]))/21)" office:value-type="float" office:value="-2.80643554921646">
            <text:p>-2.8064355492</text:p>
          </table:table-cell>
          <table:table-cell table:formula="of:=((((((((((-21*[.D100])+(14*[.D101]))+(39*[.D102]))+(54*[.D103]))+(59*[.D104]))+(54*[.D105]))+(39*[.D106]))+(14*[.D107]))-(21*[.D108]))/231)" office:value-type="float" office:value="-2.8513940765092">
            <text:p>-2.8513940765</text:p>
          </table:table-cell>
          <table:table-cell table:number-columns-repeated="1014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table:formula="of:=[.A105]/25" office:value-type="float" office:value="4.16">
            <text:p>4.16</text:p>
          </table:table-cell>
          <table:table-cell table:style-name="ce2" office:value-type="float" office:value="-73">
            <text:p>-73</text:p>
          </table:table-cell>
          <table:table-cell table:style-name="ce2" table:formula="of:=[.C105]*(9.81/232.37)" office:value-type="float" office:value="-3.08185221844472">
            <text:p>-3.0818522184</text:p>
          </table:table-cell>
          <table:table-cell table:style-name="ce2" table:formula="of:=AVERAGE([.D103:.D107])" office:value-type="float" office:value="-2.80321900417438">
            <text:p>-2.8032190042</text:p>
          </table:table-cell>
          <table:table-cell table:style-name="ce2" table:formula="of:=AVERAGE([.$D101:.$D109])" office:value-type="float" office:value="-2.26565391401644">
            <text:p>-2.265653914</text:p>
          </table:table-cell>
          <table:table-cell table:formula="of:=AVERAGE([.$D104:.$D106])" office:value-type="float" office:value="-2.88483883461721">
            <text:p>-2.8848388346</text:p>
          </table:table-cell>
          <table:table-cell table:formula="of:=((((((((0.125*[.D102])+(0.25*[.D103]))+(0.5*[.D104]))+[.D105])+(0.5*[.D106]))+(0.25*[.D107]))+(0.125*[.D108]))/2.75)" office:value-type="float" office:value="-2.7940079888266">
            <text:p>-2.7940079888</text:p>
          </table:table-cell>
          <table:table-cell table:formula="of:=((((((((-2*[.D102])+(3*[.D103]))+(6*[.D104]))+(7*[.D105]))+(6*[.D106]))+(3*[.D107]))-(2*[.D108]))/21)" office:value-type="float" office:value="-3.02355233955699">
            <text:p>-3.0235523396</text:p>
          </table:table-cell>
          <table:table-cell table:formula="of:=((((((((((-21*[.D101])+(14*[.D102]))+(39*[.D103]))+(54*[.D104]))+(59*[.D105]))+(54*[.D106]))+(39*[.D107]))+(14*[.D108]))-(21*[.D109]))/231)" office:value-type="float" office:value="-2.99120413089514">
            <text:p>-2.9912041309</text:p>
          </table:table-cell>
          <table:table-cell table:number-columns-repeated="101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table:formula="of:=[.A106]/25" office:value-type="float" office:value="4.2">
            <text:p>4.2</text:p>
          </table:table-cell>
          <table:table-cell table:style-name="ce2" office:value-type="float" office:value="-59">
            <text:p>-59</text:p>
          </table:table-cell>
          <table:table-cell table:style-name="ce2" table:formula="of:=[.C106]*(9.81/232.37)" office:value-type="float" office:value="-2.49081206696217">
            <text:p>-2.490812067</text:p>
          </table:table-cell>
          <table:table-cell table:style-name="ce2" table:formula="of:=AVERAGE([.D104:.D108])" office:value-type="float" office:value="-2.66812411240694">
            <text:p>-2.6681241124</text:p>
          </table:table-cell>
          <table:table-cell table:style-name="ce2" table:formula="of:=AVERAGE([.$D102:.$D110])" office:value-type="float" office:value="-2.00296940224642">
            <text:p>-2.0029694022</text:p>
          </table:table-cell>
          <table:table-cell table:formula="of:=AVERAGE([.$D105:.$D107])" office:value-type="float" office:value="-2.74411498902612">
            <text:p>-2.744114989</text:p>
          </table:table-cell>
          <table:table-cell table:formula="of:=((((((((0.125*[.D103])+(0.25*[.D104]))+(0.5*[.D105]))+[.D106])+(0.5*[.D107]))+(0.25*[.D108]))+(0.125*[.D109]))/2.75)" office:value-type="float" office:value="-2.54454298982422">
            <text:p>-2.5445429898</text:p>
          </table:table-cell>
          <table:table-cell table:formula="of:=((((((((-2*[.D103])+(3*[.D104]))+(6*[.D105]))+(7*[.D106]))+(6*[.D107]))+(3*[.D108]))-(2*[.D109]))/21)" office:value-type="float" office:value="-2.92705598829453">
            <text:p>-2.9270559883</text:p>
          </table:table-cell>
          <table:table-cell table:formula="of:=((((((((((-21*[.D102])+(14*[.D103]))+(39*[.D104]))+(54*[.D105]))+(59*[.D106]))+(54*[.D107]))+(39*[.D108]))+(14*[.D109]))-(21*[.D110]))/231)" office:value-type="float" office:value="-2.84974925233995">
            <text:p>-2.8497492523</text:p>
          </table:table-cell>
          <table:table-cell table:number-columns-repeated="1014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table:formula="of:=[.A107]/25" office:value-type="float" office:value="4.24">
            <text:p>4.24</text:p>
          </table:table-cell>
          <table:table-cell table:style-name="ce2" office:value-type="float" office:value="-63">
            <text:p>-63</text:p>
          </table:table-cell>
          <table:table-cell table:style-name="ce2" table:formula="of:=[.C107]*(9.81/232.37)" office:value-type="float" office:value="-2.65968068167147">
            <text:p>-2.6596806817</text:p>
          </table:table-cell>
          <table:table-cell table:style-name="ce2" table:formula="of:=AVERAGE([.D105:.D109])" office:value-type="float" office:value="-2.08552739165985">
            <text:p>-2.0855273917</text:p>
          </table:table-cell>
          <table:table-cell table:style-name="ce2" table:formula="of:=AVERAGE([.$D103:.$D111])" office:value-type="float" office:value="-1.65585058312175">
            <text:p>-1.6558505831</text:p>
          </table:table-cell>
          <table:table-cell table:formula="of:=AVERAGE([.$D106:.$D108])" office:value-type="float" office:value="-2.39230537504841">
            <text:p>-2.392305375</text:p>
          </table:table-cell>
          <table:table-cell table:formula="of:=((((((((0.125*[.D104])+(0.25*[.D105]))+(0.5*[.D106]))+[.D107])+(0.5*[.D108]))+(0.25*[.D109]))+(0.125*[.D110]))/2.75)" office:value-type="float" office:value="-2.2259953757135">
            <text:p>-2.2259953757</text:p>
          </table:table-cell>
          <table:table-cell table:formula="of:=((((((((-2*[.D104])+(3*[.D105]))+(6*[.D106]))+(7*[.D107]))+(6*[.D108]))+(3*[.D109]))-(2*[.D110]))/21)" office:value-type="float" office:value="-2.34405719941719">
            <text:p>-2.3440571994</text:p>
          </table:table-cell>
          <table:table-cell table:formula="of:=((((((((((-21*[.D103])+(14*[.D104]))+(39*[.D105]))+(54*[.D106]))+(59*[.D107]))+(54*[.D108]))+(39*[.D109]))+(14*[.D110]))-(21*[.D111]))/231)" office:value-type="float" office:value="-2.35063649609417">
            <text:p>-2.3506364961</text:p>
          </table:table-cell>
          <table:table-cell table:number-columns-repeated="101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table:formula="of:=[.A108]/25" office:value-type="float" office:value="4.28">
            <text:p>4.28</text:p>
          </table:table-cell>
          <table:table-cell table:style-name="ce2" office:value-type="float" office:value="-48">
            <text:p>-48</text:p>
          </table:table-cell>
          <table:table-cell table:style-name="ce2" table:formula="of:=[.C108]*(9.81/232.37)" office:value-type="float" office:value="-2.0264233765116">
            <text:p>-2.0264233765</text:p>
          </table:table-cell>
          <table:table-cell table:style-name="ce2" table:formula="of:=AVERAGE([.D106:.D110])" office:value-type="float" office:value="-1.47760037870637">
            <text:p>-1.4776003787</text:p>
          </table:table-cell>
          <table:table-cell table:style-name="ce2" table:formula="of:=AVERAGE([.$D104:.$D112])" office:value-type="float" office:value="-0.994448508843655">
            <text:p>-0.9944485088</text:p>
          </table:table-cell>
          <table:table-cell table:formula="of:=AVERAGE([.$D107:.$D109])" office:value-type="float" office:value="-1.61832422429746">
            <text:p>-1.6183242243</text:p>
          </table:table-cell>
          <table:table-cell table:formula="of:=((((((((0.125*[.D105])+(0.25*[.D106]))+(0.5*[.D107]))+[.D108])+(0.5*[.D109]))+(0.25*[.D110]))+(0.125*[.D111]))/2.75)" office:value-type="float" office:value="-1.56011572453024">
            <text:p>-1.5601157245</text:p>
          </table:table-cell>
          <table:table-cell table:formula="of:=((((((((-2*[.D105])+(3*[.D106]))+(6*[.D107]))+(7*[.D108]))+(6*[.D109]))+(3*[.D110]))-(2*[.D111]))/21)" office:value-type="float" office:value="-1.68064478448779">
            <text:p>-1.6806447845</text:p>
          </table:table-cell>
          <table:table-cell table:formula="of:=((((((((((-21*[.D104])+(14*[.D105]))+(39*[.D106]))+(54*[.D107]))+(59*[.D108]))+(54*[.D109]))+(39*[.D110]))+(14*[.D111]))-(21*[.D112]))/231)" office:value-type="float" office:value="-1.72669986122669">
            <text:p>-1.7266998612</text:p>
          </table:table-cell>
          <table:table-cell table:number-columns-repeated="101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table:formula="of:=[.A109]/25" office:value-type="float" office:value="4.32">
            <text:p>4.32</text:p>
          </table:table-cell>
          <table:table-cell table:style-name="ce2" office:value-type="float" office:value="-4">
            <text:p>-4</text:p>
          </table:table-cell>
          <table:table-cell table:style-name="ce2" table:formula="of:=[.C109]*(9.81/232.37)" office:value-type="float" office:value="-0.1688686147093">
            <text:p>-0.1688686147</text:p>
          </table:table-cell>
          <table:table-cell table:style-name="ce2" table:formula="of:=AVERAGE([.D107:.D111])" office:value-type="float" office:value="-0.70924818177906">
            <text:p>-0.7092481818</text:p>
          </table:table-cell>
          <table:table-cell table:style-name="ce2" table:formula="of:=AVERAGE([.$D105:.$D113])" office:value-type="float" office:value="-0.281447691182166">
            <text:p>-0.2814476912</text:p>
          </table:table-cell>
          <table:table-cell table:formula="of:=AVERAGE([.$D108:.$D110])" office:value-type="float" office:value="-0.745836381632741">
            <text:p>-0.7458363816</text:p>
          </table:table-cell>
          <table:table-cell table:formula="of:=((((((((0.125*[.D106])+(0.25*[.D107]))+(0.5*[.D108]))+[.D109])+(0.5*[.D110]))+(0.25*[.D111]))+(0.125*[.D112]))/2.75)" office:value-type="float" office:value="-0.5219575363742">
            <text:p>-0.5219575364</text:p>
          </table:table-cell>
          <table:table-cell table:formula="of:=((((((((-2*[.D106])+(3*[.D107]))+(6*[.D108]))+(7*[.D109]))+(6*[.D110]))+(3*[.D111]))-(2*[.D112]))/21)" office:value-type="float" office:value="-0.906663633736836">
            <text:p>-0.9066636337</text:p>
          </table:table-cell>
          <table:table-cell table:formula="of:=((((((((((-21*[.D105])+(14*[.D106]))+(39*[.D107]))+(54*[.D108]))+(59*[.D109]))+(54*[.D110]))+(39*[.D111]))+(14*[.D112]))-(21*[.D113]))/231)" office:value-type="float" office:value="-0.724636425673565">
            <text:p>-0.7246364257</text:p>
          </table:table-cell>
          <table:table-cell table:number-columns-repeated="1014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table:formula="of:=[.A110]/25" office:value-type="float" office:value="4.36">
            <text:p>4.36</text:p>
          </table:table-cell>
          <table:table-cell table:style-name="ce2" office:value-type="float" office:value="-1">
            <text:p>-1</text:p>
          </table:table-cell>
          <table:table-cell table:style-name="ce2" table:formula="of:=[.C110]*(9.81/232.37)" office:value-type="float" office:value="-0.042217153677325">
            <text:p>-0.0422171537</text:p>
          </table:table-cell>
          <table:table-cell table:style-name="ce2" table:formula="of:=AVERAGE([.D108:.D112])" office:value-type="float" office:value="0.47283212118604">
            <text:p>0.4728321212</text:p>
          </table:table-cell>
          <table:table-cell table:style-name="ce2" table:formula="of:=AVERAGE([.$D106:.$D114])" office:value-type="float" office:value="0.42217153677325">
            <text:p>0.4221715368</text:p>
          </table:table-cell>
          <table:table-cell table:formula="of:=AVERAGE([.$D109:.$D111])" office:value-type="float" office:value="0.379954383095925">
            <text:p>0.3799543831</text:p>
          </table:table-cell>
          <table:table-cell table:formula="of:=((((((((0.125*[.D107])+(0.25*[.D108]))+(0.5*[.D109]))+[.D110])+(0.5*[.D111]))+(0.25*[.D112]))+(0.125*[.D113]))/2.75)" office:value-type="float" office:value="0.341575152480175">
            <text:p>0.3415751525</text:p>
          </table:table-cell>
          <table:table-cell table:formula="of:=((((((((-2*[.D107])+(3*[.D108]))+(6*[.D109]))+(7*[.D110]))+(6*[.D111]))+(3*[.D112]))-(2*[.D113]))/21)" office:value-type="float" office:value="0.434233580681057">
            <text:p>0.4342335807</text:p>
          </table:table-cell>
          <table:table-cell table:formula="of:=((((((((((-21*[.D106])+(14*[.D107]))+(39*[.D108]))+(54*[.D109]))+(59*[.D110]))+(54*[.D111]))+(39*[.D112]))+(14*[.D113]))-(21*[.D114]))/231)" office:value-type="float" office:value="0.444102525696535">
            <text:p>0.4441025257</text:p>
          </table:table-cell>
          <table:table-cell table:number-columns-repeated="101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table:formula="of:=[.A111]/25" office:value-type="float" office:value="4.4">
            <text:p>4.4</text:p>
          </table:table-cell>
          <table:table-cell table:style-name="ce2" office:value-type="float" office:value="32">
            <text:p>32</text:p>
          </table:table-cell>
          <table:table-cell table:style-name="ce2" table:formula="of:=[.C111]*(9.81/232.37)" office:value-type="float" office:value="1.3509489176744">
            <text:p>1.3509489177</text:p>
          </table:table-cell>
          <table:table-cell table:style-name="ce2" table:formula="of:=AVERAGE([.D109:.D113])" office:value-type="float" office:value="1.54514782459009">
            <text:p>1.5451478246</text:p>
          </table:table-cell>
          <table:table-cell table:style-name="ce2" table:formula="of:=AVERAGE([.$D107:.$D115])" office:value-type="float" office:value="1.37440289193958">
            <text:p>1.3744028919</text:p>
          </table:table-cell>
          <table:table-cell table:formula="of:=AVERAGE([.$D110:.$D112])" office:value-type="float" office:value="1.5198175323837">
            <text:p>1.5198175324</text:p>
          </table:table-cell>
          <table:table-cell table:formula="of:=((((((((0.125*[.D108])+(0.25*[.D109]))+(0.5*[.D110]))+[.D111])+(0.5*[.D112]))+(0.25*[.D113]))+(0.125*[.D114]))/2.75)" office:value-type="float" office:value="1.41811257125196">
            <text:p>1.4181125713</text:p>
          </table:table-cell>
          <table:table-cell table:formula="of:=((((((((-2*[.D108])+(3*[.D109]))+(6*[.D110]))+(7*[.D111]))+(6*[.D112]))+(3*[.D113]))-(2*[.D114]))/21)" office:value-type="float" office:value="1.70275853165211">
            <text:p>1.7027585317</text:p>
          </table:table-cell>
          <table:table-cell table:formula="of:=((((((((((-21*[.D107])+(14*[.D108]))+(39*[.D109]))+(54*[.D110]))+(59*[.D111]))+(54*[.D112]))+(39*[.D113]))+(14*[.D114]))-(21*[.D115]))/231)" office:value-type="float" office:value="1.3929833131107">
            <text:p>1.3929833131</text:p>
          </table:table-cell>
          <table:table-cell table:number-columns-repeated="101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table:formula="of:=[.A112]/25" office:value-type="float" office:value="4.44">
            <text:p>4.44</text:p>
          </table:table-cell>
          <table:table-cell table:style-name="ce2" office:value-type="float" office:value="77">
            <text:p>77</text:p>
          </table:table-cell>
          <table:table-cell table:style-name="ce2" table:formula="of:=[.C112]*(9.81/232.37)" office:value-type="float" office:value="3.25072083315402">
            <text:p>3.2507208332</text:p>
          </table:table-cell>
          <table:table-cell table:style-name="ce2" table:formula="of:=AVERAGE([.D110:.D114])" office:value-type="float" office:value="2.22906571416276">
            <text:p>2.2290657142</text:p>
          </table:table-cell>
          <table:table-cell table:style-name="ce2" table:formula="of:=AVERAGE([.$D108:.$D116])" office:value-type="float" office:value="2.36885140078323">
            <text:p>2.3688514008</text:p>
          </table:table-cell>
          <table:table-cell table:formula="of:=AVERAGE([.$D111:.$D113])" office:value-type="float" office:value="2.64560829711236">
            <text:p>2.6456082971</text:p>
          </table:table-cell>
          <table:table-cell table:formula="of:=((((((((0.125*[.D109])+(0.25*[.D110]))+(0.5*[.D111]))+[.D112])+(0.5*[.D113]))+(0.25*[.D114]))+(0.125*[.D115]))/2.75)" office:value-type="float" office:value="2.5944359896247">
            <text:p>2.5944359896</text:p>
          </table:table-cell>
          <table:table-cell table:formula="of:=((((((((-2*[.D109])+(3*[.D110]))+(6*[.D111]))+(7*[.D112]))+(6*[.D113]))+(3*[.D114]))-(2*[.D115]))/21)" office:value-type="float" office:value="2.31792277095027">
            <text:p>2.317922771</text:p>
          </table:table-cell>
          <table:table-cell table:formula="of:=((((((((((-21*[.D108])+(14*[.D109]))+(39*[.D110]))+(54*[.D111]))+(59*[.D112]))+(54*[.D113]))+(39*[.D114]))+(14*[.D115]))-(21*[.D116]))/231)" office:value-type="float" office:value="2.43799493530526">
            <text:p>2.4379949353</text:p>
          </table:table-cell>
          <table:table-cell table:number-columns-repeated="101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table:formula="of:=[.A113]/25" office:value-type="float" office:value="4.48">
            <text:p>4.48</text:p>
          </table:table-cell>
          <table:table-cell table:style-name="ce2" office:value-type="float" office:value="79">
            <text:p>79</text:p>
          </table:table-cell>
          <table:table-cell table:style-name="ce2" table:formula="of:=[.C113]*(9.81/232.37)" office:value-type="float" office:value="3.33515514050867">
            <text:p>3.3351551405</text:p>
          </table:table-cell>
          <table:table-cell table:style-name="ce2" table:formula="of:=AVERAGE([.D111:.D115])" office:value-type="float" office:value="3.45336317080518">
            <text:p>3.4533631708</text:p>
          </table:table-cell>
          <table:table-cell table:style-name="ce2" table:formula="of:=AVERAGE([.$D109:.$D117])" office:value-type="float" office:value="3.377372294186">
            <text:p>3.3773722942</text:p>
          </table:table-cell>
          <table:table-cell table:formula="of:=AVERAGE([.$D112:.$D114])" office:value-type="float" office:value="3.27886560227224">
            <text:p>3.2788656023</text:p>
          </table:table-cell>
          <table:table-cell table:formula="of:=((((((((0.125*[.D110])+(0.25*[.D111]))+(0.5*[.D112]))+[.D113])+(0.5*[.D114]))+(0.25*[.D115]))+(0.125*[.D116]))/2.75)" office:value-type="float" office:value="3.35434475581655">
            <text:p>3.3543447558</text:p>
          </table:table-cell>
          <table:table-cell table:formula="of:=((((((((-2*[.D110])+(3*[.D111]))+(6*[.D112]))+(7*[.D113]))+(6*[.D114]))+(3*[.D115]))-(2*[.D116]))/21)" office:value-type="float" office:value="3.43567217307373">
            <text:p>3.4356721731</text:p>
          </table:table-cell>
          <table:table-cell table:formula="of:=((((((((((-21*[.D109])+(14*[.D110]))+(39*[.D111]))+(54*[.D112]))+(59*[.D113]))+(54*[.D114]))+(39*[.D115]))+(14*[.D116]))-(21*[.D117]))/231)" office:value-type="float" office:value="3.37919987659627">
            <text:p>3.3791998766</text:p>
          </table:table-cell>
          <table:table-cell table:number-columns-repeated="1014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table:formula="of:=[.A114]/25" office:value-type="float" office:value="4.52">
            <text:p>4.52</text:p>
          </table:table-cell>
          <table:table-cell table:style-name="ce2" office:value-type="float" office:value="77">
            <text:p>77</text:p>
          </table:table-cell>
          <table:table-cell table:style-name="ce2" table:formula="of:=[.C114]*(9.81/232.37)" office:value-type="float" office:value="3.25072083315402">
            <text:p>3.2507208332</text:p>
          </table:table-cell>
          <table:table-cell table:style-name="ce2" table:formula="of:=AVERAGE([.D112:.D116])" office:value-type="float" office:value="4.44124456685459">
            <text:p>4.4412445669</text:p>
          </table:table-cell>
          <table:table-cell table:style-name="ce2" table:formula="of:=AVERAGE([.$D110:.$D118])" office:value-type="float" office:value="4.09037311184749">
            <text:p>4.0903731118</text:p>
          </table:table-cell>
          <table:table-cell table:formula="of:=AVERAGE([.$D113:.$D115])" office:value-type="float" office:value="4.2217153677325">
            <text:p>4.2217153677</text:p>
          </table:table-cell>
          <table:table-cell table:formula="of:=((((((((0.125*[.D111])+(0.25*[.D112]))+(0.5*[.D113]))+[.D114])+(0.5*[.D115]))+(0.25*[.D116]))+(0.125*[.D117]))/2.75)" office:value-type="float" office:value="4.14303794497021">
            <text:p>4.143037945</text:p>
          </table:table-cell>
          <table:table-cell table:formula="of:=((((((((-2*[.D111])+(3*[.D112]))+(6*[.D113]))+(7*[.D114]))+(6*[.D115]))+(3*[.D116]))-(2*[.D117]))/21)" office:value-type="float" office:value="4.33630478485666">
            <text:p>4.3363047849</text:p>
          </table:table-cell>
          <table:table-cell table:formula="of:=((((((((((-21*[.D110])+(14*[.D111]))+(39*[.D112]))+(54*[.D113]))+(59*[.D114]))+(54*[.D115]))+(39*[.D116]))+(14*[.D117]))-(21*[.D118]))/231)" office:value-type="float" office:value="4.5868663333052">
            <text:p>4.5868663333</text:p>
          </table:table-cell>
          <table:table-cell table:number-columns-repeated="1014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table:formula="of:=[.A115]/25" office:value-type="float" office:value="4.56">
            <text:p>4.56</text:p>
          </table:table-cell>
          <table:table-cell table:style-name="ce2" office:value-type="float" office:value="144">
            <text:p>144</text:p>
          </table:table-cell>
          <table:table-cell table:style-name="ce2" table:formula="of:=[.C115]*(9.81/232.37)" office:value-type="float" office:value="6.0792701295348">
            <text:p>6.0792701295</text:p>
          </table:table-cell>
          <table:table-cell table:style-name="ce2" table:formula="of:=AVERAGE([.D113:.D117])" office:value-type="float" office:value="5.20115333304644">
            <text:p>5.201153333</text:p>
          </table:table-cell>
          <table:table-cell table:style-name="ce2" table:formula="of:=AVERAGE([.$D111:.$D119])" office:value-type="float" office:value="4.78930154494986">
            <text:p>4.7893015449</text:p>
          </table:table-cell>
          <table:table-cell table:formula="of:=AVERAGE([.$D114:.$D116])" office:value-type="float" office:value="5.20678228687008">
            <text:p>5.2067822869</text:p>
          </table:table-cell>
          <table:table-cell table:formula="of:=((((((((0.125*[.D112])+(0.25*[.D113]))+(0.5*[.D114]))+[.D115])+(0.5*[.D116]))+(0.25*[.D117]))+(0.125*[.D118]))/2.75)" office:value-type="float" office:value="5.32128032487373">
            <text:p>5.3212803249</text:p>
          </table:table-cell>
          <table:table-cell table:formula="of:=((((((((-2*[.D112])+(3*[.D113]))+(6*[.D114]))+(7*[.D115]))+(6*[.D116]))+(3*[.D117]))-(2*[.D118]))/21)" office:value-type="float" office:value="5.33142340725075">
            <text:p>5.3314234073</text:p>
          </table:table-cell>
          <table:table-cell table:formula="of:=((((((((((-21*[.D111])+(14*[.D112]))+(39*[.D113]))+(54*[.D114]))+(59*[.D115]))+(54*[.D116]))+(39*[.D117]))+(14*[.D118]))-(21*[.D119]))/231)" office:value-type="float" office:value="5.42134046183622">
            <text:p>5.4213404618</text:p>
          </table:table-cell>
          <table:table-cell table:number-columns-repeated="1014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 table:formula="of:=[.A116]/25" office:value-type="float" office:value="4.6">
            <text:p>4.6</text:p>
          </table:table-cell>
          <table:table-cell table:style-name="ce2" office:value-type="float" office:value="149">
            <text:p>149</text:p>
          </table:table-cell>
          <table:table-cell table:style-name="ce2" table:formula="of:=[.C116]*(9.81/232.37)" office:value-type="float" office:value="6.29035589792142">
            <text:p>6.2903558979</text:p>
          </table:table-cell>
          <table:table-cell table:style-name="ce2" table:formula="of:=AVERAGE([.D114:.D118])" office:value-type="float" office:value="5.78375005379352">
            <text:p>5.7837500538</text:p>
          </table:table-cell>
          <table:table-cell table:style-name="ce2" table:formula="of:=AVERAGE([.$D112:.$D120])" office:value-type="float" office:value="5.47415759349314">
            <text:p>5.4741575935</text:p>
          </table:table-cell>
          <table:table-cell table:formula="of:=AVERAGE([.$D115:.$D117])" office:value-type="float" office:value="6.47329689718983">
            <text:p>6.4732968972</text:p>
          </table:table-cell>
          <table:table-cell table:formula="of:=((((((((0.125*[.D113])+(0.25*[.D114]))+(0.5*[.D115]))+[.D116])+(0.5*[.D117]))+(0.25*[.D118]))+(0.125*[.D119]))/2.75)" office:value-type="float" office:value="5.97372724534148">
            <text:p>5.9737272453</text:p>
          </table:table-cell>
          <table:table-cell table:formula="of:=((((((((-2*[.D113])+(3*[.D114]))+(6*[.D115]))+(7*[.D116]))+(6*[.D117]))+(3*[.D118]))-(2*[.D119]))/21)" office:value-type="float" office:value="6.29236623857272">
            <text:p>6.2923662386</text:p>
          </table:table-cell>
          <table:table-cell table:formula="of:=((((((((((-21*[.D112])+(14*[.D113]))+(39*[.D114]))+(54*[.D115]))+(59*[.D116]))+(54*[.D117]))+(39*[.D118]))+(14*[.D119]))-(21*[.D120]))/231)" office:value-type="float" office:value="5.8817084709842">
            <text:p>5.881708471</text:p>
          </table:table-cell>
          <table:table-cell table:number-columns-repeated="1014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table:formula="of:=[.A117]/25" office:value-type="float" office:value="4.64">
            <text:p>4.64</text:p>
          </table:table-cell>
          <table:table-cell table:style-name="ce2" office:value-type="float" office:value="167">
            <text:p>167</text:p>
          </table:table-cell>
          <table:table-cell table:style-name="ce2" table:formula="of:=[.C117]*(9.81/232.37)" office:value-type="float" office:value="7.05026466411327">
            <text:p>7.0502646641</text:p>
          </table:table-cell>
          <table:table-cell table:style-name="ce2" table:formula="of:=AVERAGE([.D115:.D119])" office:value-type="float" office:value="6.38323363601153">
            <text:p>6.383233636</text:p>
          </table:table-cell>
          <table:table-cell table:style-name="ce2" table:formula="of:=AVERAGE([.$D113:.$D121])" office:value-type="float" office:value="5.76498687438138">
            <text:p>5.7649868744</text:p>
          </table:table-cell>
          <table:table-cell table:formula="of:=AVERAGE([.$D116:.$D118])" office:value-type="float" office:value="6.52958643542626">
            <text:p>6.5295864354</text:p>
          </table:table-cell>
          <table:table-cell table:formula="of:=((((((((0.125*[.D114])+(0.25*[.D115]))+(0.5*[.D116]))+[.D117])+(0.5*[.D118]))+(0.25*[.D119]))+(0.125*[.D120]))/2.75)" office:value-type="float" office:value="6.45346762803836">
            <text:p>6.453467628</text:p>
          </table:table-cell>
          <table:table-cell table:formula="of:=((((((((-2*[.D114])+(3*[.D115]))+(6*[.D116]))+(7*[.D117]))+(6*[.D118]))+(3*[.D119]))-(2*[.D120]))/21)" office:value-type="float" office:value="6.66829994036604">
            <text:p>6.6682999404</text:p>
          </table:table-cell>
          <table:table-cell table:formula="of:=((((((((((-21*[.D113])+(14*[.D114]))+(39*[.D115]))+(54*[.D116]))+(59*[.D117]))+(54*[.D118]))+(39*[.D119]))+(14*[.D120]))-(21*[.D121]))/231)" office:value-type="float" office:value="6.62882416030413">
            <text:p>6.6288241603</text:p>
          </table:table-cell>
          <table:table-cell table:number-columns-repeated="1014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table:formula="of:=[.A118]/25" office:value-type="float" office:value="4.68">
            <text:p>4.68</text:p>
          </table:table-cell>
          <table:table-cell table:style-name="ce2" office:value-type="float" office:value="148">
            <text:p>148</text:p>
          </table:table-cell>
          <table:table-cell table:style-name="ce2" table:formula="of:=[.C118]*(9.81/232.37)" office:value-type="float" office:value="6.24813874424409">
            <text:p>6.2481387442</text:p>
          </table:table-cell>
          <table:table-cell table:style-name="ce2" table:formula="of:=AVERAGE([.D116:.D120])" office:value-type="float" office:value="6.67031028101734">
            <text:p>6.670310281</text:p>
          </table:table-cell>
          <table:table-cell table:style-name="ce2" table:formula="of:=AVERAGE([.$D114:.$D122])" office:value-type="float" office:value="5.73215131041012">
            <text:p>5.7321513104</text:p>
          </table:table-cell>
          <table:table-cell table:formula="of:=AVERAGE([.$D117:.$D119])" office:value-type="float" office:value="6.51551405086715">
            <text:p>6.5155140509</text:p>
          </table:table-cell>
          <table:table-cell table:formula="of:=((((((((0.125*[.D115])+(0.25*[.D116]))+(0.5*[.D117]))+[.D118])+(0.5*[.D119]))+(0.25*[.D120]))+(0.125*[.D121]))/2.75)" office:value-type="float" office:value="6.48800893559253">
            <text:p>6.4880089356</text:p>
          </table:table-cell>
          <table:table-cell table:formula="of:=((((((((-2*[.D115])+(3*[.D116]))+(6*[.D117]))+(7*[.D118]))+(6*[.D119]))+(3*[.D120]))-(2*[.D121]))/21)" office:value-type="float" office:value="6.71654811599727">
            <text:p>6.716548116</text:p>
          </table:table-cell>
          <table:table-cell table:formula="of:=((((((((((-21*[.D114])+(14*[.D115]))+(39*[.D116]))+(54*[.D117]))+(59*[.D118]))+(54*[.D119]))+(39*[.D120]))+(14*[.D121]))-(21*[.D122]))/231)" office:value-type="float" office:value="7.18751610312483">
            <text:p>7.1875161031</text:p>
          </table:table-cell>
          <table:table-cell table:number-columns-repeated="1014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table:formula="of:=[.A119]/25" office:value-type="float" office:value="4.72">
            <text:p>4.72</text:p>
          </table:table-cell>
          <table:table-cell table:style-name="ce2" office:value-type="float" office:value="148">
            <text:p>148</text:p>
          </table:table-cell>
          <table:table-cell table:style-name="ce2" table:formula="of:=[.C119]*(9.81/232.37)" office:value-type="float" office:value="6.24813874424409">
            <text:p>6.2481387442</text:p>
          </table:table-cell>
          <table:table-cell table:style-name="ce2" table:formula="of:=AVERAGE([.D117:.D121])" office:value-type="float" office:value="6.58587597366269">
            <text:p>6.5858759737</text:p>
          </table:table-cell>
          <table:table-cell table:style-name="ce2" table:formula="of:=AVERAGE([.$D115:.$D123])" office:value-type="float" office:value="5.46477600378706">
            <text:p>5.4647760038</text:p>
          </table:table-cell>
          <table:table-cell table:formula="of:=AVERAGE([.$D118:.$D120])" office:value-type="float" office:value="6.67031028101734">
            <text:p>6.670310281</text:p>
          </table:table-cell>
          <table:table-cell table:formula="of:=((((((((0.125*[.D116])+(0.25*[.D117]))+(0.5*[.D118]))+[.D119])+(0.5*[.D120]))+(0.25*[.D121]))+(0.125*[.D122]))/2.75)" office:value-type="float" office:value="6.37287124374528">
            <text:p>6.3728712437</text:p>
          </table:table-cell>
          <table:table-cell table:formula="of:=((((((((-2*[.D116])+(3*[.D117]))+(6*[.D118]))+(7*[.D119]))+(6*[.D120]))+(3*[.D121]))-(2*[.D122]))/21)" office:value-type="float" office:value="6.97186137871252">
            <text:p>6.9718613787</text:p>
          </table:table-cell>
          <table:table-cell table:formula="of:=((((((((((-21*[.D115])+(14*[.D116]))+(39*[.D117]))+(54*[.D118]))+(59*[.D119]))+(54*[.D120]))+(39*[.D121]))+(14*[.D122]))-(21*[.D123]))/231)" office:value-type="float" office:value="6.93019249975828">
            <text:p>6.9301924998</text:p>
          </table:table-cell>
          <table:table-cell table:number-columns-repeated="1014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 table:formula="of:=[.A120]/25" office:value-type="float" office:value="4.76">
            <text:p>4.76</text:p>
          </table:table-cell>
          <table:table-cell table:style-name="ce2" office:value-type="float" office:value="178">
            <text:p>178</text:p>
          </table:table-cell>
          <table:table-cell table:style-name="ce2" table:formula="of:=[.C120]*(9.81/232.37)" office:value-type="float" office:value="7.51465335456384">
            <text:p>7.5146533546</text:p>
          </table:table-cell>
          <table:table-cell table:style-name="ce2" table:formula="of:=AVERAGE([.D118:.D122])" office:value-type="float" office:value="5.78375005379352">
            <text:p>5.7837500538</text:p>
          </table:table-cell>
          <table:table-cell table:style-name="ce2" table:formula="of:=AVERAGE([.$D116:.$D124])" office:value-type="float" office:value="4.65326849421182">
            <text:p>4.6532684942</text:p>
          </table:table-cell>
          <table:table-cell table:formula="of:=AVERAGE([.$D119:.$D121])" office:value-type="float" office:value="6.54365881998537">
            <text:p>6.54365882</text:p>
          </table:table-cell>
          <table:table-cell table:formula="of:=((((((((0.125*[.D117])+(0.25*[.D118]))+(0.5*[.D119]))+[.D120])+(0.5*[.D121]))+(0.25*[.D122]))+(0.125*[.D123]))/2.75)" office:value-type="float" office:value="6.13875793698921">
            <text:p>6.138757937</text:p>
          </table:table-cell>
          <table:table-cell table:formula="of:=((((((((-2*[.D117])+(3*[.D118]))+(6*[.D119]))+(7*[.D120]))+(6*[.D121]))+(3*[.D122]))-(2*[.D123]))/21)" office:value-type="float" office:value="6.54164847933407">
            <text:p>6.5416484793</text:p>
          </table:table-cell>
          <table:table-cell table:formula="of:=((((((((((-21*[.D116])+(14*[.D117]))+(39*[.D118]))+(54*[.D119]))+(59*[.D120]))+(54*[.D121]))+(39*[.D122]))+(14*[.D123]))-(21*[.D124]))/231)" office:value-type="float" office:value="6.33769028234751">
            <text:p>6.3376902823</text:p>
          </table:table-cell>
          <table:table-cell table:number-columns-repeated="1014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table:formula="of:=[.A121]/25" office:value-type="float" office:value="4.8">
            <text:p>4.8</text:p>
          </table:table-cell>
          <table:table-cell table:style-name="ce2" office:value-type="float" office:value="139">
            <text:p>139</text:p>
          </table:table-cell>
          <table:table-cell table:style-name="ce2" table:formula="of:=[.C121]*(9.81/232.37)" office:value-type="float" office:value="5.86818436114817">
            <text:p>5.8681843611</text:p>
          </table:table-cell>
          <table:table-cell table:style-name="ce2" table:formula="of:=AVERAGE([.D119:.D123])" office:value-type="float" office:value="4.702990919654">
            <text:p>4.7029909197</text:p>
          </table:table-cell>
          <table:table-cell table:style-name="ce2" table:formula="of:=AVERAGE([.$D117:.$D125])" office:value-type="float" office:value="3.74325429272281">
            <text:p>3.7432542927</text:p>
          </table:table-cell>
          <table:table-cell table:formula="of:=AVERAGE([.$D120:.$D122])" office:value-type="float" office:value="5.47415759349314">
            <text:p>5.4741575935</text:p>
          </table:table-cell>
          <table:table-cell table:formula="of:=((((((((0.125*[.D118])+(0.25*[.D119]))+(0.5*[.D120]))+[.D121])+(0.5*[.D122]))+(0.25*[.D123]))+(0.125*[.D124]))/2.75)" office:value-type="float" office:value="4.92597424953151">
            <text:p>4.9259742495</text:p>
          </table:table-cell>
          <table:table-cell table:formula="of:=((((((((-2*[.D118])+(3*[.D119]))+(6*[.D120]))+(7*[.D121]))+(6*[.D122]))+(3*[.D123]))-(2*[.D124]))/21)" office:value-type="float" office:value="5.50632304391396">
            <text:p>5.5063230439</text:p>
          </table:table-cell>
          <table:table-cell table:formula="of:=((((((((((-21*[.D117])+(14*[.D118]))+(39*[.D119]))+(54*[.D120]))+(59*[.D121]))+(54*[.D122]))+(39*[.D123]))+(14*[.D124]))-(21*[.D125]))/231)" office:value-type="float" office:value="4.99971719978606">
            <text:p>4.9997171998</text:p>
          </table:table-cell>
          <table:table-cell table:number-columns-repeated="1014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table:formula="of:=[.A122]/25" office:value-type="float" office:value="4.84">
            <text:p>4.84</text:p>
          </table:table-cell>
          <table:table-cell table:style-name="ce2" office:value-type="float" office:value="72">
            <text:p>72</text:p>
          </table:table-cell>
          <table:table-cell table:style-name="ce2" table:formula="of:=[.C122]*(9.81/232.37)" office:value-type="float" office:value="3.0396350647674">
            <text:p>3.0396350648</text:p>
          </table:table-cell>
          <table:table-cell table:style-name="ce2" table:formula="of:=AVERAGE([.D120:.D124])" office:value-type="float" office:value="3.2085036794767">
            <text:p>3.2085036795</text:p>
          </table:table-cell>
          <table:table-cell table:style-name="ce2" table:formula="of:=AVERAGE([.$D118:.$D126])" office:value-type="float" office:value="2.77695055299738">
            <text:p>2.776950553</text:p>
          </table:table-cell>
          <table:table-cell table:formula="of:=AVERAGE([.$D121:.$D123])" office:value-type="float" office:value="3.25072083315402">
            <text:p>3.2507208332</text:p>
          </table:table-cell>
          <table:table-cell table:formula="of:=((((((((0.125*[.D119])+(0.25*[.D120]))+(0.5*[.D121]))+[.D122])+(0.5*[.D123]))+(0.25*[.D124]))+(0.125*[.D125]))/2.75)" office:value-type="float" office:value="3.09528494916024">
            <text:p>3.0952849492</text:p>
          </table:table-cell>
          <table:table-cell table:formula="of:=((((((((-2*[.D119])+(3*[.D120]))+(6*[.D121]))+(7*[.D122]))+(6*[.D123]))+(3*[.D124]))-(2*[.D125]))/21)" office:value-type="float" office:value="3.41556876656072">
            <text:p>3.4155687666</text:p>
          </table:table-cell>
          <table:table-cell table:formula="of:=((((((((((-21*[.D118])+(14*[.D119]))+(39*[.D120]))+(54*[.D121]))+(59*[.D122]))+(54*[.D123]))+(39*[.D124]))+(14*[.D125]))-(21*[.D126]))/231)" office:value-type="float" office:value="3.25273117380532">
            <text:p>3.2527311738</text:p>
          </table:table-cell>
          <table:table-cell table:number-columns-repeated="1014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table:formula="of:=[.A123]/25" office:value-type="float" office:value="4.88">
            <text:p>4.88</text:p>
          </table:table-cell>
          <table:table-cell table:style-name="ce2" office:value-type="float" office:value="20">
            <text:p>20</text:p>
          </table:table-cell>
          <table:table-cell table:style-name="ce2" table:formula="of:=[.C123]*(9.81/232.37)" office:value-type="float" office:value="0.844343073546499">
            <text:p>0.8443430735</text:p>
          </table:table-cell>
          <table:table-cell table:style-name="ce2" table:formula="of:=AVERAGE([.D121:.D125])" office:value-type="float" office:value="1.325618625468">
            <text:p>1.3256186255</text:p>
          </table:table-cell>
          <table:table-cell table:style-name="ce2" table:formula="of:=AVERAGE([.$D119:.$D127])" office:value-type="float" office:value="1.88569953092052">
            <text:p>1.8856995309</text:p>
          </table:table-cell>
          <table:table-cell table:formula="of:=AVERAGE([.$D122:.$D124])" office:value-type="float" office:value="0.886560227223824">
            <text:p>0.8865602272</text:p>
          </table:table-cell>
          <table:table-cell table:formula="of:=((((((((0.125*[.D120])+(0.25*[.D121]))+(0.5*[.D122]))+[.D123])+(0.5*[.D124]))+(0.25*[.D125]))+(0.125*[.D126]))/2.75)" office:value-type="float" office:value="1.26459564878896">
            <text:p>1.2645956488</text:p>
          </table:table-cell>
          <table:table-cell table:formula="of:=((((((((-2*[.D120])+(3*[.D121]))+(6*[.D122]))+(7*[.D123]))+(6*[.D124]))+(3*[.D125]))-(2*[.D126]))/21)" office:value-type="float" office:value="0.808156941823078">
            <text:p>0.8081569418</text:p>
          </table:table-cell>
          <table:table-cell table:formula="of:=((((((((((-21*[.D119])+(14*[.D120]))+(39*[.D121]))+(54*[.D122]))+(59*[.D123]))+(54*[.D124]))+(39*[.D125]))+(14*[.D126]))-(21*[.D127]))/231)" office:value-type="float" office:value="1.2588387641966">
            <text:p>1.2588387642</text:p>
          </table:table-cell>
          <table:table-cell table:number-columns-repeated="1014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2" table:formula="of:=[.A124]/25" office:value-type="float" office:value="4.92">
            <text:p>4.92</text:p>
          </table:table-cell>
          <table:table-cell table:style-name="ce2" office:value-type="float" office:value="-29">
            <text:p>-29</text:p>
          </table:table-cell>
          <table:table-cell table:style-name="ce2" table:formula="of:=[.C124]*(9.81/232.37)" office:value-type="float" office:value="-1.22429745664242">
            <text:p>-1.2242974566</text:p>
          </table:table-cell>
          <table:table-cell table:style-name="ce2" table:formula="of:=AVERAGE([.D122:.D126])" office:value-type="float" office:value="-0.177312045444765">
            <text:p>-0.1773120454</text:p>
          </table:table-cell>
          <table:table-cell table:style-name="ce2" table:formula="of:=AVERAGE([.$D120:.$D128])" office:value-type="float" office:value="0.966303739725438">
            <text:p>0.9663037397</text:p>
          </table:table-cell>
          <table:table-cell table:formula="of:=AVERAGE([.$D123:.$D125])" office:value-type="float" office:value="-0.759908766191849">
            <text:p>-0.7599087662</text:p>
          </table:table-cell>
          <table:table-cell table:formula="of:=((((((((0.125*[.D121])+(0.25*[.D122]))+(0.5*[.D123]))+[.D124])+(0.5*[.D125]))+(0.25*[.D126]))+(0.125*[.D127]))/2.75)" office:value-type="float" office:value="-0.324304498703087">
            <text:p>-0.3243044987</text:p>
          </table:table-cell>
          <table:table-cell table:formula="of:=((((((((-2*[.D121])+(3*[.D122]))+(6*[.D123]))+(7*[.D124]))+(6*[.D125]))+(3*[.D126]))-(2*[.D127]))/21)" office:value-type="float" office:value="-0.900632611782933">
            <text:p>-0.9006326118</text:p>
          </table:table-cell>
          <table:table-cell table:formula="of:=((((((((((-21*[.D120])+(14*[.D121]))+(39*[.D122]))+(54*[.D123]))+(59*[.D124]))+(54*[.D125]))+(39*[.D126]))+(14*[.D127]))-(21*[.D128]))/231)" office:value-type="float" office:value="-0.57495742627214">
            <text:p>-0.5749574263</text:p>
          </table:table-cell>
          <table:table-cell table:number-columns-repeated="1014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table:formula="of:=[.A125]/25" office:value-type="float" office:value="4.96">
            <text:p>4.96</text:p>
          </table:table-cell>
          <table:table-cell table:style-name="ce2" office:value-type="float" office:value="-45">
            <text:p>-45</text:p>
          </table:table-cell>
          <table:table-cell table:style-name="ce2" table:formula="of:=[.C125]*(9.81/232.37)" office:value-type="float" office:value="-1.89977191547962">
            <text:p>-1.8997719155</text:p>
          </table:table-cell>
          <table:table-cell table:style-name="ce2" table:formula="of:=AVERAGE([.D123:.D127])" office:value-type="float" office:value="-1.13986314928777">
            <text:p>-1.1398631493</text:p>
          </table:table-cell>
          <table:table-cell table:style-name="ce2" table:formula="of:=AVERAGE([.$D121:.$D129])" office:value-type="float" office:value="-0.154796230150192">
            <text:p>-0.1547962302</text:p>
          </table:table-cell>
          <table:table-cell table:formula="of:=AVERAGE([.$D124:.$D126])" office:value-type="float" office:value="-1.59017945517924">
            <text:p>-1.5901794552</text:p>
          </table:table-cell>
          <table:table-cell table:formula="of:=((((((((0.125*[.D122])+(0.25*[.D123]))+(0.5*[.D124]))+[.D125])+(0.5*[.D126]))+(0.25*[.D127]))+(0.125*[.D128]))/2.75)" office:value-type="float" office:value="-1.25116291807345">
            <text:p>-1.2511629181</text:p>
          </table:table-cell>
          <table:table-cell table:formula="of:=((((((((-2*[.D122])+(3*[.D123]))+(6*[.D124]))+(7*[.D125]))+(6*[.D126]))+(3*[.D127]))-(2*[.D128]))/21)" office:value-type="float" office:value="-1.6826551251391">
            <text:p>-1.6826551251</text:p>
          </table:table-cell>
          <table:table-cell table:formula="of:=((((((((((-21*[.D121])+(14*[.D122]))+(39*[.D123]))+(54*[.D124]))+(59*[.D125]))+(54*[.D126]))+(39*[.D127]))+(14*[.D128]))-(21*[.D129]))/231)" office:value-type="float" office:value="-1.55106919159938">
            <text:p>-1.5510691916</text:p>
          </table:table-cell>
          <table:table-cell table:number-columns-repeated="1014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table:formula="of:=[.A126]/25" office:value-type="float" office:value="5">
            <text:p>5</text:p>
          </table:table-cell>
          <table:table-cell table:style-name="ce2" office:value-type="float" office:value="-39">
            <text:p>-39</text:p>
          </table:table-cell>
          <table:table-cell table:style-name="ce2" table:formula="of:=[.C126]*(9.81/232.37)" office:value-type="float" office:value="-1.64646899341567">
            <text:p>-1.6464689934</text:p>
          </table:table-cell>
          <table:table-cell table:style-name="ce2" table:formula="of:=AVERAGE([.D124:.D128])" office:value-type="float" office:value="-1.71401643929939">
            <text:p>-1.7140164393</text:p>
          </table:table-cell>
          <table:table-cell table:style-name="ce2" table:formula="of:=AVERAGE([.$D122:.$D130])" office:value-type="float" office:value="-1.17269871325903">
            <text:p>-1.1726987133</text:p>
          </table:table-cell>
          <table:table-cell table:formula="of:=AVERAGE([.$D125:.$D127])" office:value-type="float" office:value="-1.77312045444765">
            <text:p>-1.7731204544</text:p>
          </table:table-cell>
          <table:table-cell table:formula="of:=((((((((0.125*[.D123])+(0.25*[.D124]))+(0.5*[.D125]))+[.D126])+(0.5*[.D127]))+(0.25*[.D128]))+(0.125*[.D129]))/2.75)" office:value-type="float" office:value="-1.64071210882331">
            <text:p>-1.6407121088</text:p>
          </table:table-cell>
          <table:table-cell table:formula="of:=((((((((-2*[.D123])+(3*[.D124]))+(6*[.D125]))+(7*[.D126]))+(6*[.D127]))+(3*[.D128]))-(2*[.D129]))/21)" office:value-type="float" office:value="-1.89776157482832">
            <text:p>-1.8977615748</text:p>
          </table:table-cell>
          <table:table-cell table:formula="of:=((((((((((-21*[.D122])+(14*[.D123]))+(39*[.D124]))+(54*[.D125]))+(59*[.D126]))+(54*[.D127]))+(39*[.D128]))+(14*[.D129]))-(21*[.D130]))/231)" office:value-type="float" office:value="-1.90982361873613">
            <text:p>-1.9098236187</text:p>
          </table:table-cell>
          <table:table-cell table:number-columns-repeated="1014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table:formula="of:=[.A127]/25" office:value-type="float" office:value="5.04">
            <text:p>5.04</text:p>
          </table:table-cell>
          <table:table-cell table:style-name="ce2" office:value-type="float" office:value="-42">
            <text:p>-42</text:p>
          </table:table-cell>
          <table:table-cell table:style-name="ce2" table:formula="of:=[.C127]*(9.81/232.37)" office:value-type="float" office:value="-1.77312045444765">
            <text:p>-1.7731204544</text:p>
          </table:table-cell>
          <table:table-cell table:style-name="ce2" table:formula="of:=AVERAGE([.D125:.D129])" office:value-type="float" office:value="-1.98420622283427">
            <text:p>-1.9842062228</text:p>
          </table:table-cell>
          <table:table-cell table:style-name="ce2" table:formula="of:=AVERAGE([.$D123:.$D131])" office:value-type="float" office:value="-1.85286396694926">
            <text:p>-1.8528639669</text:p>
          </table:table-cell>
          <table:table-cell table:formula="of:=AVERAGE([.$D126:.$D128])" office:value-type="float" office:value="-1.81533760812497">
            <text:p>-1.8153376081</text:p>
          </table:table-cell>
          <table:table-cell table:formula="of:=((((((((0.125*[.D124])+(0.25*[.D125]))+(0.5*[.D126]))+[.D127])+(0.5*[.D128]))+(0.25*[.D129]))+(0.125*[.D130]))/2.75)" office:value-type="float" office:value="-1.92471841537986">
            <text:p>-1.9247184154</text:p>
          </table:table-cell>
          <table:table-cell table:formula="of:=((((((((-2*[.D124])+(3*[.D125]))+(6*[.D126]))+(7*[.D127]))+(6*[.D128]))+(3*[.D129]))-(2*[.D130]))/21)" office:value-type="float" office:value="-1.84951339919709">
            <text:p>-1.8495133992</text:p>
          </table:table-cell>
          <table:table-cell table:formula="of:=((((((((((-21*[.D123])+(14*[.D124]))+(39*[.D125]))+(54*[.D126]))+(59*[.D127]))+(54*[.D128]))+(39*[.D129]))+(14*[.D130]))-(21*[.D131]))/231)" office:value-type="float" office:value="-2.13735762881522">
            <text:p>-2.1373576288</text:p>
          </table:table-cell>
          <table:table-cell table:number-columns-repeated="1014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table:formula="of:=[.A128]/25" office:value-type="float" office:value="5.08">
            <text:p>5.08</text:p>
          </table:table-cell>
          <table:table-cell table:style-name="ce2" office:value-type="float" office:value="-48">
            <text:p>-48</text:p>
          </table:table-cell>
          <table:table-cell table:style-name="ce2" table:formula="of:=[.C128]*(9.81/232.37)" office:value-type="float" office:value="-2.0264233765116">
            <text:p>-2.0264233765</text:p>
          </table:table-cell>
          <table:table-cell table:style-name="ce2" table:formula="of:=AVERAGE([.D126:.D130])" office:value-type="float" office:value="-2.26283943710462">
            <text:p>-2.2628394371</text:p>
          </table:table-cell>
          <table:table-cell table:style-name="ce2" table:formula="of:=AVERAGE([.$D124:.$D132])" office:value-type="float" office:value="-2.39699616990145">
            <text:p>-2.3969961699</text:p>
          </table:table-cell>
          <table:table-cell table:formula="of:=AVERAGE([.$D127:.$D129])" office:value-type="float" office:value="-2.12493006842536">
            <text:p>-2.1249300684</text:p>
          </table:table-cell>
          <table:table-cell table:formula="of:=((((((((0.125*[.D125])+(0.25*[.D126]))+(0.5*[.D127]))+[.D128])+(0.5*[.D129]))+(0.25*[.D130]))+(0.125*[.D131]))/2.75)" office:value-type="float" office:value="-2.20296783734405">
            <text:p>-2.2029678373</text:p>
          </table:table-cell>
          <table:table-cell table:formula="of:=((((((((-2*[.D125])+(3*[.D126]))+(6*[.D127]))+(7*[.D128]))+(6*[.D129]))+(3*[.D130]))-(2*[.D131]))/21)" office:value-type="float" office:value="-2.14905415624097">
            <text:p>-2.1490541562</text:p>
          </table:table-cell>
          <table:table-cell table:formula="of:=((((((((((-21*[.D124])+(14*[.D125]))+(39*[.D126]))+(54*[.D127]))+(59*[.D128]))+(54*[.D129]))+(39*[.D130]))+(14*[.D131]))-(21*[.D132]))/231)" office:value-type="float" office:value="-2.19017476047213">
            <text:p>-2.1901747605</text:p>
          </table:table-cell>
          <table:table-cell table:number-columns-repeated="1014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table:formula="of:=[.A129]/25" office:value-type="float" office:value="5.12">
            <text:p>5.12</text:p>
          </table:table-cell>
          <table:table-cell table:style-name="ce2" office:value-type="float" office:value="-61">
            <text:p>-61</text:p>
          </table:table-cell>
          <table:table-cell table:style-name="ce2" table:formula="of:=[.C129]*(9.81/232.37)" office:value-type="float" office:value="-2.57524637431682">
            <text:p>-2.5752463743</text:p>
          </table:table-cell>
          <table:table-cell table:style-name="ce2" table:formula="of:=AVERAGE([.D127:.D131])" office:value-type="float" office:value="-2.54991608211043">
            <text:p>-2.5499160821</text:p>
          </table:table-cell>
          <table:table-cell table:style-name="ce2" table:formula="of:=AVERAGE([.$D125:.$D133])" office:value-type="float" office:value="-2.7018978353488">
            <text:p>-2.7018978353</text:p>
          </table:table-cell>
          <table:table-cell table:formula="of:=AVERAGE([.$D128:.$D130])" office:value-type="float" office:value="-2.63153591255326">
            <text:p>-2.6315359126</text:p>
          </table:table-cell>
          <table:table-cell table:formula="of:=((((((((0.125*[.D126])+(0.25*[.D127]))+(0.5*[.D128]))+[.D129])+(0.5*[.D130]))+(0.25*[.D131]))+(0.125*[.D132]))/2.75)" office:value-type="float" office:value="-2.60403079727864">
            <text:p>-2.6040307973</text:p>
          </table:table-cell>
          <table:table-cell table:formula="of:=((((((((-2*[.D126])+(3*[.D127]))+(6*[.D128]))+(7*[.D129]))+(6*[.D130]))+(3*[.D131]))-(2*[.D132]))/21)" office:value-type="float" office:value="-2.5290085393369">
            <text:p>-2.5290085393</text:p>
          </table:table-cell>
          <table:table-cell table:formula="of:=((((((((((-21*[.D125])+(14*[.D126]))+(39*[.D127]))+(54*[.D128]))+(59*[.D129]))+(54*[.D130]))+(39*[.D131]))+(14*[.D132]))-(21*[.D133]))/231)" office:value-type="float" office:value="-2.53284646239847">
            <text:p>-2.5328464624</text:p>
          </table:table-cell>
          <table:table-cell table:number-columns-repeated="1014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 table:formula="of:=[.A130]/25" office:value-type="float" office:value="5.16">
            <text:p>5.16</text:p>
          </table:table-cell>
          <table:table-cell table:style-name="ce2" office:value-type="float" office:value="-78">
            <text:p>-78</text:p>
          </table:table-cell>
          <table:table-cell table:style-name="ce2" table:formula="of:=[.C130]*(9.81/232.37)" office:value-type="float" office:value="-3.29293798683135">
            <text:p>-3.2929379868</text:p>
          </table:table-cell>
          <table:table-cell table:style-name="ce2" table:formula="of:=AVERAGE([.D128:.D132])" office:value-type="float" office:value="-3.00586134182554">
            <text:p>-3.0058613418</text:p>
          </table:table-cell>
          <table:table-cell table:style-name="ce2" table:formula="of:=AVERAGE([.$D126:.$D134])" office:value-type="float" office:value="-2.82854929638077">
            <text:p>-2.8285492964</text:p>
          </table:table-cell>
          <table:table-cell table:formula="of:=AVERAGE([.$D129:.$D131])" office:value-type="float" office:value="-2.98334552653096">
            <text:p>-2.9833455265</text:p>
          </table:table-cell>
          <table:table-cell table:formula="of:=((((((((0.125*[.D127])+(0.25*[.D128]))+(0.5*[.D129]))+[.D130])+(0.5*[.D131]))+(0.25*[.D132]))+(0.125*[.D133]))/2.75)" office:value-type="float" office:value="-3.0396350647674">
            <text:p>-3.0396350648</text:p>
          </table:table-cell>
          <table:table-cell table:formula="of:=((((((((-2*[.D127])+(3*[.D128]))+(6*[.D129]))+(7*[.D130]))+(6*[.D131]))+(3*[.D132]))-(2*[.D133]))/21)" office:value-type="float" office:value="-3.0356143834648">
            <text:p>-3.0356143835</text:p>
          </table:table-cell>
          <table:table-cell table:formula="of:=((((((((((-21*[.D126])+(14*[.D127]))+(39*[.D128]))+(54*[.D129]))+(59*[.D130]))+(54*[.D131]))+(39*[.D132]))+(14*[.D133]))-(21*[.D134]))/231)" office:value-type="float" office:value="-3.11182456997321">
            <text:p>-3.11182457</text:p>
          </table:table-cell>
          <table:table-cell table:number-columns-repeated="1014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 table:formula="of:=[.A131]/25" office:value-type="float" office:value="5.2">
            <text:p>5.2</text:p>
          </table:table-cell>
          <table:table-cell table:style-name="ce2" office:value-type="float" office:value="-73">
            <text:p>-73</text:p>
          </table:table-cell>
          <table:table-cell table:style-name="ce2" table:formula="of:=[.C131]*(9.81/232.37)" office:value-type="float" office:value="-3.08185221844472">
            <text:p>-3.0818522184</text:p>
          </table:table-cell>
          <table:table-cell table:style-name="ce2" table:formula="of:=AVERAGE([.D129:.D133])" office:value-type="float" office:value="-3.39425915565693">
            <text:p>-3.3942591557</text:p>
          </table:table-cell>
          <table:table-cell table:style-name="ce2" table:formula="of:=AVERAGE([.$D127:.$D135])" office:value-type="float" office:value="-3.01149029564918">
            <text:p>-3.0114902956</text:p>
          </table:table-cell>
          <table:table-cell table:formula="of:=AVERAGE([.$D130:.$D132])" office:value-type="float" office:value="-3.47587898609976">
            <text:p>-3.4758789861</text:p>
          </table:table-cell>
          <table:table-cell table:formula="of:=((((((((0.125*[.D128])+(0.25*[.D129]))+(0.5*[.D130]))+[.D131])+(0.5*[.D132]))+(0.25*[.D133]))+(0.125*[.D134]))/2.75)" office:value-type="float" office:value="-3.28142421764662">
            <text:p>-3.2814242176</text:p>
          </table:table-cell>
          <table:table-cell table:formula="of:=((((((((-2*[.D128])+(3*[.D129]))+(6*[.D130]))+(7*[.D131]))+(6*[.D132]))+(3*[.D133]))-(2*[.D134]))/21)" office:value-type="float" office:value="-3.57840635931612">
            <text:p>-3.5784063593</text:p>
          </table:table-cell>
          <table:table-cell table:formula="of:=((((((((((-21*[.D127])+(14*[.D128]))+(39*[.D129]))+(54*[.D130]))+(59*[.D131]))+(54*[.D132]))+(39*[.D133]))+(14*[.D134]))-(21*[.D135]))/231)" office:value-type="float" office:value="-3.45559282134572">
            <text:p>-3.4555928213</text:p>
          </table:table-cell>
          <table:table-cell table:number-columns-repeated="1014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2" table:formula="of:=[.A132]/25" office:value-type="float" office:value="5.24">
            <text:p>5.24</text:p>
          </table:table-cell>
          <table:table-cell table:style-name="ce2" office:value-type="float" office:value="-96">
            <text:p>-96</text:p>
          </table:table-cell>
          <table:table-cell table:style-name="ce2" table:formula="of:=[.C132]*(9.81/232.37)" office:value-type="float" office:value="-4.0528467530232">
            <text:p>-4.052846753</text:p>
          </table:table-cell>
          <table:table-cell table:style-name="ce2" table:formula="of:=AVERAGE([.D130:.D134])" office:value-type="float" office:value="-3.48713689374704">
            <text:p>-3.4871368937</text:p>
          </table:table-cell>
          <table:table-cell table:style-name="ce2" table:formula="of:=AVERAGE([.$D128:.$D136])" office:value-type="float" office:value="-3.18504970521152">
            <text:p>-3.1850497052</text:p>
          </table:table-cell>
          <table:table-cell table:formula="of:=AVERAGE([.$D131:.$D133])" office:value-type="float" office:value="-3.70103713904549">
            <text:p>-3.701037139</text:p>
          </table:table-cell>
          <table:table-cell table:formula="of:=((((((((0.125*[.D129])+(0.25*[.D130]))+(0.5*[.D131]))+[.D132])+(0.5*[.D133]))+(0.25*[.D134]))+(0.125*[.D135]))/2.75)" office:value-type="float" office:value="-3.59805287022656">
            <text:p>-3.5980528702</text:p>
          </table:table-cell>
          <table:table-cell table:formula="of:=((((((((-2*[.D129])+(3*[.D130]))+(6*[.D131]))+(7*[.D132]))+(6*[.D133]))+(3*[.D134]))-(2*[.D135]))/21)" office:value-type="float" office:value="-3.71108884230199">
            <text:p>-3.7110888423</text:p>
          </table:table-cell>
          <table:table-cell table:formula="of:=((((((((((-21*[.D128])+(14*[.D129]))+(39*[.D130]))+(54*[.D131]))+(59*[.D132]))+(54*[.D133]))+(39*[.D134]))+(14*[.D135]))-(21*[.D136]))/231)" office:value-type="float" office:value="-3.62062351299344">
            <text:p>-3.620623513</text:p>
          </table:table-cell>
          <table:table-cell table:number-columns-repeated="1014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table:formula="of:=[.A133]/25" office:value-type="float" office:value="5.28">
            <text:p>5.28</text:p>
          </table:table-cell>
          <table:table-cell table:style-name="ce2" office:value-type="float" office:value="-94">
            <text:p>-94</text:p>
          </table:table-cell>
          <table:table-cell table:style-name="ce2" table:formula="of:=[.C133]*(9.81/232.37)" office:value-type="float" office:value="-3.96841244566855">
            <text:p>-3.9684124457</text:p>
          </table:table-cell>
          <table:table-cell table:style-name="ce2" table:formula="of:=AVERAGE([.D131:.D135])" office:value-type="float" office:value="-3.48713689374704">
            <text:p>-3.4871368937</text:p>
          </table:table-cell>
          <table:table-cell table:style-name="ce2" table:formula="of:=AVERAGE([.$D129:.$D137])" office:value-type="float" office:value="-3.2085036794767">
            <text:p>-3.2085036795</text:p>
          </table:table-cell>
          <table:table-cell table:formula="of:=AVERAGE([.$D132:.$D134])" office:value-type="float" office:value="-3.68696475448638">
            <text:p>-3.6869647545</text:p>
          </table:table-cell>
          <table:table-cell table:formula="of:=((((((((0.125*[.D130])+(0.25*[.D131]))+(0.5*[.D132]))+[.D133])+(0.5*[.D134]))+(0.25*[.D135]))+(0.125*[.D136]))/2.75)" office:value-type="float" office:value="-3.61340456247286">
            <text:p>-3.6134045625</text:p>
          </table:table-cell>
          <table:table-cell table:formula="of:=((((((((-2*[.D130])+(3*[.D131]))+(6*[.D132]))+(7*[.D133]))+(6*[.D134]))+(3*[.D135]))-(2*[.D136]))/21)" office:value-type="float" office:value="-3.62866487559865">
            <text:p>-3.6286648756</text:p>
          </table:table-cell>
          <table:table-cell table:formula="of:=((((((((((-21*[.D129])+(14*[.D130]))+(39*[.D131]))+(54*[.D132]))+(59*[.D133]))+(54*[.D134]))+(39*[.D135]))+(14*[.D136]))-(21*[.D137]))/231)" office:value-type="float" office:value="-3.71200263350713">
            <text:p>-3.7120026335</text:p>
          </table:table-cell>
          <table:table-cell table:number-columns-repeated="1014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table:formula="of:=[.A134]/25" office:value-type="float" office:value="5.32">
            <text:p>5.32</text:p>
          </table:table-cell>
          <table:table-cell table:style-name="ce2" office:value-type="float" office:value="-72">
            <text:p>-72</text:p>
          </table:table-cell>
          <table:table-cell table:style-name="ce2" table:formula="of:=[.C134]*(9.81/232.37)" office:value-type="float" office:value="-3.0396350647674">
            <text:p>-3.0396350648</text:p>
          </table:table-cell>
          <table:table-cell table:style-name="ce2" table:formula="of:=AVERAGE([.D132:.D136])" office:value-type="float" office:value="-3.53779747815983">
            <text:p>-3.5377974782</text:p>
          </table:table-cell>
          <table:table-cell table:style-name="ce2" table:formula="of:=AVERAGE([.$D130:.$D138])" office:value-type="float" office:value="-3.07716142359169">
            <text:p>-3.0771614236</text:p>
          </table:table-cell>
          <table:table-cell table:formula="of:=AVERAGE([.$D133:.$D135])" office:value-type="float" office:value="-3.43366183242243">
            <text:p>-3.4336618324</text:p>
          </table:table-cell>
          <table:table-cell table:formula="of:=((((((((0.125*[.D131])+(0.25*[.D132]))+(0.5*[.D133]))+[.D134])+(0.5*[.D135]))+(0.25*[.D136]))+(0.125*[.D137]))/2.75)" office:value-type="float" office:value="-3.33899306357025">
            <text:p>-3.3389930636</text:p>
          </table:table-cell>
          <table:table-cell table:formula="of:=((((((((-2*[.D131])+(3*[.D132]))+(6*[.D133]))+(7*[.D134]))+(6*[.D135]))+(3*[.D136]))-(2*[.D137]))/21)" office:value-type="float" office:value="-3.63670623820385">
            <text:p>-3.6367062382</text:p>
          </table:table-cell>
          <table:table-cell table:formula="of:=((((((((((-21*[.D130])+(14*[.D131]))+(39*[.D132]))+(54*[.D133]))+(59*[.D134]))+(54*[.D135]))+(39*[.D136]))+(14*[.D137]))-(21*[.D138]))/231)" office:value-type="float" office:value="-3.61751662289598">
            <text:p>-3.6175166229</text:p>
          </table:table-cell>
          <table:table-cell table:number-columns-repeated="1014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table:formula="of:=[.A135]/25" office:value-type="float" office:value="5.36">
            <text:p>5.36</text:p>
          </table:table-cell>
          <table:table-cell table:style-name="ce2" office:value-type="float" office:value="-78">
            <text:p>-78</text:p>
          </table:table-cell>
          <table:table-cell table:style-name="ce2" table:formula="of:=[.C135]*(9.81/232.37)" office:value-type="float" office:value="-3.29293798683135">
            <text:p>-3.2929379868</text:p>
          </table:table-cell>
          <table:table-cell table:style-name="ce2" table:formula="of:=AVERAGE([.D133:.D137])" office:value-type="float" office:value="-3.17472995653484">
            <text:p>-3.1747299565</text:p>
          </table:table-cell>
          <table:table-cell table:style-name="ce2" table:formula="of:=AVERAGE([.$D131:.$D139])" office:value-type="float" office:value="-2.82854929638077">
            <text:p>-2.8285492964</text:p>
          </table:table-cell>
          <table:table-cell table:formula="of:=AVERAGE([.$D134:.$D136])" office:value-type="float" office:value="-3.22257606403581">
            <text:p>-3.222576064</text:p>
          </table:table-cell>
          <table:table-cell table:formula="of:=((((((((0.125*[.D132])+(0.25*[.D133]))+(0.5*[.D134]))+[.D135])+(0.5*[.D136]))+(0.25*[.D137]))+(0.125*[.D138]))/2.75)" office:value-type="float" office:value="-3.16820548733016">
            <text:p>-3.1682054873</text:p>
          </table:table-cell>
          <table:table-cell table:formula="of:=((((((((-2*[.D132])+(3*[.D133]))+(6*[.D134]))+(7*[.D135]))+(6*[.D136]))+(3*[.D137]))-(2*[.D138]))/21)" office:value-type="float" office:value="-3.28690696487744">
            <text:p>-3.2869069649</text:p>
          </table:table-cell>
          <table:table-cell table:formula="of:=((((((((((-21*[.D131])+(14*[.D132]))+(39*[.D133]))+(54*[.D134]))+(59*[.D135]))+(54*[.D136]))+(39*[.D137]))+(14*[.D138]))-(21*[.D139]))/231)" office:value-type="float" office:value="-3.33296204161634">
            <text:p>-3.3329620416</text:p>
          </table:table-cell>
          <table:table-cell table:number-columns-repeated="1014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table:formula="of:=[.A136]/25" office:value-type="float" office:value="5.4">
            <text:p>5.4</text:p>
          </table:table-cell>
          <table:table-cell table:style-name="ce2" office:value-type="float" office:value="-79">
            <text:p>-79</text:p>
          </table:table-cell>
          <table:table-cell table:style-name="ce2" table:formula="of:=[.C136]*(9.81/232.37)" office:value-type="float" office:value="-3.33515514050867">
            <text:p>-3.3351551405</text:p>
          </table:table-cell>
          <table:table-cell table:style-name="ce2" table:formula="of:=AVERAGE([.D134:.D138])" office:value-type="float" office:value="-2.65968068167147">
            <text:p>-2.6596806817</text:p>
          </table:table-cell>
          <table:table-cell table:style-name="ce2" table:formula="of:=AVERAGE([.$D132:.$D140])" office:value-type="float" office:value="-2.37354219563627">
            <text:p>-2.3735421956</text:p>
          </table:table-cell>
          <table:table-cell table:formula="of:=AVERAGE([.$D135:.$D137])" office:value-type="float" office:value="-2.95520075741275">
            <text:p>-2.9552007574</text:p>
          </table:table-cell>
          <table:table-cell table:formula="of:=((((((((0.125*[.D133])+(0.25*[.D134]))+(0.5*[.D135]))+[.D136])+(0.5*[.D137]))+(0.25*[.D138]))+(0.125*[.D139]))/2.75)" office:value-type="float" office:value="-2.84965787321943">
            <text:p>-2.8496578732</text:p>
          </table:table-cell>
          <table:table-cell table:formula="of:=((((((((-2*[.D133])+(3*[.D134]))+(6*[.D135]))+(7*[.D136]))+(6*[.D137]))+(3*[.D138]))-(2*[.D139]))/21)" office:value-type="float" office:value="-2.84664236224248">
            <text:p>-2.8466423622</text:p>
          </table:table-cell>
          <table:table-cell table:formula="of:=((((((((((-21*[.D132])+(14*[.D133]))+(39*[.D134]))+(54*[.D135]))+(59*[.D136]))+(54*[.D137]))+(39*[.D138]))+(14*[.D139]))-(21*[.D140]))/231)" office:value-type="float" office:value="-2.92120772458165">
            <text:p>-2.9212077246</text:p>
          </table:table-cell>
          <table:table-cell table:number-columns-repeated="1014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2" table:formula="of:=[.A137]/25" office:value-type="float" office:value="5.44">
            <text:p>5.44</text:p>
          </table:table-cell>
          <table:table-cell table:style-name="ce2" office:value-type="float" office:value="-53">
            <text:p>-53</text:p>
          </table:table-cell>
          <table:table-cell table:style-name="ce2" table:formula="of:=[.C137]*(9.81/232.37)" office:value-type="float" office:value="-2.23750914489822">
            <text:p>-2.2375091449</text:p>
          </table:table-cell>
          <table:table-cell table:style-name="ce2" table:formula="of:=AVERAGE([.D135:.D139])" office:value-type="float" office:value="-2.26283943710462">
            <text:p>-2.2628394371</text:p>
          </table:table-cell>
          <table:table-cell table:style-name="ce2" table:formula="of:=AVERAGE([.$D133:.$D141])" office:value-type="float" office:value="-2.1436932478375">
            <text:p>-2.1436932478</text:p>
          </table:table-cell>
          <table:table-cell table:formula="of:=AVERAGE([.$D136:.$D138])" office:value-type="float" office:value="-2.32194345225287">
            <text:p>-2.3219434523</text:p>
          </table:table-cell>
          <table:table-cell table:formula="of:=((((((((0.125*[.D134])+(0.25*[.D135]))+(0.5*[.D136]))+[.D137])+(0.5*[.D138]))+(0.25*[.D139]))+(0.125*[.D140]))/2.75)" office:value-type="float" office:value="-2.16075068366672">
            <text:p>-2.1607506837</text:p>
          </table:table-cell>
          <table:table-cell table:formula="of:=((((((((-2*[.D134])+(3*[.D135]))+(6*[.D136]))+(7*[.D137]))+(6*[.D138]))+(3*[.D139]))-(2*[.D140]))/21)" office:value-type="float" office:value="-2.52498785803429">
            <text:p>-2.524987858</text:p>
          </table:table-cell>
          <table:table-cell table:formula="of:=((((((((((-21*[.D133])+(14*[.D134]))+(39*[.D135]))+(54*[.D136]))+(59*[.D137]))+(54*[.D138]))+(39*[.D139]))+(14*[.D140]))-(21*[.D141]))/231)" office:value-type="float" office:value="-1.99261310192153">
            <text:p>-1.9926131019</text:p>
          </table:table-cell>
          <table:table-cell table:number-columns-repeated="1014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table:formula="of:=[.A138]/25" office:value-type="float" office:value="5.48">
            <text:p>5.48</text:p>
          </table:table-cell>
          <table:table-cell table:style-name="ce2" office:value-type="float" office:value="-33">
            <text:p>-33</text:p>
          </table:table-cell>
          <table:table-cell table:style-name="ce2" table:formula="of:=[.C138]*(9.81/232.37)" office:value-type="float" office:value="-1.39316607135172">
            <text:p>-1.3931660714</text:p>
          </table:table-cell>
          <table:table-cell table:style-name="ce2" table:formula="of:=AVERAGE([.D136:.D140])" office:value-type="float" office:value="-1.40160950208719">
            <text:p>-1.4016095021</text:p>
          </table:table-cell>
          <table:table-cell table:style-name="ce2" table:formula="of:=AVERAGE([.$D134:.$D142])" office:value-type="float" office:value="-1.82940999268408">
            <text:p>-1.8294099927</text:p>
          </table:table-cell>
          <table:table-cell table:formula="of:=AVERAGE([.$D137:.$D139])" office:value-type="float" office:value="-1.56203468606102">
            <text:p>-1.5620346861</text:p>
          </table:table-cell>
          <table:table-cell table:formula="of:=((((((((0.125*[.D135])+(0.25*[.D136]))+(0.5*[.D137]))+[.D138])+(0.5*[.D139]))+(0.25*[.D140]))+(0.125*[.D141]))/2.75)" office:value-type="float" office:value="-1.55627780146866">
            <text:p>-1.5562778015</text:p>
          </table:table-cell>
          <table:table-cell table:formula="of:=((((((((-2*[.D135])+(3*[.D136]))+(6*[.D137]))+(7*[.D138]))+(6*[.D139]))+(3*[.D140]))-(2*[.D141]))/21)" office:value-type="float" office:value="-1.23434915989893">
            <text:p>-1.2343491599</text:p>
          </table:table-cell>
          <table:table-cell table:formula="of:=((((((((((-21*[.D134])+(14*[.D135]))+(39*[.D136]))+(54*[.D137]))+(59*[.D138]))+(54*[.D139]))+(39*[.D140]))+(14*[.D141]))-(21*[.D142]))/231)" office:value-type="float" office:value="-1.45749697219336">
            <text:p>-1.4574969722</text:p>
          </table:table-cell>
          <table:table-cell table:number-columns-repeated="101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 table:formula="of:=[.A139]/25" office:value-type="float" office:value="5.52">
            <text:p>5.52</text:p>
          </table:table-cell>
          <table:table-cell table:style-name="ce2" office:value-type="float" office:value="-25">
            <text:p>-25</text:p>
          </table:table-cell>
          <table:table-cell table:style-name="ce2" table:formula="of:=[.C139]*(9.81/232.37)" office:value-type="float" office:value="-1.05542884193312">
            <text:p>-1.0554288419</text:p>
          </table:table-cell>
          <table:table-cell table:style-name="ce2" table:formula="of:=AVERAGE([.D137:.D141])" office:value-type="float" office:value="-1.13141971855231">
            <text:p>-1.1314197186</text:p>
          </table:table-cell>
          <table:table-cell table:style-name="ce2" table:formula="of:=AVERAGE([.$D135:.$D143])" office:value-type="float" office:value="-1.38378448164565">
            <text:p>-1.3837844816</text:p>
          </table:table-cell>
          <table:table-cell table:formula="of:=AVERAGE([.$D138:.$D140])" office:value-type="float" office:value="-0.478461075009683">
            <text:p>-0.478461075</text:p>
          </table:table-cell>
          <table:table-cell table:formula="of:=((((((((0.125*[.D136])+(0.25*[.D137]))+(0.5*[.D138]))+[.D139])+(0.5*[.D140]))+(0.25*[.D141]))+(0.125*[.D142]))/2.75)" office:value-type="float" office:value="-1.04007714968682">
            <text:p>-1.0400771497</text:p>
          </table:table-cell>
          <table:table-cell table:formula="of:=((((((((-2*[.D136])+(3*[.D137]))+(6*[.D138]))+(7*[.D139]))+(6*[.D140]))+(3*[.D141]))-(2*[.D142]))/21)" office:value-type="float" office:value="-0.637277986462477">
            <text:p>-0.6372779865</text:p>
          </table:table-cell>
          <table:table-cell table:formula="of:=((((((((((-21*[.D135])+(14*[.D136]))+(39*[.D137]))+(54*[.D138]))+(59*[.D139]))+(54*[.D140]))+(39*[.D141]))+(14*[.D142]))-(21*[.D143]))/231)" office:value-type="float" office:value="-1.13127351195949">
            <text:p>-1.131273512</text:p>
          </table:table-cell>
          <table:table-cell table:number-columns-repeated="1014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2" table:formula="of:=[.A140]/25" office:value-type="float" office:value="5.56">
            <text:p>5.56</text:p>
          </table:table-cell>
          <table:table-cell table:style-name="ce2" office:value-type="float" office:value="24">
            <text:p>24</text:p>
          </table:table-cell>
          <table:table-cell table:style-name="ce2" table:formula="of:=[.C140]*(9.81/232.37)" office:value-type="float" office:value="1.0132116882558">
            <text:p>1.0132116883</text:p>
          </table:table-cell>
          <table:table-cell table:style-name="ce2" table:formula="of:=AVERAGE([.D138:.D142])" office:value-type="float" office:value="-0.911890519430219">
            <text:p>-0.9118905194</text:p>
          </table:table-cell>
          <table:table-cell table:style-name="ce2" table:formula="of:=AVERAGE([.$D136:.$D144])" office:value-type="float" office:value="-1.15393553384688">
            <text:p>-1.1539355338</text:p>
          </table:table-cell>
          <table:table-cell table:formula="of:=AVERAGE([.$D139:.$D141])" office:value-type="float" office:value="-0.675474458837199">
            <text:p>-0.6754744588</text:p>
          </table:table-cell>
          <table:table-cell table:formula="of:=((((((((0.125*[.D137])+(0.25*[.D138]))+(0.5*[.D139]))+[.D140])+(0.5*[.D141]))+(0.25*[.D142]))+(0.125*[.D143]))/2.75)" office:value-type="float" office:value="-0.472064536573725">
            <text:p>-0.4720645366</text:p>
          </table:table-cell>
          <table:table-cell table:formula="of:=((((((((-2*[.D137])+(3*[.D138]))+(6*[.D139]))+(7*[.D140]))+(6*[.D141]))+(3*[.D142]))-(2*[.D143]))/21)" office:value-type="float" office:value="-0.771970810099656">
            <text:p>-0.7719708101</text:p>
          </table:table-cell>
          <table:table-cell table:formula="of:=((((((((((-21*[.D136])+(14*[.D137]))+(39*[.D138]))+(54*[.D139]))+(59*[.D140]))+(54*[.D141]))+(39*[.D142]))+(14*[.D143]))-(21*[.D144]))/231)" office:value-type="float" office:value="-0.541695426405157">
            <text:p>-0.5416954264</text:p>
          </table:table-cell>
          <table:table-cell table:number-columns-repeated="1014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2" table:formula="of:=[.A141]/25" office:value-type="float" office:value="5.6">
            <text:p>5.6</text:p>
          </table:table-cell>
          <table:table-cell table:style-name="ce2" office:value-type="float" office:value="-47">
            <text:p>-47</text:p>
          </table:table-cell>
          <table:table-cell table:style-name="ce2" table:formula="of:=[.C141]*(9.81/232.37)" office:value-type="float" office:value="-1.98420622283427">
            <text:p>-1.9842062228</text:p>
          </table:table-cell>
          <table:table-cell table:style-name="ce2" table:formula="of:=AVERAGE([.D139:.D143])" office:value-type="float" office:value="-0.43905839824418">
            <text:p>-0.4390583982</text:p>
          </table:table-cell>
          <table:table-cell table:style-name="ce2" table:formula="of:=AVERAGE([.$D137:.$D145])" office:value-type="float" office:value="-0.966303739725438">
            <text:p>-0.9663037397</text:p>
          </table:table-cell>
          <table:table-cell table:formula="of:=AVERAGE([.$D140:.$D142])" office:value-type="float" office:value="-0.703619227955416">
            <text:p>-0.703619228</text:p>
          </table:table-cell>
          <table:table-cell table:formula="of:=((((((((0.125*[.D138])+(0.25*[.D139]))+(0.5*[.D140]))+[.D141])+(0.5*[.D142]))+(0.25*[.D143]))+(0.125*[.D144]))/2.75)" office:value-type="float" office:value="-0.871208534977524">
            <text:p>-0.871208535</text:p>
          </table:table-cell>
          <table:table-cell table:formula="of:=((((((((-2*[.D138])+(3*[.D139]))+(6*[.D140]))+(7*[.D141]))+(6*[.D142]))+(3*[.D143]))-(2*[.D144]))/21)" office:value-type="float" office:value="-0.460368009147972">
            <text:p>-0.4603680091</text:p>
          </table:table-cell>
          <table:table-cell table:formula="of:=((((((((((-21*[.D137])+(14*[.D138]))+(39*[.D139]))+(54*[.D140]))+(59*[.D141]))+(54*[.D142]))+(39*[.D143]))+(14*[.D144]))-(21*[.D145]))/231)" office:value-type="float" office:value="-0.356195811762365">
            <text:p>-0.3561958118</text:p>
          </table:table-cell>
          <table:table-cell table:number-columns-repeated="1014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2" table:formula="of:=[.A142]/25" office:value-type="float" office:value="5.64">
            <text:p>5.64</text:p>
          </table:table-cell>
          <table:table-cell table:style-name="ce2" office:value-type="float" office:value="-27">
            <text:p>-27</text:p>
          </table:table-cell>
          <table:table-cell table:style-name="ce2" table:formula="of:=[.C142]*(9.81/232.37)" office:value-type="float" office:value="-1.13986314928777">
            <text:p>-1.1398631493</text:p>
          </table:table-cell>
          <table:table-cell table:style-name="ce2" table:formula="of:=AVERAGE([.D140:.D144])" office:value-type="float" office:value="-0.47283212118604">
            <text:p>-0.4728321212</text:p>
          </table:table-cell>
          <table:table-cell table:style-name="ce2" table:formula="of:=AVERAGE([.$D138:.$D146])" office:value-type="float" office:value="-0.759908766191849">
            <text:p>-0.7599087662</text:p>
          </table:table-cell>
          <table:table-cell table:formula="of:=AVERAGE([.$D141:.$D143])" office:value-type="float" office:value="-0.717691612514524">
            <text:p>-0.7176916125</text:p>
          </table:table-cell>
          <table:table-cell table:formula="of:=((((((((0.125*[.D139])+(0.25*[.D140]))+(0.5*[.D141]))+[.D142])+(0.5*[.D143]))+(0.25*[.D144]))+(0.125*[.D145]))/2.75)" office:value-type="float" office:value="-0.740719150883974">
            <text:p>-0.7407191509</text:p>
          </table:table-cell>
          <table:table-cell table:formula="of:=((((((((-2*[.D139])+(3*[.D140]))+(6*[.D141]))+(7*[.D142]))+(6*[.D143]))+(3*[.D144]))-(2*[.D145]))/21)" office:value-type="float" office:value="-0.442274943286262">
            <text:p>-0.4422749433</text:p>
          </table:table-cell>
          <table:table-cell table:formula="of:=((((((((((-21*[.D138])+(14*[.D139]))+(39*[.D140]))+(54*[.D141]))+(59*[.D142]))+(54*[.D143]))+(39*[.D144]))+(14*[.D145]))-(21*[.D146]))/231)" office:value-type="float" office:value="-0.566185030702826">
            <text:p>-0.5661850307</text:p>
          </table:table-cell>
          <table:table-cell table:number-columns-repeated="1014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table:formula="of:=[.A143]/25" office:value-type="float" office:value="5.68">
            <text:p>5.68</text:p>
          </table:table-cell>
          <table:table-cell table:style-name="ce2" office:value-type="float" office:value="23">
            <text:p>23</text:p>
          </table:table-cell>
          <table:table-cell table:style-name="ce2" table:formula="of:=[.C143]*(9.81/232.37)" office:value-type="float" office:value="0.970994534578474">
            <text:p>0.9709945346</text:p>
          </table:table-cell>
          <table:table-cell table:style-name="ce2" table:formula="of:=AVERAGE([.D141:.D145])" office:value-type="float" office:value="-1.00476825752033">
            <text:p>-1.0047682575</text:p>
          </table:table-cell>
          <table:table-cell table:style-name="ce2" table:formula="of:=AVERAGE([.$D139:.$D147])" office:value-type="float" office:value="-0.80681671472221">
            <text:p>-0.8068167147</text:p>
          </table:table-cell>
          <table:table-cell table:formula="of:=AVERAGE([.$D142:.$D144])" office:value-type="float" office:value="-0.464388690450575">
            <text:p>-0.4643886905</text:p>
          </table:table-cell>
          <table:table-cell table:formula="of:=((((((((0.125*[.D140])+(0.25*[.D141]))+(0.5*[.D142]))+[.D143])+(0.5*[.D144]))+(0.25*[.D145]))+(0.125*[.D146]))/2.75)" office:value-type="float" office:value="-0.378035421565137">
            <text:p>-0.3780354216</text:p>
          </table:table-cell>
          <table:table-cell table:formula="of:=((((((((-2*[.D140])+(3*[.D141]))+(6*[.D142]))+(7*[.D143]))+(6*[.D144]))+(3*[.D145]))-(2*[.D146]))/21)" office:value-type="float" office:value="-0.93078772155245">
            <text:p>-0.9307877216</text:p>
          </table:table-cell>
          <table:table-cell table:formula="of:=((((((((((-21*[.D139])+(14*[.D140]))+(39*[.D141]))+(54*[.D142]))+(59*[.D143]))+(54*[.D144]))+(39*[.D145]))+(14*[.D146]))-(21*[.D147]))/231)" office:value-type="float" office:value="-0.618271129395629">
            <text:p>-0.6182711294</text:p>
          </table:table-cell>
          <table:table-cell table:number-columns-repeated="1014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table:formula="of:=[.A144]/25" office:value-type="float" office:value="5.72">
            <text:p>5.72</text:p>
          </table:table-cell>
          <table:table-cell table:style-name="ce2" office:value-type="float" office:value="-29">
            <text:p>-29</text:p>
          </table:table-cell>
          <table:table-cell table:style-name="ce2" table:formula="of:=[.C144]*(9.81/232.37)" office:value-type="float" office:value="-1.22429745664242">
            <text:p>-1.2242974566</text:p>
          </table:table-cell>
          <table:table-cell table:style-name="ce2" table:formula="of:=AVERAGE([.D142:.D146])" office:value-type="float" office:value="-0.683917889572664">
            <text:p>-0.6839178896</text:p>
          </table:table-cell>
          <table:table-cell table:style-name="ce2" table:formula="of:=AVERAGE([.$D140:.$D148])" office:value-type="float" office:value="-0.956922150019366">
            <text:p>-0.95692215</text:p>
          </table:table-cell>
          <table:table-cell table:formula="of:=AVERAGE([.$D143:.$D145])" office:value-type="float" office:value="-0.633257305159874">
            <text:p>-0.6332573052</text:p>
          </table:table-cell>
          <table:table-cell table:formula="of:=((((((((0.125*[.D141])+(0.25*[.D142]))+(0.5*[.D143]))+[.D144])+(0.5*[.D145]))+(0.25*[.D146]))+(0.125*[.D147]))/2.75)" office:value-type="float" office:value="-0.878884381100674">
            <text:p>-0.8788843811</text:p>
          </table:table-cell>
          <table:table-cell table:formula="of:=((((((((-2*[.D141])+(3*[.D142]))+(6*[.D143]))+(7*[.D144]))+(6*[.D145]))+(3*[.D146]))-(2*[.D147]))/21)" office:value-type="float" office:value="-0.45634732784537">
            <text:p>-0.4563473278</text:p>
          </table:table-cell>
          <table:table-cell table:formula="of:=((((((((((-21*[.D140])+(14*[.D141]))+(39*[.D142]))+(54*[.D143]))+(59*[.D144]))+(54*[.D145]))+(39*[.D146]))+(14*[.D147]))-(21*[.D148]))/231)" office:value-type="float" office:value="-0.830818963710473">
            <text:p>-0.8308189637</text:p>
          </table:table-cell>
          <table:table-cell table:number-columns-repeated="1014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2" table:formula="of:=[.A145]/25" office:value-type="float" office:value="5.76">
            <text:p>5.76</text:p>
          </table:table-cell>
          <table:table-cell table:style-name="ce2" office:value-type="float" office:value="-39">
            <text:p>-39</text:p>
          </table:table-cell>
          <table:table-cell table:style-name="ce2" table:formula="of:=[.C145]*(9.81/232.37)" office:value-type="float" office:value="-1.64646899341567">
            <text:p>-1.6464689934</text:p>
          </table:table-cell>
          <table:table-cell table:style-name="ce2" table:formula="of:=AVERAGE([.D143:.D147])" office:value-type="float" office:value="-0.819012781340104">
            <text:p>-0.8190127813</text:p>
          </table:table-cell>
          <table:table-cell table:style-name="ce2" table:formula="of:=AVERAGE([.$D141:.$D149])" office:value-type="float" office:value="-1.34625812282136">
            <text:p>-1.3462581228</text:p>
          </table:table-cell>
          <table:table-cell table:formula="of:=AVERAGE([.$D144:.$D146])" office:value-type="float" office:value="-1.08357361105134">
            <text:p>-1.0835736111</text:p>
          </table:table-cell>
          <table:table-cell table:formula="of:=((((((((0.125*[.D142])+(0.25*[.D143]))+(0.5*[.D144]))+[.D145])+(0.5*[.D146]))+(0.25*[.D147]))+(0.125*[.D148]))/2.75)" office:value-type="float" office:value="-1.12834938010305">
            <text:p>-1.1283493801</text:p>
          </table:table-cell>
          <table:table-cell table:formula="of:=((((((((-2*[.D142])+(3*[.D143]))+(6*[.D144]))+(7*[.D145]))+(6*[.D146]))+(3*[.D147]))-(2*[.D148]))/21)" office:value-type="float" office:value="-0.790063875961367">
            <text:p>-0.790063876</text:p>
          </table:table-cell>
          <table:table-cell table:formula="of:=((((((((((-21*[.D141])+(14*[.D142]))+(39*[.D143]))+(54*[.D144]))+(59*[.D145]))+(54*[.D146]))+(39*[.D147]))+(14*[.D148]))-(21*[.D149]))/231)" office:value-type="float" office:value="-0.746201898114796">
            <text:p>-0.7462018981</text:p>
          </table:table-cell>
          <table:table-cell table:number-columns-repeated="1014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table:formula="of:=[.A146]/25" office:value-type="float" office:value="5.8">
            <text:p>5.8</text:p>
          </table:table-cell>
          <table:table-cell table:style-name="ce2" office:value-type="float" office:value="-9">
            <text:p>-9</text:p>
          </table:table-cell>
          <table:table-cell table:style-name="ce2" table:formula="of:=[.C146]*(9.81/232.37)" office:value-type="float" office:value="-0.379954383095925">
            <text:p>-0.3799543831</text:p>
          </table:table-cell>
          <table:table-cell table:style-name="ce2" table:formula="of:=AVERAGE([.D144:.D148])" office:value-type="float" office:value="-1.4944872401773">
            <text:p>-1.4944872402</text:p>
          </table:table-cell>
          <table:table-cell table:style-name="ce2" table:formula="of:=AVERAGE([.$D142:.$D150])" office:value-type="float" office:value="-1.4682187890003">
            <text:p>-1.468218789</text:p>
          </table:table-cell>
          <table:table-cell table:formula="of:=AVERAGE([.$D145:.$D147])" office:value-type="float" office:value="-1.28058699487886">
            <text:p>-1.2805869949</text:p>
          </table:table-cell>
          <table:table-cell table:formula="of:=((((((((0.125*[.D143])+(0.25*[.D144]))+(0.5*[.D145]))+[.D146])+(0.5*[.D147]))+(0.25*[.D148]))+(0.125*[.D149]))/2.75)" office:value-type="float" office:value="-1.1667286107188">
            <text:p>-1.1667286107</text:p>
          </table:table-cell>
          <table:table-cell table:formula="of:=((((((((-2*[.D143])+(3*[.D144]))+(6*[.D145]))+(7*[.D146]))+(6*[.D147]))+(3*[.D148]))-(2*[.D149]))/21)" office:value-type="float" office:value="-1.48966242261418">
            <text:p>-1.4896624226</text:p>
          </table:table-cell>
          <table:table-cell table:formula="of:=((((((((((-21*[.D142])+(14*[.D143]))+(39*[.D144]))+(54*[.D145]))+(59*[.D146]))+(54*[.D147]))+(39*[.D148]))+(14*[.D149]))-(21*[.D150]))/231)" office:value-type="float" office:value="-1.22758710498092">
            <text:p>-1.227587105</text:p>
          </table:table-cell>
          <table:table-cell table:number-columns-repeated="1014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 table:formula="of:=[.A147]/25" office:value-type="float" office:value="5.84">
            <text:p>5.84</text:p>
          </table:table-cell>
          <table:table-cell table:style-name="ce2" office:value-type="float" office:value="-43">
            <text:p>-43</text:p>
          </table:table-cell>
          <table:table-cell table:style-name="ce2" table:formula="of:=[.C147]*(9.81/232.37)" office:value-type="float" office:value="-1.81533760812497">
            <text:p>-1.8153376081</text:p>
          </table:table-cell>
          <table:table-cell table:style-name="ce2" table:formula="of:=AVERAGE([.D145:.D149])" office:value-type="float" office:value="-1.74779016224125">
            <text:p>-1.7477901622</text:p>
          </table:table-cell>
          <table:table-cell table:style-name="ce2" table:formula="of:=AVERAGE([.$D143:.$D151])" office:value-type="float" office:value="-1.66523217282782">
            <text:p>-1.6652321728</text:p>
          </table:table-cell>
          <table:table-cell table:formula="of:=AVERAGE([.$D146:.$D148])" office:value-type="float" office:value="-1.53388991694281">
            <text:p>-1.5338899169</text:p>
          </table:table-cell>
          <table:table-cell table:formula="of:=((((((((0.125*[.D144])+(0.25*[.D145]))+(0.5*[.D146]))+[.D147])+(0.5*[.D148]))+(0.25*[.D149]))+(0.125*[.D150]))/2.75)" office:value-type="float" office:value="-1.73857914689347">
            <text:p>-1.7385791469</text:p>
          </table:table-cell>
          <table:table-cell table:formula="of:=((((((((-2*[.D144])+(3*[.D145]))+(6*[.D146]))+(7*[.D147]))+(6*[.D148]))+(3*[.D149]))-(2*[.D150]))/21)" office:value-type="float" office:value="-1.58213809257404">
            <text:p>-1.5821380926</text:p>
          </table:table-cell>
          <table:table-cell table:formula="of:=((((((((((-21*[.D143])+(14*[.D144]))+(39*[.D145]))+(54*[.D146]))+(59*[.D147]))+(54*[.D148]))+(39*[.D149]))+(14*[.D150]))-(21*[.D151]))/231)" office:value-type="float" office:value="-1.89794433306935">
            <text:p>-1.8979443331</text:p>
          </table:table-cell>
          <table:table-cell table:number-columns-repeated="1014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table:formula="of:=[.A148]/25" office:value-type="float" office:value="5.88">
            <text:p>5.88</text:p>
          </table:table-cell>
          <table:table-cell table:style-name="ce2" office:value-type="float" office:value="-57">
            <text:p>-57</text:p>
          </table:table-cell>
          <table:table-cell table:style-name="ce2" table:formula="of:=[.C148]*(9.81/232.37)" office:value-type="float" office:value="-2.40637775960752">
            <text:p>-2.4063777596</text:p>
          </table:table-cell>
          <table:table-cell table:style-name="ce2" table:formula="of:=AVERAGE([.D146:.D150])" office:value-type="float" office:value="-2.03486680724706">
            <text:p>-2.0348668072</text:p>
          </table:table-cell>
          <table:table-cell table:style-name="ce2" table:formula="of:=AVERAGE([.$D144:.$D152])" office:value-type="float" office:value="-2.08740370960107">
            <text:p>-2.0874037096</text:p>
          </table:table-cell>
          <table:table-cell table:formula="of:=AVERAGE([.$D147:.$D149])" office:value-type="float" office:value="-2.23750914489822">
            <text:p>-2.2375091449</text:p>
          </table:table-cell>
          <table:table-cell table:formula="of:=((((((((0.125*[.D145])+(0.25*[.D146]))+(0.5*[.D147]))+[.D148])+(0.5*[.D149]))+(0.25*[.D150]))+(0.125*[.D151]))/2.75)" office:value-type="float" office:value="-2.1799402989746">
            <text:p>-2.179940299</text:p>
          </table:table-cell>
          <table:table-cell table:formula="of:=((((((((-2*[.D145])+(3*[.D146]))+(6*[.D147]))+(7*[.D148]))+(6*[.D149]))+(3*[.D150]))-(2*[.D151]))/21)" office:value-type="float" office:value="-2.09276461800454">
            <text:p>-2.092764618</text:p>
          </table:table-cell>
          <table:table-cell table:formula="of:=((((((((((-21*[.D144])+(14*[.D145]))+(39*[.D146]))+(54*[.D147]))+(59*[.D148]))+(54*[.D149]))+(39*[.D150]))+(14*[.D151]))-(21*[.D152]))/231)" office:value-type="float" office:value="-2.11359905748166">
            <text:p>-2.1135990575</text:p>
          </table:table-cell>
          <table:table-cell table:number-columns-repeated="1014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2" table:formula="of:=[.A149]/25" office:value-type="float" office:value="5.92">
            <text:p>5.92</text:p>
          </table:table-cell>
          <table:table-cell table:style-name="ce2" office:value-type="float" office:value="-59">
            <text:p>-59</text:p>
          </table:table-cell>
          <table:table-cell table:style-name="ce2" table:formula="of:=[.C149]*(9.81/232.37)" office:value-type="float" office:value="-2.49081206696217">
            <text:p>-2.490812067</text:p>
          </table:table-cell>
          <table:table-cell table:style-name="ce2" table:formula="of:=AVERAGE([.D147:.D151])" office:value-type="float" office:value="-2.54147265137496">
            <text:p>-2.5414726514</text:p>
          </table:table-cell>
          <table:table-cell table:style-name="ce2" table:formula="of:=AVERAGE([.$D145:.$D153])" office:value-type="float" office:value="-2.1952919912209">
            <text:p>-2.1952919912</text:p>
          </table:table-cell>
          <table:table-cell table:formula="of:=AVERAGE([.$D148:.$D150])" office:value-type="float" office:value="-2.65968068167147">
            <text:p>-2.6596806817</text:p>
          </table:table-cell>
          <table:table-cell table:formula="of:=((((((((0.125*[.D146])+(0.25*[.D147]))+(0.5*[.D148]))+[.D149])+(0.5*[.D150]))+(0.25*[.D151]))+(0.125*[.D152]))/2.75)" office:value-type="float" office:value="-2.47929829777745">
            <text:p>-2.4792982978</text:p>
          </table:table-cell>
          <table:table-cell table:formula="of:=((((((((-2*[.D146])+(3*[.D147]))+(6*[.D148]))+(7*[.D149]))+(6*[.D150]))+(3*[.D151]))-(2*[.D152]))/21)" office:value-type="float" office:value="-2.76823907684174">
            <text:p>-2.7682390768</text:p>
          </table:table-cell>
          <table:table-cell table:number-columns-repeated="1015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table:formula="of:=[.A150]/25" office:value-type="float" office:value="5.96">
            <text:p>5.96</text:p>
          </table:table-cell>
          <table:table-cell table:style-name="ce2" office:value-type="float" office:value="-73">
            <text:p>-73</text:p>
          </table:table-cell>
          <table:table-cell table:style-name="ce2" table:formula="of:=[.C150]*(9.81/232.37)" office:value-type="float" office:value="-3.08185221844472">
            <text:p>-3.0818522184</text:p>
          </table:table-cell>
          <table:table-cell table:style-name="ce2" table:formula="of:=AVERAGE([.D148:.D152])" office:value-type="float" office:value="-2.74411498902612">
            <text:p>-2.744114989</text:p>
          </table:table-cell>
          <table:table-cell table:style-name="ce2" table:formula="of:=AVERAGE([.$D146:.$D154])" office:value-type="float" office:value="-2.27369527662164">
            <text:p>-2.2736952766</text:p>
          </table:table-cell>
          <table:table-cell table:formula="of:=AVERAGE([.$D149:.$D151])" office:value-type="float" office:value="-2.82854929638077">
            <text:p>-2.8285492964</text:p>
          </table:table-cell>
          <table:table-cell table:number-columns-repeated="1017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table:formula="of:=[.A151]/25" office:value-type="float" office:value="6">
            <text:p>6</text:p>
          </table:table-cell>
          <table:table-cell table:style-name="ce2" office:value-type="float" office:value="-69">
            <text:p>-69</text:p>
          </table:table-cell>
          <table:table-cell table:style-name="ce2" table:formula="of:=[.C151]*(9.81/232.37)" office:value-type="float" office:value="-2.91298360373542">
            <text:p>-2.9129836037</text:p>
          </table:table-cell>
          <table:table-cell table:style-name="ce2" table:formula="of:=AVERAGE([.D149:.D152])" office:value-type="float" office:value="-2.82854929638077">
            <text:p>-2.8285492964</text:p>
          </table:table-cell>
          <table:table-cell table:style-name="ce2" table:formula="of:=AVERAGE([.$D147:.$D155])" office:value-type="float" office:value="-2.58931875887593">
            <text:p>-2.5893187589</text:p>
          </table:table-cell>
          <table:table-cell table:formula="of:=AVERAGE([.$D150:.$D152])" office:value-type="float" office:value="-2.94112837285364">
            <text:p>-2.9411283729</text:p>
          </table:table-cell>
          <table:table-cell table:number-columns-repeated="1017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table:formula="of:=[.A152]/25" office:value-type="float" office:value="6.04">
            <text:p>6.04</text:p>
          </table:table-cell>
          <table:table-cell table:style-name="ce2" office:value-type="float" office:value="-67">
            <text:p>-67</text:p>
          </table:table-cell>
          <table:table-cell table:style-name="ce2" table:formula="of:=[.C152]*(9.81/232.37)" office:value-type="float" office:value="-2.82854929638077">
            <text:p>-2.8285492964</text:p>
          </table:table-cell>
          <table:table-cell table:style-name="ce2" table:formula="of:=AVERAGE([.D150:.D152])" office:value-type="float" office:value="-2.94112837285364">
            <text:p>-2.9411283729</text:p>
          </table:table-cell>
          <table:table-cell table:style-name="ce2" table:formula="of:=AVERAGE([.$D148:.$D156])" office:value-type="float" office:value="-2.74411498902612">
            <text:p>-2.744114989</text:p>
          </table:table-cell>
          <table:table-cell table:formula="of:=AVERAGE([.$D151:.$D152])" office:value-type="float" office:value="-2.8707664500581">
            <text:p>-2.8707664501</text:p>
          </table:table-cell>
          <table:table-cell table:number-columns-repeated="1017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moothed Curves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4">
          <table:table-cell>
            <draw:frame table:end-cell-address="'Smoothed Curves'.AD49" table:end-x="0.438cm" table:end-y="0.267cm" draw:z-index="0" draw:name="Chart 1" draw:style-name="gr1" draw:text-style-name="P1" svg:width="48.723cm" svg:height="21.941cm" svg:x="0.054cm" svg:y="0cm">
              <draw:object draw:notify-on-update-of-ranges="Data.B2:Data.B152 Data.D1:Data.D1 Data.D2:Data.D152 Data.H1:Data.H1 Data.H2:Data.H152 Data.I1:Data.I1 Data.I2:Data.I1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number:fill-character> </number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n" number:country="GB">
      <number:minutes number:style="long"/>
      <number:text>:</number:text>
      <number:seconds number:style="long"/>
    </number:time-style>
    <number:time-style style:name="N10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GB">
      <number:minutes number:style="long"/>
      <number:text>:</number:text>
      <number:seconds number:style="long" number:decimal-places="1"/>
    </number:time-style>
    <number:number-style style:name="N10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2.499cm" fo:margin-bottom="2.499cm" fo:margin-left="1.9cm" fo:margin-right="1.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oothed_20_Curves" style:display-name="PageStyle_Smoothed Curv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9T17:58:53</dc:date>
    <dc:creator>Angus Pearson</dc:creator>
    <meta:generator>LibreOffice/4.0.2.2$Linux_X86_64 LibreOffice_project/400m0$Build-2</meta:generator>
    <meta:editing-duration>P0D</meta:editing-duration>
    <meta:editing-cycles>1</meta:editing-cycles>
    <meta:document-statistic meta:table-count="2" meta:cell-count="1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dc3912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1cm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false" chart:minimum="-5" chart:maximum="9" chart:reverse-direction="false" text:line-break="false" chart:axis-position="1" chart:tick-mark-position="at-axis"/>
      <style:graphic-properties svg:stroke-width="0.01cm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10pt" fo:font-weight="bold" style:font-size-asian="10pt" style:font-weight-asian="bold" style:font-size-complex="10pt" style:font-weight-complex="bold"/>
    </style:style>
    <style:style style:name="ch9" style:family="chart" style:data-style-name="N10000">
      <style:chart-properties chart:symbol-type="named-symbol" chart:symbol-name="circle" chart:symbol-width="0.071cm" chart:symbol-height="0.071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48.724cm" svg:height="21.942cm" xlink:href=".." xlink:type="simple" chart:class="chart:line" chart:style-name="ch1">
        <chart:title svg:x="1.508cm" svg:y="0.842cm" chart:style-name="ch2">
          <text:p>Stroke Analysis</text:p>
        </chart:title>
        <chart:legend chart:legend-position="bottom" svg:x="18.639cm" svg:y="21.159cm" style:legend-expansion="wide" chart:style-name="ch3"/>
        <chart:plot-area chart:style-name="ch4" table:cell-range-address="Data.B2:Data.B152 Data.D1:Data.D152 Data.H1:Data.I152" chart:data-source-has-labels="both" svg:x="0.878cm" svg:y="2.186cm" svg:width="45.889cm" svg:height="17.431cm">
          <chartooo:coordinate-region svg:x="1.488cm" svg:y="2.385cm" svg:width="45.139cm" svg:height="17.033cm"/>
          <chart:axis chart:dimension="x" chart:name="primary-x" chart:style-name="ch5" chartooo:axis-type="text">
            <chart:title svg:x="22.527cm" svg:y="20.056cm" chart:style-name="ch6">
              <text:p>Time, Seconds</text:p>
            </chart:title>
            <chart:categories table:cell-range-address="Data.B2:Data.B152"/>
          </chart:axis>
          <chart:axis chart:dimension="y" chart:name="primary-y" chart:style-name="ch7">
            <chart:title svg:x="0.737cm" svg:y="19.803cm" chart:style-name="ch8">
              <text:p>Acceleration, ms^-2</text:p>
            </chart:title>
          </chart:axis>
          <chart:series chart:style-name="ch9" chart:values-cell-range-address="Data.D2:Data.D152" chart:label-cell-address="Data.D1:Data.D1" chart:class="chart:line">
            <chart:data-point chart:repeated="151"/>
          </chart:series>
          <chart:series chart:style-name="ch10" chart:values-cell-range-address="Data.H2:Data.H152" chart:label-cell-address="Data.H1:Data.H1" chart:class="chart:line">
            <chart:data-point chart:repeated="151"/>
          </chart:series>
          <chart:series chart:style-name="ch11" chart:values-cell-range-address="Data.I2:Data.I152" chart:label-cell-address="Data.I1:Data.I1" chart:class="chart:line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, ms-2</text:p>
                <draw:g>
                  <svg:desc>Data.D1:Data.D1</svg:desc>
                </draw:g>
              </table:table-cell>
              <table:table-cell office:value-type="string">
                <text:p>Ax, Smoothed^7 weighted</text:p>
                <draw:g>
                  <svg:desc>Data.H1:Data.H1</svg:desc>
                </draw:g>
              </table:table-cell>
              <table:table-cell office:value-type="string">
                <text:p>Savitzky-Golay 7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float" office:value="0.04">
                <text:p>0</text:p>
                <draw:g>
                  <svg:desc>Data.B2:Data.B152</svg:desc>
                </draw:g>
              </table:table-cell>
              <table:table-cell office:value-type="float" office:value="-0.08443430735465">
                <text:p>-0.08443430735465</text:p>
                <draw:g>
                  <svg:desc>Data.D2:Data.D152</svg:desc>
                </draw:g>
              </table:table-cell>
              <table:table-cell office:value-type="float" office:value="NaN">
                <text:p>NaN</text:p>
                <draw:g>
                  <svg:desc>Data.H2:Data.H152</svg:desc>
                </draw:g>
              </table:table-cell>
              <table:table-cell office:value-type="float" office:value="NaN">
                <text:p>NaN</text:p>
                <draw:g>
                  <svg:desc>Data.I2:Data.I152</svg:desc>
                </draw:g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-1.26651461031975">
                <text:p>-1.2665146103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1.89977191547962">
                <text:p>-1.8997719154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1.3509489176744">
                <text:p>-1.3509489176744</text:p>
              </table:table-cell>
              <table:table-cell office:value-type="float" office:value="-1.70787576240087">
                <text:p>-1.70787576240087</text:p>
              </table:table-cell>
              <table:table-cell office:value-type="float" office:value="-1.88368919026921">
                <text:p>-1.8836891902692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2.10126287621231">
                <text:p>-2.10126287621231</text:p>
              </table:table-cell>
              <table:table-cell office:value-type="float" office:value="-2.17518858470789">
                <text:p>-2.17518858470789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2.91298360373542">
                <text:p>-2.91298360373542</text:p>
              </table:table-cell>
              <table:table-cell office:value-type="float" office:value="-2.49656895155453">
                <text:p>-2.49656895155453</text:p>
              </table:table-cell>
              <table:table-cell office:value-type="float" office:value="-2.47673968240306">
                <text:p>-2.4767396824030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2.78633214270345">
                <text:p>-2.78633214270345</text:p>
              </table:table-cell>
              <table:table-cell office:value-type="float" office:value="-2.58867910503234">
                <text:p>-2.58867910503234</text:p>
              </table:table-cell>
              <table:table-cell office:value-type="float" office:value="-2.876797472012">
                <text:p>-2.876797472012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51000168227005">
                <text:p>-2.51000168227005</text:p>
              </table:table-cell>
              <table:table-cell office:value-type="float" office:value="-2.83256997768337">
                <text:p>-2.83256997768337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21640056805956">
                <text:p>-2.21640056805956</text:p>
              </table:table-cell>
              <table:table-cell office:value-type="float" office:value="-2.43050184742314">
                <text:p>-2.4305018474231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1.81533760812497">
                <text:p>-1.81533760812497</text:p>
              </table:table-cell>
              <table:table-cell office:value-type="float" office:value="-1.58890014749205">
                <text:p>-1.58890014749205</text:p>
              </table:table-cell>
              <table:table-cell office:value-type="float" office:value="-1.76909977314505">
                <text:p>-1.76909977314505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-0.886560227223824">
                <text:p>-0.886560227223824</text:p>
              </table:table-cell>
              <table:table-cell office:value-type="float" office:value="-0.788693189153662">
                <text:p>-0.788693189153662</text:p>
              </table:table-cell>
              <table:table-cell office:value-type="float" office:value="-0.838312051592596">
                <text:p>-0.838312051592596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3377372294186">
                <text:p>0.3377372294186</text:p>
              </table:table-cell>
              <table:table-cell office:value-type="float" office:value="0.163111730116937">
                <text:p>0.163111730116937</text:p>
              </table:table-cell>
              <table:table-cell office:value-type="float" office:value="0.014072384559108">
                <text:p>0.014072384559108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1.0132116882558">
                <text:p>1.0132116882558</text:p>
              </table:table-cell>
              <table:table-cell office:value-type="float" office:value="1.12451145704147">
                <text:p>1.12451145704147</text:p>
              </table:table-cell>
              <table:table-cell office:value-type="float" office:value="0.892591249177728">
                <text:p>0.892591249177728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1.5198175323837">
                <text:p>1.5198175323837</text:p>
              </table:table-cell>
              <table:table-cell office:value-type="float" office:value="2.14348002988964">
                <text:p>2.14348002988964</text:p>
              </table:table-cell>
              <table:table-cell office:value-type="float" office:value="2.22544710099042">
                <text:p>2.2254471009904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.58845806257262">
                <text:p>3.58845806257262</text:p>
              </table:table-cell>
              <table:table-cell office:value-type="float" office:value="3.37161540959363">
                <text:p>3.37161540959363</text:p>
              </table:table-cell>
              <table:table-cell office:value-type="float" office:value="3.81763689682096">
                <text:p>3.81763689682096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5.61488143908422">
                <text:p>5.61488143908422</text:p>
              </table:table-cell>
              <table:table-cell office:value-type="float" office:value="4.50188375122747">
                <text:p>4.50188375122747</text:p>
              </table:table-cell>
              <table:table-cell office:value-type="float" office:value="4.47099760849384">
                <text:p>4.47099760849384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5.5726642854069">
                <text:p>5.5726642854069</text:p>
              </table:table-cell>
              <table:table-cell office:value-type="float" office:value="4.81275551921505">
                <text:p>4.81275551921505</text:p>
              </table:table-cell>
              <table:table-cell office:value-type="float" office:value="5.43395078046711">
                <text:p>5.4339507804671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3.41958944786332">
                <text:p>3.41958944786332</text:p>
              </table:table-cell>
              <table:table-cell office:value-type="float" office:value="4.69377990430622">
                <text:p>4.69377990430622</text:p>
              </table:table-cell>
              <table:table-cell office:value-type="float" office:value="4.98564481522695">
                <text:p>4.9856448152269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6.58587597366269">
                <text:p>6.58587597366269</text:p>
              </table:table-cell>
              <table:table-cell office:value-type="float" office:value="5.15241171016443">
                <text:p>5.15241171016443</text:p>
              </table:table-cell>
              <table:table-cell office:value-type="float" office:value="4.70620746469608">
                <text:p>4.7062074646960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29293798683135">
                <text:p>3.29293798683135</text:p>
              </table:table-cell>
              <table:table-cell office:value-type="float" office:value="4.7436729041067">
                <text:p>4.7436729041067</text:p>
              </table:table-cell>
              <table:table-cell office:value-type="float" office:value="4.88311744201059">
                <text:p>4.88311744201059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5.86818436114817">
                <text:p>5.86818436114817</text:p>
              </table:table-cell>
              <table:table-cell office:value-type="float" office:value="4.98738101851671">
                <text:p>4.98738101851671</text:p>
              </table:table-cell>
              <table:table-cell office:value-type="float" office:value="5.63096416429463">
                <text:p>5.63096416429463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5.31936136334294">
                <text:p>5.31936136334294</text:p>
              </table:table-cell>
              <table:table-cell office:value-type="float" office:value="4.59207494317448">
                <text:p>4.59207494317448</text:p>
              </table:table-cell>
              <table:table-cell office:value-type="float" office:value="5.12636866081803">
                <text:p>5.12636866081803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5.15049274863365">
                <text:p>5.15049274863365</text:p>
              </table:table-cell>
              <table:table-cell office:value-type="float" office:value="3.52897025511821">
                <text:p>3.52897025511821</text:p>
              </table:table-cell>
              <table:table-cell office:value-type="float" office:value="4.15738446689086">
                <text:p>4.15738446689086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1.43538322502905">
                <text:p>1.43538322502905</text:p>
              </table:table-cell>
              <table:table-cell office:value-type="float" office:value="1.6272793781078">
                <text:p>1.6272793781078</text:p>
              </table:table-cell>
              <table:table-cell office:value-type="float" office:value="1.49770378521939">
                <text:p>1.497703785219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0.203409922263475">
                <text:p>-0.203409922263475</text:p>
              </table:table-cell>
              <table:table-cell office:value-type="float" office:value="-0.771970810099656">
                <text:p>-0.771970810099656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-2.32194345225287">
                <text:p>-2.32194345225287</text:p>
              </table:table-cell>
              <table:table-cell office:value-type="float" office:value="-1.10340288020281">
                <text:p>-1.10340288020281</text:p>
              </table:table-cell>
              <table:table-cell office:value-type="float" office:value="-1.97616486022907">
                <text:p>-1.97616486022907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-1.56203468606102">
                <text:p>-1.56203468606102</text:p>
              </table:table-cell>
              <table:table-cell office:value-type="float" office:value="-1.21854057205006">
                <text:p>-1.21854057205006</text:p>
              </table:table-cell>
              <table:table-cell office:value-type="float" office:value="-1.54997264215322">
                <text:p>-1.54997264215322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-0.25330292206395">
                <text:p>-0.25330292206395</text:p>
              </table:table-cell>
              <table:table-cell office:value-type="float" office:value="-0.942210111616662">
                <text:p>-0.942210111616662</text:p>
              </table:table-cell>
              <table:table-cell office:value-type="float" office:value="-0.836301710941294">
                <text:p>-0.836301710941294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-0.379954383095925">
                <text:p>-0.379954383095925</text:p>
              </table:table-cell>
              <table:table-cell office:value-type="float" office:value="-0.972913496109262">
                <text:p>-0.972913496109262</text:p>
              </table:table-cell>
              <table:table-cell office:value-type="float" office:value="-0.615164239298164">
                <text:p>-0.61516423929816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1.39316607135172">
                <text:p>-1.39316607135172</text:p>
              </table:table-cell>
              <table:table-cell office:value-type="float" office:value="-1.34711099461282">
                <text:p>-1.34711099461282</text:p>
              </table:table-cell>
              <table:table-cell office:value-type="float" office:value="-1.15192519319558">
                <text:p>-1.15192519319558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-1.8575547618023">
                <text:p>-1.8575547618023</text:p>
              </table:table-cell>
              <table:table-cell office:value-type="float" office:value="-1.7500929160782">
                <text:p>-1.7500929160782</text:p>
              </table:table-cell>
              <table:table-cell office:value-type="float" office:value="-1.91384430003873">
                <text:p>-1.91384430003873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12429041458176">
                <text:p>-2.12429041458176</text:p>
              </table:table-cell>
              <table:table-cell office:value-type="float" office:value="-2.31390208964767">
                <text:p>-2.31390208964767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-2.23750914489822">
                <text:p>-2.23750914489822</text:p>
              </table:table-cell>
              <table:table-cell office:value-type="float" office:value="-2.18953510662854">
                <text:p>-2.18953510662854</text:p>
              </table:table-cell>
              <table:table-cell office:value-type="float" office:value="-2.30988140834507">
                <text:p>-2.30988140834507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-2.11085768386625">
                <text:p>-2.11085768386625</text:p>
              </table:table-cell>
              <table:table-cell office:value-type="float" office:value="-2.20488679887484">
                <text:p>-2.20488679887484</text:p>
              </table:table-cell>
              <table:table-cell office:value-type="float" office:value="-2.13900245298446">
                <text:p>-2.1390024529844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2.26053668326767">
                <text:p>-2.26053668326767</text:p>
              </table:table-cell>
              <table:table-cell office:value-type="float" office:value="-2.12694040907666">
                <text:p>-2.12694040907666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-2.1952919912209">
                <text:p>-2.1952919912209</text:p>
              </table:table-cell>
              <table:table-cell office:value-type="float" office:value="-2.43516218256934">
                <text:p>-2.43516218256934</text:p>
              </table:table-cell>
              <table:table-cell office:value-type="float" office:value="-2.42447082546923">
                <text:p>-2.42447082546923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6522356586478">
                <text:p>-2.76522356586478</text:p>
              </table:table-cell>
              <table:table-cell office:value-type="float" office:value="-2.76019771423653">
                <text:p>-2.76019771423653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2.90914568067385">
                <text:p>-2.90914568067385</text:p>
              </table:table-cell>
              <table:table-cell office:value-type="float" office:value="-3.0456660867213">
                <text:p>-3.0456660867213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2.95136283435117">
                <text:p>-2.95136283435117</text:p>
              </table:table-cell>
              <table:table-cell office:value-type="float" office:value="-3.12607971277335">
                <text:p>-3.1260797127733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2.99741791109007">
                <text:p>-2.99741791109007</text:p>
              </table:table-cell>
              <table:table-cell office:value-type="float" office:value="-2.91874048832778">
                <text:p>-2.91874048832778</text:p>
              </table:table-cell>
              <table:table-cell office:value-type="float" office:value="-2.90896292243282">
                <text:p>-2.90896292243282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-2.78633214270345">
                <text:p>-2.78633214270345</text:p>
              </table:table-cell>
              <table:table-cell office:value-type="float" office:value="-2.80360279648054">
                <text:p>-2.80360279648054</text:p>
              </table:table-cell>
              <table:table-cell office:value-type="float" office:value="-2.77829078009824">
                <text:p>-2.77829078009824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-2.5330292206395">
                <text:p>-2.5330292206395</text:p>
              </table:table-cell>
              <table:table-cell office:value-type="float" office:value="-2.6558427586099">
                <text:p>-2.6558427586099</text:p>
              </table:table-cell>
              <table:table-cell office:value-type="float" office:value="-2.78231146140085">
                <text:p>-2.78231146140085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-2.7018978353488">
                <text:p>-2.7018978353488</text:p>
              </table:table-cell>
              <table:table-cell office:value-type="float" office:value="-2.55221883594737">
                <text:p>-2.55221883594737</text:p>
              </table:table-cell>
              <table:table-cell office:value-type="float" office:value="-2.62148420929675">
                <text:p>-2.62148420929675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32386241378366">
                <text:p>-2.32386241378366</text:p>
              </table:table-cell>
              <table:table-cell office:value-type="float" office:value="-2.40034673765362">
                <text:p>-2.4003467376536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1.83452722343285">
                <text:p>-1.83452722343285</text:p>
              </table:table-cell>
              <table:table-cell office:value-type="float" office:value="-1.98822690413688">
                <text:p>-1.98822690413688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-1.47760037870637">
                <text:p>-1.47760037870637</text:p>
              </table:table-cell>
              <table:table-cell office:value-type="float" office:value="-1.43346426349826">
                <text:p>-1.43346426349826</text:p>
              </table:table-cell>
              <table:table-cell office:value-type="float" office:value="-1.33084551116139">
                <text:p>-1.33084551116139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-0.802125919869174">
                <text:p>-0.802125919869174</text:p>
              </table:table-cell>
              <table:table-cell office:value-type="float" office:value="-0.988265188355562">
                <text:p>-0.988265188355562</text:p>
              </table:table-cell>
              <table:table-cell office:value-type="float" office:value="-0.876508523967318">
                <text:p>-0.876508523967318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-0.42217153677325">
                <text:p>-0.42217153677325</text:p>
              </table:table-cell>
              <table:table-cell office:value-type="float" office:value="-0.723448497106887">
                <text:p>-0.723448497106887</text:p>
              </table:table-cell>
              <table:table-cell office:value-type="float" office:value="-0.508616184779201">
                <text:p>-0.50861618477920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-0.717691612514524">
                <text:p>-0.717691612514524</text:p>
              </table:table-cell>
              <table:table-cell office:value-type="float" office:value="-0.696583035675862">
                <text:p>-0.696583035675862</text:p>
              </table:table-cell>
              <table:table-cell office:value-type="float" office:value="-0.480471415660984">
                <text:p>-0.4804714156609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1688686147093">
                <text:p>-0.1688686147093</text:p>
              </table:table-cell>
              <table:table-cell office:value-type="float" office:value="-0.719610574045312">
                <text:p>-0.719610574045312</text:p>
              </table:table-cell>
              <table:table-cell office:value-type="float" office:value="-0.675474458837199">
                <text:p>-0.675474458837199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-1.47760037870637">
                <text:p>-1.47760037870637</text:p>
              </table:table-cell>
              <table:table-cell office:value-type="float" office:value="-1.1053218417336">
                <text:p>-1.1053218417336</text:p>
              </table:table-cell>
              <table:table-cell office:value-type="float" office:value="-1.00517032565059">
                <text:p>-1.00517032565059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-1.1820803029651">
                <text:p>-1.1820803029651</text:p>
              </table:table-cell>
              <table:table-cell office:value-type="float" office:value="-1.38549022522857">
                <text:p>-1.38549022522857</text:p>
              </table:table-cell>
              <table:table-cell office:value-type="float" office:value="-1.1780596216625">
                <text:p>-1.1780596216625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1.72898433923954">
                <text:p>-1.72898433923954</text:p>
              </table:table-cell>
              <table:table-cell office:value-type="float" office:value="-1.94198906915695">
                <text:p>-1.94198906915695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-1.8575547618023">
                <text:p>-1.8575547618023</text:p>
              </table:table-cell>
              <table:table-cell office:value-type="float" office:value="-2.12237145305097">
                <text:p>-2.12237145305097</text:p>
              </table:table-cell>
              <table:table-cell office:value-type="float" office:value="-2.18926096926699">
                <text:p>-2.18926096926699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3.58845806257262">
                <text:p>-3.58845806257262</text:p>
              </table:table-cell>
              <table:table-cell office:value-type="float" office:value="-2.59635495115548">
                <text:p>-2.59635495115548</text:p>
              </table:table-cell>
              <table:table-cell office:value-type="float" office:value="-2.58529807757333">
                <text:p>-2.58529807757333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-2.06864053018892">
                <text:p>-2.06864053018892</text:p>
              </table:table-cell>
              <table:table-cell office:value-type="float" office:value="-2.48121725930824">
                <text:p>-2.48121725930824</text:p>
              </table:table-cell>
              <table:table-cell office:value-type="float" office:value="-2.79437350530865">
                <text:p>-2.79437350530865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51959648992399">
                <text:p>-2.51959648992399</text:p>
              </table:table-cell>
              <table:table-cell office:value-type="float" office:value="-2.73607362642092">
                <text:p>-2.73607362642092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36991749052256">
                <text:p>-2.36991749052256</text:p>
              </table:table-cell>
              <table:table-cell office:value-type="float" office:value="-2.30988140834507">
                <text:p>-2.30988140834507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1.93047529997222">
                <text:p>-1.93047529997222</text:p>
              </table:table-cell>
              <table:table-cell office:value-type="float" office:value="-2.22343676033911">
                <text:p>-2.22343676033911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1.56203468606102">
                <text:p>-1.56203468606102</text:p>
              </table:table-cell>
              <table:table-cell office:value-type="float" office:value="-1.4891141478911">
                <text:p>-1.4891141478911</text:p>
              </table:table-cell>
              <table:table-cell office:value-type="float" office:value="-1.5178071917324">
                <text:p>-1.5178071917324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-1.09764599561045">
                <text:p>-1.09764599561045</text:p>
              </table:table-cell>
              <table:table-cell office:value-type="float" office:value="-0.911506727124062">
                <text:p>-0.911506727124062</text:p>
              </table:table-cell>
              <table:table-cell office:value-type="float" office:value="-0.952901468716763">
                <text:p>-0.952901468716763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-0.178463422363237">
                <text:p>-0.178463422363237</text:p>
              </table:table-cell>
              <table:table-cell office:value-type="float" office:value="-0.353819954629009">
                <text:p>-0.353819954629009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0.48357830575845">
                <text:p>0.48357830575845</text:p>
              </table:table-cell>
              <table:table-cell office:value-type="float" office:value="0.383975064398527">
                <text:p>0.383975064398527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1.3509489176744">
                <text:p>1.3509489176744</text:p>
              </table:table-cell>
              <table:table-cell office:value-type="float" office:value="1.36438164838991">
                <text:p>1.36438164838991</text:p>
              </table:table-cell>
              <table:table-cell office:value-type="float" office:value="1.49167276326548">
                <text:p>1.49167276326548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.3641606059302">
                <text:p>2.3641606059302</text:p>
              </table:table-cell>
              <table:table-cell office:value-type="float" office:value="2.31426760612972">
                <text:p>2.31426760612972</text:p>
              </table:table-cell>
              <table:table-cell office:value-type="float" office:value="2.18725062861569">
                <text:p>2.18725062861569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3.75732667728192">
                <text:p>3.75732667728192</text:p>
              </table:table-cell>
              <table:table-cell office:value-type="float" office:value="3.21426056406906">
                <text:p>3.21426056406906</text:p>
              </table:table-cell>
              <table:table-cell office:value-type="float" office:value="3.2205657233845">
                <text:p>3.2205657233845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3.08185221844472">
                <text:p>3.08185221844472</text:p>
              </table:table-cell>
              <table:table-cell office:value-type="float" office:value="3.82832825392106">
                <text:p>3.82832825392106</text:p>
              </table:table-cell>
              <table:table-cell office:value-type="float" office:value="4.02269164325368">
                <text:p>4.02269164325368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5.27714420966562">
                <text:p>5.27714420966562</text:p>
              </table:table-cell>
              <table:table-cell office:value-type="float" office:value="4.74175394257591">
                <text:p>4.74175394257591</text:p>
              </table:table-cell>
              <table:table-cell office:value-type="float" office:value="4.93538629894442">
                <text:p>4.93538629894442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5.5726642854069">
                <text:p>5.5726642854069</text:p>
              </table:table-cell>
              <table:table-cell office:value-type="float" office:value="5.38268709385893">
                <text:p>5.38268709385893</text:p>
              </table:table-cell>
              <table:table-cell office:value-type="float" office:value="5.2389477372909">
                <text:p>5.2389477372909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6.20592159056677">
                <text:p>6.20592159056677</text:p>
              </table:table-cell>
              <table:table-cell office:value-type="float" office:value="5.81061551522454">
                <text:p>5.81061551522454</text:p>
              </table:table-cell>
              <table:table-cell office:value-type="float" office:value="6.0913321734426">
                <text:p>6.0913321734426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5.19270990231097">
                <text:p>5.19270990231097</text:p>
              </table:table-cell>
              <table:table-cell office:value-type="float" office:value="5.91615839941786">
                <text:p>5.91615839941786</text:p>
              </table:table-cell>
              <table:table-cell office:value-type="float" office:value="6.44917280937421">
                <text:p>6.44917280937421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7.59908766191849">
                <text:p>7.59908766191849</text:p>
              </table:table-cell>
              <table:table-cell office:value-type="float" office:value="6.10997351402739">
                <text:p>6.10997351402739</text:p>
              </table:table-cell>
              <table:table-cell office:value-type="float" office:value="6.70850675339207">
                <text:p>6.70850675339207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6.29035589792142">
                <text:p>6.29035589792142</text:p>
              </table:table-cell>
              <table:table-cell office:value-type="float" office:value="5.24644082517302">
                <text:p>5.24644082517302</text:p>
              </table:table-cell>
              <table:table-cell office:value-type="float" office:value="5.93050492133851">
                <text:p>5.93050492133851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4.3905839824418">
                <text:p>4.3905839824418</text:p>
              </table:table-cell>
              <table:table-cell office:value-type="float" office:value="3.64027002390388">
                <text:p>3.64027002390388</text:p>
              </table:table-cell>
              <table:table-cell office:value-type="float" office:value="4.09104322539792">
                <text:p>4.091043225397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28777380901149">
                <text:p>0.928777380901149</text:p>
              </table:table-cell>
              <table:table-cell office:value-type="float" office:value="1.60425183973835">
                <text:p>1.60425183973835</text:p>
              </table:table-cell>
              <table:table-cell office:value-type="float" office:value="1.24440086315544">
                <text:p>1.24440086315544</text:p>
              </table:table-cell>
            </table:table-row>
            <table:table-row>
              <table:table-cell office:value-type="float" office:value="3.04">
                <text:p/>
              </table:table-cell>
              <table:table-cell office:value-type="float" office:value="-1.30873176399707">
                <text:p>-1.30873176399707</text:p>
              </table:table-cell>
              <table:table-cell office:value-type="float" office:value="-0.0767584612315">
                <text:p>-0.0767584612315</text:p>
              </table:table-cell>
              <table:table-cell office:value-type="float" office:value="-0.737795019027536">
                <text:p>-0.737795019027536</text:p>
              </table:table-cell>
            </table:table-row>
            <table:table-row>
              <table:table-cell office:value-type="float" office:value="3.08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0.905749842531699">
                <text:p>-0.905749842531699</text:p>
              </table:table-cell>
              <table:table-cell office:value-type="float" office:value="-1.59822081778444">
                <text:p>-1.59822081778444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-1.26651461031975">
                <text:p>-1.26651461031975</text:p>
              </table:table-cell>
              <table:table-cell office:value-type="float" office:value="-1.16289068765722">
                <text:p>-1.16289068765722</text:p>
              </table:table-cell>
              <table:table-cell office:value-type="float" office:value="-1.30069040139187">
                <text:p>-1.30069040139187</text:p>
              </table:table-cell>
            </table:table-row>
            <table:table-row>
              <table:table-cell office:value-type="float" office:value="3.16">
                <text:p/>
              </table:table-cell>
              <table:table-cell office:value-type="float" office:value="-0.717691612514524">
                <text:p>-0.717691612514524</text:p>
              </table:table-cell>
              <table:table-cell office:value-type="float" office:value="-1.20510784133455">
                <text:p>-1.20510784133455</text:p>
              </table:table-cell>
              <table:table-cell office:value-type="float" office:value="-1.04738747932792">
                <text:p>-1.04738747932792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28777380901149">
                <text:p>-0.928777380901149</text:p>
              </table:table-cell>
              <table:table-cell office:value-type="float" office:value="-1.46032972492929">
                <text:p>-1.46032972492929</text:p>
              </table:table-cell>
              <table:table-cell office:value-type="float" office:value="-1.29264903878666">
                <text:p>-1.29264903878666</text:p>
              </table:table-cell>
            </table:table-row>
            <table:table-row>
              <table:table-cell office:value-type="float" office:value="3.24">
                <text:p/>
              </table:table-cell>
              <table:table-cell office:value-type="float" office:value="-2.27972629857555">
                <text:p>-2.27972629857555</text:p>
              </table:table-cell>
              <table:table-cell office:value-type="float" office:value="-2.03601818416554">
                <text:p>-2.03601818416554</text:p>
              </table:table-cell>
              <table:table-cell office:value-type="float" office:value="-1.91786498134133">
                <text:p>-1.91786498134133</text:p>
              </table:table-cell>
            </table:table-row>
            <table:table-row>
              <table:table-cell office:value-type="float" office:value="3.28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52727233604714">
                <text:p>-2.52727233604714</text:p>
              </table:table-cell>
              <table:table-cell office:value-type="float" office:value="-2.59333944017853">
                <text:p>-2.59333944017853</text:p>
              </table:table-cell>
            </table:table-row>
            <table:table-row>
              <table:table-cell office:value-type="float" office:value="3.32">
                <text:p/>
              </table:table-cell>
              <table:table-cell office:value-type="float" office:value="-2.99741791109007">
                <text:p>-2.99741791109007</text:p>
              </table:table-cell>
              <table:table-cell office:value-type="float" office:value="-2.90338879608148">
                <text:p>-2.90338879608148</text:p>
              </table:table-cell>
              <table:table-cell office:value-type="float" office:value="-3.10999698756294">
                <text:p>-3.10999698756294</text:p>
              </table:table-cell>
            </table:table-row>
            <table:table-row>
              <table:table-cell office:value-type="float" office:value="3.36">
                <text:p/>
              </table:table-cell>
              <table:table-cell office:value-type="float" office:value="-3.16628652579937">
                <text:p>-3.16628652579937</text:p>
              </table:table-cell>
              <table:table-cell office:value-type="float" office:value="-3.18355717957646">
                <text:p>-3.18355717957646</text:p>
              </table:table-cell>
              <table:table-cell office:value-type="float" office:value="-3.29896900878525">
                <text:p>-3.2989690087852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3.63067521624995">
                <text:p>-3.63067521624995</text:p>
              </table:table-cell>
              <table:table-cell office:value-type="float" office:value="-3.40615671714781">
                <text:p>-3.40615671714781</text:p>
              </table:table-cell>
              <table:table-cell office:value-type="float" office:value="-3.42562046981722">
                <text:p>-3.42562046981722</text:p>
              </table:table-cell>
            </table:table-row>
            <table:table-row>
              <table:table-cell office:value-type="float" office:value="3.44">
                <text:p/>
              </table:table-cell>
              <table:table-cell office:value-type="float" office:value="-3.50402375521797">
                <text:p>-3.50402375521797</text:p>
              </table:table-cell>
              <table:table-cell office:value-type="float" office:value="-3.46372556307144">
                <text:p>-3.46372556307144</text:p>
              </table:table-cell>
              <table:table-cell office:value-type="float" office:value="-3.5462409088953">
                <text:p>-3.5462409088953</text:p>
              </table:table-cell>
            </table:table-row>
            <table:table-row>
              <table:table-cell office:value-type="float" office:value="3.48">
                <text:p/>
              </table:table-cell>
              <table:table-cell office:value-type="float" office:value="-3.41958944786332">
                <text:p>-3.41958944786332</text:p>
              </table:table-cell>
              <table:table-cell office:value-type="float" office:value="-3.46372556307143">
                <text:p>-3.46372556307143</text:p>
              </table:table-cell>
              <table:table-cell office:value-type="float" office:value="-3.58041669996742">
                <text:p>-3.58041669996742</text:p>
              </table:table-cell>
            </table:table-row>
            <table:table-row>
              <table:table-cell office:value-type="float" office:value="3.52">
                <text:p/>
              </table:table-cell>
              <table:table-cell office:value-type="float" office:value="-3.63067521624995">
                <text:p>-3.63067521624995</text:p>
              </table:table-cell>
              <table:table-cell office:value-type="float" office:value="-3.44261698623277">
                <text:p>-3.44261698623277</text:p>
              </table:table-cell>
              <table:table-cell office:value-type="float" office:value="-3.50402375521797">
                <text:p>-3.50402375521797</text:p>
              </table:table-cell>
            </table:table-row>
            <table:table-row>
              <table:table-cell office:value-type="float" office:value="3.56">
                <text:p/>
              </table:table-cell>
              <table:table-cell office:value-type="float" office:value="-3.377372294186">
                <text:p>-3.377372294186</text:p>
              </table:table-cell>
              <table:table-cell office:value-type="float" office:value="-3.19890887182276">
                <text:p>-3.19890887182276</text:p>
              </table:table-cell>
              <table:table-cell office:value-type="float" office:value="-3.51206511782318">
                <text:p>-3.5120651178231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3.12406937212205">
                <text:p>-3.12406937212205</text:p>
              </table:table-cell>
              <table:table-cell office:value-type="float" office:value="-2.8554147578118">
                <text:p>-2.8554147578118</text:p>
              </table:table-cell>
              <table:table-cell office:value-type="float" office:value="-2.89891121917631">
                <text:p>-2.89891121917631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27780733704476">
                <text:p>-2.27780733704476</text:p>
              </table:table-cell>
              <table:table-cell office:value-type="float" office:value="-2.35812958397629">
                <text:p>-2.35812958397629</text:p>
              </table:table-cell>
            </table:table-row>
            <table:table-row>
              <table:table-cell office:value-type="float" office:value="3.68">
                <text:p/>
              </table:table-cell>
              <table:table-cell office:value-type="float" office:value="-0.759908766191849">
                <text:p>-0.759908766191849</text:p>
              </table:table-cell>
              <table:table-cell office:value-type="float" office:value="-1.53133130156842">
                <text:p>-1.53133130156842</text:p>
              </table:table-cell>
              <table:table-cell office:value-type="float" office:value="-1.49368310391678">
                <text:p>-1.49368310391678</text:p>
              </table:table-cell>
            </table:table-row>
            <table:table-row>
              <table:table-cell office:value-type="float" office:value="3.72">
                <text:p/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228135379704">
                <text:p>-1.228135379704</text:p>
              </table:table-cell>
              <table:table-cell office:value-type="float" office:value="-0.918725677644643">
                <text:p>-0.918725677644643</text:p>
              </table:table-cell>
            </table:table-row>
            <table:table-row>
              <table:table-cell office:value-type="float" office:value="3.76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-0.744557073945549">
                <text:p>-0.744557073945549</text:p>
              </table:table-cell>
              <table:table-cell office:value-type="float" office:value="-0.617174579949465">
                <text:p>-0.61717457994946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1.0132116882558">
                <text:p>-1.0132116882558</text:p>
              </table:table-cell>
              <table:table-cell office:value-type="float" office:value="-0.742638112414762">
                <text:p>-0.742638112414762</text:p>
              </table:table-cell>
              <table:table-cell office:value-type="float" office:value="-0.721712293817127">
                <text:p>-0.721712293817127</text:p>
              </table:table-cell>
            </table:table-row>
            <table:table-row>
              <table:table-cell office:value-type="float" office:value="3.84">
                <text:p/>
              </table:table-cell>
              <table:table-cell office:value-type="float" office:value="-0.591040151482549">
                <text:p>-0.591040151482549</text:p>
              </table:table-cell>
              <table:table-cell office:value-type="float" office:value="-0.715772650983737">
                <text:p>-0.715772650983737</text:p>
              </table:table-cell>
              <table:table-cell office:value-type="float" office:value="-0.470419712404478">
                <text:p>-0.470419712404478</text:p>
              </table:table-cell>
            </table:table-row>
            <table:table-row>
              <table:table-cell office:value-type="float" office:value="3.88">
                <text:p/>
              </table:table-cell>
              <table:table-cell office:value-type="float" office:value="-0.759908766191849">
                <text:p>-0.759908766191849</text:p>
              </table:table-cell>
              <table:table-cell office:value-type="float" office:value="-0.798287996807599">
                <text:p>-0.798287996807599</text:p>
              </table:table-cell>
              <table:table-cell office:value-type="float" office:value="-0.679495140139802">
                <text:p>-0.679495140139802</text:p>
              </table:table-cell>
            </table:table-row>
            <table:table-row>
              <table:table-cell office:value-type="float" office:value="3.92">
                <text:p/>
              </table:table-cell>
              <table:table-cell office:value-type="float" office:value="-0.464388690450575">
                <text:p>-0.464388690450575</text:p>
              </table:table-cell>
              <table:table-cell office:value-type="float" office:value="-0.967156611516899">
                <text:p>-0.967156611516899</text:p>
              </table:table-cell>
              <table:table-cell office:value-type="float" office:value="-0.944860106111559">
                <text:p>-0.944860106111559</text:p>
              </table:table-cell>
            </table:table-row>
            <table:table-row>
              <table:table-cell office:value-type="float" office:value="3.96">
                <text:p/>
              </table:table-cell>
              <table:table-cell office:value-type="float" office:value="-1.43538322502905">
                <text:p>-1.43538322502905</text:p>
              </table:table-cell>
              <table:table-cell office:value-type="float" office:value="-1.42386945584432">
                <text:p>-1.42386945584432</text:p>
              </table:table-cell>
              <table:table-cell office:value-type="float" office:value="-1.3469282363718">
                <text:p>-1.34692823637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.40637775960752">
                <text:p>-2.40637775960752</text:p>
              </table:table-cell>
              <table:table-cell office:value-type="float" office:value="-1.92088049231829">
                <text:p>-1.92088049231829</text:p>
              </table:table-cell>
              <table:table-cell office:value-type="float" office:value="-1.80528590486847">
                <text:p>-1.80528590486847</text:p>
              </table:table-cell>
            </table:table-row>
            <table:table-row>
              <table:table-cell office:value-type="float" office:value="4.04">
                <text:p/>
              </table:table-cell>
              <table:table-cell office:value-type="float" office:value="-1.77312045444765">
                <text:p>-1.77312045444765</text:p>
              </table:table-cell>
              <table:table-cell office:value-type="float" office:value="-2.14539899142042">
                <text:p>-2.14539899142042</text:p>
              </table:table-cell>
              <table:table-cell office:value-type="float" office:value="-2.35812958397629">
                <text:p>-2.35812958397629</text:p>
              </table:table-cell>
            </table:table-row>
            <table:table-row>
              <table:table-cell office:value-type="float" office:value="4.08">
                <text:p/>
              </table:table-cell>
              <table:table-cell office:value-type="float" office:value="-2.7018978353488">
                <text:p>-2.7018978353488</text:p>
              </table:table-cell>
              <table:table-cell office:value-type="float" office:value="-2.54262402829343">
                <text:p>-2.54262402829343</text:p>
              </table:table-cell>
              <table:table-cell office:value-type="float" office:value="-2.6978771540462">
                <text:p>-2.6978771540462</text:p>
              </table:table-cell>
            </table:table-row>
            <table:table-row>
              <table:table-cell office:value-type="float" office:value="4.12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9017006576502">
                <text:p>-2.79017006576502</text:p>
              </table:table-cell>
              <table:table-cell office:value-type="float" office:value="-2.80643554921646">
                <text:p>-2.80643554921646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940079888266">
                <text:p>-2.7940079888266</text:p>
              </table:table-cell>
              <table:table-cell office:value-type="float" office:value="-3.02355233955699">
                <text:p>-3.02355233955699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2.49081206696217">
                <text:p>-2.49081206696217</text:p>
              </table:table-cell>
              <table:table-cell office:value-type="float" office:value="-2.54454298982422">
                <text:p>-2.54454298982422</text:p>
              </table:table-cell>
              <table:table-cell office:value-type="float" office:value="-2.92705598829453">
                <text:p>-2.92705598829453</text:p>
              </table:table-cell>
            </table:table-row>
            <table:table-row>
              <table:table-cell office:value-type="float" office:value="4.24">
                <text:p/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2259953757135">
                <text:p>-2.2259953757135</text:p>
              </table:table-cell>
              <table:table-cell office:value-type="float" office:value="-2.34405719941719">
                <text:p>-2.34405719941719</text:p>
              </table:table-cell>
            </table:table-row>
            <table:table-row>
              <table:table-cell office:value-type="float" office:value="4.28">
                <text:p/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1.56011572453024">
                <text:p>-1.56011572453024</text:p>
              </table:table-cell>
              <table:table-cell office:value-type="float" office:value="-1.68064478448779">
                <text:p>-1.68064478448779</text:p>
              </table:table-cell>
            </table:table-row>
            <table:table-row>
              <table:table-cell office:value-type="float" office:value="4.32">
                <text:p/>
              </table:table-cell>
              <table:table-cell office:value-type="float" office:value="-0.1688686147093">
                <text:p>-0.1688686147093</text:p>
              </table:table-cell>
              <table:table-cell office:value-type="float" office:value="-0.5219575363742">
                <text:p>-0.5219575363742</text:p>
              </table:table-cell>
              <table:table-cell office:value-type="float" office:value="-0.906663633736836">
                <text:p>-0.906663633736836</text:p>
              </table:table-cell>
            </table:table-row>
            <table:table-row>
              <table:table-cell office:value-type="float" office:value="4.36">
                <text:p/>
              </table:table-cell>
              <table:table-cell office:value-type="float" office:value="-0.042217153677325">
                <text:p>-0.042217153677325</text:p>
              </table:table-cell>
              <table:table-cell office:value-type="float" office:value="0.341575152480175">
                <text:p>0.341575152480175</text:p>
              </table:table-cell>
              <table:table-cell office:value-type="float" office:value="0.434233580681057">
                <text:p>0.43423358068105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.3509489176744">
                <text:p>1.3509489176744</text:p>
              </table:table-cell>
              <table:table-cell office:value-type="float" office:value="1.41811257125196">
                <text:p>1.41811257125196</text:p>
              </table:table-cell>
              <table:table-cell office:value-type="float" office:value="1.70275853165211">
                <text:p>1.70275853165211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3.25072083315402">
                <text:p>3.25072083315402</text:p>
              </table:table-cell>
              <table:table-cell office:value-type="float" office:value="2.5944359896247">
                <text:p>2.5944359896247</text:p>
              </table:table-cell>
              <table:table-cell office:value-type="float" office:value="2.31792277095027">
                <text:p>2.31792277095027</text:p>
              </table:table-cell>
            </table:table-row>
            <table:table-row>
              <table:table-cell office:value-type="float" office:value="4.48">
                <text:p/>
              </table:table-cell>
              <table:table-cell office:value-type="float" office:value="3.33515514050867">
                <text:p>3.33515514050867</text:p>
              </table:table-cell>
              <table:table-cell office:value-type="float" office:value="3.35434475581655">
                <text:p>3.35434475581655</text:p>
              </table:table-cell>
              <table:table-cell office:value-type="float" office:value="3.43567217307373">
                <text:p>3.43567217307373</text:p>
              </table:table-cell>
            </table:table-row>
            <table:table-row>
              <table:table-cell office:value-type="float" office:value="4.52">
                <text:p/>
              </table:table-cell>
              <table:table-cell office:value-type="float" office:value="3.25072083315402">
                <text:p>3.25072083315402</text:p>
              </table:table-cell>
              <table:table-cell office:value-type="float" office:value="4.14303794497021">
                <text:p>4.14303794497021</text:p>
              </table:table-cell>
              <table:table-cell office:value-type="float" office:value="4.33630478485666">
                <text:p>4.33630478485666</text:p>
              </table:table-cell>
            </table:table-row>
            <table:table-row>
              <table:table-cell office:value-type="float" office:value="4.56">
                <text:p/>
              </table:table-cell>
              <table:table-cell office:value-type="float" office:value="6.0792701295348">
                <text:p>6.0792701295348</text:p>
              </table:table-cell>
              <table:table-cell office:value-type="float" office:value="5.32128032487373">
                <text:p>5.32128032487373</text:p>
              </table:table-cell>
              <table:table-cell office:value-type="float" office:value="5.33142340725075">
                <text:p>5.3314234072507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6.29035589792142">
                <text:p>6.29035589792142</text:p>
              </table:table-cell>
              <table:table-cell office:value-type="float" office:value="5.97372724534148">
                <text:p>5.97372724534148</text:p>
              </table:table-cell>
              <table:table-cell office:value-type="float" office:value="6.29236623857272">
                <text:p>6.29236623857272</text:p>
              </table:table-cell>
            </table:table-row>
            <table:table-row>
              <table:table-cell office:value-type="float" office:value="4.64">
                <text:p/>
              </table:table-cell>
              <table:table-cell office:value-type="float" office:value="7.05026466411327">
                <text:p>7.05026466411327</text:p>
              </table:table-cell>
              <table:table-cell office:value-type="float" office:value="6.45346762803836">
                <text:p>6.45346762803836</text:p>
              </table:table-cell>
              <table:table-cell office:value-type="float" office:value="6.66829994036604">
                <text:p>6.66829994036604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6.24813874424409">
                <text:p>6.24813874424409</text:p>
              </table:table-cell>
              <table:table-cell office:value-type="float" office:value="6.48800893559253">
                <text:p>6.48800893559253</text:p>
              </table:table-cell>
              <table:table-cell office:value-type="float" office:value="6.71654811599727">
                <text:p>6.71654811599727</text:p>
              </table:table-cell>
            </table:table-row>
            <table:table-row>
              <table:table-cell office:value-type="float" office:value="4.72">
                <text:p/>
              </table:table-cell>
              <table:table-cell office:value-type="float" office:value="6.24813874424409">
                <text:p>6.24813874424409</text:p>
              </table:table-cell>
              <table:table-cell office:value-type="float" office:value="6.37287124374528">
                <text:p>6.37287124374528</text:p>
              </table:table-cell>
              <table:table-cell office:value-type="float" office:value="6.97186137871252">
                <text:p>6.97186137871252</text:p>
              </table:table-cell>
            </table:table-row>
            <table:table-row>
              <table:table-cell office:value-type="float" office:value="4.76">
                <text:p/>
              </table:table-cell>
              <table:table-cell office:value-type="float" office:value="7.51465335456384">
                <text:p>7.51465335456384</text:p>
              </table:table-cell>
              <table:table-cell office:value-type="float" office:value="6.13875793698921">
                <text:p>6.13875793698921</text:p>
              </table:table-cell>
              <table:table-cell office:value-type="float" office:value="6.54164847933407">
                <text:p>6.54164847933407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5.86818436114817">
                <text:p>5.86818436114817</text:p>
              </table:table-cell>
              <table:table-cell office:value-type="float" office:value="4.92597424953151">
                <text:p>4.92597424953151</text:p>
              </table:table-cell>
              <table:table-cell office:value-type="float" office:value="5.50632304391396">
                <text:p>5.50632304391396</text:p>
              </table:table-cell>
            </table:table-row>
            <table:table-row>
              <table:table-cell office:value-type="float" office:value="4.84">
                <text:p/>
              </table:table-cell>
              <table:table-cell office:value-type="float" office:value="3.0396350647674">
                <text:p>3.0396350647674</text:p>
              </table:table-cell>
              <table:table-cell office:value-type="float" office:value="3.09528494916024">
                <text:p>3.09528494916024</text:p>
              </table:table-cell>
              <table:table-cell office:value-type="float" office:value="3.41556876656072">
                <text:p>3.41556876656072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0.844343073546499">
                <text:p>0.844343073546499</text:p>
              </table:table-cell>
              <table:table-cell office:value-type="float" office:value="1.26459564878896">
                <text:p>1.26459564878896</text:p>
              </table:table-cell>
              <table:table-cell office:value-type="float" office:value="0.808156941823078">
                <text:p>0.808156941823078</text:p>
              </table:table-cell>
            </table:table-row>
            <table:table-row>
              <table:table-cell office:value-type="float" office:value="4.92">
                <text:p/>
              </table:table-cell>
              <table:table-cell office:value-type="float" office:value="-1.22429745664242">
                <text:p>-1.22429745664242</text:p>
              </table:table-cell>
              <table:table-cell office:value-type="float" office:value="-0.324304498703087">
                <text:p>-0.324304498703087</text:p>
              </table:table-cell>
              <table:table-cell office:value-type="float" office:value="-0.900632611782933">
                <text:p>-0.900632611782933</text:p>
              </table:table-cell>
            </table:table-row>
            <table:table-row>
              <table:table-cell office:value-type="float" office:value="4.96">
                <text:p/>
              </table:table-cell>
              <table:table-cell office:value-type="float" office:value="-1.89977191547962">
                <text:p>-1.89977191547962</text:p>
              </table:table-cell>
              <table:table-cell office:value-type="float" office:value="-1.25116291807345">
                <text:p>-1.25116291807345</text:p>
              </table:table-cell>
              <table:table-cell office:value-type="float" office:value="-1.6826551251391">
                <text:p>-1.68265512513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64071210882331">
                <text:p>-1.64071210882331</text:p>
              </table:table-cell>
              <table:table-cell office:value-type="float" office:value="-1.89776157482832">
                <text:p>-1.89776157482832</text:p>
              </table:table-cell>
            </table:table-row>
            <table:table-row>
              <table:table-cell office:value-type="float" office:value="5.04">
                <text:p>10</text:p>
              </table:table-cell>
              <table:table-cell office:value-type="float" office:value="-1.77312045444765">
                <text:p>-1.77312045444765</text:p>
              </table:table-cell>
              <table:table-cell office:value-type="float" office:value="-1.92471841537986">
                <text:p>-1.92471841537986</text:p>
              </table:table-cell>
              <table:table-cell office:value-type="float" office:value="-1.84951339919709">
                <text:p>-1.84951339919709</text:p>
              </table:table-cell>
            </table:table-row>
            <table:table-row>
              <table:table-cell office:value-type="float" office:value="5.08">
                <text:p>10</text:p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2.20296783734405">
                <text:p>-2.20296783734405</text:p>
              </table:table-cell>
              <table:table-cell office:value-type="float" office:value="-2.14905415624097">
                <text:p>-2.14905415624097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-2.57524637431682">
                <text:p>-2.57524637431682</text:p>
              </table:table-cell>
              <table:table-cell office:value-type="float" office:value="-2.60403079727864">
                <text:p>-2.60403079727864</text:p>
              </table:table-cell>
              <table:table-cell office:value-type="float" office:value="-2.5290085393369">
                <text:p>-2.5290085393369</text:p>
              </table:table-cell>
            </table:table-row>
            <table:table-row>
              <table:table-cell office:value-type="float" office:value="5.16">
                <text:p>10</text:p>
              </table:table-cell>
              <table:table-cell office:value-type="float" office:value="-3.29293798683135">
                <text:p>-3.29293798683135</text:p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3.0356143834648">
                <text:p>-3.0356143834648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3.28142421764662">
                <text:p>-3.28142421764662</text:p>
              </table:table-cell>
              <table:table-cell office:value-type="float" office:value="-3.57840635931612">
                <text:p>-3.57840635931612</text:p>
              </table:table-cell>
            </table:table-row>
            <table:table-row>
              <table:table-cell office:value-type="float" office:value="5.24">
                <text:p>10</text:p>
              </table:table-cell>
              <table:table-cell office:value-type="float" office:value="-4.0528467530232">
                <text:p>-4.0528467530232</text:p>
              </table:table-cell>
              <table:table-cell office:value-type="float" office:value="-3.59805287022656">
                <text:p>-3.59805287022656</text:p>
              </table:table-cell>
              <table:table-cell office:value-type="float" office:value="-3.71108884230199">
                <text:p>-3.71108884230199</text:p>
              </table:table-cell>
            </table:table-row>
            <table:table-row>
              <table:table-cell office:value-type="float" office:value="5.28">
                <text:p>10</text:p>
              </table:table-cell>
              <table:table-cell office:value-type="float" office:value="-3.96841244566855">
                <text:p>-3.96841244566855</text:p>
              </table:table-cell>
              <table:table-cell office:value-type="float" office:value="-3.61340456247286">
                <text:p>-3.61340456247286</text:p>
              </table:table-cell>
              <table:table-cell office:value-type="float" office:value="-3.62866487559865">
                <text:p>-3.62866487559865</text:p>
              </table:table-cell>
            </table:table-row>
            <table:table-row>
              <table:table-cell office:value-type="float" office:value="5.32">
                <text:p>10</text:p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3.33899306357025">
                <text:p>-3.33899306357025</text:p>
              </table:table-cell>
              <table:table-cell office:value-type="float" office:value="-3.63670623820385">
                <text:p>-3.63670623820385</text:p>
              </table:table-cell>
            </table:table-row>
            <table:table-row>
              <table:table-cell office:value-type="float" office:value="5.36">
                <text:p>10</text:p>
              </table:table-cell>
              <table:table-cell office:value-type="float" office:value="-3.29293798683135">
                <text:p>-3.29293798683135</text:p>
              </table:table-cell>
              <table:table-cell office:value-type="float" office:value="-3.16820548733016">
                <text:p>-3.16820548733016</text:p>
              </table:table-cell>
              <table:table-cell office:value-type="float" office:value="-3.28690696487744">
                <text:p>-3.28690696487744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3.33515514050867">
                <text:p>-3.33515514050867</text:p>
              </table:table-cell>
              <table:table-cell office:value-type="float" office:value="-2.84965787321943">
                <text:p>-2.84965787321943</text:p>
              </table:table-cell>
              <table:table-cell office:value-type="float" office:value="-2.84664236224248">
                <text:p>-2.84664236224248</text:p>
              </table:table-cell>
            </table:table-row>
            <table:table-row>
              <table:table-cell office:value-type="float" office:value="5.44">
                <text:p>10</text:p>
              </table:table-cell>
              <table:table-cell office:value-type="float" office:value="-2.23750914489822">
                <text:p>-2.23750914489822</text:p>
              </table:table-cell>
              <table:table-cell office:value-type="float" office:value="-2.16075068366672">
                <text:p>-2.16075068366672</text:p>
              </table:table-cell>
              <table:table-cell office:value-type="float" office:value="-2.52498785803429">
                <text:p>-2.52498785803429</text:p>
              </table:table-cell>
            </table:table-row>
            <table:table-row>
              <table:table-cell office:value-type="float" office:value="5.48">
                <text:p>10</text:p>
              </table:table-cell>
              <table:table-cell office:value-type="float" office:value="-1.39316607135172">
                <text:p>-1.39316607135172</text:p>
              </table:table-cell>
              <table:table-cell office:value-type="float" office:value="-1.55627780146866">
                <text:p>-1.55627780146866</text:p>
              </table:table-cell>
              <table:table-cell office:value-type="float" office:value="-1.23434915989893">
                <text:p>-1.23434915989893</text:p>
              </table:table-cell>
            </table:table-row>
            <table:table-row>
              <table:table-cell office:value-type="float" office:value="5.52">
                <text:p>10</text:p>
              </table:table-cell>
              <table:table-cell office:value-type="float" office:value="-1.05542884193312">
                <text:p>-1.05542884193312</text:p>
              </table:table-cell>
              <table:table-cell office:value-type="float" office:value="-1.04007714968682">
                <text:p>-1.04007714968682</text:p>
              </table:table-cell>
              <table:table-cell office:value-type="float" office:value="-0.637277986462477">
                <text:p>-0.637277986462477</text:p>
              </table:table-cell>
            </table:table-row>
            <table:table-row>
              <table:table-cell office:value-type="float" office:value="5.56">
                <text:p>10</text:p>
              </table:table-cell>
              <table:table-cell office:value-type="float" office:value="1.0132116882558">
                <text:p>1.0132116882558</text:p>
              </table:table-cell>
              <table:table-cell office:value-type="float" office:value="-0.472064536573725">
                <text:p>-0.472064536573725</text:p>
              </table:table-cell>
              <table:table-cell office:value-type="float" office:value="-0.771970810099656">
                <text:p>-0.771970810099656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0.871208534977524">
                <text:p>-0.871208534977524</text:p>
              </table:table-cell>
              <table:table-cell office:value-type="float" office:value="-0.460368009147972">
                <text:p>-0.460368009147972</text:p>
              </table:table-cell>
            </table:table-row>
            <table:table-row>
              <table:table-cell office:value-type="float" office:value="5.64">
                <text:p>10</text:p>
              </table:table-cell>
              <table:table-cell office:value-type="float" office:value="-1.13986314928777">
                <text:p>-1.13986314928777</text:p>
              </table:table-cell>
              <table:table-cell office:value-type="float" office:value="-0.740719150883974">
                <text:p>-0.740719150883974</text:p>
              </table:table-cell>
              <table:table-cell office:value-type="float" office:value="-0.442274943286262">
                <text:p>-0.442274943286262</text:p>
              </table:table-cell>
            </table:table-row>
            <table:table-row>
              <table:table-cell office:value-type="float" office:value="5.68">
                <text:p>10</text:p>
              </table:table-cell>
              <table:table-cell office:value-type="float" office:value="0.970994534578474">
                <text:p>0.970994534578474</text:p>
              </table:table-cell>
              <table:table-cell office:value-type="float" office:value="-0.378035421565137">
                <text:p>-0.378035421565137</text:p>
              </table:table-cell>
              <table:table-cell office:value-type="float" office:value="-0.93078772155245">
                <text:p>-0.93078772155245</text:p>
              </table:table-cell>
            </table:table-row>
            <table:table-row>
              <table:table-cell office:value-type="float" office:value="5.72">
                <text:p>10</text:p>
              </table:table-cell>
              <table:table-cell office:value-type="float" office:value="-1.22429745664242">
                <text:p>-1.22429745664242</text:p>
              </table:table-cell>
              <table:table-cell office:value-type="float" office:value="-0.878884381100674">
                <text:p>-0.878884381100674</text:p>
              </table:table-cell>
              <table:table-cell office:value-type="float" office:value="-0.45634732784537">
                <text:p>-0.45634732784537</text:p>
              </table:table-cell>
            </table:table-row>
            <table:table-row>
              <table:table-cell office:value-type="float" office:value="5.76">
                <text:p>10</text:p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12834938010305">
                <text:p>-1.12834938010305</text:p>
              </table:table-cell>
              <table:table-cell office:value-type="float" office:value="-0.790063875961367">
                <text:p>-0.79006387596136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0.379954383095925">
                <text:p>-0.379954383095925</text:p>
              </table:table-cell>
              <table:table-cell office:value-type="float" office:value="-1.1667286107188">
                <text:p>-1.1667286107188</text:p>
              </table:table-cell>
              <table:table-cell office:value-type="float" office:value="-1.48966242261418">
                <text:p>-1.48966242261418</text:p>
              </table:table-cell>
            </table:table-row>
            <table:table-row>
              <table:table-cell office:value-type="float" office:value="5.84">
                <text:p>10</text:p>
              </table:table-cell>
              <table:table-cell office:value-type="float" office:value="-1.81533760812497">
                <text:p>-1.81533760812497</text:p>
              </table:table-cell>
              <table:table-cell office:value-type="float" office:value="-1.73857914689347">
                <text:p>-1.73857914689347</text:p>
              </table:table-cell>
              <table:table-cell office:value-type="float" office:value="-1.58213809257404">
                <text:p>-1.58213809257404</text:p>
              </table:table-cell>
            </table:table-row>
            <table:table-row>
              <table:table-cell office:value-type="float" office:value="5.88">
                <text:p>10</text:p>
              </table:table-cell>
              <table:table-cell office:value-type="float" office:value="-2.40637775960752">
                <text:p>-2.40637775960752</text:p>
              </table:table-cell>
              <table:table-cell office:value-type="float" office:value="-2.1799402989746">
                <text:p>-2.1799402989746</text:p>
              </table:table-cell>
              <table:table-cell office:value-type="float" office:value="-2.09276461800454">
                <text:p>-2.09276461800454</text:p>
              </table:table-cell>
            </table:table-row>
            <table:table-row>
              <table:table-cell office:value-type="float" office:value="5.92">
                <text:p>10</text:p>
              </table:table-cell>
              <table:table-cell office:value-type="float" office:value="-2.49081206696217">
                <text:p>-2.49081206696217</text:p>
              </table:table-cell>
              <table:table-cell office:value-type="float" office:value="-2.47929829777745">
                <text:p>-2.47929829777745</text:p>
              </table:table-cell>
              <table:table-cell office:value-type="float" office:value="-2.76823907684174">
                <text:p>-2.76823907684174</text:p>
              </table:table-cell>
            </table:table-row>
            <table:table-row>
              <table:table-cell office:value-type="float" office:value="5.96">
                <text:p>10</text:p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.91298360373542">
                <text:p>-2.9129836037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">
                <text:p>10</text:p>
              </table:table-cell>
              <table:table-cell office:value-type="float" office:value="-2.82854929638077">
                <text:p>-2.8285492963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dc3912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1cm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false" chart:minimum="-5" chart:maximum="9" chart:reverse-direction="false" text:line-break="false" chart:axis-position="1" chart:tick-mark-position="at-axis"/>
      <style:graphic-properties svg:stroke-width="0.01cm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10pt" fo:font-weight="bold" style:font-size-asian="10pt" style:font-weight-asian="bold" style:font-size-complex="10pt" style:font-weight-complex="bold"/>
    </style:style>
    <style:style style:name="ch9" style:family="chart" style:data-style-name="N10000">
      <style:chart-properties chart:symbol-type="named-symbol" chart:symbol-name="circle" chart:symbol-width="0.071cm" chart:symbol-height="0.071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48.724cm" svg:height="21.942cm" xlink:href=".." xlink:type="simple" chart:class="chart:line" chart:style-name="ch1">
        <chart:title svg:x="1.509cm" svg:y="0.842cm" chart:style-name="ch2">
          <text:p>Stroke Analysis</text:p>
        </chart:title>
        <chart:legend chart:legend-position="bottom" svg:x="18.639cm" svg:y="21.159cm" style:legend-expansion="wide" chart:style-name="ch3"/>
        <chart:plot-area chart:style-name="ch4" table:cell-range-address="Data.B2:Data.B152 Data.D1:Data.D152 Data.H1:Data.I152" chart:data-source-has-labels="both" svg:x="0.878cm" svg:y="2.186cm" svg:width="45.889cm" svg:height="17.431cm">
          <chartooo:coordinate-region svg:x="1.488cm" svg:y="2.385cm" svg:width="45.139cm" svg:height="17.033cm"/>
          <chart:axis chart:dimension="x" chart:name="primary-x" chart:style-name="ch5" chartooo:axis-type="text">
            <chart:title svg:x="22.527cm" svg:y="20.056cm" chart:style-name="ch6">
              <text:p>Time, Seconds</text:p>
            </chart:title>
            <chart:categories table:cell-range-address="Data.B2:Data.B152"/>
          </chart:axis>
          <chart:axis chart:dimension="y" chart:name="primary-y" chart:style-name="ch7">
            <chart:title svg:x="0.738cm" svg:y="19.804cm" chart:style-name="ch8">
              <text:p>Acceleration, ms^-2</text:p>
            </chart:title>
          </chart:axis>
          <chart:series chart:style-name="ch9" chart:values-cell-range-address="Data.D2:Data.D152" chart:label-cell-address="Data.D1:Data.D1" chart:class="chart:line">
            <chart:data-point chart:repeated="151"/>
          </chart:series>
          <chart:series chart:style-name="ch10" chart:values-cell-range-address="Data.H2:Data.H152" chart:label-cell-address="Data.H1:Data.H1" chart:class="chart:line">
            <chart:data-point chart:repeated="151"/>
          </chart:series>
          <chart:series chart:style-name="ch11" chart:values-cell-range-address="Data.I2:Data.I152" chart:label-cell-address="Data.I1:Data.I1" chart:class="chart:line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, ms-2</text:p>
                <draw:g>
                  <svg:desc>Data.D1:Data.D1</svg:desc>
                </draw:g>
              </table:table-cell>
              <table:table-cell office:value-type="string">
                <text:p>Ax, Smoothed^7 weighted</text:p>
                <draw:g>
                  <svg:desc>Data.H1:Data.H1</svg:desc>
                </draw:g>
              </table:table-cell>
              <table:table-cell office:value-type="string">
                <text:p>Savitzky-Golay 7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float" office:value="0.04">
                <text:p>0</text:p>
                <draw:g>
                  <svg:desc>Data.B2:Data.B152</svg:desc>
                </draw:g>
              </table:table-cell>
              <table:table-cell office:value-type="float" office:value="-0.08443430735465">
                <text:p>-0.08443430735465</text:p>
                <draw:g>
                  <svg:desc>Data.D2:Data.D152</svg:desc>
                </draw:g>
              </table:table-cell>
              <table:table-cell office:value-type="float" office:value="NaN">
                <text:p>NaN</text:p>
                <draw:g>
                  <svg:desc>Data.H2:Data.H152</svg:desc>
                </draw:g>
              </table:table-cell>
              <table:table-cell office:value-type="float" office:value="NaN">
                <text:p>NaN</text:p>
                <draw:g>
                  <svg:desc>Data.I2:Data.I152</svg:desc>
                </draw:g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-1.26651461031975">
                <text:p>-1.2665146103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1.89977191547962">
                <text:p>-1.8997719154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1.3509489176744">
                <text:p>-1.3509489176744</text:p>
              </table:table-cell>
              <table:table-cell office:value-type="float" office:value="-1.70787576240087">
                <text:p>-1.70787576240087</text:p>
              </table:table-cell>
              <table:table-cell office:value-type="float" office:value="-1.88368919026921">
                <text:p>-1.8836891902692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2.10126287621231">
                <text:p>-2.10126287621231</text:p>
              </table:table-cell>
              <table:table-cell office:value-type="float" office:value="-2.17518858470789">
                <text:p>-2.17518858470789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2.91298360373542">
                <text:p>-2.91298360373542</text:p>
              </table:table-cell>
              <table:table-cell office:value-type="float" office:value="-2.49656895155453">
                <text:p>-2.49656895155453</text:p>
              </table:table-cell>
              <table:table-cell office:value-type="float" office:value="-2.47673968240306">
                <text:p>-2.4767396824030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2.78633214270345">
                <text:p>-2.78633214270345</text:p>
              </table:table-cell>
              <table:table-cell office:value-type="float" office:value="-2.58867910503234">
                <text:p>-2.58867910503234</text:p>
              </table:table-cell>
              <table:table-cell office:value-type="float" office:value="-2.876797472012">
                <text:p>-2.876797472012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51000168227005">
                <text:p>-2.51000168227005</text:p>
              </table:table-cell>
              <table:table-cell office:value-type="float" office:value="-2.83256997768337">
                <text:p>-2.83256997768337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21640056805956">
                <text:p>-2.21640056805956</text:p>
              </table:table-cell>
              <table:table-cell office:value-type="float" office:value="-2.43050184742314">
                <text:p>-2.4305018474231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1.81533760812497">
                <text:p>-1.81533760812497</text:p>
              </table:table-cell>
              <table:table-cell office:value-type="float" office:value="-1.58890014749205">
                <text:p>-1.58890014749205</text:p>
              </table:table-cell>
              <table:table-cell office:value-type="float" office:value="-1.76909977314505">
                <text:p>-1.76909977314505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-0.886560227223824">
                <text:p>-0.886560227223824</text:p>
              </table:table-cell>
              <table:table-cell office:value-type="float" office:value="-0.788693189153662">
                <text:p>-0.788693189153662</text:p>
              </table:table-cell>
              <table:table-cell office:value-type="float" office:value="-0.838312051592596">
                <text:p>-0.838312051592596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3377372294186">
                <text:p>0.3377372294186</text:p>
              </table:table-cell>
              <table:table-cell office:value-type="float" office:value="0.163111730116937">
                <text:p>0.163111730116937</text:p>
              </table:table-cell>
              <table:table-cell office:value-type="float" office:value="0.014072384559108">
                <text:p>0.014072384559108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1.0132116882558">
                <text:p>1.0132116882558</text:p>
              </table:table-cell>
              <table:table-cell office:value-type="float" office:value="1.12451145704147">
                <text:p>1.12451145704147</text:p>
              </table:table-cell>
              <table:table-cell office:value-type="float" office:value="0.892591249177728">
                <text:p>0.892591249177728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1.5198175323837">
                <text:p>1.5198175323837</text:p>
              </table:table-cell>
              <table:table-cell office:value-type="float" office:value="2.14348002988964">
                <text:p>2.14348002988964</text:p>
              </table:table-cell>
              <table:table-cell office:value-type="float" office:value="2.22544710099042">
                <text:p>2.2254471009904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.58845806257262">
                <text:p>3.58845806257262</text:p>
              </table:table-cell>
              <table:table-cell office:value-type="float" office:value="3.37161540959363">
                <text:p>3.37161540959363</text:p>
              </table:table-cell>
              <table:table-cell office:value-type="float" office:value="3.81763689682096">
                <text:p>3.81763689682096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5.61488143908422">
                <text:p>5.61488143908422</text:p>
              </table:table-cell>
              <table:table-cell office:value-type="float" office:value="4.50188375122747">
                <text:p>4.50188375122747</text:p>
              </table:table-cell>
              <table:table-cell office:value-type="float" office:value="4.47099760849384">
                <text:p>4.47099760849384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5.5726642854069">
                <text:p>5.5726642854069</text:p>
              </table:table-cell>
              <table:table-cell office:value-type="float" office:value="4.81275551921505">
                <text:p>4.81275551921505</text:p>
              </table:table-cell>
              <table:table-cell office:value-type="float" office:value="5.43395078046711">
                <text:p>5.4339507804671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3.41958944786332">
                <text:p>3.41958944786332</text:p>
              </table:table-cell>
              <table:table-cell office:value-type="float" office:value="4.69377990430622">
                <text:p>4.69377990430622</text:p>
              </table:table-cell>
              <table:table-cell office:value-type="float" office:value="4.98564481522695">
                <text:p>4.9856448152269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6.58587597366269">
                <text:p>6.58587597366269</text:p>
              </table:table-cell>
              <table:table-cell office:value-type="float" office:value="5.15241171016443">
                <text:p>5.15241171016443</text:p>
              </table:table-cell>
              <table:table-cell office:value-type="float" office:value="4.70620746469608">
                <text:p>4.7062074646960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29293798683135">
                <text:p>3.29293798683135</text:p>
              </table:table-cell>
              <table:table-cell office:value-type="float" office:value="4.7436729041067">
                <text:p>4.7436729041067</text:p>
              </table:table-cell>
              <table:table-cell office:value-type="float" office:value="4.88311744201059">
                <text:p>4.88311744201059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5.86818436114817">
                <text:p>5.86818436114817</text:p>
              </table:table-cell>
              <table:table-cell office:value-type="float" office:value="4.98738101851671">
                <text:p>4.98738101851671</text:p>
              </table:table-cell>
              <table:table-cell office:value-type="float" office:value="5.63096416429463">
                <text:p>5.63096416429463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5.31936136334294">
                <text:p>5.31936136334294</text:p>
              </table:table-cell>
              <table:table-cell office:value-type="float" office:value="4.59207494317448">
                <text:p>4.59207494317448</text:p>
              </table:table-cell>
              <table:table-cell office:value-type="float" office:value="5.12636866081803">
                <text:p>5.12636866081803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5.15049274863365">
                <text:p>5.15049274863365</text:p>
              </table:table-cell>
              <table:table-cell office:value-type="float" office:value="3.52897025511821">
                <text:p>3.52897025511821</text:p>
              </table:table-cell>
              <table:table-cell office:value-type="float" office:value="4.15738446689086">
                <text:p>4.15738446689086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1.43538322502905">
                <text:p>1.43538322502905</text:p>
              </table:table-cell>
              <table:table-cell office:value-type="float" office:value="1.6272793781078">
                <text:p>1.6272793781078</text:p>
              </table:table-cell>
              <table:table-cell office:value-type="float" office:value="1.49770378521939">
                <text:p>1.497703785219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0.203409922263475">
                <text:p>-0.203409922263475</text:p>
              </table:table-cell>
              <table:table-cell office:value-type="float" office:value="-0.771970810099656">
                <text:p>-0.771970810099656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-2.32194345225287">
                <text:p>-2.32194345225287</text:p>
              </table:table-cell>
              <table:table-cell office:value-type="float" office:value="-1.10340288020281">
                <text:p>-1.10340288020281</text:p>
              </table:table-cell>
              <table:table-cell office:value-type="float" office:value="-1.97616486022907">
                <text:p>-1.97616486022907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-1.56203468606102">
                <text:p>-1.56203468606102</text:p>
              </table:table-cell>
              <table:table-cell office:value-type="float" office:value="-1.21854057205006">
                <text:p>-1.21854057205006</text:p>
              </table:table-cell>
              <table:table-cell office:value-type="float" office:value="-1.54997264215322">
                <text:p>-1.54997264215322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-0.25330292206395">
                <text:p>-0.25330292206395</text:p>
              </table:table-cell>
              <table:table-cell office:value-type="float" office:value="-0.942210111616662">
                <text:p>-0.942210111616662</text:p>
              </table:table-cell>
              <table:table-cell office:value-type="float" office:value="-0.836301710941294">
                <text:p>-0.836301710941294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-0.379954383095925">
                <text:p>-0.379954383095925</text:p>
              </table:table-cell>
              <table:table-cell office:value-type="float" office:value="-0.972913496109262">
                <text:p>-0.972913496109262</text:p>
              </table:table-cell>
              <table:table-cell office:value-type="float" office:value="-0.615164239298164">
                <text:p>-0.61516423929816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1.39316607135172">
                <text:p>-1.39316607135172</text:p>
              </table:table-cell>
              <table:table-cell office:value-type="float" office:value="-1.34711099461282">
                <text:p>-1.34711099461282</text:p>
              </table:table-cell>
              <table:table-cell office:value-type="float" office:value="-1.15192519319558">
                <text:p>-1.15192519319558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-1.8575547618023">
                <text:p>-1.8575547618023</text:p>
              </table:table-cell>
              <table:table-cell office:value-type="float" office:value="-1.7500929160782">
                <text:p>-1.7500929160782</text:p>
              </table:table-cell>
              <table:table-cell office:value-type="float" office:value="-1.91384430003873">
                <text:p>-1.91384430003873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12429041458176">
                <text:p>-2.12429041458176</text:p>
              </table:table-cell>
              <table:table-cell office:value-type="float" office:value="-2.31390208964767">
                <text:p>-2.31390208964767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-2.23750914489822">
                <text:p>-2.23750914489822</text:p>
              </table:table-cell>
              <table:table-cell office:value-type="float" office:value="-2.18953510662854">
                <text:p>-2.18953510662854</text:p>
              </table:table-cell>
              <table:table-cell office:value-type="float" office:value="-2.30988140834507">
                <text:p>-2.30988140834507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-2.11085768386625">
                <text:p>-2.11085768386625</text:p>
              </table:table-cell>
              <table:table-cell office:value-type="float" office:value="-2.20488679887484">
                <text:p>-2.20488679887484</text:p>
              </table:table-cell>
              <table:table-cell office:value-type="float" office:value="-2.13900245298446">
                <text:p>-2.1390024529844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2.26053668326767">
                <text:p>-2.26053668326767</text:p>
              </table:table-cell>
              <table:table-cell office:value-type="float" office:value="-2.12694040907666">
                <text:p>-2.12694040907666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-2.1952919912209">
                <text:p>-2.1952919912209</text:p>
              </table:table-cell>
              <table:table-cell office:value-type="float" office:value="-2.43516218256934">
                <text:p>-2.43516218256934</text:p>
              </table:table-cell>
              <table:table-cell office:value-type="float" office:value="-2.42447082546923">
                <text:p>-2.42447082546923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6522356586478">
                <text:p>-2.76522356586478</text:p>
              </table:table-cell>
              <table:table-cell office:value-type="float" office:value="-2.76019771423653">
                <text:p>-2.76019771423653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2.90914568067385">
                <text:p>-2.90914568067385</text:p>
              </table:table-cell>
              <table:table-cell office:value-type="float" office:value="-3.0456660867213">
                <text:p>-3.0456660867213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2.95136283435117">
                <text:p>-2.95136283435117</text:p>
              </table:table-cell>
              <table:table-cell office:value-type="float" office:value="-3.12607971277335">
                <text:p>-3.1260797127733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2.99741791109007">
                <text:p>-2.99741791109007</text:p>
              </table:table-cell>
              <table:table-cell office:value-type="float" office:value="-2.91874048832778">
                <text:p>-2.91874048832778</text:p>
              </table:table-cell>
              <table:table-cell office:value-type="float" office:value="-2.90896292243282">
                <text:p>-2.90896292243282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-2.78633214270345">
                <text:p>-2.78633214270345</text:p>
              </table:table-cell>
              <table:table-cell office:value-type="float" office:value="-2.80360279648054">
                <text:p>-2.80360279648054</text:p>
              </table:table-cell>
              <table:table-cell office:value-type="float" office:value="-2.77829078009824">
                <text:p>-2.77829078009824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-2.5330292206395">
                <text:p>-2.5330292206395</text:p>
              </table:table-cell>
              <table:table-cell office:value-type="float" office:value="-2.6558427586099">
                <text:p>-2.6558427586099</text:p>
              </table:table-cell>
              <table:table-cell office:value-type="float" office:value="-2.78231146140085">
                <text:p>-2.78231146140085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-2.7018978353488">
                <text:p>-2.7018978353488</text:p>
              </table:table-cell>
              <table:table-cell office:value-type="float" office:value="-2.55221883594737">
                <text:p>-2.55221883594737</text:p>
              </table:table-cell>
              <table:table-cell office:value-type="float" office:value="-2.62148420929675">
                <text:p>-2.62148420929675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32386241378366">
                <text:p>-2.32386241378366</text:p>
              </table:table-cell>
              <table:table-cell office:value-type="float" office:value="-2.40034673765362">
                <text:p>-2.4003467376536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1.83452722343285">
                <text:p>-1.83452722343285</text:p>
              </table:table-cell>
              <table:table-cell office:value-type="float" office:value="-1.98822690413688">
                <text:p>-1.98822690413688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-1.47760037870637">
                <text:p>-1.47760037870637</text:p>
              </table:table-cell>
              <table:table-cell office:value-type="float" office:value="-1.43346426349826">
                <text:p>-1.43346426349826</text:p>
              </table:table-cell>
              <table:table-cell office:value-type="float" office:value="-1.33084551116139">
                <text:p>-1.33084551116139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-0.802125919869174">
                <text:p>-0.802125919869174</text:p>
              </table:table-cell>
              <table:table-cell office:value-type="float" office:value="-0.988265188355562">
                <text:p>-0.988265188355562</text:p>
              </table:table-cell>
              <table:table-cell office:value-type="float" office:value="-0.876508523967318">
                <text:p>-0.876508523967318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-0.42217153677325">
                <text:p>-0.42217153677325</text:p>
              </table:table-cell>
              <table:table-cell office:value-type="float" office:value="-0.723448497106887">
                <text:p>-0.723448497106887</text:p>
              </table:table-cell>
              <table:table-cell office:value-type="float" office:value="-0.508616184779201">
                <text:p>-0.50861618477920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-0.717691612514524">
                <text:p>-0.717691612514524</text:p>
              </table:table-cell>
              <table:table-cell office:value-type="float" office:value="-0.696583035675862">
                <text:p>-0.696583035675862</text:p>
              </table:table-cell>
              <table:table-cell office:value-type="float" office:value="-0.480471415660984">
                <text:p>-0.4804714156609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1688686147093">
                <text:p>-0.1688686147093</text:p>
              </table:table-cell>
              <table:table-cell office:value-type="float" office:value="-0.719610574045312">
                <text:p>-0.719610574045312</text:p>
              </table:table-cell>
              <table:table-cell office:value-type="float" office:value="-0.675474458837199">
                <text:p>-0.675474458837199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-1.47760037870637">
                <text:p>-1.47760037870637</text:p>
              </table:table-cell>
              <table:table-cell office:value-type="float" office:value="-1.1053218417336">
                <text:p>-1.1053218417336</text:p>
              </table:table-cell>
              <table:table-cell office:value-type="float" office:value="-1.00517032565059">
                <text:p>-1.00517032565059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-1.1820803029651">
                <text:p>-1.1820803029651</text:p>
              </table:table-cell>
              <table:table-cell office:value-type="float" office:value="-1.38549022522857">
                <text:p>-1.38549022522857</text:p>
              </table:table-cell>
              <table:table-cell office:value-type="float" office:value="-1.1780596216625">
                <text:p>-1.1780596216625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1.72898433923954">
                <text:p>-1.72898433923954</text:p>
              </table:table-cell>
              <table:table-cell office:value-type="float" office:value="-1.94198906915695">
                <text:p>-1.94198906915695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-1.8575547618023">
                <text:p>-1.8575547618023</text:p>
              </table:table-cell>
              <table:table-cell office:value-type="float" office:value="-2.12237145305097">
                <text:p>-2.12237145305097</text:p>
              </table:table-cell>
              <table:table-cell office:value-type="float" office:value="-2.18926096926699">
                <text:p>-2.18926096926699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3.58845806257262">
                <text:p>-3.58845806257262</text:p>
              </table:table-cell>
              <table:table-cell office:value-type="float" office:value="-2.59635495115548">
                <text:p>-2.59635495115548</text:p>
              </table:table-cell>
              <table:table-cell office:value-type="float" office:value="-2.58529807757333">
                <text:p>-2.58529807757333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-2.06864053018892">
                <text:p>-2.06864053018892</text:p>
              </table:table-cell>
              <table:table-cell office:value-type="float" office:value="-2.48121725930824">
                <text:p>-2.48121725930824</text:p>
              </table:table-cell>
              <table:table-cell office:value-type="float" office:value="-2.79437350530865">
                <text:p>-2.79437350530865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51959648992399">
                <text:p>-2.51959648992399</text:p>
              </table:table-cell>
              <table:table-cell office:value-type="float" office:value="-2.73607362642092">
                <text:p>-2.73607362642092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36991749052256">
                <text:p>-2.36991749052256</text:p>
              </table:table-cell>
              <table:table-cell office:value-type="float" office:value="-2.30988140834507">
                <text:p>-2.30988140834507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1.93047529997222">
                <text:p>-1.93047529997222</text:p>
              </table:table-cell>
              <table:table-cell office:value-type="float" office:value="-2.22343676033911">
                <text:p>-2.22343676033911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1.56203468606102">
                <text:p>-1.56203468606102</text:p>
              </table:table-cell>
              <table:table-cell office:value-type="float" office:value="-1.4891141478911">
                <text:p>-1.4891141478911</text:p>
              </table:table-cell>
              <table:table-cell office:value-type="float" office:value="-1.5178071917324">
                <text:p>-1.5178071917324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-1.09764599561045">
                <text:p>-1.09764599561045</text:p>
              </table:table-cell>
              <table:table-cell office:value-type="float" office:value="-0.911506727124062">
                <text:p>-0.911506727124062</text:p>
              </table:table-cell>
              <table:table-cell office:value-type="float" office:value="-0.952901468716763">
                <text:p>-0.952901468716763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-0.178463422363237">
                <text:p>-0.178463422363237</text:p>
              </table:table-cell>
              <table:table-cell office:value-type="float" office:value="-0.353819954629009">
                <text:p>-0.353819954629009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0.48357830575845">
                <text:p>0.48357830575845</text:p>
              </table:table-cell>
              <table:table-cell office:value-type="float" office:value="0.383975064398527">
                <text:p>0.383975064398527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1.3509489176744">
                <text:p>1.3509489176744</text:p>
              </table:table-cell>
              <table:table-cell office:value-type="float" office:value="1.36438164838991">
                <text:p>1.36438164838991</text:p>
              </table:table-cell>
              <table:table-cell office:value-type="float" office:value="1.49167276326548">
                <text:p>1.49167276326548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.3641606059302">
                <text:p>2.3641606059302</text:p>
              </table:table-cell>
              <table:table-cell office:value-type="float" office:value="2.31426760612972">
                <text:p>2.31426760612972</text:p>
              </table:table-cell>
              <table:table-cell office:value-type="float" office:value="2.18725062861569">
                <text:p>2.18725062861569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3.75732667728192">
                <text:p>3.75732667728192</text:p>
              </table:table-cell>
              <table:table-cell office:value-type="float" office:value="3.21426056406906">
                <text:p>3.21426056406906</text:p>
              </table:table-cell>
              <table:table-cell office:value-type="float" office:value="3.2205657233845">
                <text:p>3.2205657233845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3.08185221844472">
                <text:p>3.08185221844472</text:p>
              </table:table-cell>
              <table:table-cell office:value-type="float" office:value="3.82832825392106">
                <text:p>3.82832825392106</text:p>
              </table:table-cell>
              <table:table-cell office:value-type="float" office:value="4.02269164325368">
                <text:p>4.02269164325368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5.27714420966562">
                <text:p>5.27714420966562</text:p>
              </table:table-cell>
              <table:table-cell office:value-type="float" office:value="4.74175394257591">
                <text:p>4.74175394257591</text:p>
              </table:table-cell>
              <table:table-cell office:value-type="float" office:value="4.93538629894442">
                <text:p>4.93538629894442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5.5726642854069">
                <text:p>5.5726642854069</text:p>
              </table:table-cell>
              <table:table-cell office:value-type="float" office:value="5.38268709385893">
                <text:p>5.38268709385893</text:p>
              </table:table-cell>
              <table:table-cell office:value-type="float" office:value="5.2389477372909">
                <text:p>5.2389477372909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6.20592159056677">
                <text:p>6.20592159056677</text:p>
              </table:table-cell>
              <table:table-cell office:value-type="float" office:value="5.81061551522454">
                <text:p>5.81061551522454</text:p>
              </table:table-cell>
              <table:table-cell office:value-type="float" office:value="6.0913321734426">
                <text:p>6.0913321734426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5.19270990231097">
                <text:p>5.19270990231097</text:p>
              </table:table-cell>
              <table:table-cell office:value-type="float" office:value="5.91615839941786">
                <text:p>5.91615839941786</text:p>
              </table:table-cell>
              <table:table-cell office:value-type="float" office:value="6.44917280937421">
                <text:p>6.44917280937421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7.59908766191849">
                <text:p>7.59908766191849</text:p>
              </table:table-cell>
              <table:table-cell office:value-type="float" office:value="6.10997351402739">
                <text:p>6.10997351402739</text:p>
              </table:table-cell>
              <table:table-cell office:value-type="float" office:value="6.70850675339207">
                <text:p>6.70850675339207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6.29035589792142">
                <text:p>6.29035589792142</text:p>
              </table:table-cell>
              <table:table-cell office:value-type="float" office:value="5.24644082517302">
                <text:p>5.24644082517302</text:p>
              </table:table-cell>
              <table:table-cell office:value-type="float" office:value="5.93050492133851">
                <text:p>5.93050492133851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4.3905839824418">
                <text:p>4.3905839824418</text:p>
              </table:table-cell>
              <table:table-cell office:value-type="float" office:value="3.64027002390388">
                <text:p>3.64027002390388</text:p>
              </table:table-cell>
              <table:table-cell office:value-type="float" office:value="4.09104322539792">
                <text:p>4.091043225397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28777380901149">
                <text:p>0.928777380901149</text:p>
              </table:table-cell>
              <table:table-cell office:value-type="float" office:value="1.60425183973835">
                <text:p>1.60425183973835</text:p>
              </table:table-cell>
              <table:table-cell office:value-type="float" office:value="1.24440086315544">
                <text:p>1.24440086315544</text:p>
              </table:table-cell>
            </table:table-row>
            <table:table-row>
              <table:table-cell office:value-type="float" office:value="3.04">
                <text:p/>
              </table:table-cell>
              <table:table-cell office:value-type="float" office:value="-1.30873176399707">
                <text:p>-1.30873176399707</text:p>
              </table:table-cell>
              <table:table-cell office:value-type="float" office:value="-0.0767584612315">
                <text:p>-0.0767584612315</text:p>
              </table:table-cell>
              <table:table-cell office:value-type="float" office:value="-0.737795019027536">
                <text:p>-0.737795019027536</text:p>
              </table:table-cell>
            </table:table-row>
            <table:table-row>
              <table:table-cell office:value-type="float" office:value="3.08">
                <text:p/>
              </table:table-cell>
              <table:table-cell office:value-type="float" office:value="-1.688686147093">
                <text:p>-1.688686147093</text:p>
              </table:table-cell>
              <table:table-cell office:value-type="float" office:value="-0.905749842531699">
                <text:p>-0.905749842531699</text:p>
              </table:table-cell>
              <table:table-cell office:value-type="float" office:value="-1.59822081778444">
                <text:p>-1.59822081778444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-1.26651461031975">
                <text:p>-1.26651461031975</text:p>
              </table:table-cell>
              <table:table-cell office:value-type="float" office:value="-1.16289068765722">
                <text:p>-1.16289068765722</text:p>
              </table:table-cell>
              <table:table-cell office:value-type="float" office:value="-1.30069040139187">
                <text:p>-1.30069040139187</text:p>
              </table:table-cell>
            </table:table-row>
            <table:table-row>
              <table:table-cell office:value-type="float" office:value="3.16">
                <text:p/>
              </table:table-cell>
              <table:table-cell office:value-type="float" office:value="-0.717691612514524">
                <text:p>-0.717691612514524</text:p>
              </table:table-cell>
              <table:table-cell office:value-type="float" office:value="-1.20510784133455">
                <text:p>-1.20510784133455</text:p>
              </table:table-cell>
              <table:table-cell office:value-type="float" office:value="-1.04738747932792">
                <text:p>-1.04738747932792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28777380901149">
                <text:p>-0.928777380901149</text:p>
              </table:table-cell>
              <table:table-cell office:value-type="float" office:value="-1.46032972492929">
                <text:p>-1.46032972492929</text:p>
              </table:table-cell>
              <table:table-cell office:value-type="float" office:value="-1.29264903878666">
                <text:p>-1.29264903878666</text:p>
              </table:table-cell>
            </table:table-row>
            <table:table-row>
              <table:table-cell office:value-type="float" office:value="3.24">
                <text:p/>
              </table:table-cell>
              <table:table-cell office:value-type="float" office:value="-2.27972629857555">
                <text:p>-2.27972629857555</text:p>
              </table:table-cell>
              <table:table-cell office:value-type="float" office:value="-2.03601818416554">
                <text:p>-2.03601818416554</text:p>
              </table:table-cell>
              <table:table-cell office:value-type="float" office:value="-1.91786498134133">
                <text:p>-1.91786498134133</text:p>
              </table:table-cell>
            </table:table-row>
            <table:table-row>
              <table:table-cell office:value-type="float" office:value="3.28">
                <text:p/>
              </table:table-cell>
              <table:table-cell office:value-type="float" office:value="-2.74411498902612">
                <text:p>-2.74411498902612</text:p>
              </table:table-cell>
              <table:table-cell office:value-type="float" office:value="-2.52727233604714">
                <text:p>-2.52727233604714</text:p>
              </table:table-cell>
              <table:table-cell office:value-type="float" office:value="-2.59333944017853">
                <text:p>-2.59333944017853</text:p>
              </table:table-cell>
            </table:table-row>
            <table:table-row>
              <table:table-cell office:value-type="float" office:value="3.32">
                <text:p/>
              </table:table-cell>
              <table:table-cell office:value-type="float" office:value="-2.99741791109007">
                <text:p>-2.99741791109007</text:p>
              </table:table-cell>
              <table:table-cell office:value-type="float" office:value="-2.90338879608148">
                <text:p>-2.90338879608148</text:p>
              </table:table-cell>
              <table:table-cell office:value-type="float" office:value="-3.10999698756294">
                <text:p>-3.10999698756294</text:p>
              </table:table-cell>
            </table:table-row>
            <table:table-row>
              <table:table-cell office:value-type="float" office:value="3.36">
                <text:p/>
              </table:table-cell>
              <table:table-cell office:value-type="float" office:value="-3.16628652579937">
                <text:p>-3.16628652579937</text:p>
              </table:table-cell>
              <table:table-cell office:value-type="float" office:value="-3.18355717957646">
                <text:p>-3.18355717957646</text:p>
              </table:table-cell>
              <table:table-cell office:value-type="float" office:value="-3.29896900878525">
                <text:p>-3.2989690087852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3.63067521624995">
                <text:p>-3.63067521624995</text:p>
              </table:table-cell>
              <table:table-cell office:value-type="float" office:value="-3.40615671714781">
                <text:p>-3.40615671714781</text:p>
              </table:table-cell>
              <table:table-cell office:value-type="float" office:value="-3.42562046981722">
                <text:p>-3.42562046981722</text:p>
              </table:table-cell>
            </table:table-row>
            <table:table-row>
              <table:table-cell office:value-type="float" office:value="3.44">
                <text:p/>
              </table:table-cell>
              <table:table-cell office:value-type="float" office:value="-3.50402375521797">
                <text:p>-3.50402375521797</text:p>
              </table:table-cell>
              <table:table-cell office:value-type="float" office:value="-3.46372556307144">
                <text:p>-3.46372556307144</text:p>
              </table:table-cell>
              <table:table-cell office:value-type="float" office:value="-3.5462409088953">
                <text:p>-3.5462409088953</text:p>
              </table:table-cell>
            </table:table-row>
            <table:table-row>
              <table:table-cell office:value-type="float" office:value="3.48">
                <text:p/>
              </table:table-cell>
              <table:table-cell office:value-type="float" office:value="-3.41958944786332">
                <text:p>-3.41958944786332</text:p>
              </table:table-cell>
              <table:table-cell office:value-type="float" office:value="-3.46372556307143">
                <text:p>-3.46372556307143</text:p>
              </table:table-cell>
              <table:table-cell office:value-type="float" office:value="-3.58041669996742">
                <text:p>-3.58041669996742</text:p>
              </table:table-cell>
            </table:table-row>
            <table:table-row>
              <table:table-cell office:value-type="float" office:value="3.52">
                <text:p/>
              </table:table-cell>
              <table:table-cell office:value-type="float" office:value="-3.63067521624995">
                <text:p>-3.63067521624995</text:p>
              </table:table-cell>
              <table:table-cell office:value-type="float" office:value="-3.44261698623277">
                <text:p>-3.44261698623277</text:p>
              </table:table-cell>
              <table:table-cell office:value-type="float" office:value="-3.50402375521797">
                <text:p>-3.50402375521797</text:p>
              </table:table-cell>
            </table:table-row>
            <table:table-row>
              <table:table-cell office:value-type="float" office:value="3.56">
                <text:p/>
              </table:table-cell>
              <table:table-cell office:value-type="float" office:value="-3.377372294186">
                <text:p>-3.377372294186</text:p>
              </table:table-cell>
              <table:table-cell office:value-type="float" office:value="-3.19890887182276">
                <text:p>-3.19890887182276</text:p>
              </table:table-cell>
              <table:table-cell office:value-type="float" office:value="-3.51206511782318">
                <text:p>-3.5120651178231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3.12406937212205">
                <text:p>-3.12406937212205</text:p>
              </table:table-cell>
              <table:table-cell office:value-type="float" office:value="-2.8554147578118">
                <text:p>-2.8554147578118</text:p>
              </table:table-cell>
              <table:table-cell office:value-type="float" office:value="-2.89891121917631">
                <text:p>-2.89891121917631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-2.61746352799415">
                <text:p>-2.61746352799415</text:p>
              </table:table-cell>
              <table:table-cell office:value-type="float" office:value="-2.27780733704476">
                <text:p>-2.27780733704476</text:p>
              </table:table-cell>
              <table:table-cell office:value-type="float" office:value="-2.35812958397629">
                <text:p>-2.35812958397629</text:p>
              </table:table-cell>
            </table:table-row>
            <table:table-row>
              <table:table-cell office:value-type="float" office:value="3.68">
                <text:p/>
              </table:table-cell>
              <table:table-cell office:value-type="float" office:value="-0.759908766191849">
                <text:p>-0.759908766191849</text:p>
              </table:table-cell>
              <table:table-cell office:value-type="float" office:value="-1.53133130156842">
                <text:p>-1.53133130156842</text:p>
              </table:table-cell>
              <table:table-cell office:value-type="float" office:value="-1.49368310391678">
                <text:p>-1.49368310391678</text:p>
              </table:table-cell>
            </table:table-row>
            <table:table-row>
              <table:table-cell office:value-type="float" office:value="3.72">
                <text:p/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228135379704">
                <text:p>-1.228135379704</text:p>
              </table:table-cell>
              <table:table-cell office:value-type="float" office:value="-0.918725677644643">
                <text:p>-0.918725677644643</text:p>
              </table:table-cell>
            </table:table-row>
            <table:table-row>
              <table:table-cell office:value-type="float" office:value="3.76">
                <text:p/>
              </table:table-cell>
              <table:table-cell office:value-type="float" office:value="0.042217153677325">
                <text:p>0.042217153677325</text:p>
              </table:table-cell>
              <table:table-cell office:value-type="float" office:value="-0.744557073945549">
                <text:p>-0.744557073945549</text:p>
              </table:table-cell>
              <table:table-cell office:value-type="float" office:value="-0.617174579949465">
                <text:p>-0.61717457994946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1.0132116882558">
                <text:p>-1.0132116882558</text:p>
              </table:table-cell>
              <table:table-cell office:value-type="float" office:value="-0.742638112414762">
                <text:p>-0.742638112414762</text:p>
              </table:table-cell>
              <table:table-cell office:value-type="float" office:value="-0.721712293817127">
                <text:p>-0.721712293817127</text:p>
              </table:table-cell>
            </table:table-row>
            <table:table-row>
              <table:table-cell office:value-type="float" office:value="3.84">
                <text:p/>
              </table:table-cell>
              <table:table-cell office:value-type="float" office:value="-0.591040151482549">
                <text:p>-0.591040151482549</text:p>
              </table:table-cell>
              <table:table-cell office:value-type="float" office:value="-0.715772650983737">
                <text:p>-0.715772650983737</text:p>
              </table:table-cell>
              <table:table-cell office:value-type="float" office:value="-0.470419712404478">
                <text:p>-0.470419712404478</text:p>
              </table:table-cell>
            </table:table-row>
            <table:table-row>
              <table:table-cell office:value-type="float" office:value="3.88">
                <text:p/>
              </table:table-cell>
              <table:table-cell office:value-type="float" office:value="-0.759908766191849">
                <text:p>-0.759908766191849</text:p>
              </table:table-cell>
              <table:table-cell office:value-type="float" office:value="-0.798287996807599">
                <text:p>-0.798287996807599</text:p>
              </table:table-cell>
              <table:table-cell office:value-type="float" office:value="-0.679495140139802">
                <text:p>-0.679495140139802</text:p>
              </table:table-cell>
            </table:table-row>
            <table:table-row>
              <table:table-cell office:value-type="float" office:value="3.92">
                <text:p/>
              </table:table-cell>
              <table:table-cell office:value-type="float" office:value="-0.464388690450575">
                <text:p>-0.464388690450575</text:p>
              </table:table-cell>
              <table:table-cell office:value-type="float" office:value="-0.967156611516899">
                <text:p>-0.967156611516899</text:p>
              </table:table-cell>
              <table:table-cell office:value-type="float" office:value="-0.944860106111559">
                <text:p>-0.944860106111559</text:p>
              </table:table-cell>
            </table:table-row>
            <table:table-row>
              <table:table-cell office:value-type="float" office:value="3.96">
                <text:p/>
              </table:table-cell>
              <table:table-cell office:value-type="float" office:value="-1.43538322502905">
                <text:p>-1.43538322502905</text:p>
              </table:table-cell>
              <table:table-cell office:value-type="float" office:value="-1.42386945584432">
                <text:p>-1.42386945584432</text:p>
              </table:table-cell>
              <table:table-cell office:value-type="float" office:value="-1.3469282363718">
                <text:p>-1.34692823637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.40637775960752">
                <text:p>-2.40637775960752</text:p>
              </table:table-cell>
              <table:table-cell office:value-type="float" office:value="-1.92088049231829">
                <text:p>-1.92088049231829</text:p>
              </table:table-cell>
              <table:table-cell office:value-type="float" office:value="-1.80528590486847">
                <text:p>-1.80528590486847</text:p>
              </table:table-cell>
            </table:table-row>
            <table:table-row>
              <table:table-cell office:value-type="float" office:value="4.04">
                <text:p/>
              </table:table-cell>
              <table:table-cell office:value-type="float" office:value="-1.77312045444765">
                <text:p>-1.77312045444765</text:p>
              </table:table-cell>
              <table:table-cell office:value-type="float" office:value="-2.14539899142042">
                <text:p>-2.14539899142042</text:p>
              </table:table-cell>
              <table:table-cell office:value-type="float" office:value="-2.35812958397629">
                <text:p>-2.35812958397629</text:p>
              </table:table-cell>
            </table:table-row>
            <table:table-row>
              <table:table-cell office:value-type="float" office:value="4.08">
                <text:p/>
              </table:table-cell>
              <table:table-cell office:value-type="float" office:value="-2.7018978353488">
                <text:p>-2.7018978353488</text:p>
              </table:table-cell>
              <table:table-cell office:value-type="float" office:value="-2.54262402829343">
                <text:p>-2.54262402829343</text:p>
              </table:table-cell>
              <table:table-cell office:value-type="float" office:value="-2.6978771540462">
                <text:p>-2.6978771540462</text:p>
              </table:table-cell>
            </table:table-row>
            <table:table-row>
              <table:table-cell office:value-type="float" office:value="4.12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9017006576502">
                <text:p>-2.79017006576502</text:p>
              </table:table-cell>
              <table:table-cell office:value-type="float" office:value="-2.80643554921646">
                <text:p>-2.80643554921646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2.7940079888266">
                <text:p>-2.7940079888266</text:p>
              </table:table-cell>
              <table:table-cell office:value-type="float" office:value="-3.02355233955699">
                <text:p>-3.02355233955699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2.49081206696217">
                <text:p>-2.49081206696217</text:p>
              </table:table-cell>
              <table:table-cell office:value-type="float" office:value="-2.54454298982422">
                <text:p>-2.54454298982422</text:p>
              </table:table-cell>
              <table:table-cell office:value-type="float" office:value="-2.92705598829453">
                <text:p>-2.92705598829453</text:p>
              </table:table-cell>
            </table:table-row>
            <table:table-row>
              <table:table-cell office:value-type="float" office:value="4.24">
                <text:p/>
              </table:table-cell>
              <table:table-cell office:value-type="float" office:value="-2.65968068167147">
                <text:p>-2.65968068167147</text:p>
              </table:table-cell>
              <table:table-cell office:value-type="float" office:value="-2.2259953757135">
                <text:p>-2.2259953757135</text:p>
              </table:table-cell>
              <table:table-cell office:value-type="float" office:value="-2.34405719941719">
                <text:p>-2.34405719941719</text:p>
              </table:table-cell>
            </table:table-row>
            <table:table-row>
              <table:table-cell office:value-type="float" office:value="4.28">
                <text:p/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1.56011572453024">
                <text:p>-1.56011572453024</text:p>
              </table:table-cell>
              <table:table-cell office:value-type="float" office:value="-1.68064478448779">
                <text:p>-1.68064478448779</text:p>
              </table:table-cell>
            </table:table-row>
            <table:table-row>
              <table:table-cell office:value-type="float" office:value="4.32">
                <text:p/>
              </table:table-cell>
              <table:table-cell office:value-type="float" office:value="-0.1688686147093">
                <text:p>-0.1688686147093</text:p>
              </table:table-cell>
              <table:table-cell office:value-type="float" office:value="-0.5219575363742">
                <text:p>-0.5219575363742</text:p>
              </table:table-cell>
              <table:table-cell office:value-type="float" office:value="-0.906663633736836">
                <text:p>-0.906663633736836</text:p>
              </table:table-cell>
            </table:table-row>
            <table:table-row>
              <table:table-cell office:value-type="float" office:value="4.36">
                <text:p/>
              </table:table-cell>
              <table:table-cell office:value-type="float" office:value="-0.042217153677325">
                <text:p>-0.042217153677325</text:p>
              </table:table-cell>
              <table:table-cell office:value-type="float" office:value="0.341575152480175">
                <text:p>0.341575152480175</text:p>
              </table:table-cell>
              <table:table-cell office:value-type="float" office:value="0.434233580681057">
                <text:p>0.43423358068105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.3509489176744">
                <text:p>1.3509489176744</text:p>
              </table:table-cell>
              <table:table-cell office:value-type="float" office:value="1.41811257125196">
                <text:p>1.41811257125196</text:p>
              </table:table-cell>
              <table:table-cell office:value-type="float" office:value="1.70275853165211">
                <text:p>1.70275853165211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3.25072083315402">
                <text:p>3.25072083315402</text:p>
              </table:table-cell>
              <table:table-cell office:value-type="float" office:value="2.5944359896247">
                <text:p>2.5944359896247</text:p>
              </table:table-cell>
              <table:table-cell office:value-type="float" office:value="2.31792277095027">
                <text:p>2.31792277095027</text:p>
              </table:table-cell>
            </table:table-row>
            <table:table-row>
              <table:table-cell office:value-type="float" office:value="4.48">
                <text:p/>
              </table:table-cell>
              <table:table-cell office:value-type="float" office:value="3.33515514050867">
                <text:p>3.33515514050867</text:p>
              </table:table-cell>
              <table:table-cell office:value-type="float" office:value="3.35434475581655">
                <text:p>3.35434475581655</text:p>
              </table:table-cell>
              <table:table-cell office:value-type="float" office:value="3.43567217307373">
                <text:p>3.43567217307373</text:p>
              </table:table-cell>
            </table:table-row>
            <table:table-row>
              <table:table-cell office:value-type="float" office:value="4.52">
                <text:p/>
              </table:table-cell>
              <table:table-cell office:value-type="float" office:value="3.25072083315402">
                <text:p>3.25072083315402</text:p>
              </table:table-cell>
              <table:table-cell office:value-type="float" office:value="4.14303794497021">
                <text:p>4.14303794497021</text:p>
              </table:table-cell>
              <table:table-cell office:value-type="float" office:value="4.33630478485666">
                <text:p>4.33630478485666</text:p>
              </table:table-cell>
            </table:table-row>
            <table:table-row>
              <table:table-cell office:value-type="float" office:value="4.56">
                <text:p/>
              </table:table-cell>
              <table:table-cell office:value-type="float" office:value="6.0792701295348">
                <text:p>6.0792701295348</text:p>
              </table:table-cell>
              <table:table-cell office:value-type="float" office:value="5.32128032487373">
                <text:p>5.32128032487373</text:p>
              </table:table-cell>
              <table:table-cell office:value-type="float" office:value="5.33142340725075">
                <text:p>5.3314234072507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6.29035589792142">
                <text:p>6.29035589792142</text:p>
              </table:table-cell>
              <table:table-cell office:value-type="float" office:value="5.97372724534148">
                <text:p>5.97372724534148</text:p>
              </table:table-cell>
              <table:table-cell office:value-type="float" office:value="6.29236623857272">
                <text:p>6.29236623857272</text:p>
              </table:table-cell>
            </table:table-row>
            <table:table-row>
              <table:table-cell office:value-type="float" office:value="4.64">
                <text:p/>
              </table:table-cell>
              <table:table-cell office:value-type="float" office:value="7.05026466411327">
                <text:p>7.05026466411327</text:p>
              </table:table-cell>
              <table:table-cell office:value-type="float" office:value="6.45346762803836">
                <text:p>6.45346762803836</text:p>
              </table:table-cell>
              <table:table-cell office:value-type="float" office:value="6.66829994036604">
                <text:p>6.66829994036604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6.24813874424409">
                <text:p>6.24813874424409</text:p>
              </table:table-cell>
              <table:table-cell office:value-type="float" office:value="6.48800893559253">
                <text:p>6.48800893559253</text:p>
              </table:table-cell>
              <table:table-cell office:value-type="float" office:value="6.71654811599727">
                <text:p>6.71654811599727</text:p>
              </table:table-cell>
            </table:table-row>
            <table:table-row>
              <table:table-cell office:value-type="float" office:value="4.72">
                <text:p/>
              </table:table-cell>
              <table:table-cell office:value-type="float" office:value="6.24813874424409">
                <text:p>6.24813874424409</text:p>
              </table:table-cell>
              <table:table-cell office:value-type="float" office:value="6.37287124374528">
                <text:p>6.37287124374528</text:p>
              </table:table-cell>
              <table:table-cell office:value-type="float" office:value="6.97186137871252">
                <text:p>6.97186137871252</text:p>
              </table:table-cell>
            </table:table-row>
            <table:table-row>
              <table:table-cell office:value-type="float" office:value="4.76">
                <text:p/>
              </table:table-cell>
              <table:table-cell office:value-type="float" office:value="7.51465335456384">
                <text:p>7.51465335456384</text:p>
              </table:table-cell>
              <table:table-cell office:value-type="float" office:value="6.13875793698921">
                <text:p>6.13875793698921</text:p>
              </table:table-cell>
              <table:table-cell office:value-type="float" office:value="6.54164847933407">
                <text:p>6.54164847933407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5.86818436114817">
                <text:p>5.86818436114817</text:p>
              </table:table-cell>
              <table:table-cell office:value-type="float" office:value="4.92597424953151">
                <text:p>4.92597424953151</text:p>
              </table:table-cell>
              <table:table-cell office:value-type="float" office:value="5.50632304391396">
                <text:p>5.50632304391396</text:p>
              </table:table-cell>
            </table:table-row>
            <table:table-row>
              <table:table-cell office:value-type="float" office:value="4.84">
                <text:p/>
              </table:table-cell>
              <table:table-cell office:value-type="float" office:value="3.0396350647674">
                <text:p>3.0396350647674</text:p>
              </table:table-cell>
              <table:table-cell office:value-type="float" office:value="3.09528494916024">
                <text:p>3.09528494916024</text:p>
              </table:table-cell>
              <table:table-cell office:value-type="float" office:value="3.41556876656072">
                <text:p>3.41556876656072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0.844343073546499">
                <text:p>0.844343073546499</text:p>
              </table:table-cell>
              <table:table-cell office:value-type="float" office:value="1.26459564878896">
                <text:p>1.26459564878896</text:p>
              </table:table-cell>
              <table:table-cell office:value-type="float" office:value="0.808156941823078">
                <text:p>0.808156941823078</text:p>
              </table:table-cell>
            </table:table-row>
            <table:table-row>
              <table:table-cell office:value-type="float" office:value="4.92">
                <text:p/>
              </table:table-cell>
              <table:table-cell office:value-type="float" office:value="-1.22429745664242">
                <text:p>-1.22429745664242</text:p>
              </table:table-cell>
              <table:table-cell office:value-type="float" office:value="-0.324304498703087">
                <text:p>-0.324304498703087</text:p>
              </table:table-cell>
              <table:table-cell office:value-type="float" office:value="-0.900632611782933">
                <text:p>-0.900632611782933</text:p>
              </table:table-cell>
            </table:table-row>
            <table:table-row>
              <table:table-cell office:value-type="float" office:value="4.96">
                <text:p/>
              </table:table-cell>
              <table:table-cell office:value-type="float" office:value="-1.89977191547962">
                <text:p>-1.89977191547962</text:p>
              </table:table-cell>
              <table:table-cell office:value-type="float" office:value="-1.25116291807345">
                <text:p>-1.25116291807345</text:p>
              </table:table-cell>
              <table:table-cell office:value-type="float" office:value="-1.6826551251391">
                <text:p>-1.68265512513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64071210882331">
                <text:p>-1.64071210882331</text:p>
              </table:table-cell>
              <table:table-cell office:value-type="float" office:value="-1.89776157482832">
                <text:p>-1.89776157482832</text:p>
              </table:table-cell>
            </table:table-row>
            <table:table-row>
              <table:table-cell office:value-type="float" office:value="5.04">
                <text:p>10</text:p>
              </table:table-cell>
              <table:table-cell office:value-type="float" office:value="-1.77312045444765">
                <text:p>-1.77312045444765</text:p>
              </table:table-cell>
              <table:table-cell office:value-type="float" office:value="-1.92471841537986">
                <text:p>-1.92471841537986</text:p>
              </table:table-cell>
              <table:table-cell office:value-type="float" office:value="-1.84951339919709">
                <text:p>-1.84951339919709</text:p>
              </table:table-cell>
            </table:table-row>
            <table:table-row>
              <table:table-cell office:value-type="float" office:value="5.08">
                <text:p>10</text:p>
              </table:table-cell>
              <table:table-cell office:value-type="float" office:value="-2.0264233765116">
                <text:p>-2.0264233765116</text:p>
              </table:table-cell>
              <table:table-cell office:value-type="float" office:value="-2.20296783734405">
                <text:p>-2.20296783734405</text:p>
              </table:table-cell>
              <table:table-cell office:value-type="float" office:value="-2.14905415624097">
                <text:p>-2.14905415624097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-2.57524637431682">
                <text:p>-2.57524637431682</text:p>
              </table:table-cell>
              <table:table-cell office:value-type="float" office:value="-2.60403079727864">
                <text:p>-2.60403079727864</text:p>
              </table:table-cell>
              <table:table-cell office:value-type="float" office:value="-2.5290085393369">
                <text:p>-2.5290085393369</text:p>
              </table:table-cell>
            </table:table-row>
            <table:table-row>
              <table:table-cell office:value-type="float" office:value="5.16">
                <text:p>10</text:p>
              </table:table-cell>
              <table:table-cell office:value-type="float" office:value="-3.29293798683135">
                <text:p>-3.29293798683135</text:p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3.0356143834648">
                <text:p>-3.0356143834648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-3.28142421764662">
                <text:p>-3.28142421764662</text:p>
              </table:table-cell>
              <table:table-cell office:value-type="float" office:value="-3.57840635931612">
                <text:p>-3.57840635931612</text:p>
              </table:table-cell>
            </table:table-row>
            <table:table-row>
              <table:table-cell office:value-type="float" office:value="5.24">
                <text:p>10</text:p>
              </table:table-cell>
              <table:table-cell office:value-type="float" office:value="-4.0528467530232">
                <text:p>-4.0528467530232</text:p>
              </table:table-cell>
              <table:table-cell office:value-type="float" office:value="-3.59805287022656">
                <text:p>-3.59805287022656</text:p>
              </table:table-cell>
              <table:table-cell office:value-type="float" office:value="-3.71108884230199">
                <text:p>-3.71108884230199</text:p>
              </table:table-cell>
            </table:table-row>
            <table:table-row>
              <table:table-cell office:value-type="float" office:value="5.28">
                <text:p>10</text:p>
              </table:table-cell>
              <table:table-cell office:value-type="float" office:value="-3.96841244566855">
                <text:p>-3.96841244566855</text:p>
              </table:table-cell>
              <table:table-cell office:value-type="float" office:value="-3.61340456247286">
                <text:p>-3.61340456247286</text:p>
              </table:table-cell>
              <table:table-cell office:value-type="float" office:value="-3.62866487559865">
                <text:p>-3.62866487559865</text:p>
              </table:table-cell>
            </table:table-row>
            <table:table-row>
              <table:table-cell office:value-type="float" office:value="5.32">
                <text:p>10</text:p>
              </table:table-cell>
              <table:table-cell office:value-type="float" office:value="-3.0396350647674">
                <text:p>-3.0396350647674</text:p>
              </table:table-cell>
              <table:table-cell office:value-type="float" office:value="-3.33899306357025">
                <text:p>-3.33899306357025</text:p>
              </table:table-cell>
              <table:table-cell office:value-type="float" office:value="-3.63670623820385">
                <text:p>-3.63670623820385</text:p>
              </table:table-cell>
            </table:table-row>
            <table:table-row>
              <table:table-cell office:value-type="float" office:value="5.36">
                <text:p>10</text:p>
              </table:table-cell>
              <table:table-cell office:value-type="float" office:value="-3.29293798683135">
                <text:p>-3.29293798683135</text:p>
              </table:table-cell>
              <table:table-cell office:value-type="float" office:value="-3.16820548733016">
                <text:p>-3.16820548733016</text:p>
              </table:table-cell>
              <table:table-cell office:value-type="float" office:value="-3.28690696487744">
                <text:p>-3.28690696487744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3.33515514050867">
                <text:p>-3.33515514050867</text:p>
              </table:table-cell>
              <table:table-cell office:value-type="float" office:value="-2.84965787321943">
                <text:p>-2.84965787321943</text:p>
              </table:table-cell>
              <table:table-cell office:value-type="float" office:value="-2.84664236224248">
                <text:p>-2.84664236224248</text:p>
              </table:table-cell>
            </table:table-row>
            <table:table-row>
              <table:table-cell office:value-type="float" office:value="5.44">
                <text:p>10</text:p>
              </table:table-cell>
              <table:table-cell office:value-type="float" office:value="-2.23750914489822">
                <text:p>-2.23750914489822</text:p>
              </table:table-cell>
              <table:table-cell office:value-type="float" office:value="-2.16075068366672">
                <text:p>-2.16075068366672</text:p>
              </table:table-cell>
              <table:table-cell office:value-type="float" office:value="-2.52498785803429">
                <text:p>-2.52498785803429</text:p>
              </table:table-cell>
            </table:table-row>
            <table:table-row>
              <table:table-cell office:value-type="float" office:value="5.48">
                <text:p>10</text:p>
              </table:table-cell>
              <table:table-cell office:value-type="float" office:value="-1.39316607135172">
                <text:p>-1.39316607135172</text:p>
              </table:table-cell>
              <table:table-cell office:value-type="float" office:value="-1.55627780146866">
                <text:p>-1.55627780146866</text:p>
              </table:table-cell>
              <table:table-cell office:value-type="float" office:value="-1.23434915989893">
                <text:p>-1.23434915989893</text:p>
              </table:table-cell>
            </table:table-row>
            <table:table-row>
              <table:table-cell office:value-type="float" office:value="5.52">
                <text:p>10</text:p>
              </table:table-cell>
              <table:table-cell office:value-type="float" office:value="-1.05542884193312">
                <text:p>-1.05542884193312</text:p>
              </table:table-cell>
              <table:table-cell office:value-type="float" office:value="-1.04007714968682">
                <text:p>-1.04007714968682</text:p>
              </table:table-cell>
              <table:table-cell office:value-type="float" office:value="-0.637277986462477">
                <text:p>-0.637277986462477</text:p>
              </table:table-cell>
            </table:table-row>
            <table:table-row>
              <table:table-cell office:value-type="float" office:value="5.56">
                <text:p>10</text:p>
              </table:table-cell>
              <table:table-cell office:value-type="float" office:value="1.0132116882558">
                <text:p>1.0132116882558</text:p>
              </table:table-cell>
              <table:table-cell office:value-type="float" office:value="-0.472064536573725">
                <text:p>-0.472064536573725</text:p>
              </table:table-cell>
              <table:table-cell office:value-type="float" office:value="-0.771970810099656">
                <text:p>-0.771970810099656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1.98420622283427">
                <text:p>-1.98420622283427</text:p>
              </table:table-cell>
              <table:table-cell office:value-type="float" office:value="-0.871208534977524">
                <text:p>-0.871208534977524</text:p>
              </table:table-cell>
              <table:table-cell office:value-type="float" office:value="-0.460368009147972">
                <text:p>-0.460368009147972</text:p>
              </table:table-cell>
            </table:table-row>
            <table:table-row>
              <table:table-cell office:value-type="float" office:value="5.64">
                <text:p>10</text:p>
              </table:table-cell>
              <table:table-cell office:value-type="float" office:value="-1.13986314928777">
                <text:p>-1.13986314928777</text:p>
              </table:table-cell>
              <table:table-cell office:value-type="float" office:value="-0.740719150883974">
                <text:p>-0.740719150883974</text:p>
              </table:table-cell>
              <table:table-cell office:value-type="float" office:value="-0.442274943286262">
                <text:p>-0.442274943286262</text:p>
              </table:table-cell>
            </table:table-row>
            <table:table-row>
              <table:table-cell office:value-type="float" office:value="5.68">
                <text:p>10</text:p>
              </table:table-cell>
              <table:table-cell office:value-type="float" office:value="0.970994534578474">
                <text:p>0.970994534578474</text:p>
              </table:table-cell>
              <table:table-cell office:value-type="float" office:value="-0.378035421565137">
                <text:p>-0.378035421565137</text:p>
              </table:table-cell>
              <table:table-cell office:value-type="float" office:value="-0.93078772155245">
                <text:p>-0.93078772155245</text:p>
              </table:table-cell>
            </table:table-row>
            <table:table-row>
              <table:table-cell office:value-type="float" office:value="5.72">
                <text:p>10</text:p>
              </table:table-cell>
              <table:table-cell office:value-type="float" office:value="-1.22429745664242">
                <text:p>-1.22429745664242</text:p>
              </table:table-cell>
              <table:table-cell office:value-type="float" office:value="-0.878884381100674">
                <text:p>-0.878884381100674</text:p>
              </table:table-cell>
              <table:table-cell office:value-type="float" office:value="-0.45634732784537">
                <text:p>-0.45634732784537</text:p>
              </table:table-cell>
            </table:table-row>
            <table:table-row>
              <table:table-cell office:value-type="float" office:value="5.76">
                <text:p>10</text:p>
              </table:table-cell>
              <table:table-cell office:value-type="float" office:value="-1.64646899341567">
                <text:p>-1.64646899341567</text:p>
              </table:table-cell>
              <table:table-cell office:value-type="float" office:value="-1.12834938010305">
                <text:p>-1.12834938010305</text:p>
              </table:table-cell>
              <table:table-cell office:value-type="float" office:value="-0.790063875961367">
                <text:p>-0.79006387596136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0.379954383095925">
                <text:p>-0.379954383095925</text:p>
              </table:table-cell>
              <table:table-cell office:value-type="float" office:value="-1.1667286107188">
                <text:p>-1.1667286107188</text:p>
              </table:table-cell>
              <table:table-cell office:value-type="float" office:value="-1.48966242261418">
                <text:p>-1.48966242261418</text:p>
              </table:table-cell>
            </table:table-row>
            <table:table-row>
              <table:table-cell office:value-type="float" office:value="5.84">
                <text:p>10</text:p>
              </table:table-cell>
              <table:table-cell office:value-type="float" office:value="-1.81533760812497">
                <text:p>-1.81533760812497</text:p>
              </table:table-cell>
              <table:table-cell office:value-type="float" office:value="-1.73857914689347">
                <text:p>-1.73857914689347</text:p>
              </table:table-cell>
              <table:table-cell office:value-type="float" office:value="-1.58213809257404">
                <text:p>-1.58213809257404</text:p>
              </table:table-cell>
            </table:table-row>
            <table:table-row>
              <table:table-cell office:value-type="float" office:value="5.88">
                <text:p>10</text:p>
              </table:table-cell>
              <table:table-cell office:value-type="float" office:value="-2.40637775960752">
                <text:p>-2.40637775960752</text:p>
              </table:table-cell>
              <table:table-cell office:value-type="float" office:value="-2.1799402989746">
                <text:p>-2.1799402989746</text:p>
              </table:table-cell>
              <table:table-cell office:value-type="float" office:value="-2.09276461800454">
                <text:p>-2.09276461800454</text:p>
              </table:table-cell>
            </table:table-row>
            <table:table-row>
              <table:table-cell office:value-type="float" office:value="5.92">
                <text:p>10</text:p>
              </table:table-cell>
              <table:table-cell office:value-type="float" office:value="-2.49081206696217">
                <text:p>-2.49081206696217</text:p>
              </table:table-cell>
              <table:table-cell office:value-type="float" office:value="-2.47929829777745">
                <text:p>-2.47929829777745</text:p>
              </table:table-cell>
              <table:table-cell office:value-type="float" office:value="-2.76823907684174">
                <text:p>-2.76823907684174</text:p>
              </table:table-cell>
            </table:table-row>
            <table:table-row>
              <table:table-cell office:value-type="float" office:value="5.96">
                <text:p>10</text:p>
              </table:table-cell>
              <table:table-cell office:value-type="float" office:value="-3.08185221844472">
                <text:p>-3.0818522184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.91298360373542">
                <text:p>-2.9129836037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">
                <text:p>10</text:p>
              </table:table-cell>
              <table:table-cell office:value-type="float" office:value="-2.82854929638077">
                <text:p>-2.8285492963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